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1" svg:font-family="Courier"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Courier1"/>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list-style-name="L4"/>
    <style:style style:name="P9" style:family="paragraph" style:parent-style-name="Standard" style:list-style-name="L4">
      <style:text-properties style:font-name="Bitstream Vera Sans1"/>
    </style:style>
    <style:style style:name="P10" style:family="paragraph" style:parent-style-name="Standard">
      <style:text-properties style:font-name="Bitstream Vera Sans1"/>
    </style:style>
    <style:style style:name="P11" style:family="paragraph" style:parent-style-name="Standard" style:list-style-name="L5">
      <style:text-properties style:font-name="Bitstream Vera Sans1"/>
    </style:style>
    <style:style style:name="P12" style:family="paragraph" style:parent-style-name="Standard" style:list-style-name="L6">
      <style:text-properties style:font-name="Bitstream Vera Sans1"/>
    </style:style>
    <style:style style:name="P13" style:family="paragraph" style:parent-style-name="Standard" style:list-style-name="L7">
      <style:text-properties style:font-name="Bitstream Vera Sans1"/>
    </style:style>
    <style:style style:name="P14" style:family="paragraph" style:parent-style-name="Standard">
      <style:text-properties style:font-name="Bitstream Vera Sans1" fo:font-weight="bold" style:font-weight-asian="bold" style:font-weight-complex="bold"/>
    </style:style>
    <style:style style:name="P15" style:family="paragraph" style:parent-style-name="Standard">
      <style:text-properties style:font-name="Courier" fo:font-size="10pt" style:font-size-asian="10pt" style:font-size-complex="10pt"/>
    </style:style>
    <style:style style:name="P16" style:family="paragraph" style:parent-style-name="Standard">
      <style:text-properties style:font-name="Bitstream Vera Sans1" fo:font-size="12pt" style:font-size-asian="12pt" style:font-size-complex="12pt"/>
    </style:style>
    <style:style style:name="P1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1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0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19" style:family="paragraph" style:parent-style-name="Standard">
      <style:text-properties style:font-name="Bitstream Vera Sans1" fo:font-size="10pt" style:font-size-asian="10p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ff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ff0000" draw:marker-start="" draw:marker-start-width="0.1181in" draw:marker-start-center="false" draw:marker-end="Arrow" draw:marker-end-width="0.1181in" draw:marker-end-center="false" draw:fill="solid" draw:fill-color="#ff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cula batch inserts implementation by Marc Cousin 24 March 2007</text:p>
      <text:p text:style-name="Standard"/>
      <text:p text:style-name="Standard">Nb : sqlite isn't mentionned, but the patch works with it too.</text:p>
      <text:p text:style-name="Standard"/>
      <text:p text:style-name="P1">Problems with the current insertion code :</text:p>
      <text:p text:style-name="Standard">The current insertion code uses the following algorithm :</text:p>
      <text:p text:style-name="P2"/>
      <text:p text:style-name="P2">foreach file in backup {</text:p>
      <text:p text:style-name="P2"><text:tab/>lock database</text:p>
      <text:p text:style-name="P2"><text:tab/>lookup filename in filename table</text:p>
      <text:p text:style-name="P2"><text:tab/>if filename doesn't exist {</text:p>
      <text:p text:style-name="P2"><text:tab/><text:tab/>insert record into filename table</text:p>
      <text:p text:style-name="P2"><text:tab/>}</text:p>
      <text:p text:style-name="P2"><text:tab/>lookup path in path table</text:p>
      <text:p text:style-name="P2"><text:tab/>if path doesn't exist {</text:p>
      <text:p text:style-name="P2"><text:tab/><text:tab/>insert path into path table</text:p>
      <text:p text:style-name="P2"><text:tab/>}</text:p>
      <text:p text:style-name="P2"><text:tab/>insert file into file table</text:p>
      <text:p text:style-name="P2"><text:tab/>unlock database</text:p>
      <text:p text:style-name="P2">}</text:p>
      <text:p text:style-name="P2"/>
      <text:p text:style-name="Standard"/>
      <text:p text:style-name="Standard">This algorithm has the advantage of simplicity and is very robust, but has several problems :</text:p>
      <text:list text:style-name="L1">
        <text:list-item>
          <text:p text:style-name="P3">Every insert statement uses it's own transaction. For a journaled database (PostgreSQL, MySQL/InnoDB), the hard drive holding the journal has to do a synchronous write at every transaction end. The algorithm becomes bound to the rotational speed of the disk holding the database journal.</text:p>
        </text:list-item>
        <text:list-item>
          <text:p text:style-name="P3">There are many round trips between the SQL client (director) and the SQL engine (it can be system context switching, network time...)</text:p>
        </text:list-item>
        <text:list-item>
          <text:p text:style-name="P3">Only one job can insert into the database at a given time. So there is no scability on a multi CPU SQL engine, and no way to compensate the wasted round trip times.</text:p>
        </text:list-item>
        <text:list-item>
          <text:p text:style-name="P3">INSERT isn't very efficient in PostgreSQL for mass insertions. There is a dedicated COPY statement for this, which is several times faster.</text:p>
        </text:list-item>
      </text:list>
      <text:p text:style-name="Standard"/>
      <text:p text:style-name="Standard">The result is that this algorithm isn't very fast and can't scale on more than one CPU.</text:p>
      <text:p text:style-name="Standard"/>
      <text:p text:style-name="P1">Implemented solution :</text:p>
      <text:p text:style-name="Standard"/>
      <text:p text:style-name="Standard">The problems to solve are the following :</text:p>
      <text:list text:style-name="L2">
        <text:list-item>
          <text:p text:style-name="P4">Bacula needs to scale on more than one CPU. So the global database lock has to be removed (increases parallelism)</text:p>
        </text:list-item>
        <text:list-item>
          <text:p text:style-name="P4">Bacula mustn't be bound to the maximum number of transactions per second of the SGBD. So it has to use transactions big enough for the transaction cost to be negligible (increases single job performance)</text:p>
        </text:list-item>
        <text:list-item>
          <text:p text:style-name="P4">The number of queries should be reduced to the minimum, to save on round trip times (increases single job performance)</text:p>
        </text:list-item>
        <text:list-item>
          <text:p text:style-name="P4">Bacula must be able to use dedicated mass insertion statements from different SQL engines (LOAD DATA for mysql, COPY for postgresql) (increases single job performance). The LOAD DATA command is not implemented for mysql for now (lack of know how).</text:p>
        </text:list-item>
      </text:list>
      <text:p text:style-name="Standard"/>
      <text:p text:style-name="Standard"/>
      <text:p text:style-name="Standard"/>
      <text:p text:style-name="Standard">The algorithm becomes the following :</text:p>
      <text:p text:style-name="P2">create temp table</text:p>
      <text:p text:style-name="P2">initiate bulk loading</text:p>
      <text:p text:style-name="P2">foreach file in backup {</text:p>
      <text:p text:style-name="P2"><text:tab/>bulk load file in temp table</text:p>
      <text:p text:style-name="P2">}</text:p>
      <text:p text:style-name="P2">end bulk loading</text:p>
      <text:p text:style-name="P2">lock filename table</text:p>
      <text:p text:style-name="P2">insert missing filename records from temp table</text:p>
      <text:p text:style-name="P2">unlock filename table</text:p>
      <text:p text:style-name="P2">lock path table</text:p>
      <text:p text:style-name="P2">insert missing path records from temp table</text:p>
      <text:p text:style-name="P2">unlock path table</text:p>
      <text:p text:style-name="P2">insert records from temp table to file table</text:p>
      <text:p text:style-name="P2">drop temp table</text:p>
      <text:p text:style-name="P2"/>
      <text:p text:style-name="P2"/>
      <text:p text:style-name="Standard">Explanation of the locking :</text:p>
      <text:p text:style-name="Standard"/>
      <text:p text:style-name="Standard">We're holding locks only when two transactions (sessions) may try to do conflicting operations to the database.</text:p>
      <text:p text:style-name="Standard"/>
      <text:p text:style-name="Standard">It may happen :</text:p>
      <text:list text:style-name="L3">
        <text:list-item>
          <text:p text:style-name="P5">When inserting into filename : if two transactions try to create the same filename record simultaneously the following (classical) sequence of events may occur :<text:line-break/></text:p>
        </text:list-item>
      </text:list>
      <table:table table:name="Table1" table:style-name="Table1">
        <table:table-column table:style-name="Table1.A"/>
        <table:table-column table:style-name="Table1.B"/>
        <table:table-row>
          <table:table-cell table:style-name="Table1.A1" office:value-type="string">
            <text:p text:style-name="P6">T1</text:p>
            <text:p text:style-name="P7">select filename from filename where filename = 'fname';</text:p>
            <text:p text:style-name="P7">no record =&gt; inserts one</text:p>
            <text:p text:style-name="P7">insert into filename (filename) values ('fname');</text:p>
            <text:p text:style-name="P7">continues its work </text:p>
            <text:p text:style-name="P7">.</text:p>
            <text:p text:style-name="P7">.</text:p>
            <text:p text:style-name="P7">.</text:p>
            <text:p text:style-name="P7">.</text:p>
            <text:p text:style-name="P7">COMMIT;</text:p>
          </table:table-cell>
          <table:table-cell table:style-name="Table1.B1" office:value-type="string">
            <text:p text:style-name="P6">T2</text:p>
            <text:p text:style-name="P7"/>
            <text:p text:style-name="P7"/>
            <text:p text:style-name="P7"/>
            <text:p text:style-name="P7">select filename from filename where filename='fname';</text:p>
            <text:p text:style-name="P7">no record (not committed by T1)</text:p>
            <text:p text:style-name="P7">insert into filename (filename) values ('fname'); &lt;= GETS LOCKED (row exclusive lock on this record from T1)</text:p>
            <text:p text:style-name="P7"/>
            <text:p text:style-name="P7">lock disappears... =&gt; unique constraint violation</text:p>
          </table:table-cell>
        </table:table-row>
      </table:table>
      <text:list text:style-name="L3">
        <text:list-header>
          <text:p text:style-name="P5">The actual batch insert code doesn't do individual inserts, but a mass insert into filename (see query above) but the problem is the same.</text:p>
        </text:list-header>
        <text:list-item>
          <text:p text:style-name="P5">When inserting into PATH, the exact same scenario may occur</text:p>
        </text:list-item>
      </text:list>
      <text:p text:style-name="Standard"/>
      <text:p text:style-name="Standard">So we hold table locks on filename and path when inserting into these tables.</text:p>
      <text:p text:style-name="Standard">It can't happen :</text:p>
      <text:list text:style-name="L4">
        <text:list-item>
          <text:p text:style-name="P8">When inserting into temp (batch) tables : they are local to individual database session, so they can't conflict ...</text:p>
        </text:list-item>
        <text:list-item>
          <text:p text:style-name="P9">When inserting into filename table : there is no unique constraint, except on the autogenerated fileid field (primary key). fileids are provided by an autoincrement in mysql, and a sequence in postgresql, and don't have locking problems. Records aren't conflicting, as each session inserting works on a different jobid...</text:p>
        </text:list-item>
      </text:list>
      <text:p text:style-name="P10"/>
      <text:p text:style-name="P10"/>
      <text:p text:style-name="P10">The different steps of the algorithm are done this way :</text:p>
      <text:p text:style-name="P10"/>
      <text:p text:style-name="P10">For MySQL :</text:p>
      <text:list text:style-name="L5">
        <text:list-item>
          <text:p text:style-name="P11">Initiate bulk loading does nothing for now</text:p>
        </text:list-item>
        <text:list-item>
          <text:p text:style-name="P11">bulk load file is just a simple insert of the files into the temp table</text:p>
        </text:list-item>
        <text:list-item>
          <text:p text:style-name="P11">end bulk loading does nothing for now</text:p>
        </text:list-item>
      </text:list>
      <text:p text:style-name="P10"/>
      <text:p text:style-name="P10">For PostgreSQL :</text:p>
      <text:list text:style-name="L6">
        <text:list-item>
          <text:p text:style-name="P12">Initiate bulk loading : initiates a new database session, and starts a COPY session into it. It means a socket in which the records will be send tabulation separated</text:p>
        </text:list-item>
        <text:list-item>
          <text:p text:style-name="P12">bulk load converts the file records read by the SD in a COPY form (escapes special characters and puts tabulation between rows)</text:p>
        </text:list-item>
        <text:list-item>
          <text:p text:style-name="P12">end bulk loading closes the COPY session</text:p>
        </text:list-item>
      </text:list>
      <text:p text:style-name="P10"/>
      <text:p text:style-name="P10">Locking :</text:p>
      <text:p text:style-name="P10">Locking is done at the database level : we want to have a finer grained locking than 'full database lock'.</text:p>
      <text:list text:style-name="L7">
        <text:list-item>
          <text:p text:style-name="P13">Locking a table with MySQL (path table example):<text:line-break/>LOCK TABLES Path write, batch write, Path as p write;</text:p>
        </text:list-item>
        <text:list-item>
          <text:p text:style-name="P13">Unlocking a table with MySQL :<text:line-break/>UNLOCK TABLES;</text:p>
        </text:list-item>
      </text:list>
      <text:p text:style-name="P10"/>
      <text:list text:style-name="L7">
        <text:list-item text:start-value="1">
          <text:p text:style-name="P13">Locking a table with PostgreSQL :<text:line-break/>BEGIN; LOCK TABLE Path IN SHARE ROW EXCLUSIVE MODE;</text:p>
        </text:list-item>
        <text:list-item>
          <text:p text:style-name="P13">Unlocking a table with PostgreSQL (it's done by a commit):<text:line-break/>COMMIT;</text:p>
        </text:list-item>
      </text:list>
      <text:p text:style-name="P10"/>
      <text:p text:style-name="P14">We don't need to lock file table, because jobids are different, so no conflicting records may be inserted.</text:p>
      <text:p text:style-name="P10"/>
      <text:p text:style-name="P10">'Merging' statements :</text:p>
      <text:p text:style-name="P10">insert missing filename records :</text:p>
      <text:p text:style-name="P10">Mysql</text:p>
      <text:p text:style-name="P15">INSERT IGNORE INTO Filename (Name)</text:p>
      <text:p text:style-name="P15"><text:s text:c="7"/>SELECT a.Name FROM</text:p>
      <text:p text:style-name="P15"><text:s text:c="11"/>(SELECT DISTINCT Name</text:p>
      <text:p text:style-name="P15"><text:s text:c="12"/>FROM batch) AS a</text:p>
      <text:p text:style-name="P15"><text:s text:c="7"/>WHERE NOT EXISTS</text:p>
      <text:p text:style-name="P15"><text:s text:c="12"/>(SELECT Name</text:p>
      <text:p text:style-name="P15"><text:s text:c="13"/>FROM Filename AS f </text:p>
      <text:p text:style-name="P15"><text:s text:c="13"/>WHERE f.Name = a.Name)</text:p>
      <text:p text:style-name="P10">PostgreSQL</text:p>
      <text:p text:style-name="P15">INSERT INTO Filename (Name) </text:p>
      <text:p text:style-name="P15"><text:s text:c="7"/>SELECT a.Name FROM</text:p>
      <text:p text:style-name="P15"><text:s text:c="11"/>(SELECT DISTINCT Name </text:p>
      <text:p text:style-name="P15"><text:s text:c="12"/>FROM batch) as a </text:p>
      <text:p text:style-name="P15"><text:s text:c="7"/>WHERE NOT EXISTS</text:p>
      <text:p text:style-name="P15"><text:s text:c="11"/>(SELECT Name </text:p>
      <text:p text:style-name="P15"><text:s text:c="12"/>FROM Filename </text:p>
      <text:p text:style-name="P15"><text:s text:c="12"/>WHERE Name = a.Name)</text:p>
      <text:p text:style-name="P15"/>
      <text:p text:style-name="P10">insert missing path records :</text:p>
      <text:p text:style-name="P10">Mysql</text:p>
      <text:p text:style-name="P15">INSERT IGNORE INTO Path (Path) </text:p>
      <text:p text:style-name="P15"><text:s text:c="7"/>SELECT a.Path FROM</text:p>
      <text:p text:style-name="P15"><text:s text:c="11"/>(SELECT DISTINCT Path</text:p>
      <text:p text:style-name="P15"><text:s text:c="12"/>FROM batch) AS a</text:p>
      <text:p text:style-name="P15"><text:s text:c="8"/>WHERE NOT EXISTS</text:p>
      <text:p text:style-name="P15"><text:s text:c="11"/>(SELECT Path</text:p>
      <text:p text:style-name="P15"><text:s text:c="12"/>FROM Path AS p</text:p>
      <text:p text:style-name="P15"><text:s text:c="12"/>WHERE p.Path = a.Path)</text:p>
      <text:p text:style-name="P10">PostgreSQL</text:p>
      <text:p text:style-name="P15">INSERT INTO Path (Path) <text:s/></text:p>
      <text:p text:style-name="P15"><text:s text:c="7"/>SELECT a.Path FROM <text:s/></text:p>
      <text:p text:style-name="P15"><text:s text:c="11"/>(SELECT DISTINCT Path </text:p>
      <text:p text:style-name="P15"><text:s text:c="12"/>FROM batch) AS a</text:p>
      <text:p text:style-name="P15"><text:s text:c="7"/>WHERE NOT EXISTS </text:p>
      <text:p text:style-name="P15"><text:s text:c="11"/>(SELECT Path </text:p>
      <text:p text:style-name="P15"><text:s text:c="12"/>FROM Path </text:p>
      <text:p text:style-name="P15"><text:s text:c="12"/>WHERE Path = a.Path)</text:p>
      <text:p text:style-name="P10"/>
      <text:p text:style-name="P10">insert records from temp table into the file table :</text:p>
      <text:p text:style-name="P15">INSERT INTO File (FileIndex, JobId, PathId, FilenameId, LStat, MD5)</text:p>
      <text:p text:style-name="P15"><text:s text:c="2"/>SELECT batch.FileIndex, batch.JobId, Path.PathId,</text:p>
      <text:p text:style-name="P15"><text:s text:c="6"/>Filename.FilenameId,batch.LStat, batch.MD5</text:p>
      <text:p text:style-name="P15"><text:s text:c="6"/>FROM batch</text:p>
      <text:p text:style-name="P15"><text:s text:c="6"/>JOIN Path ON (batch.Path = Path.Path)</text:p>
      <text:p text:style-name="P15"><text:s text:c="6"/>JOIN Filename ON (batch.Name = Filename.Name)</text:p>
      <text:p text:style-name="P15"/>
      <text:p text:style-name="P16">With a Schema :</text:p>
      <text:p text:style-name="P15"><draw:g text:anchor-type="paragraph" draw:z-index="0" draw:style-name="gr1"><draw:polygon draw:style-name="gr2" draw:text-style-name="P17" svg:width="5.848in" svg:height="3.9657in" svg:x="0.3756in" svg:y="1.5362in" svg:viewBox="0 0 14855 10074" draw:points="0,10072 0,0 14854,0 14854,10072"><text:p/></draw:polygon><draw:g draw:style-name="gr3"><draw:polygon draw:style-name="gr4" draw:text-style-name="P18" svg:width="0.6051in" svg:height="0.9016in" svg:x="0.5772in" svg:y="4.4201in" svg:viewBox="0 0 1538 2291" draw:points="0,2290 0,0 1536,0 1536,2290"><text:p/></draw:polygon><draw:polygon draw:style-name="gr5" draw:text-style-name="P17" svg:width="0.0398in" svg:height="0.076in" svg:x="0.6429in" svg:y="4.472in" svg:viewBox="0 0 102 194" draw:points="101,0 101,18 74,18 74,18 69,18 65,18 62,19 60,19 60,21 60,21 60,21 60,23 58,23 55,23 55,23 55,23 53,25 53,26 53,30 51,32 51,35 51,37 51,41 51,53 93,53 93,71 51,71 51,192 25,192 25,71 0,71 0,53 25,53 25,42 25,37 25,32 25,26 30,23 30,21 30,19 30,18 30,16 32,14 34,12 34,11 37,9 39,7 39,5 41,5 44,4 44,4 48,4 51,4 53,2 60,0 62,0 69,0 74,0"><text:p/></draw:polygon><draw:path draw:style-name="gr5" draw:text-style-name="P17" svg:width="0.0106in" svg:height="0.076in" svg:x="0.6902in" svg:y="4.472in" svg:viewBox="0 0 28 194" svg:d="m0 0h26v26h-26zm0 27h26v139h-26z"><text:p/></draw:path><draw:polygon draw:style-name="gr5" draw:text-style-name="P17" svg:width="0.0114in" svg:height="0.076in" svg:x="0.7209in" svg:y="4.472in" svg:viewBox="0 0 30 194" draw:points="0,0 28,0 28,192 0,192"><text:p/></draw:polygon><draw:path draw:style-name="gr5" draw:text-style-name="P17" svg:width="0.0567in" svg:height="0.0579in" svg:x="0.7484in" svg:y="4.4917in" svg:viewBox="0 0 145 148" svg:d="m120 62-4-6v-3l-1-5v-2-5h-2v-4l-4-2v0-1l-3-4v-2h-4v0l-3-2v-1h-4v-2h-2-1v-2h-6-1l-4-2h-3-7l-6 2h-1l-8 2-5 2-2 1-5 2-2 2-1 2-4 2v1h-2v4 2h-1v3l-4 4-2 3v5 6zm115 5v12h-117l2 6v3l2 7 4 6 1 3v4l2 3 5 4 4 3 3 2h2v2h2l5 3h7 6l7 2h3 11l3-2h4 7 2 1l6-2 1-1 7-2 8-2 7-3v23l-7 1-8 2h-3l-4 2h-3-4-3l-4 2-3 1h-4-9-5-10l-7-1-11-2-7-2h-4l-5-2-2-1v0l-5-4-4-2-3-3-2-2-2-2-3-3-2-2-2-4-3-3-2-2-2-3v-4l-3-5-2-9v-5-11-9-5l2-9 3-5 2-9 2-2 3-5 2-2v-2l5-3 2-2v-3l5-2 2-4 6-1h1l2-2 4-2 3-2h5l2-1 7-2 7-2h13 7l7 2 3 2 4 1h7l2 2 1 2 4 2h2 5l2 3 1 2 4 2 2 3v2l5 3v2l2 2 2 5 3 6 2 7v5 7z"><text:p/></draw:path><draw:polygon draw:style-name="gr5" draw:text-style-name="P17" svg:width="0.0512in" svg:height="0.0567in" svg:x="0.8213in" svg:y="4.4917in" svg:viewBox="0 0 131 145" draw:points="129,60 129,143 104,143 104,60 104,55 104,49 102,48 101,42 101,39 101,35 97,35 95,34 95,30 95,28 93,28 93,28 93,26 90,26 88,25 88,25 86,23 83,23 81,23 81,23 79,21 76,21 74,21 71,21 64,21 60,21 56,23 53,23 51,23 49,25 49,25 46,26 44,28 42,28 39,28 39,30 37,32 35,34 32,35 32,37 32,39 32,41 30,42 30,48 28,49 25,55 25,60 25,65 25,143 0,143 0,5 25,5 25,26 28,23 30,19 32,16 32,14 39,11 39,11 44,9 49,7 49,5 53,5 58,4 60,2 64,2 67,2 72,0 76,0 81,0 88,2 93,2 93,4 95,4 101,5 101,5 104,7 108,9 109,11 109,11 111,11 115,12 116,16 118,18 122,19 122,21 123,23 123,28 125,34 129,41 129,46 129,51"><text:p/></draw:polygon><draw:path draw:style-name="gr5" draw:text-style-name="P17" svg:width="0.0524in" svg:height="0.0579in" svg:x="0.889in" svg:y="4.4917in" svg:viewBox="0 0 134 148" svg:d="m132 65v78h-24v-21l-4 3-2 2-1 4-4 1-4 4-3 2-2 1-5 2-2 2h-5-2l-5 2-4 1h-5-2-5-7-5l-7-1-4-2v0l-5-2v0l-6-2v0l-1-1h-2v-4l-4-2h-1v-3l-2-2-4-2v0-3h-1l-2-2v-4-3l-2-5v-4-7l2-5v-4-2-1l2-2 1-4v-1h4l2-4v-2l5-1v-2l2-2 1-2h4l3-1 8-4 5-2 7-2h7l7-1h9 39v-2-4-3-2-2l-4-1v-2l-2-2v-2 0l-1-1-4-2v-2-2h-4-3v-2 0l-2-1v0l-2-2h-5l-5-2h-2l-7-2h-5-7-2l-5 2h-2-2l-5 2h-2l-7 2-5 1-7 2-7 2v-19l7-2 7-2 14-3 7-2h5l9-2h5 9l7 2 7 2 5 1h4l4 2 3 2 4 2v0l3 1 2 2 3 2v2l4 3v2 2l3 3h2l2 7 4 7v6l1 8zm-51 16h-7l-7 2h-7-5l-7 4h-2-5l-2 1v0l-2 2h-3v4h-2-2v0 1 2 0l-4 2v3 2 0l-1 4v3 2l1 4v0 1 2l4 2v0 2 1l2 4 2 2v0h3 2v1l5 2h2 2 3l4 2h5 5l4-2h5v0h2v0l5-3h2 3l2-2v0l2-2 3-3 4-4 4-3 1-4 2-5 4-4v-7-3-7-6z"><text:p/></draw:path><draw:polygon draw:style-name="gr5" draw:text-style-name="P17" svg:width="0.0906in" svg:height="0.0567in" svg:x="0.9602in" svg:y="4.4917in" svg:viewBox="0 0 231 145" draw:points="123,30 127,28 129,23 131,21 136,16 138,14 138,11 145,11 146,9 150,7 152,5 157,4 161,2 166,2 168,2 173,0 178,0 182,0 187,2 189,2 192,2 196,4 199,4 199,5 201,5 206,7 206,9 210,11 210,11 213,11 215,12 215,16 220,19 222,25 224,28 228,35 229,41 229,48 229,53 229,60 229,143 203,143 203,60 203,55 201,49 201,48 201,42 199,39 199,35 199,35 196,34 196,30 196,28 194,28 194,28 192,26 192,26 189,25 187,25 187,23 185,23 182,23 182,23 182,21 180,21 175,21 171,21 168,21 164,21 159,21 157,23 153,23 152,23 152,25 150,25 146,26 145,28 145,28 143,28 139,30 138,32 138,35 136,39 134,42 131,48 129,49 129,55 129,60 129,65 129,143 102,143 102,60 102,55 101,49 101,48 101,42 99,39 99,35 95,35 95,34 95,30 93,28 92,28 92,28 92,26 92,26 88,25 88,25 86,23 85,23 81,23 81,23 79,21 78,21 74,21 71,21 65,21 60,21 58,21 56,23 53,23 53,23 49,25 46,25 46,26 44,28 44,28 42,28 39,30 39,32 35,35 32,39 30,42 30,48 30,49 30,55 28,60 28,65 28,143 0,143 0,5 28,5 28,26 30,23 30,19 32,16 37,14 39,11 44,11 44,9 46,7 51,5 53,5 58,4 60,2 65,2 67,2 72,0 78,0 81,0 86,2 92,2 92,4 95,4 101,5 102,7 108,9 109,11 113,12 115,14 116,18 120,21 122,23 122,28"><text:p/></draw:polygon><draw:path draw:style-name="gr5" draw:text-style-name="P17" svg:width="0.0567in" svg:height="0.0579in" svg:x="1.0657in" svg:y="4.4917in" svg:viewBox="0 0 145 148" svg:d="m120 62v-6-3l-2-5-3-2-2-5v0-4-2h-2v-1l-3-4-2-2h-2v0l-3-2-2-1v0l-2-2v0h-5l-2-2h-4-1l-2-2h-7-5l-2 2h-7l-6 2-3 2v1l-5 2-6 2-1 2-2 2v1 0l-4 4v2h-1v3l-2 4-4 3v5 6zm115 5v12h-115v6 3l4 7 2 6v3l5 4v3l3 4 6 3 1 2h4v2h2l5 3h7 4l5 2h7 7l9-2v0h5 4 5v-2l5-1 7-2 7-2 7-3v23l-7 1-7 2h-3l-4 2h-5-2-3l-4 2-5 1h-2-7-7-9l-10-1-8-2-8-2h-2l-5-2-2-1h-5l-2-4-4-2-3-3-4-2-2-2-1-3-4-2-2-4-1-3-4-2v-3l-2-4v-5l-1-9-4-5v-11-9l4-5 1-9v-5l2-9v-2l5-5 2-2 4-2 1-3 2-2v-3l5-2 2-4 6-1h1l4-2 3-2 4-2h3l4-1 7-2 9-2h7 9l7 2 7 2 2 1h3l4 2 5 2v2h5 2l2 3 3 2 4 2v3 2l5 3v2l2 2 3 5 2 6 2 7v5 7z"><text:p/></draw:path><draw:polygon draw:style-name="gr5" draw:text-style-name="P17" svg:width="0.0386in" svg:height="0.0705in" svg:x="0.7437in" svg:y="4.5945in" svg:viewBox="0 0 99 180" draw:points="48,0 48,41 97,41 97,58 48,58 48,132 48,138 48,139 48,143 48,146 48,148 48,150 48,152 48,153 49,153 49,155 49,155 49,155 49,155 53,157 53,157 55,157 55,159 58,159 62,159 64,159 65,159 71,159 97,159 97,178 71,178 64,178 56,178 49,176 48,176 41,175 41,173 35,173 35,173 34,171 34,169 32,168 28,166 28,166 26,164 26,162 25,161 25,159 21,157 21,155 21,150 19,145 19,139 19,132 19,58 0,58 0,41 19,41 19,0"><text:p/></draw:polygon><draw:path draw:style-name="gr5" draw:text-style-name="P17" svg:width="0.0524in" svg:height="0.0579in" svg:x="0.7917in" svg:y="4.6083in" svg:viewBox="0 0 134 148" svg:d="m132 65v78h-26v-20l-2 2-3 2-2 4-6 1v4l-1 2-6 1-3 2-4 2h-1-6l-3 2-5 1h-2-6-5-3-7l-7-1-2-2h-4l-3-2v0l-6-2v0l-1-1h-4v-4l-2-2-1-1v-2l-4-2-2-2v0-2l-1-1v-2-4l-4-3v-7-2-7-5-4l4-2v-1-2l1-4v-1h2l4-4v-2l3-1v-2l4-2h1l2-2 5-1 8-4 5-2 9-2h3l11-1h7 37v-2-4-3-2-2l-2-1v-2l-3-2v-2-1h-2l-2-2v-2h-4v0h-1v-4h-2l-4-1v0l-1-2h-6l-1-2h-7l-6-2h-1-9-4l-3 2h-4-2l-3 2h-4l-7 2-3 1-7 4h-7v-19l7-2 7-2 14-3 5-2h5l7-2h8 7l8 2 7 2 7 1h4l2 2 5 2 2 2h2v1l3 2 4 2v2l5 3v2l2 2 3 3v2l2 5 2 7v7l3 7zm-53 16h-7l-7 2h-7-3l-7 4h-4-3l-2 1v0l-4 2-1 2v0 0l-2 2v1h-4v2 0l-2 2v3 2 0l-1 4v3 2l1 2v2 1 2l2 2v0 2l4 1 2 4v2 0l1 1h4v0l3 2h2 4 1l6 2h1 8l5-2h2 1 4 2l1-2v0l6-1 1-2v0l6-2 1-3v-4l6-5 2-2 3-5 2-4v-7-3-7-6z"><text:p/></draw:path><draw:path draw:style-name="gr5" draw:text-style-name="P17" svg:width="0.0551in" svg:height="0.0776in" svg:x="0.8638in" svg:y="4.589in" svg:viewBox="0 0 141 198" svg:d="m25 74 3-3 2-4 2-2v-3l3-2h4l3-2 4-2 3-1 2-2h5l4-2 4-2h1l4-1h5 5 2l2 1 5 2h2l3 2 4 2h4l1 1 6 2 1 2h2l5 5 6 4 1 5 6 5 2 7 1 7 6 6v9l1 7v7 10l-1 6v7l-6 8-1 6-2 7-6 5-1 4-6 5-5 5-2 2-1 2-6 2h-1l-4 1h-4-3l-2 2-5 2h-2-2-5-5-4-1l-4-2-4-2h-5l-2-1h-3l-4-2-3-2-4-2-3-3v-2l-2-4-2-1-3-2v19h-25v-192h25zm86 122v-6-5l-2-5v-5-4l-1-7h-4l-2-4v-1l-1-2-4-2-2-2v0l-2-1v-2l-3-2-2-2v0h-5l-2-1h-2v-2h-3-2-5v0h-4-1-4v0l-4 2v0l-5 1h-2v0l-3 2v2l-4 2v1h-3l-4 4v2l-3 1v4l-2 7-2 4v5 5l-3 5v6 7l3 5v5 6l2 7 2 1v6l3 2v1l4 4 3 2v1h4v2l3 2v0l2 2h5v0h4v0l4 1h1 4v0h5l2-1h3v0h2 2l5-2v0l2-2 3-2v0l2-1v-2l2-2 4-2 1-1v-2l2-4 4-2 1-1v-7-6l2-5v-5z"><text:p/></draw:path><draw:polygon draw:style-name="gr5" draw:text-style-name="P17" svg:width="0.0114in" svg:height="0.076in" svg:x="0.9346in" svg:y="4.589in" svg:viewBox="0 0 30 194" draw:points="0,0 28,0 28,192 0,192"><text:p/></draw:polygon><draw:path draw:style-name="gr5" draw:text-style-name="P17" svg:width="0.0571in" svg:height="0.0579in" svg:x="0.961in" svg:y="4.6083in" svg:viewBox="0 0 146 148" svg:d="m120 62v-6-3-5-2l-5-5v0l-2-4v-2l-2-1v0l-3-4h-2v0-2l-2-2-3-1h-2l-2-2h-4v0l-3-2v0h-4l-3-2h-5-6l-3 2h-5l-6 2-2 2-5 1-7 4v0l-2 2v2h-1l-4 1v4l-2 2h-1v3l-4 4v3l-2 5v6zm117 5v12h-117v6 3l2 7 4 6 1 3 2 2 5 5 2 4 4 3 1 2h2l4 2 1 1 6 2h3 7l6 2h7 5l9-2h5 2 2 5l2-2h5l7-3 7-2 4-3v23l-4 1-7 2h-5l-2 2h-5-2-5l-2 2-5 1h-4-7-7-7l-11-1-9-2-8-2h-4l-2-2-5-1h-2l-5-4-2-3-2-2-1-2-4-2-3-2-4-3v-4l-2-3-1-2v-5l-4-2-3-5v-9l-4-7v-9-7l4-9v-7l3-5 4-9 1-3 2-4v0l4-4 1-3 6-2v-3l3-2v-4l6-1h3l4-2 1-2 2-2h5l6-1 7-2 9-2h7 8l7 2 6 2 5 1h2l2 2 5 2 2 2h5v0l2 3 3 2 2 2 5 3 2 2 2 3v4 0l2 4 5 7v7l2 5v7z"><text:p/></draw:path></draw:g><draw:g draw:style-name="gr3"><draw:polygon draw:style-name="gr4" draw:text-style-name="P18" svg:width="0.6051in" svg:height="0.9016in" svg:x="0.5772in" svg:y="3.1583in" svg:viewBox="0 0 1538 2291" draw:points="0,2290 0,0 1536,0 1536,2290"><text:p/></draw:polygon><draw:path draw:style-name="gr5" draw:text-style-name="P17" svg:width="0.0543in" svg:height="0.0776in" svg:x="0.7654in" svg:y="3.2299in" svg:viewBox="0 0 139 198" svg:d="m111 74v-5-5l-2-8v-5l-1-5-2-4v-3l-4-2h-1v-2-1l-2-2-4-2v-2l-3-2v0l-4-1-2-2h-1l-4-2v0h-2-1l-6-2v0h-1-4-3v2h-6-2-3v2h-2l-2 2v1h-5l-2 2v2l-3 2-2 3-2 2v0l-3 5-2 4-2 5-3 5v8l-2 5v5 5l2 7v6l3 3 2 6 2 5 3 5v0l2 2 2 5h3v2l2 2 5 1v0l2 2h2v2h3l2 2h6v0h3 4 1v0h6 1l2-2v0l4-2h1l2-2h4v-1l3-2v-2h4l2-3v-2-2h1l4-3v-2l2-5 1-6v-3l2-6v-7zm-88 44v73h-23v-192h23v21l5-4v-2l4-1 3-2 4-4v-3h3l2-2 5-2 4-1v-2h5 6 3l5-2h2 5 2l5 2h2 4 3l4 2 2 1 1 2 4 2 3 2 2 1 4 4 7 5 1 5 8 6v5l1 9 4 5 2 5v11 7 7 9l-2 7-4 7-1 7v5l-8 7-1 6-7 2-4 5-2 2-3 1-4 4h-1-2l-4 2-3 1-4 2h-2-5-2-5-2-5-3-6l-5-3v0l-4-2h-5l-2-4-3-1v-2l-4-2-3-3-4-2v-2z"><text:p/></draw:path><draw:path draw:style-name="gr5" draw:text-style-name="P17" svg:width="0.0512in" svg:height="0.0587in" svg:x="0.8331in" svg:y="3.2299in" svg:viewBox="0 0 131 150" svg:d="m129 64v79h-23v-20l-4 2-3 4v0l-6 3v4l-5 2-3 1-4 4h-2-1l-7 2-4 1-3 2h-4-4-5-5-5l-7-2-6-1v-2h-5v0l-4-4v0l-3-1-2-2v-2l-2-2-3-1v-2h-4v-2l-3-2v-2-1-4-2l-2-5v-3-4-7-5-2l2-2v-3-4-2-1l3-2 4-2v0l3-3h2l2-2 3-2 2-3h5l8-4 3-4h9 5l9-1h7 39v-2-2-5-2-2l-4-1-1-2v-2h-2v-2-1h-4l-2-2v-2-2h-1v-2h-4l-2-1h-1l-4-2-2-2h-1-7l-6-2h-5-7-2l-5 2h-2-2-5l-3 2-6 2-7 1-5 2-7 4v-23h10l4-2 14-5h7 5l7-2h8 7l8 2h7l7 2v1l6 2 2 2h5l2 2 1 3v2h4l2 2 5 3v2l2 2 1 1v4l4 7v5l2 7v7zm-50 18h-8-7-6-7l-5 2h-2l-3 2-4 1h-2l-1 2v0 2h-4v2l-2 1v2 0 2l-2 2v1 0 2l-3 4v2 5l3 2v1 2 0h2v2 2 1l6 2v4 0l1 1v0h2l4 2 3 2h2 3l4 2h3 8l3-2h4l1-2h2 4l1-2v0l2-1 4-2 1-2h2l5-3v-4l6-3v-4l2-5 5-6v-3-5-7-4z"><text:p/></draw:path><draw:polygon draw:style-name="gr5" draw:text-style-name="P17" svg:width="0.0398in" svg:height="0.0705in" svg:x="0.8965in" svg:y="3.2157in" svg:viewBox="0 0 102 180" draw:points="48,0 48,39 101,39 101,56 48,56 48,132 48,136 48,141 48,145 48,146 48,148 49,150 49,152 49,153 53,153 53,153 55,155 55,155 55,155 55,157 56,157 56,157 56,159 60,159 64,159 67,159 71,159 71,159 101,159 101,178 71,178 67,178 60,178 55,178 48,176 42,175 41,173 41,173 39,171 35,171 34,169 34,168 32,166 28,164 28,164 28,164 26,161 26,159 26,157 26,155 25,150 25,146 21,139 21,132 21,56 0,56 0,39 21,39 21,0"><text:p/></draw:polygon><draw:polygon draw:style-name="gr5" draw:text-style-name="P17" svg:width="0.0516in" svg:height="0.0768in" svg:x="0.9484in" svg:y="3.2098in" svg:viewBox="0 0 132 196" draw:points="131,109 131,194 104,194 104,109 104,106 104,102 102,97 102,93 102,90 101,88 97,85 97,85 97,83 95,81 95,79 93,79 93,78 90,78 90,76 88,76 88,74 86,74 83,72 83,72 79,72 76,72 76,72 74,71 69,71 65,71 60,72 56,72 56,72 51,74 49,74 49,76 46,76 46,78 44,78 42,79 42,81 37,83 35,85 35,86 35,88 30,88 30,90 30,92 30,97 28,102 28,106 28,109 28,115 28,194 0,194 0,0 28,0 28,76 30,72 30,71 32,67 35,67 39,64 42,60 46,60 46,58 49,55 56,53 58,53 60,53 62,51 67,51 72,51 76,51 83,51 88,51 90,53 93,53 97,53 101,53 102,55 104,56 108,58 108,60 111,60 111,64 116,65 116,67 118,69 122,71 122,72 122,74 125,79 125,85 129,90 131,97 131,102"><text:p/></draw:polygon><draw:polygon draw:style-name="gr5" draw:text-style-name="P17" svg:width="0.0386in" svg:height="0.0705in" svg:x="0.7437in" svg:y="3.3327in" svg:viewBox="0 0 99 180" draw:points="48,0 48,39 97,39 97,56 48,56 48,132 48,136 48,141 48,145 48,148 48,148 48,150 48,152 48,152 49,152 49,153 49,155 49,155 49,155 53,157 53,157 55,157 55,159 58,159 62,159 64,159 65,159 71,159 97,159 97,178 71,178 64,178 56,178 49,176 48,176 41,175 41,173 35,173 35,171 34,171 34,169 32,168 28,166 28,166 26,166 26,164 25,161 25,159 21,157 21,155 21,150 19,146 19,139 19,132 19,56 0,56 0,39 19,39 19,0"><text:p/></draw:polygon><draw:path draw:style-name="gr5" draw:text-style-name="P17" svg:width="0.0524in" svg:height="0.0587in" svg:x="0.7917in" svg:y="3.3465in" svg:viewBox="0 0 134 150" svg:d="m132 64v79h-26v-20l-2 2-3 4-2 2-6 1v4l-1 2-6 1-3 2-4 2h-1l-6 2-3 1-5 2h-2-6-5-3-7l-7-2-2-1-4-2-3-2v0l-6-2v0l-1-1-4-2v-2l-2-2-1-1v0l-4-2-2-2v-2-2l-1-1v-4-2l-4-3v-5-4-7-4-3l4-2v-3-4l1-2v-1l2-2 4-2v0l3-3v-2h4l1-2 2-3h5l8-4 5-4h9 3 11 7 37v-3-2-7 0-2l-2-1v-2l-3-2v0-2l-2-1h-2v-2l-4-2v-2h-1v-2h-2l-4-1v0l-1-2-6-2-1-2h-7-6-1-9-4-3-4-2l-3 2-4 2-7 2-3 1-7 2-7 4v-23h7l7-2 14-5h5 5l7-2h8 7l8 2h7l7 2 4 1 2 2 5 2h2l2 2v3l3 2h4v3h5v4l2 2 3 1v4l2 7 2 5v7l3 7zm-53 18h-7-7-7-3l-7 2h-4l-3 2-2 1v0l-4 2h-1v2 0l-2 2v1l-4 2v0 2l-2 2v1 0 2l-1 4v2 5l1 2v1 2 2h2v0 2l4 1 2 2v4 0l1 1h4v0l3 2 2 2h4 1l6 2h1 8l5-2h2l1-2h4 2l1-2v0l6-1 1-2v-2l6-2 1-1v-2l6-5 2-4 3-5 2-6v-3-5-7-4z"><text:p/></draw:path><draw:path draw:style-name="gr5" draw:text-style-name="P17" svg:width="0.0551in" svg:height="0.0787in" svg:x="0.8638in" svg:y="3.3264in" svg:viewBox="0 0 141 201" svg:d="m25 76 3-5h2l2-4v-2l3-1 4-4h3l4-2 3-3 2-2h5 4l4-2h1 4 5 5 2 2l5 2h2 3l4 2h4l1 3 6 2h1l2 4 5 3 6 4 1 5 6 7 2 5 1 7 6 7v6l1 8v9 7l-1 9v5l-6 9-1 7-2 6-6 5-1 5-6 4-5 5h-2l-1 4-6 1h-1l-4 2-4 2h-3l-2 2-5 1h-2-2-5-5-4-1l-4-1-4-2-5-2-2-2h-3l-4-1-3-2-4-2-3-4v-1l-2-2-2-4-3-1v19h-25v-194h25zm86 125v-5-7l-2-5v-6-5l-1-5-4-2-2-2v0l-1-3h-4l-2-4v-2l-2-1v0l-3-2-2-2v0l-5-2-2-1h-2v0h-3-2-5v0h-4-1-4v0h-4v0l-5 1-2 2v0l-3 2v2h-4v1l-3 2-4 4v3h-3v4l-2 5-2 5v6 5l-3 7v5 6l3 5v7 3l2 6 2 5v5l3 2v0l4 4h3v3h4v2l3 2v0l2 1h5v2h4v0l4 2h1 4v0h5l2-2h3v0l2-2h2l5-1v0l2-2 3-2v0l2-3v0l2-2 4-2h1v-2l2-3 4-2 1-5v-6-3l2-7v-5z"><text:p/></draw:path><draw:polygon draw:style-name="gr5" draw:text-style-name="P17" svg:width="0.0114in" svg:height="0.0768in" svg:x="0.9346in" svg:y="3.3264in" svg:viewBox="0 0 30 196" draw:points="0,0 28,0 28,194 0,194"><text:p/></draw:polygon><draw:path draw:style-name="gr5" draw:text-style-name="P17" svg:width="0.0571in" svg:height="0.0587in" svg:x="0.961in" svg:y="3.3465in" svg:viewBox="0 0 146 150" svg:d="m120 62v-6-3-5-4l-5-3v-2l-2-2v0l-2-2v-1l-3-2-2-2v-2-2h-2l-3-1h-2l-2-2h-4v-2l-3-2v0h-4-3-5-6-3-5l-6 4-2 2-5 1-7 2v4l-2 2v0l-1 1-4 2v2h-2l-1 2v3l-4 4v3l-2 5v6zm117 7v10h-117v6 5l2 3 4 6 1 7 2 2 5 5 2 2 4 1 1 4h2l4 2 1 1 6 2 3 2h7l6 2h7 5l9-2h5 2l2-2h5l2-2h5l7-3 7-4 4-1v21l-4 3-7 2h-5l-2 2h-5l-2 2h-5l-2 1-5 2h-4-7-7-7l-11-2-9-1-8-4h-4l-2-2-5-1-2-2-5-2-2-3h-2l-1-2-4-4-3-2-4-3v-4l-2-3h-1v-5l-4-2-3-7v-7l-4-9v-9-7l4-9v-7l3-7 4-7 1-2 2-3v-4l4-2 1-3 6-4v0l3-3v-2l6-2 3-3h4l1-2 2-2 5-1 6-2h7l9-2h7 8l7 2h6l5 2h2l2 3 5 2h2l5 2v1l2 4h3l2 3h5l2 4 2 3v2 4l2 3 5 4v7l2 7v7z"><text:p/></draw:path></draw:g><draw:g draw:style-name="gr3"><draw:polygon draw:style-name="gr4" draw:text-style-name="P18" svg:width="0.6051in" svg:height="0.9016in" svg:x="0.5772in" svg:y="1.7157in" svg:viewBox="0 0 1538 2291" draw:points="0,2290 0,0 1536,0 1536,2290"><text:p/></draw:polygon><draw:polygon draw:style-name="gr5" draw:text-style-name="P17" svg:width="0.0386in" svg:height="0.0768in" svg:x="0.7984in" svg:y="1.7681in" svg:viewBox="0 0 99 196" draw:points="97,0 97,18 74,18 72,18 69,19 65,19 62,19 60,19 60,21 60,21 58,21 58,23 55,23 55,23 53,25 53,26 53,26 51,28 51,32 48,32 48,35 48,37 48,42 48,53 90,53 90,71 48,71 48,194 25,194 25,71 0,71 0,53 25,53 25,44 25,37 25,32 25,28 26,25 26,21 30,19 30,18 30,16 30,14 32,14 34,12 34,11 37,9 39,9 39,7 44,5 46,5 46,4 48,4 51,2 58,2 62,0 69,0 74,0"><text:p/></draw:polygon><draw:path draw:style-name="gr5" draw:text-style-name="P17" svg:width="0.0094in" svg:height="0.0768in" svg:x="0.8465in" svg:y="1.7681in" svg:viewBox="0 0 25 196" svg:d="m0 0h23v28h-23zm0 25h23v141h-23z"><text:p/></draw:path><draw:polygon draw:style-name="gr5" draw:text-style-name="P17" svg:width="0.0114in" svg:height="0.0768in" svg:x="0.8764in" svg:y="1.7681in" svg:viewBox="0 0 30 196" draw:points="0,0 28,0 28,194 0,194"><text:p/></draw:polygon><draw:path draw:style-name="gr5" draw:text-style-name="P17" svg:width="0.0571in" svg:height="0.0579in" svg:x="0.9035in" svg:y="1.7882in" svg:viewBox="0 0 146 148" svg:d="m118 60v-5-2l-2-5v-4l-1-3v-2l-4-2v-2h-2v-1l-1-4v0l-6-2v-2-1l-1-2h-4v0h-2l-2-2-3-2h-2-5l-2-1h-5-4l-5 1h-3l-6 4h-5l-2 2-5 3-4 2-3 2v2 1h-2v2 2l-5 2v1l-2 6v3 4l-2 5zm117 7v11h-117v5l2 7v3l2 6 3 5 2 4 2 3 3 2 4 3 3 4h2 2v2l7 3 5 2h6 5 7 7 7 4 3l4-2h3l4-2 1-1 9-2 6-4 8-3v23l-8 2-6 3h-3l-6 2h-1l-4 2h-3-6l-1 1h-4-9-7-9l-7-1h-12l-4-4-5-2-5-1h-2l-2-2-5-4-2-1-5-2v-2l-2-2-5-3-2-2-3-5v-2l-2-2v-3l-2-4-3-7-2-7-2-7v-9-9l2-7 2-7 3-7 2-7v-2l2-5 3-2 2-3 2-2 5-4v-1l2-2 5-4 2-1 5-2 2-2 3-2h4l3-1 4-2 7-2h11 5 7 10l4 2 5 2h2l4 1 3 2 4 2 1 2h2l4 3 3 2 4 2 2 1v4l1 2 4 3v2l2 5 5 4v7l2 7v5z"><text:p/></draw:path><draw:polygon draw:style-name="gr5" draw:text-style-name="P17" svg:width="0.0386in" svg:height="0.0713in" svg:x="0.7437in" svg:y="1.8902in" svg:viewBox="0 0 99 182" draw:points="48,0 48,41 97,41 97,58 48,58 48,132 48,138 48,141 48,145 48,148 48,150 48,150 48,152 48,153 49,153 49,155 49,157 49,157 49,157 53,157 53,157 55,157 55,159 58,159 62,159 64,161 65,161 71,161 97,161 97,180 71,180 64,180 56,180 49,178 48,176 41,175 41,175 35,175 35,173 34,171 34,169 32,168 28,168 28,168 26,166 26,164 25,162 25,161 21,157 21,157 21,150 19,146 19,139 19,132 19,58 0,58 0,41 19,41 19,0"><text:p/></draw:polygon><draw:path draw:style-name="gr5" draw:text-style-name="P17" svg:width="0.0524in" svg:height="0.0579in" svg:x="0.7917in" svg:y="1.9047in" svg:viewBox="0 0 134 148" svg:d="m132 64v79h-26v-21l-2 3-3 2-2 4h-6v3l-1 4h-6l-3 3-4 2h-1l-6 2h-3l-5 1h-2-6-5-3-7l-7-1h-2l-4-2-3-2v0l-6-3v0h-1l-4-2v-4l-2-1h-1v-2l-4-2-2-2v0-3l-1-2v-2-3l-4-4v-3-6-7-3-2l4-4v-3-2l1-3v-2h2l4-2v-2l3-1v-2l4-2 1-2 2-1 5-2 8-4 5-2h9 3l11-1h7 37v-2-4-5-2-1h-2v-4h-3v-2 0l-2-1-2-2v-2l-4-2v0h-1v-3h-2l-4-2v0h-1l-6-2-1-2h-7-6-1-9-4-3-4-2l-3 2-4 2h-7l-3 2-7 3-7 2v-21l7-2 7-2 14-3 5-2h5 7 8 7 8l7 2 7 2h4l2 1 5 2 2 2 2 2v1l3 2 4 2v2l5 1v4h2l3 3v2l2 7 2 6v7l3 8zm-53 16h-7l-7 2h-7-3l-7 2h-4-3l-2 2v0l-4 1-1 2v2 0h-2v2l-4 1v2 2h-2v3 0 2l-1 2v4 3l1 4v0 1 2h2v2 0l4 2 2 3v2 0l1 2h4v1l3 2h2 4 1l6 2h1 8l5-2h2 1 4 2l1-3v0l6-2h1v-2l6-2 1-3v-2l6-3 2-6 3-5 2-4v-3-7-7-4z"><text:p/></draw:path><draw:path draw:style-name="gr5" draw:text-style-name="P17" svg:width="0.0551in" svg:height="0.078in" svg:x="0.8638in" svg:y="1.8846in" svg:viewBox="0 0 141 199" svg:d="m25 74 3-3 2-2 2-2v-3l3-2 4-2 3-2 4-2 3-1 2-2h5l4-2h4 1 4 5 5 2 2 5 2l3 2 4 2h4l1 1 6 2 1 2 2 2 5 5 6 4 1 3 6 7 2 7 1 5 6 8v7l1 8v7 9l-1 9v5l-6 7-1 8-2 5-6 5-1 5-6 6-5 3-2 2-1 2-6 2-1 1-4 2-4 2h-3-2l-5 2h-2-2-5-5-4-1l-4-2h-4l-5-2-2-2-3-1-4-2h-3l-4-4-3-3v0l-2-4-2-2-3-3v21h-25v-194h25zm86 123v-5-7l-2-3v-6-5l-1-5-4-2-2-2v-2l-1-1-4-2-2-4v0l-2-1v-2l-3-2h-2v0l-5-2-2-1h-2v0h-3-2-5v0h-4-1-4v0h-4v0l-5 1-2 2v0h-3v2l-4 2v1h-3l-4 6v1l-3 2v4l-2 5-2 5v6 3l-3 7v5 6l3 5v7 5l2 6 2 3v6l3 1v0l4 4 3 2v3h4v0l3 2v2l2 1h5v0h4v0l4 2h1 4v0h5l2-2h3v0h2 2l5-1v-2l2-2h3v0l2-3v-2l2-2 4-2h1v-1l2-2 4-4 1-3v-6-5l2-7v-5z"><text:p/></draw:path><draw:polygon draw:style-name="gr5" draw:text-style-name="P17" svg:width="0.0114in" svg:height="0.0768in" svg:x="0.9346in" svg:y="1.8846in" svg:viewBox="0 0 30 196" draw:points="0,0 28,0 28,194 0,194"><text:p/></draw:polygon><draw:path draw:style-name="gr5" draw:text-style-name="P17" svg:width="0.0571in" svg:height="0.0579in" svg:x="0.961in" svg:y="1.9047in" svg:viewBox="0 0 146 148" svg:d="m120 60v-4-3-5-4l-5-3v-2l-2-2v-2h-2v-1l-3-4-2-2v0-2l-2-1-3-2h-2-2-4v-2l-3-2v0h-4-3-5-6-3-5l-6 4h-2l-5 2-7 3v2l-2 2v2l-1 1h-4v2l-2 2-1 2v1l-4 6v3l-2 5v4zm117 7v11h-117v5 7l2 3 4 6 1 5 2 4 5 3 2 2 4 3 1 4h2 4l1 2 6 3h3 7l6 2h7 5l9-2h5 2 2 5l2-2 5-1 7-2 7-4 4-3v23l-4 2-7 3h-5l-2 2h-5l-2 2h-5-2l-5 1h-4-7-7-7l-11-1h-9l-8-4-4-2-2-1h-5l-2-2-5-4-2-1-2-2-1-2-4-2-3-3-4-2v-5l-2-2-1-2v-3l-4-4-3-7v-7l-4-7v-9-9l4-7v-7l3-7 4-7 1-2 2-5v-2l4-3 1-2 6-4v-1l3-2v-4l6-1 3-2 4-2 1-2 2-1h5l6-2 7-2h9 7 8 7l6 2 5 2h2l2 1 5 2 2 2 5 2v0l2 3 3 2 2 2 5 1 2 4 2 2v3 2l2 5 5 4v7l2 7v5z"><text:p/></draw:path></draw:g><draw:g draw:style-name="gr3"><draw:polygon draw:style-name="gr6" draw:text-style-name="P18" svg:width="0.6051in" svg:height="0.9016in" svg:x="5.4181in" svg:y="4.4201in" svg:viewBox="0 0 1538 2291" draw:points="0,2290 0,0 1536,0 1536,2290"><text:p/></draw:polygon><draw:path draw:style-name="gr5" draw:text-style-name="P17" svg:width="0.0551in" svg:height="0.0776in" svg:x="5.574in" svg:y="4.472in" svg:viewBox="0 0 141 198" svg:d="m28 74v-3l2-4 2-2 5-3 2-2h3l2-2 2-2 5-1 2-2h3l2-2 7-2h6l3-1v0h5 6l3 1v2h5l2 2 4 2h3l4 1 2 2 1 2h4l7 5 2 4 5 5 4 5 3 7 2 7 2 6 1 9v7 7 9 7l-1 7-2 8-2 6-3 7-4 5-5 4-2 7-7 3-4 2-1 2-2 2h-4l-3 1h-4-2l-5 2v2h-3-6-5v0h-3-6l-7-2-2-2h-3l-2-1h-5l-2-2-2-2-3-2-2-3-5-2-2-4-2-1v-4 21h-28v-192h28zm87 122v-6l-2-5v-5l-4-5-1-4v-7h-2v-4l-4-1v-2l-1-2-2-3v0h-4l-2-2-1-2-4-2v0h-2l-1-1h-4l-2-2h-1-4v0h-3-4-2-1-6v2h-2v1h-5v0l-2 2-5 2v2 0h-2l-5 5v2 1l-5 4-2 7v4l-2 5v5 5 6 7 5 5l2 6v7l2 1 5 6v2 1l5 4 2 2v1 0l5 2h2v2l5 2v0h2v0h6l1 1h2 4 3v0l4-1h1 2 4 1l2-2v-2h4l1-2h2l4-1v-2l2-2 1-2v-1l4-2v-2l2-4v-1l1-7 4-6v-5l2-5z"><text:p/></draw:path><draw:path draw:style-name="gr5" draw:text-style-name="P17" svg:width="0.0512in" svg:height="0.0579in" svg:x="5.6421in" svg:y="4.4917in" svg:viewBox="0 0 131 148" svg:d="m129 65v78h-21v-21l-6 3-1 2-2 4-4 1-2 4-5 2-2 1-1 2-4 2h-3-6l-5 2-2 1h-3-6-1-7-7l-6-1-5-2h-2l-2-2h-3l-2-2v0l-5-1v0l-2-4-2-2h-3v-3l-2-2v-2 0l-2-3v0l-3-2v-4-3l-2-5v-4-7l2-5v-4-2-1l3-2 2-4v-1 0l2-4v-2l5-1 2-2v-2l5-2h2l3-1 9-4 6-2 7-2h7l7-1h5 41v-2-4l-2-3v-2-2l-4-1v-2l-1-2v-2 0l-2-1v-2-2l-4-2h-2-1v-2h-4l-2-1v0l-1-2h-4l-3-2h-7l-4-2h-3-9v0l-6 2h-5-2l-1 2h-6l-5 2-7 1-7 2-7 2v-19l10-2 7-2 11-3 7-2h7l7-2h6 8l9 2 5 2 7 1h6v2l3 2 4 2h2l5 1v2l2 2v2l5 3 2 2v2l1 3h4l2 7v7 6 8zm-48 16h-9l-7 2h-7-3l-6 4h-5-3v1h-4l-2 2v0 4h-1-4v0 1l-2 2v0l-2 2v3 2 0 4 3 2 4 0 1 2l2 2v0 2l2 1 4 4 1 2v0h2v0l4 1v2h3 5 2l4 2h3 6l3-2h4 1 2 4l3-3h4v0l1-2v0l2-2 5-3 6-4v-3l2-4 1-5 4-4v-7l2-3v-7-6z"><text:p/></draw:path><draw:polygon draw:style-name="gr5" draw:text-style-name="P17" svg:width="0.0394in" svg:height="0.0705in" svg:x="5.7067in" svg:y="4.4776in" svg:viewBox="0 0 101 180" draw:points="44,0 44,41 99,41 99,58 44,58 44,132 44,138 44,139 46,143 46,146 46,148 46,150 46,152 49,153 49,153 49,155 51,155 51,155 53,155 53,157 53,157 56,157 58,157 58,157 60,157 64,159 67,159 72,159 99,159 99,178 72,178 64,178 58,178 53,176 46,176 42,175 39,173 39,173 37,173 32,171 32,169 30,168 28,168 28,166 25,164 25,162 25,161 25,159 23,157 23,155 21,150 21,145 18,139 18,132 18,58 0,58 0,41 18,41 18,0"><text:p/></draw:polygon><draw:polygon draw:style-name="gr5" draw:text-style-name="P17" svg:width="0.0496in" svg:height="0.0579in" svg:x="5.7535in" svg:y="4.4917in" svg:viewBox="0 0 127 148" draw:points="125,11 125,30 120,28 118,28 115,26 111,25 108,25 106,23 104,23 101,23 97,21 95,21 92,21 90,19 88,19 83,19 76,19 69,21 67,21 62,23 62,23 60,23 56,25 53,26 53,26 49,28 48,28 46,30 46,32 42,35 41,35 39,37 39,41 35,42 34,48 32,51 32,56 32,62 32,67 32,72 32,79 32,85 32,90 32,95 34,102 35,104 39,108 39,109 41,111 42,113 46,115 46,116 48,118 49,120 53,122 53,122 56,122 60,123 62,125 62,125 67,125 69,125 76,127 83,127 88,127 90,127 92,125 95,125 97,125 101,125 104,125 106,123 108,122 111,122 115,122 118,120 120,120 125,116 125,138 120,141 115,141 108,143 104,143 97,145 92,146 85,146 76,146 69,146 62,145 53,143 49,143 46,141 46,141 41,139 35,138 34,138 32,134 28,132 25,129 21,127 18,122 14,116 11,109 5,104 5,97 4,88 0,83 0,72 0,65 4,58 5,49 5,42 11,35 11,34 14,30 14,28 18,25 19,23 21,19 25,18 28,16 32,12 34,11 35,11 41,9 46,7 48,5 53,5 55,4 62,2 74,0 81,0 88,0 92,2 97,2 104,4 108,5 115,5 120,7"><text:p/></draw:polygon><draw:polygon draw:style-name="gr5" draw:text-style-name="P17" svg:width="0.0524in" svg:height="0.076in" svg:x="5.8193in" svg:y="4.472in" svg:viewBox="0 0 134 194" draw:points="132,109 132,192 108,192 108,109 108,104 108,99 104,97 104,92 102,88 101,85 101,83 97,83 97,79 95,78 95,78 95,78 93,76 90,76 90,74 90,74 88,72 86,72 86,72 83,71 81,71 79,71 76,71 76,69 72,69 67,69 60,71 58,71 55,72 53,72 51,72 48,74 46,74 46,76 44,78 44,78 41,78 39,79 37,83 35,85 35,85 32,86 32,90 30,90 30,97 30,99 30,104 28,109 28,115 28,192 0,192 0,0 28,0 28,74 30,72 30,69 32,65 37,64 39,60 44,60 46,58 46,56 53,55 55,53 58,53 60,51 65,49 67,49 72,48 76,48 83,48 90,49 90,51 95,51 97,53 101,53 104,55 108,55 108,56 109,58 111,60 115,60 116,62 118,64 122,65 122,69 122,71 123,72 125,78 129,83 131,90 131,95 132,101"><text:p/></draw:polygon><draw:polygon draw:style-name="gr5" draw:text-style-name="P17" svg:width="0.0378in" svg:height="0.0705in" svg:x="5.5799in" svg:y="4.5945in" svg:viewBox="0 0 97 180" draw:points="44,0 44,41 95,41 95,58 44,58 44,132 44,138 44,139 44,143 44,146 44,148 44,150 44,152 46,153 46,153 46,155 49,155 49,155 51,155 51,157 51,157 53,157 56,159 58,159 60,159 60,159 65,159 71,159 95,159 95,178 71,178 60,178 56,178 51,176 44,176 42,175 37,173 37,173 35,173 32,171 30,169 30,168 28,166 28,166 25,164 25,162 23,161 23,159 23,157 21,155 18,150 18,145 16,139 16,132 16,58 0,58 0,41 16,41 16,0"><text:p/></draw:polygon><draw:path draw:style-name="gr5" draw:text-style-name="P17" svg:width="0.0559in" svg:height="0.0579in" svg:x="5.6272in" svg:y="4.6083in" svg:viewBox="0 0 143 148" svg:d="m118 62-2-6v-3-5l-3-2-2-5v0l-2-4v-2l-3-1v0-4h-2-2v-2l-1-2-4-1h-2l-2-2v0h-3l-2-2h-2-3l-4-2h-5-5l-4 2h-5l-5 2-2 2-5 1-2 4h-5v2l-4 2h-3v1 4l-2 2v0 3l-2 4v3l-4 5v6zm115 5v12h-115v6 3l4 7 2 6v3l2 2 3 5 4 4 5 3v2h2v2l5 1 7 2h5 4l5 2h7 7l7-2h2 5 4 3l2-2h5l7-3 8-2 7-3v23l-7 1-8 2h-3l-4 2h-5-5v0l-4 2-5 1h-4-5-9-7l-10-1-7-2-9-2h-2l-5-2-5-1h-2l-2-4-4-3-3-2-4-2-3-2v-2l-4-3-1-4-2-3-4-2v-5l-1-2-2-5v-9l-2-7v-9-7l2-9v-7l2-5 1-9v-3l6-4h1l4-4v-3l2-2 1-3 6-2 1-4 6-1h2l3-2 4-2 3-2h2l2-1 12-2 5-2h9 9l7 2 7 2 4 1h1l4 2 3 2 2 2h5 2l2 3 3 2 2 2v3l2 2 4 3 1 4h2l4 4v7l1 7 2 5v7z"><text:p/></draw:path><draw:polygon draw:style-name="gr5" draw:text-style-name="P17" svg:width="0.0906in" svg:height="0.0567in" svg:x="5.6992in" svg:y="4.6083in" svg:viewBox="0 0 231 145" draw:points="122,30 125,28 129,23 129,21 134,16 136,14 138,11 143,11 145,9 148,7 152,5 155,4 159,2 164,2 169,2 171,0 176,0 183,0 185,2 187,2 191,2 194,4 198,4 199,5 199,5 205,7 206,9 208,11 212,11 213,11 213,12 213,16 219,19 220,25 222,30 226,34 228,41 228,48 229,53 229,58 229,143 201,143 201,58 201,55 199,49 199,48 199,42 199,39 199,35 198,34 198,34 198,30 194,30 192,30 192,30 191,26 191,26 187,25 187,25 185,23 183,23 183,23 183,23 180,21 178,21 173,21 169,21 166,21 162,21 157,21 155,23 152,23 152,23 150,25 148,25 148,26 143,28 143,30 141,30 138,30 138,32 136,34 134,39 131,42 129,48 129,49 129,55 127,58 127,65 127,143 101,143 101,58 101,55 101,49 101,48 101,42 99,39 97,35 93,34 93,34 93,30 92,30 92,30 92,30 92,26 90,26 86,25 86,25 86,23 83,23 79,23 79,23 78,21 78,21 72,21 69,21 64,21 62,21 58,21 56,23 51,23 51,23 49,25 48,25 44,26 44,28 42,30 41,30 37,30 37,32 34,34 34,39 30,42 28,48 28,49 28,55 26,58 26,65 26,143 0,143 0,5 26,5 26,26 28,23 30,19 34,16 35,14 37,11 42,11 44,9 48,7 49,5 51,5 58,4 62,2 64,2 69,2 72,0 78,0 79,0 85,2 90,2 92,4 93,4 99,5 101,7 106,9 108,11 111,12 113,14 115,18 118,21 120,23 122,28"><text:p/></draw:polygon><draw:path draw:style-name="gr5" draw:text-style-name="P17" svg:width="0.0551in" svg:height="0.078in" svg:x="5.8083in" svg:y="4.6083in" svg:viewBox="0 0 141 199" svg:d="m115 74v-7-3l-4-8-2-5v-3l-1-6-4-1v-4-2l-2-1h-1v-4h-4-2l-2-2-3-2v-1l-2-2h-2-3l-2-2v0h-5l-2-2h-2v0h-5-2l-1 2h-4-2v2h-5v0l-2 2-5 1v2l-2 2v0h-2l-3 4-2 1-2 2-3 5v6l-4 3v5 8 3 7 5 7 4 5l4 7v4l3 3 2 2 2 2 3 5 2 2v0l2 2v1h5l2 2v0h5v0l2 2h4 1 2 5v0h2 2 5v-2h2 3 2l2-2v0l3-1 2-2h2l4-2v-3l1-2 2-2v-2-3h4l1-4v-7l2-5 4-4v-7zm-87 44v75h-28v-193h28v20-2l2-4 2-3 3-2 4-3h3l2-2 2-2 5-2h2l5-1 2-2h5 4l3-2h2 7 2l5 2h2l3 2h2l6 1h1l2 2 4 2 1 2h6l3 5 5 5 2 5 6 4 5 7v9l2 5 1 7v9 7 9 5l-1 9-2 7v5l-5 7-6 7-2 4-5 4-3 7h-6l-1 1-4 2-2 2h-1-6l-2 2-3 1h-2l-5 2h-2-7-2l-3-2h-4-5l-2-3h-5-2l-5-2-2-2-2-1h-3l-4-4-3-3-2-2-2-4z"><text:p/></draw:path><draw:polygon draw:style-name="gr5" draw:text-style-name="P17" svg:width="0.0394in" svg:height="0.0705in" svg:x="5.5831in" svg:y="4.711in" svg:viewBox="0 0 101 180" draw:points="48,0 48,39 99,39 99,58 48,58 48,132 48,136 48,141 48,143 48,146 48,148 49,150 49,152 49,153 51,153 51,155 51,155 51,155 51,155 51,157 51,157 55,157 56,159 58,159 62,159 65,159 65,159 71,159 99,159 99,178 71,178 65,178 56,178 51,178 48,176 42,175 41,173 35,173 35,173 35,171 34,169 34,168 28,166 28,166 28,164 26,162 23,159 23,159 21,157 21,155 21,150 21,145 21,139 21,132 21,58 0,58 0,39 21,39 21,0"><text:p/></draw:polygon><draw:path draw:style-name="gr5" draw:text-style-name="P17" svg:width="0.0516in" svg:height="0.0579in" svg:x="5.6311in" svg:y="4.7248in" svg:viewBox="0 0 132 148" svg:d="m131 65v78h-25v-20h-4l-1 4-2 4-4 1-2 4-1 2-6 1-3 4v0h-5-6l-3 2-4 1h-3-6-5-3-7l-6-1-5-2h-2-5v0l-2-4v0l-2-1h-3l-2-4-2-2-3-1v-2l-2-2-2-2v-2 0-1l-3-2v-4-3l-2-7v-2-7l2-5v-4-2-1l3-2v-4-1l2-2 2-2v-2l5-1 2-2h3l2-2v-2l5-1 9-4 2-2 11-2h7l7-1h7 37v-4-2-3-2-2l-4-1v-2l-1-2v-2-1h-2l-4-2v0-2l-2-2h-1v-2h-2l-4-1v0l-1-2h-2l-5-2h-6l-7-2h-1-9-4l-2 2h-5-2l-5 2h-2l-5 2-7 1-4 2-10 4v-21l10-2 4-2 14-3 7-2h7l7-2h6 8l11 2 3 2h7l2 1 4 2 3 2 4 2h2l5 1v2l2 2v2l5 3v2l2 2 1 3 4 2v5l2 7v7l2 7zm-48 16h-11l-7 2h-7-3l-6 2h-5l-3 2-4 1v0l-2 2v2 0h-1l-4 2v1 0 2h-2l-2 2v3 2 0l-3 4v2 5h3v2 1 2l2 2h2v2 1l4 4 1 2v0 1h2v0h5l2 2h5 2l4 2h3 6l5-2h3v-2h4 2 5v0l2-1 1-2v0l6-2 1-3 2-4 4-5 2-2 1-5 4-4v-7-3-7-6z"><text:p/></draw:path><draw:path draw:style-name="gr5" draw:text-style-name="P17" svg:width="0.0551in" svg:height="0.0776in" svg:x="5.7035in" svg:y="4.7055in" svg:viewBox="0 0 141 198" svg:d="m25 74 1-3 4-4 2-2 2-3h3l2-2 2-2 5-2 2-3h3 4l5-2 5-2h2l2-1h7 3 2l2 1 7 2v0l5 2h2 4l3 3 4 2 1 2 2 2 5 3 4 4 5 5 2 7 5 5v7l6 6v9l1 7v7 10l-1 6v7l-6 8v6l-5 7-2 5-5 4-4 5-5 5-2 2-1 2-4 2-3 1h-4-2-5v2l-7 2h-2-2-3-7-2-2l-5-2-5-2h-4-3l-2-1-5-2-2-2-2-2-3-3-2-2-2-4-4-3h-1v19h-25v-192h25zm86 122v-4-7-5l-2-5v-4l-1-7h-4v-4l-2-1-1-2-4-2v-2-1h-2l-2-2-3-2v-2h-2-5l-2-1v0l-2-2h-3-2-5v0h-2-2-3-2l-5 2v0l-4 1v0h-3v2l-2 2-5 2v0l-2 1-2 4-3 2v1l-2 4-2 7-4 4v5 5l-1 7v4 7l1 5v5 6l4 5 2 5 2 4v2l3 1 2 4 2 2v1h5l2 2v2h3v0h4v2h5 2l3 1h2 2v0h5l2-1h3 2v-2h2 5 2v-2l3-2h2l2-1v-2-2l4-2 1-1 2-2v-4h4l1-5v-5l2-6v-5-5z"><text:p/></draw:path><draw:polygon draw:style-name="gr5" draw:text-style-name="P17" svg:width="0.0114in" svg:height="0.076in" svg:x="5.774in" svg:y="4.7055in" svg:viewBox="0 0 30 194" draw:points="0,0 28,0 28,192 0,192"><text:p/></draw:polygon><draw:path draw:style-name="gr5" draw:text-style-name="P17" svg:width="0.0567in" svg:height="0.0579in" svg:x="5.8012in" svg:y="4.7248in" svg:viewBox="0 0 145 148" svg:d="m120 62-2-6v-5-3-2l-5-5v0-4l-2-2-3-1v0l-2-2v-2l-2-2v0l-3-2-2-1v0l-6-2h-1v0l-2-2v0h-5l-4-2h-5-5l-4 2h-5l-2 2-5 2-6 1-3 2-4 4v0l-1 2h-2l-4 1v4l-1 2h-2v3 4 3l-4 5v6zm115 7v10h-115v6 3l4 7v6l2 5h1l6 5 1 4 4 3 2 2h1l4 2 3 1h6l2 2h7l5 2h7 7l9-2h2 5l2-2h3 2 5l7-3 7-2 4-3v23l-4 1-7 4h-3-4-5-2-5l-2 2-5 1h-6-3-9-7l-10-1-8-2h-10v-2l-5-2-6-1h-1l-2-4-4-3-3-2-4-2-2-4h-1l-4-3-2-4-1-3-4-2v-5h-2l-1-7-4-9v-7-9-7-9l4-7 1-5 2-9 4-3 1-2 2-4v-2l4-3 3-2v-3l7-2v-4h4l3-1 4-2 3-2 4-2 2-1h5l9-2 7-2h7 9l7 2 7 2h2 5l2 3 3 2 2 2h5l2 1 2 2v2l5 2 2 3 3 2 2 3 2 2v4 2l5 7v7l2 3v9z"><text:p/></draw:path></draw:g><draw:g draw:style-name="gr3"><draw:polygon draw:style-name="gr6" draw:text-style-name="P18" svg:width="0.6051in" svg:height="0.9016in" svg:x="4.4094in" svg:y="4.4201in" svg:viewBox="0 0 1538 2291" draw:points="0,2290 0,0 1536,0 1536,2290"><text:p/></draw:polygon><draw:path draw:style-name="gr5" draw:text-style-name="P17" svg:width="0.0559in" svg:height="0.0776in" svg:x="4.5657in" svg:y="4.472in" svg:viewBox="0 0 143 198" svg:d="m26 74 4-3v-4l4-2 1-3 6-2h1l2-2 4-2 1-1 6-2h1l6-2 2-2h5l7-1v0h3 6l3 1 4 2v0l3 2 4 2h3l4 1v2l3 2h4l3 5 6 4 5 5 4 5 3 7 2 7 2 6 3 9v7 7 9 7l-3 7-2 8-2 6-3 7-4 5-5 4-6 7-3 3-4 2-3 2v2h-4l-3 1h-4-3v2l-4 2h-3-6-3v0h-7-5l-2-2-6-2h-1l-6-1h-1l-4-2-2-2-1-2-6-3-1-2-4-4v-1l-4-4v21h-26v-192h26zm89 122v-6l-2-5v-5l-4-5-1-4-2-7v0-4l-4-1v-2l-1-2-2-3v0h-4l-3-2v-2-2h-4-2l-1-1h-4l-2-2h-1-2v0h-5-2-4-1-2l-4 2h-2l-1 1h-4-2v2l-5 2v2 0h-2l-5 5-2 2v1l-1 4-4 7v4l-2 5v5l-2 5v6 7l2 5v5l2 6v7l4 1 1 6v2l2 1 5 4 2 2v1 0l5 2v0l2 2 4 2h1 2 4 2l1 1h4 2 5v0l2-1h1 2 4 1l2-2 4-2v0-2h3l4-1v-2l2-2 1-2v-1l4-2v-2-4l2-1 1-7 4-6v-5l2-5z"><text:p/></draw:path><draw:path draw:style-name="gr5" draw:text-style-name="P17" svg:width="0.0516in" svg:height="0.0579in" svg:x="4.6339in" svg:y="4.4917in" svg:viewBox="0 0 132 148" svg:d="m131 65v78h-25v-21l-2 3-3 2v4l-4 1-4 4-3 2-4 1-1 2-2 2h-5-6l-1 2-6 1h-3-6-1-7-7l-6-1-7-2v0l-5-2v0l-2-2v0l-5-1h-2v-4l-2-2h-1v-3-2l-4-2v0l-2-3v0l-1-2v-4l-4-3v-5-4-7-5-4l4-2v-1l1-2 2-4v-1h4v-4-2l3-1v-2l2-2 5-2h2l3-1 9-4 6-2 7-2h7l7-1h9 35v-2-4-3-2-2l-2-1v-2l-3-2v-2 0-1l-2-2v-2l-2-2h-4-1v-2h-2l-4-1v0l-1-2h-2l-5-2h-7l-2-2h-5-9v0l-6 2h-5-2l-1 2h-6l-7 2-5 1-7 2-5 2v-19l8-2 4-2 18-3 3-2h7l5-2h8 8l11 2 3 2 7 1h6l2 2 3 2 2 2h2l3 1 2 2 2 2v2l5 3v2l2 2 1 3v0l6 7 2 7v6 8zm-48 16h-11l-7 2h-7-3l-6 4h-5-3v1 0l-6 2v0 4h-1-4-2v1 2 0l-2 2v3 2 0l-3 4v3 2l3 4v0 1 2l2 2v0 2 1l6 4 1 2v0h2 4v1 2h3 5 2l4 2h1 8l7-2v0h1 4 2l5-3v0h2l1-2v0l4-2 3-3 4-4 4-3v-4l3-5 2-4v-7-3-7-6z"><text:p/></draw:path><draw:polygon draw:style-name="gr5" draw:text-style-name="P17" svg:width="0.0394in" svg:height="0.0705in" svg:x="4.6984in" svg:y="4.4776in" svg:viewBox="0 0 101 180" draw:points="44,0 44,41 99,41 99,58 44,58 44,132 44,138 44,139 48,143 48,146 48,148 48,150 48,152 49,153 49,153 49,155 51,155 51,155 51,155 51,157 55,157 56,157 56,157 58,157 60,157 64,159 67,159 72,159 99,159 99,178 72,178 64,178 58,178 51,176 48,176 42,175 41,173 37,173 37,173 34,171 34,169 30,168 28,168 28,166 28,164 28,162 26,161 23,159 23,157 23,155 21,150 21,145 19,139 19,132 19,58 0,58 0,41 19,41 19,0"><text:p/></draw:polygon><draw:polygon draw:style-name="gr5" draw:text-style-name="P17" svg:width="0.048in" svg:height="0.0579in" svg:x="4.7457in" svg:y="4.4917in" svg:viewBox="0 0 123 148" draw:points="122,11 122,30 118,28 116,28 115,26 109,25 108,25 104,23 102,23 97,23 95,21 93,21 90,21 88,19 86,19 79,19 74,19 67,21 65,21 60,23 60,23 58,23 55,25 51,26 51,26 48,28 46,28 46,30 44,32 42,35 39,35 37,37 37,41 35,42 32,48 30,51 30,56 28,62 28,67 28,72 28,79 28,85 30,90 30,95 32,102 35,104 37,108 37,109 39,111 42,113 44,115 46,116 46,118 48,120 51,122 51,122 55,122 58,123 60,125 60,125 65,125 67,125 74,127 79,127 86,127 88,127 90,125 93,125 95,125 97,125 102,125 104,123 108,122 109,122 115,122 116,120 118,120 122,116 122,138 118,141 115,141 108,143 102,143 93,145 90,146 83,146 76,146 67,146 60,145 51,143 48,143 46,141 42,141 39,139 35,138 32,138 30,134 28,132 23,129 21,127 16,122 14,116 9,109 4,104 2,97 2,88 0,83 0,72 0,65 2,58 2,49 4,42 9,35 9,34 14,30 14,28 16,25 18,23 21,19 23,18 28,16 30,12 32,11 35,11 39,9 44,7 46,5 51,5 53,4 60,2 69,0 79,0 83,0 90,2 95,2 102,4 108,5 115,5 118,7"><text:p/></draw:polygon><draw:polygon draw:style-name="gr5" draw:text-style-name="P17" svg:width="0.0516in" svg:height="0.076in" svg:x="4.8118in" svg:y="4.472in" svg:viewBox="0 0 132 194" draw:points="131,109 131,192 106,192 106,109 106,104 102,99 102,97 102,92 101,88 99,85 99,83 95,83 95,79 93,78 93,78 92,78 92,76 92,76 88,74 88,74 86,72 85,72 85,72 83,71 79,71 78,71 76,71 76,69 71,69 64,69 62,71 56,71 55,72 49,72 49,72 48,74 44,74 44,76 42,78 42,78 41,78 37,79 35,83 34,85 34,85 30,86 30,90 30,90 28,97 28,99 28,104 26,109 26,115 26,192 0,192 0,0 26,0 26,74 28,72 30,69 30,65 35,64 37,60 42,60 44,58 44,56 49,55 55,53 56,53 62,51 64,49 65,49 71,48 76,48 83,48 88,49 92,51 92,51 95,53 99,53 102,55 106,55 106,56 108,58 109,60 113,60 115,62 116,64 116,65 120,69 122,71 122,72 123,78 127,83 129,90 129,95 131,101"><text:p/></draw:polygon><draw:polygon draw:style-name="gr5" draw:text-style-name="P17" svg:width="0.0378in" svg:height="0.0705in" svg:x="4.5713in" svg:y="4.5945in" svg:viewBox="0 0 97 180" draw:points="44,0 44,41 95,41 95,58 44,58 44,132 44,138 44,139 48,143 48,146 48,148 48,150 48,152 48,153 48,153 48,155 49,155 49,155 49,155 51,157 51,157 55,157 55,159 58,159 62,159 62,159 65,159 71,159 95,159 95,178 71,178 62,178 56,178 49,176 48,176 41,175 37,173 35,173 35,173 34,171 30,169 30,168 28,166 28,166 26,164 26,162 23,161 21,159 21,157 21,155 19,150 19,145 16,139 16,132 16,58 0,58 0,41 16,41 16,0"><text:p/></draw:polygon><draw:path draw:style-name="gr5" draw:text-style-name="P17" svg:width="0.0567in" svg:height="0.0579in" svg:x="4.6185in" svg:y="4.6083in" svg:viewBox="0 0 145 148" svg:d="m118 62-2-6v-3-5l-1-2-4-5v0l-2-4v-2-1h-1v-4h-4-2v-2l-1-2-6-1v0l-2-2v0h-3l-2-2h-2-3l-4-2h-5-5l-4 2h-5l-5 2-2 2-4 1-3 4h-4l-3 2-2 2h-2v1 4l-3 2v0 3l-2 4v3l-2 5-3 6zm118 5v12h-118v6l3 3 2 7 2 6v3l3 2 2 5 5 4 4 3 3 2v0 2l4 1 7 2h2 5l7 2h7 7l7-2h2 5 6 1l2-2h5l7-3 8-2 7-3v23l-7 1-8 2h-1l-6 2h-5-2-1l-6 2-5 1h-4-5-9-7l-10-1-9-2-7-2h-2l-5-2-4-1h-3l-2-4-5-3-2-2-2-2-3-2-2-2-2-3-3-4-2-3-2-2v-5l-3-2-2-5v-9l-2-7v-9-7l2-9v-7l2-5 3-9v-3l4-4v0l5-4 2-3v-2l3-3 4-2 3-4 4-1h3l2-2 2-2 5-2h5v-1l11-2 5-2h9 7l9 2 5 2 6 1h1l6 2 1 2 2 2h5 2l4 3 1 2 2 2v3l4 2 2 3 1 4h4l2 4 1 7v7l4 5v7z"><text:p/></draw:path><draw:polygon draw:style-name="gr5" draw:text-style-name="P17" svg:width="0.0906in" svg:height="0.0567in" svg:x="4.6909in" svg:y="4.6083in" svg:viewBox="0 0 231 145" draw:points="125,30 125,28 127,23 129,21 134,16 136,14 139,11 141,11 146,9 148,7 153,5 155,4 161,2 164,2 169,2 171,0 176,0 183,0 185,2 187,2 191,2 194,4 198,4 199,5 199,5 205,7 205,9 208,11 208,11 213,11 215,12 215,16 219,19 220,25 222,30 226,34 228,41 228,48 229,53 229,58 229,143 201,143 201,58 201,55 199,49 199,48 199,42 199,39 199,35 198,34 194,34 194,30 194,30 192,30 192,30 191,26 191,26 187,25 187,25 185,23 185,23 183,23 182,23 182,21 178,21 175,21 169,21 168,21 162,21 157,21 155,23 155,23 153,23 150,25 148,25 148,26 143,28 141,30 141,30 139,30 139,32 136,34 134,39 132,42 129,48 127,49 127,55 127,58 127,65 127,143 101,143 101,58 101,55 99,49 99,48 99,42 99,39 97,35 93,34 93,34 93,30 93,30 93,30 92,30 92,26 90,26 86,25 86,25 85,23 83,23 79,23 79,23 78,21 78,21 74,21 69,21 64,21 62,21 56,21 56,23 53,23 53,23 49,25 48,25 48,26 46,28 42,30 41,30 39,30 39,32 34,34 32,39 32,42 28,48 28,49 28,55 26,58 26,65 26,143 0,143 0,5 26,5 26,26 28,23 32,19 32,16 35,14 39,11 42,11 46,9 48,7 49,5 53,5 56,4 62,2 64,2 69,2 71,0 76,0 79,0 85,2 90,2 93,4 93,4 99,5 101,7 106,9 108,11 111,12 113,14 115,18 118,21 120,23 122,28"><text:p/></draw:polygon><draw:path draw:style-name="gr5" draw:text-style-name="P17" svg:width="0.0551in" svg:height="0.078in" svg:x="4.8in" svg:y="4.6083in" svg:viewBox="0 0 141 199" svg:d="m115 74v-7-3l-2-8-4-5-1-3v-6l-2-1v-4-2l-4-1h-1v-4h-2-4l-2-2-1-2v-1-2h-6-1l-4-2h-2-1l-4-2h-2v0h-5-2l-1 2h-4-2v2h-5-2v2l-5 1v2l-2 2v0h-2l-5 4v1l-2 2-3 5v6l-2 3-2 5v8 3 7 5 7 4l2 5 2 7v4l3 3 2 2v2l5 5 2 2v0l2 2v1h5v2h2 5v0l2 2h4 1 2 5v0h2 4 1l2-2h4 1 6v-2 0l1-1 2-2h4l2-2v-3l1-2 4-2v-2-3h2v-4l1-7 4-5 2-4v-7zm-87 44v75h-28v-193h28v20l2-2v-4l2-3 3-2 4-3h3l2-2 2-2 5-2h2l5-1 2-2h5 6l1-2h2 5 6l3 2h4l1 2h2l6 1h1l4 2 2 2 1 2h6l3 5 4 5 3 5 6 4 1 7 4 9 2 5 1 7v9 7 9 5l-1 9-2 7-4 5-1 7-6 7-3 4-4 4-3 7h-6l-1 1-2 2-4 2h-1-6l-2 2-1 1h-4l-3 2h-6-5-2l-1-2h-6-5l-2-3h-5-2l-5-2-2-2-2-1h-3l-4-4-3-3-2-2v-4z"><text:p/></draw:path><draw:polygon draw:style-name="gr5" draw:text-style-name="P17" svg:width="0.0394in" svg:height="0.0705in" svg:x="4.5748in" svg:y="4.711in" svg:viewBox="0 0 101 180" draw:points="46,0 46,39 99,39 99,58 46,58 46,132 46,136 46,141 46,143 48,146 48,148 49,150 49,152 49,153 53,153 53,155 53,155 53,155 53,155 53,157 53,157 55,157 55,159 58,159 62,159 65,159 69,159 71,159 99,159 99,178 71,178 65,178 56,178 53,178 46,176 41,175 41,173 39,173 39,173 35,171 34,169 32,168 28,166 28,166 26,164 26,162 25,159 25,159 21,157 21,155 21,150 21,145 21,139 21,132 21,58 0,58 0,39 21,39 21,0"><text:p/></draw:polygon><draw:path draw:style-name="gr5" draw:text-style-name="P17" svg:width="0.0524in" svg:height="0.0579in" svg:x="4.6228in" svg:y="4.7248in" svg:viewBox="0 0 134 148" svg:d="m132 65v78h-26v-20h-2l-3 4-2 4-2 1-4 4-1 2-7 1-2 4v0h-5-6l-3 2-4 1h-3-6-5-3-7l-6-1-3-2h-4-3v0l-4-4v0l-2-1h-5v-4l-2-2-1-1v-2l-4-2v-2l-2-2v0-1l-1-2v-4l-4-3v-7-2-7-5-4l4-2v-1l1-2v-4l2-1v-2l4-2v-2l3-1v-2h5l2-2v-2l5-1 9-4 4-2 9-2h3l11-1h7 37v-4-2-3-2-2l-2-1v-2l-3-2v-2-1h-2v-2 0l-2-2-4-2h-1v-2h-2l-4-1h-1v-2h-2l-5-2h-7l-2-2h-5-9-4l-2 2h-5-2l-3 2v0l-11 2-3 1-6 2-8 4v-21l8-2 6-2 14-3 5-2h7l5-2h8 7l12 2 3 2h7l6 1v2l5 2 2 2h2l3 1 2 2 2 2v2l5 3v2l2 2 3 3v2l4 5v7 7l3 7zm-49 16h-11l-3 2h-11-3l-6 2h-5l-3 2-2 1v0 2l-4 2v0h-1l-2 2v1h-4v2 0l-2 2v3 2 0l-1 4v2 5h1v2 1 2l2 2v0 2l4 1 2 4 1 2v0l4 1v0 0h3l2 2h5 2l4 2h1 8l5-2h2l1-2h4 2 5v0l2-1v-2h1l6-2 1-3 4-4 2-5 2-2 3-5 2-4v-7-3-7-6z"><text:p/></draw:path><draw:path draw:style-name="gr5" draw:text-style-name="P17" svg:width="0.0551in" svg:height="0.0776in" svg:x="4.6949in" svg:y="4.7055in" svg:viewBox="0 0 141 198" svg:d="m25 74 3-3 2-4 2-2 3-3h2l2-2 3-2 4-2 3-3h4 3l4-2 5-2h2l2-1h5 5 4v1l5 2h2l5 2h2 4l1 3 6 2 1 2 6 2 1 3 6 4 3 5 4 7 2 5 1 7 6 6v9l1 7v7 10l-1 6v7l-6 8-1 6-2 7-4 5-3 4-6 5-1 5-6 2-1 2-6 2-1 1h-4-2-5l-2 2-5 2v0h-4-5-5-2-2l-5-2-4-2h-3-4l-3-1-4-2-3-2-2-2-2-3-3-2-2-4-2-3h-3v19h-25v-192h25zm90 122v-4-7l-4-5-2-5v-4l-1-7h-4l-2-4v-1l-1-2-4-2v-2-1h-2l-2-2-3-2-2-2v0h-5v-1h-2l-2-2h-3-2-5v0h-2-2-5v0l-4 2v0l-3 1h-2-2l-3 2v2l-4 2v0l-3 1-2 4v2l-2 1-3 4-2 7-2 4v5 5l-3 7v4 7l3 5v5 6l2 5 2 5 3 4 2 2v1l2 4 3 2v1h4v2l3 2h2 2 3v2h4v0l5 1h2 2v0h5l2-1h3 2l2-2v0h5v0l2-2 3-2h2l2-1v-2-2l4-2 1-1v-2l2-4h4l1-5v-5l2-6 4-5v-5z"><text:p/></draw:path><draw:polygon draw:style-name="gr5" draw:text-style-name="P17" svg:width="0.0114in" svg:height="0.076in" svg:x="4.7657in" svg:y="4.7055in" svg:viewBox="0 0 30 194" draw:points="0,0 28,0 28,192 0,192"><text:p/></draw:polygon><draw:path draw:style-name="gr5" draw:text-style-name="P17" svg:width="0.0559in" svg:height="0.0579in" svg:x="4.7937in" svg:y="4.7248in" svg:viewBox="0 0 143 148" svg:d="m118 62-2-6v-5-3-2l-5-5v0l-2-4v-2l-1-1v0-2l-4-2-2-2v0l-1-2-4-1h-2l-2-2h-3v0l-2-2v0h-5l-4-2h-3-7l-4 2h-5l-2 2-5 2-5 1-4 2-3 4h-2v2h-2l-3 1v4l-2 2h-2v3 4 3l-4 5v6zm115 7v10h-116l1 6v3l4 7v6l2 5h2l5 5 2 4 5 3v2h2l3 2 2 1h5l4 2h7l7 2h5 7l7-2h6 3l4-2h1 2 5l7-3 8-2 7-3v23l-7 1-8 4h-1-6-5-2-1l-6 2-5 1h-4-5-9-7l-10-1-9-2h-7l-2-2-5-2-5-1h-2l-2-4-5-3-2-2-2-2-3-4h-2l-2-3-3-4-2-3-2-2v-5h-3l-4-7v-9-7-9-7-9-7l4-5 3-9 2-3 2-2 3-4 2-2v-3l5-2v-3l4-2 1-4h4l4-1 3-2 2-2 5-2 2-1h5l7-2 9-2h9 7l7 2 5 2h6 3l4 3 1 2 2 2h5l2 1 4 2v2l1 2 6 3 2 2 1 3 2 2v4l4 2v7l1 7 2 3v9z"><text:p/></draw:path></draw:g><draw:line draw:style-name="gr7" draw:text-style-name="P17" svg:x1="4.2075in" svg:y1="5.5012in" svg:x2="4.2075in" svg:y2="4.2394in"><text:p/></draw:line><draw:g draw:style-name="gr3"><draw:polygon draw:style-name="gr6" draw:text-style-name="P18" svg:width="0.6051in" svg:height="0.9016in" svg:x="3.4008in" svg:y="4.4201in" svg:viewBox="0 0 1538 2291" draw:points="0,2290 0,0 1536,0 1536,2290"><text:p/></draw:polygon><draw:path draw:style-name="gr5" draw:text-style-name="P17" svg:width="0.0543in" svg:height="0.0776in" svg:x="3.5575in" svg:y="4.472in" svg:viewBox="0 0 139 198" svg:d="m26 74 4-3v-4l4-2 1-3 6-2h1l2-2 4-2 1-1 6-2h1l6-2 2-2h5l3-1h6 1 4l3 1 6 2v0l5 2 2 2h5l2 1 2 2 3 2h2l5 5 4 4 5 5 4 5 3 7 2 7 2 6v9 7 7 9 7 7l-2 8-2 6-3 7-4 5-5 4-4 7-5 3-2 2-3 2-2 2h-2l-5 1h-2-5v2l-6 2h-3-4-1-6-3-5l-2-2-6-2h-1l-6-1h-1l-4-2-2-2-1-2-6-3-1-2-4-4v-1l-4-4v21h-26v-192h26zm89 122v-6l-2-5-2-5v-5l-3-4v-7 0l-2-4-2-1-3-2v-2l-2-3h-2v0l-5-2v-2-2h-2-4l-1-1h-2l-4-2h-1-2-4-1-2-4-1-2l-4 2h-2l-1 1h-4-2v2l-1 2-4 2v0h-2l-5 5-2 2v1l-1 4-4 7v4l-2 5v5l-2 5v6 7l2 5v5l2 6v7l4 1 1 6v2l2 1 5 4 2 2v1h4l1 2v0l2 2 4 2h1 2 4 2l1 1h4 2 1 4l2-1h1 4 2 1l4-2 2-2v0-2h5v-1l2-2 2-2v-2l3-1 2-2 2-2v-4-1l3-7v-6l2-5 2-5z"><text:p/></draw:path><draw:path draw:style-name="gr5" draw:text-style-name="P17" svg:width="0.0524in" svg:height="0.0579in" svg:x="3.6256in" svg:y="4.4917in" svg:viewBox="0 0 134 148" svg:d="m132 65v78h-26v-21l-2 3-3 2v4l-4 1-4 4-3 2-4 1-1 2-2 2h-7-4l-1 2-6 1h-3-6-1-7-7l-6-1-7-2v0l-2-2h-1l-4-2h-2l-1-1h-4v-4l-2-2h-1v-3-2l-4-2h-2v-3 0l-1-2v-4l-4-3v-5-4-7-5-4l4-2v-1l1-2v-4-1h6v-4-2l3-1v-2l4-2 1-2h6l1-1 8-4 7-2 7-2h7l7-1h9 35v-2-4l-2-3v-2-2-1-2l-3-2v-2 0-1l-2-2v-2l-2-2h-4-1l-2-2v0l-4-1v0l-1-2h-2l-7-2h-5l-2-2h-7-6-1l-6 2h-3-4l-1 2h-6l-7 2-3 1-7 2-7 2v-19l8-2 7-2 15-3 5-2h7l3-2h8 7l12 2 3 2 7 1h6l2 2 3 2v2h4l3 1 2 2 2 2 3 2 2 3v2l2 2 3 3v0l4 7v7l3 6v8zm-49 16h-11l-7 2h-5-4l-7 4h-3-5v1 0l-6 2h-1v4 0h-2-4v1 2 0l-2 2v3 2 0 4 3 2 4 0 1 2l2 2v0 2 1l6 4v2h1 4 2v1 2h5 2 5l3 2v0h8l7-2v0h1 4 2l5-3v0h2l1-2v0l4-2 3-3 4-4 4-3v-4l3-5v-4-7l2-3v-7-6z"><text:p/></draw:path><draw:polygon draw:style-name="gr5" draw:text-style-name="P17" svg:width="0.0394in" svg:height="0.0705in" svg:x="3.6902in" svg:y="4.4776in" svg:viewBox="0 0 101 180" draw:points="44,0 44,41 99,41 99,58 44,58 44,132 44,138 44,139 44,143 44,146 44,148 48,150 48,152 49,153 49,153 49,155 51,155 51,155 51,155 51,157 55,157 56,157 56,157 58,157 62,157 64,159 69,159 71,159 99,159 99,178 71,178 64,178 58,178 51,176 44,176 42,175 41,173 37,173 37,173 34,171 30,169 30,168 28,168 28,166 28,164 28,162 26,161 23,159 21,157 21,155 21,150 21,145 19,139 19,132 19,58 0,58 0,41 19,41 19,0"><text:p/></draw:polygon><draw:polygon draw:style-name="gr5" draw:text-style-name="P17" svg:width="0.048in" svg:height="0.0579in" svg:x="3.7382in" svg:y="4.4917in" svg:viewBox="0 0 123 148" draw:points="122,11 122,30 115,28 115,28 109,26 108,25 106,25 102,23 101,23 95,23 93,21 92,21 92,21 86,19 85,19 78,19 72,19 65,21 62,21 62,23 58,23 56,23 55,25 49,26 48,26 48,28 44,28 44,30 42,32 41,35 37,35 35,37 34,41 34,42 30,48 30,51 28,56 26,62 26,67 26,72 26,79 26,85 28,90 30,95 30,102 34,104 34,108 35,109 37,111 41,113 42,115 44,116 44,118 48,120 48,122 49,122 55,122 56,123 58,125 62,125 62,125 65,125 72,127 78,127 85,127 86,127 92,125 92,125 93,125 95,125 101,125 102,123 106,122 108,122 109,122 115,120 115,120 122,116 122,138 115,141 109,141 106,143 101,143 92,145 86,146 83,146 76,146 65,146 58,145 49,143 48,143 44,141 41,141 37,139 34,138 30,138 28,134 26,132 21,129 19,127 14,122 12,116 5,109 2,104 0,97 0,88 0,83 0,72 0,65 0,58 0,49 2,42 5,35 7,34 12,30 12,28 14,25 16,23 19,19 21,18 26,16 28,12 30,11 34,11 37,9 42,7 44,5 48,5 51,4 62,2 69,0 78,0 83,0 90,2 93,2 101,4 106,5 109,5 115,7"><text:p/></draw:polygon><draw:polygon draw:style-name="gr5" draw:text-style-name="P17" svg:width="0.0524in" svg:height="0.076in" svg:x="3.8035in" svg:y="4.472in" svg:viewBox="0 0 134 194" draw:points="132,109 132,192 106,192 106,109 106,104 104,99 104,97 104,92 101,88 99,85 99,83 97,83 97,79 93,78 93,78 92,78 92,76 92,76 90,74 90,74 86,72 85,72 83,72 83,71 79,71 78,71 78,71 76,69 69,69 64,69 58,71 56,71 55,72 49,72 49,72 48,74 44,74 44,76 42,78 41,78 41,78 37,79 35,83 34,85 34,85 30,86 30,90 30,90 28,97 26,99 26,104 26,109 26,115 26,192 0,192 0,0 26,0 26,74 28,72 30,69 30,65 35,64 37,60 41,60 44,58 48,56 49,55 55,53 56,53 58,51 64,49 65,49 71,48 76,48 83,48 90,49 92,51 92,51 97,53 99,53 104,55 106,55 108,56 108,58 111,60 111,60 115,62 118,64 118,65 120,69 122,71 122,72 125,78 125,83 129,90 129,95 132,101"><text:p/></draw:polygon><draw:polygon draw:style-name="gr5" draw:text-style-name="P17" svg:width="0.0386in" svg:height="0.0705in" svg:x="3.563in" svg:y="4.5945in" svg:viewBox="0 0 99 180" draw:points="44,0 44,41 97,41 97,58 44,58 44,132 44,138 44,139 44,143 48,146 48,148 48,150 48,152 48,153 48,153 48,155 49,155 49,155 49,155 51,157 51,157 55,157 55,159 58,159 58,159 64,159 65,159 71,159 97,159 97,178 71,178 64,178 56,178 49,176 44,176 41,175 37,173 35,173 35,173 34,171 30,169 30,168 28,166 28,166 26,164 26,162 23,161 21,159 21,157 19,155 19,150 19,145 16,139 16,132 16,58 0,58 0,41 16,41 16,0"><text:p/></draw:polygon><draw:path draw:style-name="gr5" draw:text-style-name="P17" svg:width="0.0567in" svg:height="0.0579in" svg:x="3.6102in" svg:y="4.6083in" svg:viewBox="0 0 145 148" svg:d="m118 62-2-6v-3l-1-5v-2l-4-5v0l-2-4v-2-1h-1v-4h-4-2l-1-2v-2l-6-1v0-2h-2-1l-4-2h-2-1l-6-2h-5-3l-6 2h-5l-4 2-3 2-4 1-5 4h-2l-3 2-2 2h-2v1 4 2h-3l-2 3v4 3l-2 5-3 6zm118 5v12h-118v6l3 3 2 7v6l2 3 3 2 2 5 5 4 2 3 5 2v0 2l4 1 5 2h7 2l7 2h7 7l7-2h4 3 6 1l2-2h4l8-3 8-2 7-3v23l-7 1-8 2h-1l-7 2h-4-2-1l-7 2-2 1h-4-9-7-7l-8-1-11-2-7-2h-2l-5-2-4-1h-3l-2-4-5-3-2-2-5-2v-2l-2-2-2-3-3-4-2-3-2-2-3-5v-2l-2-5v-9l-2-7v-9-7l2-9v-7l2-5v-9l3-3 4-4v0l5-4 2-3v-2l3-3 4-2 3-4 2-1h5l2-2 2-2 5-2h5v-1l9-2 7-2h9 7l11 2 3 2 6 1h1l6 2 1 2 2 2h4 3l4 3 1 2 2 2v3l4 2 2 3 1 4h4l2 4 1 7v7l4 5v7z"><text:p/></draw:path><draw:polygon draw:style-name="gr5" draw:text-style-name="P17" svg:width="0.0894in" svg:height="0.0567in" svg:x="3.6831in" svg:y="4.6083in" svg:viewBox="0 0 228 145" draw:points="122,30 123,28 125,23 127,21 132,16 134,14 139,11 139,11 145,9 146,7 152,5 153,4 159,2 162,2 168,2 169,0 175,0 182,0 183,2 187,2 189,2 194,4 196,4 198,5 201,5 201,7 203,9 208,11 208,11 212,11 212,12 215,16 217,19 219,25 222,30 224,34 226,41 226,48 226,53 226,58 226,143 201,143 201,58 201,55 201,49 201,48 201,42 198,39 198,35 196,34 194,34 194,30 194,30 191,30 191,30 189,26 187,26 187,25 187,25 183,23 183,23 182,23 180,23 180,21 176,21 173,21 169,21 166,21 159,21 155,21 153,23 153,23 152,23 148,25 146,25 145,26 141,28 139,30 139,30 139,30 138,32 134,34 132,39 131,42 127,48 125,49 125,55 125,58 125,65 125,143 101,143 101,58 101,55 97,49 97,48 97,42 97,39 95,35 93,34 93,34 93,30 93,30 93,30 90,30 88,26 88,26 86,25 86,25 83,23 81,23 79,23 79,23 79,21 76,21 72,21 67,21 62,21 60,21 55,21 55,23 51,23 48,23 48,25 46,25 46,26 44,28 39,30 39,30 37,30 34,32 32,34 32,39 32,42 26,48 25,49 25,55 25,58 25,65 25,143 0,143 0,5 25,5 25,26 26,23 32,19 32,16 34,14 37,11 39,11 44,9 46,7 48,5 51,5 55,4 60,2 62,2 67,2 69,0 74,0 79,0 83,2 88,2 93,4 93,4 97,5 101,7 104,9 108,11 109,12 111,14 115,18 116,21 118,23 122,28"><text:p/></draw:polygon><draw:path draw:style-name="gr5" draw:text-style-name="P17" svg:width="0.0559in" svg:height="0.078in" svg:x="3.7917in" svg:y="4.6083in" svg:viewBox="0 0 143 199" svg:d="m113 74v-7-3-8l-4-5-1-3v-6-1l-2-4v-2l-4-1h-1l-2-4v0h-4l-2-2-1-2v-1l-4-2h-2-1l-4-2h-2-1l-4-2h-2-1-4-2l-1 2h-4-2l-2 2h-1-4v2l-3 1v2 2h-4-2l-5 4v1l-2 2-1 5-4 6v3l-2 5v8 3 7 5 7 4l2 5v7l4 4 1 3 2 2v2l5 5 2 2h4v2 1h3v2h4 1 2l2 2h4 1 2 4 1 2 4 1l2-2h4 1 2l4-2v0l1-1 2-2h4v-2l2-3 1-2 4-2v-2l2-3v0-4l1-7 4-5v-4-7zm-85 44v75h-28v-193h28v20l2-2v-4l4-3 1-2 6-3h1l2-2 4-2 3-2h4l1-1 4-2h5 6l1-2h6 1 6l3 2h4l1 2h2l4 1h3l4 2 2 2 1 2h4l7 5 2 5 5 5 4 4 3 7 4 9v5l3 7v9 7 9 5l-3 9v7l-4 5-3 7-4 7-5 4-2 4-7 7h-4l-1 1-2 2-4 2h-3-4l-2 2-1 1h-4l-3 2h-6-1-6l-1-2h-6-5l-4-3h-1-4l-3-2-4-2-2-1h-1l-6-4-1-3-4-2v-4z"><text:p/></draw:path><draw:polygon draw:style-name="gr5" draw:text-style-name="P17" svg:width="0.0386in" svg:height="0.0705in" svg:x="3.5673in" svg:y="4.711in" svg:viewBox="0 0 99 180" draw:points="44,0 44,39 97,39 97,58 44,58 44,132 44,136 44,141 44,143 46,146 46,148 48,150 48,152 48,153 48,153 48,155 48,155 51,155 51,155 53,157 53,157 53,157 53,159 58,159 60,159 62,159 67,159 69,159 97,159 97,178 69,178 62,178 55,178 51,178 44,176 39,175 39,173 37,173 34,173 34,171 32,169 30,168 26,166 26,166 25,164 25,162 23,159 23,159 23,157 19,155 19,150 19,145 19,139 19,132 19,58 0,58 0,39 19,39 19,0"><text:p/></draw:polygon><draw:path draw:style-name="gr5" draw:text-style-name="P17" svg:width="0.0524in" svg:height="0.0579in" svg:x="3.6146in" svg:y="4.7248in" svg:viewBox="0 0 134 148" svg:d="m132 65v78h-26v-20h-2l-3 4-2 4-2 1-4 4-3 2-5 1v4h-2-5-4l-5 2-2 1h-5-6-3-5-7l-6-1-3-2h-4-3v0l-4-4h-2v-1h-5v-4l-2-2-1-1-4-2v-2-2l-2-2v0-1l-1-2v-4l-4-3v-7-2-7-5-4l4-2v-1l1-2v-4l2-1v-2-2l4-2 3-1v-2h5v-2l6-2 1-1 8-4 5-2 9-2h7l7-1h7 37v-4-2l-2-3v-2-2-1-2l-3-2v-2l-2-1v0-2 0l-2-2-4-2h-1l-2-2v0l-2-1h-3v-2h-2l-7-2h-5l-2-2h-7-7-2l-4 2h-3-4l-3 2v0l-11 2-3 1-6 2-8 4v-21l8-2 6-2 14-3 7-2h7l3-2h8 7l12 2 5 2h5l6 1v2l5 2v2h4l3 1 2 2 2 2v2l3 3 2 2 2 2 3 3v2l4 5v7 7l3 7zm-49 16h-9l-5 2h-9-5l-6 2h-3l-5 2-2 1v0 2l-5 2v0 0l-2 2v1h-4v2 0l-2 2v3 2 0l-1 4v2 5h1v2 1 2l2 2v0 2l4 1 2 4v2h1l4 1v0 0h3l4 2h2 5l2 2h1 8l5-2h2l3-2h2 2 5v0l2-1v-2h3l2-2 3-3 4-4 2-5v-2l5-5v-4-7l2-3v-7-6z"><text:p/></draw:path><draw:path draw:style-name="gr5" draw:text-style-name="P17" svg:width="0.0551in" svg:height="0.0776in" svg:x="3.6866in" svg:y="4.7055in" svg:viewBox="0 0 141 198" svg:d="m25 74 3-3 2-4v-2l5-3h2l2-2 3-2 4-2 3-3h4v0l7-2 5-2h2l4-1h3 5 6v1l3 2h4l3 2h4 2l1 3 6 2 1 2 4 2 3 3 6 4 3 5 6 7v5l1 7 4 6 2 9 1 7v7 10l-1 6-2 7-4 8-1 6v7l-6 5-3 4-6 5-3 5-4 2-1 2-6 2-1 1h-2-4-3l-4 2-3 2v0h-6-5-3-4-2l-5-2-7-2v0h-4l-3-1-4-2-3-2-2-2-2-3-5-2v-4l-2-3h-3v19h-25v-192h25zm88 122v-4-7-5l-4-5-1-4v-7h-2l-4-4v-1l-1-2v-2l-2-2v-1h-4l-2-2-1-2-4-2v0h-3v-1h-4l-2-2h-1-4-3v0h-4-2-5v0l-4 2h-3v1h-2-2l-3 2v2l-4 2h-3v1l-2 4v2l-2 1-5 4v7l-2 4-3 5v5 7 4 7 5 5l3 6 2 5v5l5 4 2 2v1l2 4v2l3 1h4v2l3 2h2 2v0l3 2h4v0l5 1h2 4v0h3l4-1h1 2l4-2v0h3v0l4-2 1-2h2l4-1v-2l2-2v-2l1-1v-2l4-4h2v-5l1-5 4-6v-5-5z"><text:p/></draw:path><draw:polygon draw:style-name="gr5" draw:text-style-name="P17" svg:width="0.0114in" svg:height="0.076in" svg:x="3.7575in" svg:y="4.7055in" svg:viewBox="0 0 30 194" draw:points="0,0 28,0 28,192 0,192"><text:p/></draw:polygon><draw:path draw:style-name="gr5" draw:text-style-name="P17" svg:width="0.0567in" svg:height="0.0579in" svg:x="3.7854in" svg:y="4.7248in" svg:viewBox="0 0 145 148" svg:d="m118 62-2-6v-5l-1-3v-2l-4-5v0l-2-4v-2l-1-1v0l-4-2v-2l-2-2v0l-1-2-4-1h-2l-2-2v0h-3l-2-2h-2-3l-4-2h-3-5l-6 2h-1l-6 2-5 2-7 1-2 2-2 4h-3v2h-2l-2 1-3 4v2 0 3l-2 4v3l-2 5v6zm115 7v10h-118l3 6v3l2 7 2 6v5h3l4 5 3 4 4 3v2h3l2 2 2 1h5l6 2h7l5 2h5 7l7-2h6 3l4-2h1 2 5l7-3 8-2 7-3v23l-7 1-8 4h-1-6-5-2-5l-2 2-5 1h-4-7-7-7l-8-1-11-2h-7l-2-2-5-2-4-1h-3l-2-4-5-3-2-2-5-2v-4h-2l-2-3-5-4v-3l-2-2-3-5v0l-2-7v-9l-2-7v-9-7l2-9v-7l2-5 3-9 2-3v-2l5-4 2-2v-3l2-2 3-3 4-2 3-4h4v-1l5-2 2-2 5-2 2-1h5l7-2 9-2h9 7l7 2 5 2h6 3l4 3 1 2 2 2h4l3 1 4 2 1 2v2l6 3v2l3 3 4 2v4l2 2v7l1 7 4 3v9z"><text:p/></draw:path></draw:g><draw:line draw:style-name="gr7" draw:text-style-name="P17" svg:x1="3.1992in" svg:y1="5.5012in" svg:x2="3.1992in" svg:y2="4.2394in"><text:p/></draw:line><draw:line draw:style-name="gr7" draw:text-style-name="P17" svg:x1="2.1902in" svg:y1="5.5012in" svg:x2="2.1902in" svg:y2="4.2394in"><text:p/></draw:line><draw:g draw:style-name="gr3"><draw:polygon draw:style-name="gr6" draw:text-style-name="P18" svg:width="0.6051in" svg:height="0.9016in" svg:x="2.3921in" svg:y="4.4201in" svg:viewBox="0 0 1538 2291" draw:points="0,2290 0,0 1536,0 1536,2290"><text:p/></draw:polygon><draw:path draw:style-name="gr5" draw:text-style-name="P17" svg:width="0.0539in" svg:height="0.0776in" svg:x="2.5508in" svg:y="4.472in" svg:viewBox="0 0 138 198" svg:d="m23 74 5-3v-4l2-2 2-3 3-2h4l3-2 2-2 2-1 3-2h4l5-2 2-2h5l6-1h3 2 3l4 1 5 2h2l3 2 2 2h6l1 1 2 2 4 2h1l6 5 7 4 1 5 2 5 6 7 1 7 4 6v9 7 7 9 7 7l-4 8-1 6-6 7-2 5-1 4-7 7-6 3-1 2-4 2-2 2h-1l-6 1h-2-3l-2 2-5 2h-4-3-2-3-6-5l-2-2-5-2h-4l-3-1h-2l-2-2-3-2-4-2-3-3-2-2-2-4v-1l-5-4v21h-23v-192h23zm88 122v-6l-2-5-1-5v-5l-4-4v-7h-2v-4l-1-1-4-2v-2l-2-3h-2v0l-3-2-2-2v-2h-2-3l-2-1h-2l-3-2h-2-2-1-4-3v0h-4-2l-2 2h-3l-2 1h-2-3l-2 2v2l-2 2v0h-3l-4 5-3 2v1l-2 4v7l-2 4-3 5v5l-2 5v6 7l2 5v5l3 6 2 7v1l2 6v2l3 1 4 4 3 2v1h2v2h2l3 2 2 2h2 3 2 2l4 1v0h3 4 1l2-1h2 3 2 2l3-2 2-2v0l2-2h3v-1l2-2 2-2v-2l4-1 1-2v-2l2-4v-1l4-7v-6l1-5 2-5z"><text:p/></draw:path><draw:path draw:style-name="gr5" draw:text-style-name="P17" svg:width="0.0531in" svg:height="0.0579in" svg:x="2.6165in" svg:y="4.4917in" svg:viewBox="0 0 136 148" svg:d="m134 65v78h-26v-21l-2 3-2 2v4l-7 1v4l-5 2-2 1-4 2-3 2h-5-2l-4 2-3 1h-5-6-3-6-5l-7-1-7-2h-2v-2h-2l-3-2h-2l-2-1h-3l-2-4v-2 0l-2-3v-2l-3-2h-2v-3 0l-2-2v-4l-1-3-4-5v-4-7l4-5v-4l1-2v-1l2-2v-4-1h5v-4l2-2v-1l2-2 3-2 2-2h5l2-1 7-4 7-2 7-2h7l8-1h8 36v-2-4l-2-3v-2-2-1-2-2l-2-2v0-1l-3-2v-2l-4-2v0h-4l-1-2v0l-2-1v0l-4-2h-3l-5-2h-2l-7-2h-5-6-3l-4 2h-3-4l-2 2h-5l-7 2-4 1-7 2-5 2v-19l7-2 7-2 13-3 7-2h7l3-2h7 11l7 2 7 2 7 1h4l3 2 2 2v2h5l2 1 2 2 1 2 4 2v3l2 2 1 2v3h4l4 7v7l3 6v8zm-51 16h-7l-7 2h-7-4l-7 4h-3-4l-2 1h-1l-4 2h-2v4 0h-1-4v1l-2 2v0 2 3 2 0 4 3 2 4 0 1 2 2 0 2l2 1 5 4v2h2 4v0l1 1 2 2h4 1 6l3 2v0h7l7-2h4v0h2 1l4-3h2 1l4-2v0l2-2 5-3 2-4 5-3v-4l2-5v-4-7l2-3v-7-6z"><text:p/></draw:path><draw:polygon draw:style-name="gr5" draw:text-style-name="P17" svg:width="0.0394in" svg:height="0.0705in" svg:x="2.6819in" svg:y="4.4776in" svg:viewBox="0 0 101 180" draw:points="48,0 48,41 99,41 99,58 48,58 48,132 48,138 48,139 48,143 48,146 48,148 48,150 48,152 49,153 49,153 49,155 49,155 49,155 53,155 53,157 55,157 55,157 56,157 58,157 62,157 64,159 69,159 71,159 99,159 99,178 71,178 64,178 58,178 53,176 48,176 42,175 41,173 39,173 35,173 34,171 32,169 32,168 32,168 28,166 26,164 26,162 26,161 25,159 21,157 21,155 21,150 21,145 19,139 19,132 19,58 0,58 0,41 19,41 19,0"><text:p/></draw:polygon><draw:polygon draw:style-name="gr5" draw:text-style-name="P17" svg:width="0.048in" svg:height="0.0579in" svg:x="2.7299in" svg:y="4.4917in" svg:viewBox="0 0 123 148" draw:points="122,11 122,30 115,28 115,28 111,26 108,25 106,25 104,23 101,23 97,23 93,21 92,21 92,21 86,19 85,19 78,19 72,19 65,21 62,21 62,23 58,23 56,23 51,25 49,26 48,26 48,28 44,28 44,30 42,32 37,35 37,35 35,37 34,41 34,42 32,48 32,51 28,56 26,62 26,67 26,72 26,79 26,85 28,90 32,95 32,102 34,104 34,108 35,109 37,111 37,113 42,115 44,116 44,118 48,120 48,122 49,122 51,122 56,123 58,125 62,125 62,125 65,125 72,127 78,127 85,127 86,127 92,125 92,125 93,125 97,125 101,125 104,123 106,122 108,122 111,122 115,120 115,120 122,116 122,138 115,141 111,141 106,143 101,143 92,145 86,146 79,146 76,146 65,146 58,145 49,143 48,143 44,141 41,141 37,139 34,138 32,138 28,134 25,132 21,129 19,127 14,122 11,116 5,109 4,104 0,97 0,88 0,83 0,72 0,65 0,58 0,49 4,42 5,35 7,34 11,30 12,28 14,25 18,23 19,19 21,18 25,16 28,12 32,11 34,11 37,9 42,7 44,5 48,5 51,4 62,2 69,0 78,0 83,0 90,2 93,2 101,4 106,5 111,5 115,7"><text:p/></draw:polygon><draw:polygon draw:style-name="gr5" draw:text-style-name="P17" svg:width="0.0512in" svg:height="0.076in" svg:x="2.7949in" svg:y="4.472in" svg:viewBox="0 0 131 194" draw:points="129,109 129,192 106,192 106,109 106,104 104,99 101,97 101,92 101,88 99,85 99,83 97,83 97,79 93,78 93,78 93,78 92,76 92,76 90,74 86,74 86,72 85,72 83,72 83,71 79,71 78,71 78,71 74,69 69,69 64,69 60,71 56,71 55,72 49,72 48,72 48,74 46,74 46,76 42,78 41,78 41,78 39,79 34,83 34,85 34,85 34,86 32,90 32,90 28,97 26,99 26,104 26,109 26,115 26,192 0,192 0,0 26,0 26,74 28,72 32,69 34,65 34,64 39,60 41,60 46,58 48,56 49,55 55,53 56,53 60,51 64,49 67,49 71,48 76,48 83,48 86,49 92,51 93,51 97,53 99,53 101,55 106,55 108,56 108,58 111,60 111,60 115,62 115,64 118,65 120,69 122,71 122,72 125,78 125,83 129,90 129,95 129,101"><text:p/></draw:polygon><draw:polygon draw:style-name="gr5" draw:text-style-name="P17" svg:width="0.0386in" svg:height="0.0705in" svg:x="2.5547in" svg:y="4.5945in" svg:viewBox="0 0 99 180" draw:points="46,0 46,41 97,41 97,58 46,58 46,132 46,138 46,139 46,143 48,146 48,148 48,150 48,152 49,153 49,153 49,155 49,155 49,155 49,155 53,157 53,157 53,157 55,159 60,159 60,159 64,159 65,159 71,159 97,159 97,178 71,178 64,178 56,178 49,176 46,176 41,175 39,173 35,173 34,173 34,171 32,169 32,168 28,166 28,166 25,164 25,162 25,161 21,159 21,157 19,155 19,150 19,145 19,139 19,132 19,58 0,58 0,41 19,41 19,0"><text:p/></draw:polygon><draw:path draw:style-name="gr5" draw:text-style-name="P17" svg:width="0.0567in" svg:height="0.0579in" svg:x="2.602in" svg:y="4.6083in" svg:viewBox="0 0 145 148" svg:d="m120 62-4-6v-3l-1-5v-2l-2-5v0-4-2l-4-1h-1l-2-4v0h-4l-1-2v-2l-6-1v0-2h-2-1l-4-2h-2-1l-4-2h-7-3l-6 2h-5l-4 2-5 2-2 1-5 4h-2l-1 2-4 2h-2v1 4 2h-1l-4 3v4 3l-2 5-2 6zm117 5v12h-117v6l2 3 2 7v6l4 3 1 2 2 5 5 4 2 3 5 2v0l2 2v1l7 2h7 2l7 2h7 7l7-2h4 3 6 5v-2h2l8-3 8-2 7-3v23l-7 1-8 2h-3l-5 2h-2-4-3l-5 2-2 1h-4-9-5-9l-8-1-11-2-7-2h-2l-7-2-2-1h-1l-4-4-4-3-3-2-2-2-2-2-3-2-2-3-5-4v-3l-2-2-2-5v-2l-3-5-2-9v-7-9-7-9l2-7 3-5v-9l2-3 2-4h3l2-4 5-3 2-2v-3l2-2 5-4 2-1h5l2-2 4-2 3-2h5l2-1 7-2 7-2h9 7l11 2 3 2 6 1h1l6 2 5 2v2h2 5v3l3 2 4 2v3l2 2 2 3 3 4v0l4 4 3 7v7l2 5v7z"><text:p/></draw:path><draw:polygon draw:style-name="gr5" draw:text-style-name="P17" svg:width="0.0894in" svg:height="0.0567in" svg:x="2.6748in" svg:y="4.6083in" svg:viewBox="0 0 228 145" draw:points="122,30 125,28 125,23 129,21 132,16 136,14 139,11 139,11 145,9 146,7 152,5 153,4 159,2 164,2 168,2 171,0 175,0 182,0 183,2 187,2 189,2 191,4 196,4 198,5 201,5 201,7 203,9 205,11 208,11 212,11 212,12 215,16 217,19 219,25 219,30 224,34 226,41 226,48 226,53 226,58 226,143 201,143 201,58 201,55 201,49 201,48 201,42 198,39 198,35 196,34 194,34 194,30 191,30 191,30 191,30 189,26 187,26 187,25 187,25 183,23 183,23 182,23 180,23 176,21 176,21 173,21 171,21 164,21 159,21 157,21 153,23 153,23 152,23 150,25 146,25 145,26 143,28 139,30 139,30 139,30 138,32 136,34 132,39 131,42 129,48 125,49 125,55 125,58 125,65 125,143 101,143 101,58 101,55 97,49 97,48 97,42 95,39 95,35 95,34 93,34 93,30 93,30 93,30 90,30 88,26 88,26 86,25 86,25 83,23 81,23 79,23 79,23 79,21 76,21 72,21 67,21 65,21 58,21 56,21 53,23 51,23 49,23 49,25 46,25 44,26 44,28 39,30 39,30 37,30 35,32 32,34 32,39 30,42 28,48 25,49 25,55 25,58 25,65 25,143 0,143 0,5 25,5 25,26 28,23 30,19 32,16 35,14 37,11 39,11 44,9 46,7 49,5 51,5 56,4 60,2 65,2 67,2 71,0 74,0 79,0 81,2 88,2 93,4 95,4 95,5 101,7 104,9 108,11 109,12 109,14 115,18 116,21 118,23 122,28"><text:p/></draw:polygon><draw:path draw:style-name="gr5" draw:text-style-name="P17" svg:width="0.0543in" svg:height="0.078in" svg:x="2.7846in" svg:y="4.6083in" svg:viewBox="0 0 139 199" svg:d="m109 74v-7-3-8l-3-5-2-3v-6-1l-2-4-1-2v-1h-4l-2-4v0h-2l-3-2v-2l-2-1-2-2h-3-2l-2-2h-3-2l-2-2h-3-2-2-5v2h-2-3l-2 2h-2-3l-2 2-2 1v2 2h-3-4l-3 4-2 1v2l-2 5v6l-4 3-1 5v8l-2 3v7 5l2 7v4l1 5 4 7v4l2 3v2l2 2 3 5 4 2h3v2 1h2l2 2h3 2 2l3 2h2v0h5 2 2 3 2 2l3-2h2 2 3l2-2h2v-1l3-2h2v-2l2-3 4-2v-2l1-2 2-3v0-4l2-7 3-5v-4-7zm-86 44v75h-23v-193h23v20l3-2 4-4v-3l2-2 5-3v0l4-2 3-2 2-2h5l2-1 5-2h2 7l2-2h5 2 5l5 2h2l2 2h3l2 1h6l1 2 2 2 2 2h3l4 5 7 5 3 5 4 4 4 7 3 9v5l4 7v9 7 9 5l-4 9v7l-3 5-4 7-4 7-3 4-7 4-4 7h-3l-2 1-2 2-1 2h-6-2l-3 2-2 1h-2l-5 2h-5-2-5l-2-2h-7-2l-5-3h-2-5l-2-2-3-2-4-1v0l-5-4-2-3v-2l-4-4z"><text:p/></draw:path><draw:polygon draw:style-name="gr5" draw:text-style-name="P17" svg:width="0.0386in" svg:height="0.0705in" svg:x="2.5591in" svg:y="4.711in" svg:viewBox="0 0 99 180" draw:points="44,0 44,39 97,39 97,58 44,58 44,132 44,136 44,141 44,143 46,146 46,148 49,150 49,152 49,153 49,153 49,155 49,155 51,155 51,155 53,157 53,157 53,157 53,159 58,159 60,159 62,159 67,159 69,159 97,159 97,178 69,178 62,178 55,178 51,178 44,176 39,175 39,173 37,173 35,173 35,171 32,169 30,168 28,166 28,166 25,164 23,162 23,159 23,159 23,157 21,155 21,150 21,145 21,139 21,132 21,58 0,58 0,39 21,39 21,0"><text:p/></draw:polygon><draw:path draw:style-name="gr5" draw:text-style-name="P17" svg:width="0.0531in" svg:height="0.0579in" svg:x="2.6055in" svg:y="4.7248in" svg:viewBox="0 0 136 148" svg:d="m134 65v78h-26v-20h-2l-2 4v4l-5 1-2 4-5 2-6 1v4h-3-4-3l-4 2-3 1h-5-8-1-6-7l-5-1-3-2h-6-2v0l-1-4h-4v-1h-3l-4-4v-2l-2-1v-2-2l-1-2-4-2v0l-2-1v-2-4l-1-3-4-7v-2-7l4-5v-4l1-2v-1-2l2-4 4-1 1-2v-2-2l2-1 4-2h3v-2l5-2 2-1 7-4 7-2 7-2h7l8-1h8 36v-4-2l-2-3v-2-2-1-2l-2-2v-2-1 0l-3-2v0l-2-2-2-2h-4l-1-2v0l-2-1h-4v-2h-3l-5-2h-6l-3-2h-5-8-1l-4 2h-3-6v2h-1l-9 2-6 1-5 2-9 4v-21l9-2 5-2 15-3 7-2h7l3-2h7 7l11 2 7 2h7l4 1 3 2 2 2v2h5l2 1 2 2 3 2v2l2 3 2 2 3 2v3l2 2 5 5v7l2 7v7zm-51 16h-7l-7 2h-7-6l-5 2h-3l-6 2v1h-1v2l-6 2v0 0l-1 2v1h-2v2h-4v2 3 2 0l-2 4v2 5h2v2 1 2 2h4v2l2 1 1 4v2h2l4 1v0h1v0l6 2h1 6l1 2h2 7l7-2v0l4-2h2 1 4 2l1-1v-2h4l2-2 5-3 2-4 5-5v-2l2-5v-4-7l2-3v-7-6z"><text:p/></draw:path><draw:path draw:style-name="gr5" draw:text-style-name="P17" svg:width="0.0559in" svg:height="0.0776in" svg:x="2.6783in" svg:y="4.7055in" svg:viewBox="0 0 143 198" svg:d="m26 74 2-3 2-4v-2l5-3h2l4-2 1-2 2-2 5-3h6 1l2-2 6-2h3l4-1h3 5 6l1 1 2 2h4l3 2h4 2l1 3 6 2 1 2 4 2 3 3 6 4 5 5 4 7v5l3 7 2 6 2 9 3 7v7 10l-3 6-2 7-2 8-3 6v7l-4 5-5 4-6 5-3 5-4 2-1 2-6 2-1 1h-2-4-3l-4 2-2 2h-1-6-5-3-4-3l-6-2-2-2h-1-6l-5-1-2-2-1-2-4-2-2-3-5-2v-4l-2-3h-2v19h-26v-192h26zm87 122v-4-7-5l-4-5-1-4v-7h-2l-4-4-1-1v-2-2l-2-2v-1h-4l-2-2-1-2-4-2h-2v0l-1-1h-4l-2-2h-1-6-1v0h-4-3-2-4l-2 2v0l-1 1h-4-2l-1 2-4 2-2 2h-1v1l-4 4-2 2v1l-5 4v7l-2 4-2 5v5 7 4 7 5 5l2 6 2 5v5l5 4v2l2 1 4 4v2l1 1h2l4 2 1 2h2 4 1v2h2 4l2 1h3 4v0h1l6-1h1 2l4-2h1v0h2l4-2 1-2h2l4-1v-2l2-2v-2-1l1-2 4-4h2v-5l1-5 4-6v-5-5z"><text:p/></draw:path><draw:polygon draw:style-name="gr5" draw:text-style-name="P17" svg:width="0.0114in" svg:height="0.076in" svg:x="2.7492in" svg:y="4.7055in" svg:viewBox="0 0 30 194" draw:points="0,0 28,0 28,192 0,192"><text:p/></draw:polygon><draw:path draw:style-name="gr5" draw:text-style-name="P17" svg:width="0.0567in" svg:height="0.0579in" svg:x="2.7772in" svg:y="4.7248in" svg:viewBox="0 0 145 148" svg:d="m120 62-4-6v-5l-1-3v-2l-2-5v0l-4-4v-2-1 0l-3-2v-2l-4-2v0l-1-2-2-1h-4l-2-2v0h-1l-4-2h-2-1l-6-2h-1-7l-6 2h-1l-8 2-5 2-2 1-5 2-2 4h-3l-2 2v0l-2 1-3 4v2 0 3l-2 4-2 3v5 6zm115 7v10h-118l3 6v3l2 7 2 6v5h3l2 5 5 4 4 3 3 2v0l2 2 2 1h5l6 2h7l7 2h1 9l7-2h6 5l2-2h1 4 3l7-3 8-2 7-3v23l-7 1-8 4h-3-4-3-4-3l-4 2-3 1h-6-7-7-7l-8-1-11-2h-7l-4-2-5-2-2-1h-3l-2-4-5-3-2-2-4-2v-4h-3l-2-3-5-4v-3l-2-2-2-5v0l-3-7-2-9v-7-9-7-9l2-7 3-5 2-9 2-3v-2l5-4v-2l5-3v-2l2-3 4-2 3-4h4v-1l5-2 2-2 5-2 5-1h2l7-2 7-2h13 7l7 2 3 2h6 5l2 3 1 2 4 2h2l5 1 2 2 1 2v2l6 3v2l3 3v2l4 4 2 2 1 7v7l4 3v9z"><text:p/></draw:path></draw:g><draw:line draw:style-name="gr7" draw:text-style-name="P17" svg:x1="5.2157in" svg:y1="5.5012in" svg:x2="5.2157in" svg:y2="4.2394in"><text:p/></draw:line><draw:line draw:style-name="gr7" draw:text-style-name="P17" svg:x1="2.1902in" svg:y1="4.2394in" svg:x2="6.224in" svg:y2="4.2394in"><text:p/></draw:line><draw:g draw:style-name="gr3"><draw:polygon draw:style-name="gr8" draw:text-style-name="P18" svg:width="0.6067in" svg:height="0.9024in" svg:x="5.4165in" svg:y="6.0417in" svg:viewBox="0 0 1542 2293" draw:points="769,2291 730,2288 690,2284 653,2277 614,2267 540,2240 471,2201 402,2152 339,2096 279,2028 228,1956 176,1873 131,1787 93,1690 62,1593 35,1485 16,1376 4,1261 0,1147 4,1028 16,915 35,806 62,700 93,600 131,506 176,418 228,337 279,263 339,198 402,139 471,90 540,51 614,23 653,14 690,7 730,2 769,0 810,2 847,7 887,14 924,23 997,51 1069,90 1134,139 1199,198 1256,263 1312,337 1362,418 1406,506 1446,600 1476,700 1505,806 1522,915 1535,1028 1540,1147 1535,1261 1522,1376 1505,1485 1476,1593 1446,1690 1406,1787 1362,1873 1312,1956 1256,2028 1199,2096 1134,2152 1069,2201 997,2240 924,2267 887,2277 847,2284 810,2288"><text:p/></draw:polygon><draw:path draw:style-name="gr5" draw:text-style-name="P17" svg:width="0.024in" svg:height="0.098in" svg:x="5.5976in" svg:y="6.45in" svg:viewBox="0 0 62 250" svg:d="m34 0h26v32h-26zm0 23h26v144 6 7 5l-4 5-1 4v2l-2 3v0l-4 4v1h-1l-2 2v2l-4 2v0h-1l-2 1h-4l-1 4h-2l-4 2h-3-7-6-12v-18h11 1l2-2h5v-1h2 4v-2h1v0l2-2v0 0-2 0 0l4-2v-1l2-4v-3-6-1-6z"><text:p/></draw:path><draw:path draw:style-name="gr5" draw:text-style-name="P17" svg:width="0.0567in" svg:height="0.0579in" svg:x="5.6374in" svg:y="6.4717in" svg:viewBox="0 0 145 148" svg:d="m71 0h8 11 2 5 2l2 4 5 1 5 2v0l2 2 5 3 2 2 5 2v3h2l2 4 3 2 2 3 2 4 3 3 2 6v8 7l2 8v8 7l-2 9v7 7l-2 7-3 2-2 4-2 1-3 4-2 3-2 2v4l-5 2-2 1h-5l-2 2v2l-5 3h-5l-2 2h-2l-5 2-2 2-11 1h-8-4l-11-1-3-2-4-2h-1l-6-2h-3l-4-3-1-2-2-2h-4l-3-1-4-2-2-4v-2l-5-3v-4l-2-1-5-4v-2l-2-7v-7l-1-7-4-9v-7-8l4-8 1-7v-8l2-6v-3l5-4 2-3v-2l5-4v0l2-3 4-2 3-2 4-3 2-2h1l4-2 3-1 6-4h1 4 3 11zm4 19v0h-4v0h-3-2-2-4l-3 2v0l-4 2-1 2v0l-2 1-4 2-1 4-2 2v3l-4 4-1 3v5l-6 6v5 5 7 6 7 5l6 3v4l1 7v2l4 2v1l2 2h1v4h4l2 1v2l1 2 4 2v0h3v1h6l2 2h3v0h4v0h5 2 1v0l6-2v0l5-1h2 1l4-2v-2l2-2v-1h2l3-4 2-2 2-1 3-2v-2-7l2-4 2-3v-5l3-7v-6-7l-3-5v-4l-2-7-2-5v-3-4h-3l-2-2-2-3-3-4-2-2v-1h-2v-2l-4-2h-1l-2-2h-5v0h-6v0h-1-2z"><text:p/></draw:path><draw:path draw:style-name="gr5" draw:text-style-name="P17" svg:width="0.0559in" svg:height="0.0795in" svg:x="5.7102in" svg:y="6.45in" svg:viewBox="0 0 143 203" svg:d="m26 76 4-2v-2l4-3v-2l3-3 4-2 3-2 4-2 1-2 2-1h5 6 2 1l7-2h6 1 4l3 2h6v0h5 2l2 1 5 2 2 2 1 2 4 2 3 5 6 5 1 4 6 5 5 9 2 5 2 7 3 7v7 9 7 7l-3 7-2 7-2 7-5 6-6 7-1 5-6 3-3 4-4 2-1 2-2 3h-5-2l-2 2-5 2v1h-6l-3 2h-4-1-6l-7-2h-1-2l-6-3h-5l-2-2h-1l-4-3-3-2-4-2-3-2v-2l-4-1v-4l-4-3v21h-26v-196h26zm87 127v-7-5l-4-6v-5-7l-1-4-2-1v0l-4-4-1-2v0l-4-3v-2-2h-4l-1-1v-2l-2-2h-4-3-4v0h-1l-2-2h-4-1-6-1v2h-2-4-2-5v0l-2 2v2l-1 1h-4l-2 2-1 2-4 3-2 2-1 4v1l-4 4v7l-2 5v6l-2 5v7 4l2 7v5l2 5v4l4 7v3l1 2 2 2 4 3h1l2 2 4 2 1 2v1h2v0l5 2h2l4 2h2v0h1 6 1 4 2 1v-2h4l3-2h4 2v-1l1-2 4-2v-2 0l4-3v0l1-2 4-2v-1l2-2 1-7v-4-5l4-5v-7z"><text:p/></draw:path><draw:polygon draw:style-name="gr5" draw:text-style-name="P17" svg:width="0.0488in" svg:height="0.0732in" svg:x="5.7831in" svg:y="6.4539in" svg:viewBox="0 0 125 187" draw:points="7,164 51,164 51,23 0,32 0,7 49,0 78,0 78,164 123,164 123,185 7,185"><text:p/></draw:polygon></draw:g><draw:line draw:style-name="gr9" draw:text-style-name="P18" svg:x1="5.7193in" svg:y1="6.0425in" svg:x2="5.7193in" svg:y2="5.3217in"><text:p/></draw:line><draw:g draw:style-name="gr3"><draw:polygon draw:style-name="gr5" draw:text-style-name="P17" svg:width="0.0323in" svg:height="0.0614in" svg:x="5.4654in" svg:y="5.5508in" svg:viewBox="0 0 83 157" draw:points="81,0 81,16 62,16 62,16 56,16 55,16 53,16 49,16 49,16 49,18 48,18 48,18 48,19 46,19 46,19 46,19 46,19 46,21 46,21 46,23 46,23 42,25 42,26 42,30 42,34 42,34 42,44 76,44 76,58 42,58 42,155 21,155 21,58 0,58 0,44 21,44 21,35 21,34 21,26 25,23 25,19 26,18 26,16 26,16 26,16 28,14 32,12 32,11 32,9 32,9 34,7 35,7 35,5 39,5 41,4 42,2 46,2 48,2 53,2 56,0 62,0"><text:p/></draw:polygon><draw:path draw:style-name="gr5" draw:text-style-name="P17" svg:width="0.0087in" svg:height="0.0614in" svg:x="5.5039in" svg:y="5.5508in" svg:viewBox="0 0 23 157" svg:d="m0 0h21v23h-21zm0 21h21v111h-21z"><text:p/></draw:path><draw:polygon draw:style-name="gr5" draw:text-style-name="P17" svg:width="0.0087in" svg:height="0.0614in" svg:x="5.5291in" svg:y="5.5508in" svg:viewBox="0 0 23 157" draw:points="0,0 21,0 21,155 0,155"><text:p/></draw:polygon><draw:polygon draw:style-name="gr5" draw:text-style-name="P17" svg:width="0.0071in" svg:height="0.0614in" svg:x="5.5539in" svg:y="5.5508in" svg:viewBox="0 0 19 157" draw:points="0,0 18,0 18,155 0,155"><text:p/></draw:polygon><draw:path draw:style-name="gr5" draw:text-style-name="P17" svg:width="0.0071in" svg:height="0.0614in" svg:x="5.5791in" svg:y="5.5508in" svg:viewBox="0 0 19 157" svg:d="m0 0h18v23h-18zm0 21h18v111h-18z"><text:p/></draw:path><draw:polygon draw:style-name="gr5" draw:text-style-name="P17" svg:width="0.0413in" svg:height="0.0453in" svg:x="5.6035in" svg:y="5.5665in" svg:viewBox="0 0 106 116" draw:points="104,48 104,115 79,115 79,48 79,46 79,41 79,37 79,34 78,32 78,30 78,28 76,28 76,26 76,25 76,25 72,23 72,21 72,21 71,19 69,19 65,19 65,18 65,18 64,18 62,16 62,16 60,16 55,16 49,16 48,16 46,18 42,18 41,18 39,19 35,19 34,21 34,21 32,23 32,23 32,25 28,26 28,28 26,28 25,30 25,32 25,32 25,34 21,37 19,41 19,44 19,48 19,51 19,115 0,115 0,4 19,4 19,21 19,18 25,16 25,12 26,11 28,11 32,9 34,7 35,5 39,4 42,4 46,4 48,2 48,2 53,0 56,0 60,0 64,0 71,2 72,2 72,2 76,4 76,4 79,4 79,4 83,5 85,7 86,9 90,11 92,11 92,12 92,12 93,14 93,16 93,18 97,23 101,28 101,32 101,35 104,41"><text:p/></draw:polygon><draw:path draw:style-name="gr5" draw:text-style-name="P17" svg:width="0.0433in" svg:height="0.0622in" svg:x="5.6563in" svg:y="5.5665in" svg:viewBox="0 0 111 159" svg:d="m109 101v5 7 7 3l-1 8-2 1v4l-4 2-1 1v4h-6-2v3 2h-1l-6 2-1 2-4 1h-2l-1 2h-6-5l-3 2h-11-4l-5-2h-12v0h-4v0h-5l-4-2-3-3v-18l3 4 4 2h5l4 1 3 2h2l2 2h3 2 5v0h2 5 4l4-2 3-2h4l1-1h2 4v0l1-4v0-2l2-1 4-2v0l1-2v-4 0l2-1 4-6v-3-5-2-11 2l-4 4h-2l-1 3-4 2h-2-1v3l-6 2h-1l-6 2h-1v0l-6 2h-5-2-5l-2-2h-5-2-2l-3-2h-2l-2-2-2-1-3-2h-2-2v-4l-3-1h-2v-4l-2-2-3-2v-3l-4-4v-5l-3-5v-7l-2-4v-7-7l2-5v-5l3-7v-4l2-2 2-3v-2l3-4 2-1v-2l2-2 3-2v-1h2l2-2 3-4h2l2-1h2 3l2-2h2 5l2-2h5 2 5l6 2v0l1 2h6 1l6 1v2l1 2 2 2h4l1 1 2 4 4 2v1-15h17zm-17 54v-7-3-4l-4-3v-6l-2-3-1-2-4-4-2-3v0l-1-2v0l-4-2h-2v-1h-1l-4-2h-2-1v0h-4-4-5v0h-2v0h-3l-2 2h-2l-3 1h-2v2h-2l-3 2v0l-2 3-2 4v2l-5 3v6 3 4l-2 3v7 6l2 3v4 5 3l5 4v3h2v2l2 2v2l3 1 2 2v0h2 3l2 2h2l3 2v0h2v2h5 4l4-2v0h1l2-2h4l1-2v0h2 4v-2l1-1v-2l2-2v-2h4l1-3 2-4v-3l4-5v-4-3z"><text:p/></draw:path><draw:path draw:style-name="gr5" draw:text-style-name="P17" svg:width="0.0079in" svg:height="0.0614in" svg:x="5.5319in" svg:y="5.6445in" svg:viewBox="0 0 21 157" svg:d="m0 0h19v23h-19zm0 19h19v113h-19z"><text:p/></draw:path><draw:polygon draw:style-name="gr5" draw:text-style-name="P17" svg:width="0.0307in" svg:height="0.0567in" svg:x="5.5492in" svg:y="5.6492in" svg:viewBox="0 0 79 145" draw:points="37,0 37,30 78,30 78,46 37,46 37,106 37,113 37,115 37,118 37,118 37,118 37,120 41,120 41,120 41,122 41,122 42,122 42,123 42,123 42,123 42,125 44,125 48,127 48,127 48,127 48,127 51,127 55,127 58,127 78,127 78,143 58,143 51,143 48,141 42,139 37,139 34,138 34,138 30,138 28,138 28,138 28,136 23,134 23,134 23,132 21,132 21,129 19,127 19,127 19,123 16,118 16,115 16,111 16,106 16,46 0,46 0,30 16,30 16,0"><text:p/></draw:polygon><draw:polygon draw:style-name="gr5" draw:text-style-name="P17" svg:width="0.0067in" svg:height="0.0217in" svg:x="5.5917in" svg:y="5.6465in" svg:viewBox="0 0 18 56" draw:points="16,0 16,55 0,55 0,0"><text:p/></draw:polygon><draw:polygon draw:style-name="gr5" draw:text-style-name="P17" svg:width="0.0386in" svg:height="0.0461in" svg:x="5.6118in" svg:y="5.6602in" svg:viewBox="0 0 99 118" draw:points="86,7 86,23 85,21 79,19 76,19 71,18 69,16 62,16 56,16 51,16 49,16 44,16 41,16 41,16 39,16 34,18 32,19 28,19 26,19 26,19 26,19 26,21 25,23 25,23 25,25 25,25 25,26 25,26 25,28 25,28 25,30 25,30 25,32 25,32 25,34 25,35 25,35 25,35 25,35 25,37 25,37 25,37 25,39 25,39 25,39 25,41 26,41 26,41 26,42 26,42 28,42 32,44 32,44 34,44 35,46 39,48 41,48 49,51 55,51 62,53 65,53 71,55 72,55 79,56 83,58 85,60 85,62 86,62 86,62 86,65 90,65 92,67 92,69 93,69 93,71 93,72 93,74 93,76 97,79 97,83 97,86 97,86 93,90 93,90 93,92 93,93 93,95 93,99 92,99 90,101 86,102 86,104 86,104 85,106 85,106 83,109 79,109 79,109 76,109 72,111 72,111 71,113 65,115 62,116 55,116 51,116 44,116 41,116 35,116 25,116 12,113 7,111 4,109 0,109 0,90 7,93 12,95 14,97 18,99 21,99 25,99 26,99 28,101 32,101 35,101 39,102 41,102 44,102 49,102 51,102 55,101 56,101 58,101 64,99 65,99 65,99 69,99 69,97 71,95 71,95 71,95 71,93 71,93 72,92 72,92 72,90 72,90 72,90 72,90 72,88 72,86 72,86 72,85 72,83 72,81 72,79 72,79 72,79 72,78 72,78 72,76 72,76 71,76 71,74 71,74 71,74 71,74 71,72 69,72 69,72 65,72 64,72 58,69 56,69 55,69 49,67 44,67 39,65 34,64 28,62 25,62 25,60 19,58 14,55 12,55 11,53 11,53 11,51 7,51 7,51 5,49 5,48 5,46 4,44 4,42 4,39 4,35 4,34 4,32 4,30 4,26 4,26 4,25 4,23 4,19 5,19 5,18 7,16 7,14 11,14 11,14 11,12 14,9 18,7 18,7 19,7 21,5 25,4 32,2 34,2 41,2 44,0 51,0 55,0 58,2 71,2 72,2 76,2 79,4"><text:p/></draw:polygon><draw:polygon draw:style-name="gr5" draw:text-style-name="P17" svg:width="0.0315in" svg:height="0.0567in" svg:x="5.4728in" svg:y="5.7421in" svg:viewBox="0 0 81 145" draw:points="35,0 35,32 79,32 79,48 35,48 35,108 35,113 37,116 37,120 37,120 37,122 37,122 41,123 41,123 42,123 42,123 42,123 42,125 42,125 42,125 42,125 42,125 44,127 44,127 48,127 49,127 51,129 56,129 56,129 79,129 79,143 56,143 51,143 44,143 42,143 37,143 34,141 30,141 30,139 28,139 26,138 26,138 26,136 23,136 23,134 21,132 21,132 19,129 19,127 16,125 16,122 16,116 16,113 16,108 16,48 0,48 0,32 16,32 16,0"><text:p/></draw:polygon><draw:path draw:style-name="gr5" draw:text-style-name="P17" svg:width="0.0441in" svg:height="0.0461in" svg:x="5.5118in" svg:y="5.7539in" svg:viewBox="0 0 113 118" svg:d="m93 48v-4-3l-3-2v-4-3l-2-2-5-4v-3h-2v-2l-3-2-4-1h-2-1v0h-4-2v0l-1-2h-6-5l-2 2h-2-5l-5 1h-2l-2 2-3 2-2 2-2 1v2 2l-3 2-2 3v4l-2 2v3 4zm90 7v7h-90v5 5 4l2 2v3l2 2v0l3 3v2 2h2l5 2v1 0 2h2 2l3 2h2l2 2h5l2 2 5 1h7 6l7-1 3-2h5l4-2h3l2-2h2l4-2h3l5-1v16l-5 3-7 2h-4-7l-5 2h-7l-7 1h-3-8l-7-1-7-2h-7v0l-5-2-2-2-3-1h-2l-2-2-3-2-2-2-5-5-2-2v-2l-5-1v-4-2-3l-2-5-2-6v-7-7-3-9l2-5 2-6v-1-4-2l3-5h2v-4l2-1h3l4-4v-2l3-1 2-2 2-2 3-2h4l3-1 2-2h2l7-2h5 7 7 6 3l4 2h3v2l2 1h3l2 2h2l3 4h2v1l2 2v4h4l3 1v4 0l4 3 1 6 2 5v5 6z"><text:p/></draw:path><draw:polygon draw:style-name="gr5" draw:text-style-name="P17" svg:width="0.0713in" svg:height="0.0449in" svg:x="5.5693in" svg:y="5.7539in" svg:viewBox="0 0 182 115" draw:points="99,23 101,21 101,18 104,18 106,14 108,11 111,11 113,7 115,5 118,5 120,4 125,2 129,0 132,0 134,0 139,0 141,0 146,0 148,0 150,0 152,0 152,0 157,2 159,2 159,5 162,5 162,5 164,7 166,7 166,11 169,11 171,12 173,16 176,19 178,23 178,26 180,32 180,35 180,41 180,48 180,113 162,113 162,48 162,44 162,41 159,37 159,35 159,32 159,30 159,28 157,26 157,26 155,23 152,23 152,23 152,23 152,21 150,19 148,19 148,19 148,19 148,18 146,18 146,18 143,18 141,18 139,18 139,18 134,18 132,18 129,18 127,18 125,18 122,18 120,18 120,19 118,19 118,19 115,21 115,21 113,23 111,23 111,25 108,28 106,30 104,34 104,37 101,39 101,42 101,48 101,51 101,113 79,113 79,48 79,44 79,41 79,37 78,35 78,32 78,28 78,26 76,26 76,23 72,23 71,23 71,21 71,19 71,19 69,19 69,19 65,18 64,18 64,18 62,18 62,18 58,18 56,18 55,18 49,18 48,18 44,18 42,18 42,18 41,18 41,19 39,19 35,19 35,21 34,21 34,23 32,23 28,25 28,26 26,28 26,30 26,30 26,32 26,34 25,37 21,39 21,42 19,48 19,51 19,113 0,113 0,2 19,2 19,19 21,18 26,16 26,12 28,11 28,11 34,7 35,5 39,5 41,4 42,2 44,2 49,0 51,0 55,0 56,0 62,0 64,0 69,0 71,0 71,0 76,2 78,4 83,5 85,5 86,7 86,11 90,11 92,14 93,18 97,18 97,21"><text:p/></draw:polygon><draw:path draw:style-name="gr5" draw:text-style-name="P17" svg:width="0.0441in" svg:height="0.0614in" svg:x="5.6567in" svg:y="5.7539in" svg:viewBox="0 0 113 157" svg:d="m90 58v-3-6-5l-4-3v-4l-1-3-2-4-4-4-1-3-2-2v0l-4-2h-1v-1h-2-4-1-2v0l-4-2h-2-1-4-2v2h-1v0h-4-2-1l-4 1h-2v2h-1l-4 2v0 2 1l-4 4v4l-1 3-4 4v3 5l-2 6v3 6l2 3v5 4l4 3 1 4v5l4 2v2 1 0l4 2h1v2h2l4 2h1l2 2 4 1v0h1v0h2 4 3 4v0h2l1-1 4-2h2v-2h1l4-2v0l2-2v0-1l1-2 4-2 2-5 1-4v-3l4-4v-5-3zm-71 33v58h-19v-153h19v17l2-1v-2l5-4v-1h2l2-4 4-2h1l2-1 4-2h3l4-2h1 2 5 6 2 5 2 5v2h2l1 2 4 1h2l1 2 4 2 2 2v1l1 2 4 4h2v1l5 4 2 7 2 5v6l3 5v7 5 7 7l-3 4v7l-2 5-2 5-5 2v4l-2 3h-4l-1 2v4h-2l-4 1-1 2-2 2h-4-1-2v2h-5-2l-5 1h-2-6-5l-2-1h-1-4l-3-2h-4-2l-1-2-4-2-2-1-2-2v-2l-5-2v-3z"><text:p/></draw:path><draw:polygon draw:style-name="gr5" draw:text-style-name="P17" svg:width="0.0295in" svg:height="0.0567in" svg:x="5.4776in" svg:y="5.8366in" svg:viewBox="0 0 76 145" draw:points="32,0 32,32 74,32 74,46 32,46 32,106 32,111 32,115 32,116 32,118 35,120 35,120 35,122 35,122 37,122 37,122 37,122 39,123 39,123 39,125 39,125 42,125 42,125 44,125 44,125 44,125 46,127 51,127 53,127 74,127 74,143 53,143 46,143 44,141 39,141 32,139 30,139 30,139 28,138 25,138 23,136 23,134 21,134 18,132 18,132 18,131 16,129 16,127 14,125 14,123 14,120 14,115 14,109 14,106 14,46 0,46 0,32 14,32 14,0"><text:p/></draw:polygon><draw:path draw:style-name="gr5" draw:text-style-name="P17" svg:width="0.0406in" svg:height="0.0461in" svg:x="5.5154in" svg:y="5.848in" svg:viewBox="0 0 104 118" svg:d="m102 51v64h-17v-18l-4 2-2 2-1 3-4 2-2 2v1l-3 2v0l-4 2h-1l-2 2h-6v1h-5-3-6v0h-5-3-8v-1h-5l-2-2v0l-3-2h-2v-2h-2v-1l-3-4h-2l-2-2v-1-2l-3-2v0l-2-4v0-3-5-6-1-2-4-1-2-2l2-2 3-3v0-2h2l2-4v0l3-1v-2l2-2h2l3-2h2l5-1 4-2 7-2h5 6 8 29v-2-3 0-2-3l-4-2v0 0-4h-2v-2h-1v-1l-4-2v0h-2v-2 0 0h-1l-2-3h-5l-6-2h-2l-1-2h-7-4-2v2h-1l-7 2h-8l-3 3h-4l-7 2h-3v-16l5-2 5-1h4 3v0h2l7-2h7l2-2h7 5l8 2h7l1 2h2 5l2 1 4 2h1v2l2 2v1l4 2 3 2v2 3h4l2 2v3 0l1 6v7 5zm-38 14h-9l-7 2h-6-1-6-1l-4 2v0h-2v2h-2v1 0 2 2h-3-2v2 1l-2 2v2 0 2 1 2 4 1 0l2 2v2 0l2 2v1h3v0 0 2 2h2 2l4 2h1l6 2h1v0h2 5 6 1v-2h2 4v-2h3 4v0l2-4h1v0-1l2-2v-4h4v-1l1-2v-4h2v-3l4-5v-6-3-4z"><text:p/></draw:path><draw:path draw:style-name="gr5" draw:text-style-name="P17" svg:width="0.0433in" svg:height="0.0622in" svg:x="5.5736in" svg:y="5.8319in" svg:viewBox="0 0 111 159" svg:d="m18 62v-4l3-3 2-2 2-2 3-2 2-1 2-2v-2h5 2 5l2-2v0l5-1h2 5 4l3 1h4 3l2 2h2v0h5v2l5 2v0l4 1v4l3 2 2 1v2l2 4 4 2 3 5 4 5v7 5l1 6v7 5l-1 7v5 6l-4 5-3 7-4 4-2 1v2l-2 2-3 2v1l-4 2v2l-5 2v0l-5 1v2h-2l-2 2h-3-4-3-4-5-2-5v0h-2l-5-2-2-2h-5v-1l-2-2-2-2-3-2-2-1-2-4-3-2v-1 17h-18v-155h18zm70 99v-6l-2-3v-5-4l-3-3-2-6v-3l-5-2v-3l-2-2h-2v0l-3-2-2-2h-2l-3-2h-2v0h-2v-1h-3-2-2-3l-2 1v0h-2-3l-2 2v0l-2 2-3 2h-2v0l-2 2v0 1 2l-5 2-2 3v6l-2 3-3 4v5 3 6 3 7 4l3 3 2 4v3l2 4 5 4v1 2 0l2 2v2h2 3l2 1v0h2l3 2h2v0h2 3 2 5v0h2v0l2-2h3 2l2-1h3v0l2-2 2-2v0-2-1l5-4v-4l2-3 3-4v-3-4l2-7z"><text:p/></draw:path><draw:polygon draw:style-name="gr5" draw:text-style-name="P17" svg:width="0.0087in" svg:height="0.0614in" svg:x="5.6291in" svg:y="5.8319in" svg:viewBox="0 0 23 157" draw:points="0,0 21,0 21,155 0,155"><text:p/></draw:polygon><draw:path draw:style-name="gr5" draw:text-style-name="P17" svg:width="0.0449in" svg:height="0.0461in" svg:x="5.6512in" svg:y="5.848in" svg:viewBox="0 0 115 118" svg:d="m92 48v-4-2-3-5-2l-2-4-4-2-1-3h-2l-4-2-3-2v-1 0h-4l-1-2h-2-4-1v-2h-2-6l-5 2h-3l-4 2-3 1-2 2h-4l-3 2v2 1 0l-4 2-2 4-1 2v5l-4 3v2 4zm92 7v7h-92v5 4 5l4 3h1v2 4l2 1h4v2 2l2 2 1 1v0 2l6 2v0h1 2v2h5 6l7 2h2 7l5-2h7 7l2-2v0h5 2l5-4h2l2-1v16l-2 3h-7l-7 2-2 2-7 1h-7-7-5-8-7l-7-1-7-2-1-2h-2l-4-2-2-1-1-2-4-2h-3v-3l-6-4v-2l-1-2-4-1-2-6v0l-1-5v-3l-4-6v-7-5-7-7l4-5v-7-2l1-4 2-2v-3h4l1-2v-3l2-2 4-2 1-2 2-3 4-2h1l6-2v-1h3 4 2l3-2 11-2h7 3l7 2h4l2 2h1 4 2l5 1v2h2v2l1 2 6 1v2l2 2 3 2 2 3v2 0 3l5 6 2 5v5 6z"><text:p/></draw:path></draw:g><draw:g draw:style-name="gr3"><draw:polygon draw:style-name="gr8" draw:text-style-name="P18" svg:width="0.6067in" svg:height="0.9024in" svg:x="4.4083in" svg:y="6.0417in" svg:viewBox="0 0 1542 2293" draw:points="771,2291 730,2288 690,2284 653,2277 614,2267 542,2240 469,2201 402,2152 340,2096 279,2028 226,1956 176,1873 132,1787 93,1690 62,1593 34,1485 18,1376 4,1261 0,1147 4,1028 18,915 34,806 62,700 93,600 132,506 176,418 226,337 279,263 340,198 402,139 469,90 542,51 614,23 653,14 690,7 730,2 771,0 810,2 847,7 887,14 924,23 997,51 1069,90 1134,139 1198,198 1256,263 1316,337 1360,418 1406,506 1446,600 1476,700 1505,806 1524,915 1533,1028 1540,1147 1533,1261 1524,1376 1505,1485 1476,1593 1446,1690 1406,1787 1360,1873 1316,1956 1256,2028 1198,2096 1134,2152 1069,2201 997,2240 924,2267 887,2277 847,2284 810,2288"><text:p/></draw:polygon><draw:path draw:style-name="gr5" draw:text-style-name="P17" svg:width="0.024in" svg:height="0.098in" svg:x="4.5902in" svg:y="6.45in" svg:viewBox="0 0 62 250" svg:d="m30 0h30v32h-30zm0 23h30v144 6l-2 7-3 5v5l-2 4v2l-2 3v0l-3 4v1h-2l-2 2v2l-3 2v0h-2l-2 1h-3l-4 4v0l-4 2h-3-7-5-11v-18h7 4l3-2h2l2-1h1 4v-2h2v0l1-2v0 0l4-2v0 0-2-1-4-3-6-1-6z"><text:p/></draw:path><draw:path draw:style-name="gr5" draw:text-style-name="P17" svg:width="0.0559in" svg:height="0.0579in" svg:x="4.6299in" svg:y="6.4717in" svg:viewBox="0 0 143 148" svg:d="m69 0h10 9 2 5 2l4 4 3 1 4 2h3v2l5 3 2 2 4 2 1 3h2l2 4 4 2 1 3 2 4v3l5 6 2 8v7 8 8 7 9 7l-2 7-5 7v2l-2 4-1 1-4 4-2 3-2 2-1 4-4 2-2 1h-5v2l-3 2-4 3h-3l-4 2h-2l-5 2-2 2-9 1h-10-4l-12-1-2-2-3-2h-2l-7-2h-2l-3-3-2-2-2-2h-5l-2-1-2-2v-4l-3-2-4-3-3-4v-1l-4-4v-2l-3-7v-7l-2-7-2-9v-7-8l2-8 2-7v-8l3-6v-3l4-4v-3l3-2 4-4h3v-3l2-2 2-2 5-3 2-2h2l3-2 2-1 7-4h2 3 2 12zm4 19h-2-2v0h-3-2-2-5l-2 2v0 2l-5 2v0l-2 1-3 2-2 4-2 2-3 3v4l-2 3v5l-6 6v5l-1 5v7 6l1 7v5l6 3v4l2 7v2 2l3 1 2 2v0l2 4h3l2 1v2l5 2v2 0h2l2 1h5l2 2h3v0h2 2 5 2 3 2l2-2v0l5-1h2 3v-2l2-2 2-2v-1h4l1-4 2-2 4-1v-2l1-2 2-7v-4l4-3v-5l1-7v-6-7l-1-5v-4l-4-7v-5l-2-3-1-4v0l-4-2-2-3-1-4-4-2v-1h-2l-2-2v-2h-3l-2-2h-5v0h-2-2-3-2z"><text:p/></draw:path><draw:path draw:style-name="gr5" draw:text-style-name="P17" svg:width="0.0559in" svg:height="0.0795in" svg:x="4.702in" svg:y="6.45in" svg:viewBox="0 0 143 203" svg:d="m26 76 2-2 4-2 2-3 1-2 4-3 2-2 1-2 6-2 1-2 2-1h5 6 3v0l6-2h7 1 4l3 2h6v0h5 2l2 1 5 2 2 2 3 2 2 2 5 5 4 5 5 4 2 5 5 9 2 5 3 7v7l2 7v9 7l-2 7v7l-3 7-2 7-5 6-2 7-5 5-4 3-5 4-2 2-3 2-2 3h-5-2l-2 2-5 2v1h-6l-3 2h-4-1-7l-6-2v0h-3l-6-3h-5l-2-2h-1l-6-3-1-2-2-2-4-2-1-2-2-1-4-4-2-3v21h-26v-196h26zm87 127v-7-5l-2-6v-5-7l-3-4-2-1v0l-2-4-3-2h-2l-2-3v-2-2h-4l-1-1v-2l-2-2h-5-2-4v0h-1l-2-2h-5v0h-6v0l-1 2h-2-6v0h-5v0l-2 2-1 2v1h-6v2l-1 2-2 3-4 2v4l-1 1-2 4-4 7v5 6l-2 5v7 4l2 7v5 5l4 4 2 7 1 3v2l4 2 2 3h1v2l6 2v2l1 1h2v0l5 2v0l6 2h2 1v0h6v0h5 2 1v-2h4l2-2h5 2v-1l1-2 4-2v-2 0l2-3h2l3-2 2-2v-1l2-2 3-7v-4-5l2-5v-7z"><text:p/></draw:path><draw:polygon draw:style-name="gr5" draw:text-style-name="P17" svg:width="0.0524in" svg:height="0.0748in" svg:x="4.7713in" svg:y="6.4528in" svg:viewBox="0 0 134 191" draw:points="32,168 132,168 132,189 0,189 0,168 42,127 67,108 72,102 78,97 86,90 88,85 90,81 93,79 95,74 95,72 101,71 101,67 101,67 101,64 102,62 102,60 102,56 102,55 102,49 102,48 102,48 102,46 101,44 101,42 101,42 101,41 97,37 95,35 93,32 90,30 88,30 86,28 86,26 86,26 83,25 81,25 78,23 72,23 71,21 65,21 60,21 56,21 53,21 51,21 46,23 42,23 39,23 32,25 28,26 25,28 21,30 16,30 14,30 11,32 2,37 2,11 11,11 18,7 25,5 32,4 37,2 42,0 42,0 46,0 53,0 58,0 67,0 74,0 81,2 88,4 95,7 101,7 101,9 102,11 104,11 109,11 111,14 115,16 116,18 116,19 118,23 122,25 123,26 123,30 125,30 125,34 131,35 131,39 131,42 131,44 131,48 131,53 131,55 131,58 131,62 131,65 131,67 131,69 125,72 125,74 123,78 123,79 118,85 118,85 116,88 115,92 108,99 104,102 101,106 86,120"><text:p/></draw:polygon></draw:g><draw:line draw:style-name="gr9" draw:text-style-name="P18" svg:x1="4.7118in" svg:y1="6.0425in" svg:x2="4.7118in" svg:y2="5.3217in"><text:p/></draw:line><draw:g draw:style-name="gr3"><draw:polygon draw:style-name="gr5" draw:text-style-name="P17" svg:width="0.0315in" svg:height="0.0614in" svg:x="4.4575in" svg:y="5.5508in" svg:viewBox="0 0 81 157" draw:points="79,0 79,16 60,16 58,16 55,16 53,16 51,16 48,16 48,16 48,18 46,18 46,18 46,19 46,19 44,19 44,19 44,19 44,21 44,21 44,23 44,23 41,25 41,26 41,30 41,34 41,34 41,44 74,44 74,58 41,58 41,155 18,155 18,58 0,58 0,44 18,44 18,35 18,34 21,26 23,23 23,19 25,18 25,16 25,16 25,16 28,14 30,12 30,11 30,9 30,9 32,7 35,7 35,5 37,5 39,4 41,2 44,2 46,2 51,2 55,0 60,0"><text:p/></draw:polygon><draw:path draw:style-name="gr5" draw:text-style-name="P17" svg:width="0.0094in" svg:height="0.0614in" svg:x="4.4949in" svg:y="5.5508in" svg:viewBox="0 0 25 157" svg:d="m0 0h23v23h-23zm0 21h23v111h-23z"><text:p/></draw:path><draw:polygon draw:style-name="gr5" draw:text-style-name="P17" svg:width="0.0087in" svg:height="0.0614in" svg:x="4.5209in" svg:y="5.5508in" svg:viewBox="0 0 23 157" draw:points="0,0 21,0 21,155 0,155"><text:p/></draw:polygon><draw:polygon draw:style-name="gr5" draw:text-style-name="P17" svg:width="0.0087in" svg:height="0.0614in" svg:x="4.5457in" svg:y="5.5508in" svg:viewBox="0 0 23 157" draw:points="0,0 21,0 21,155 0,155"><text:p/></draw:polygon><draw:path draw:style-name="gr5" draw:text-style-name="P17" svg:width="0.0071in" svg:height="0.0614in" svg:x="4.5709in" svg:y="5.5508in" svg:viewBox="0 0 19 157" svg:d="m0 0h18v23h-18zm0 21h18v111h-18z"><text:p/></draw:path><draw:polygon draw:style-name="gr5" draw:text-style-name="P17" svg:width="0.0406in" svg:height="0.0453in" svg:x="4.5957in" svg:y="5.5665in" svg:viewBox="0 0 104 116" draw:points="102,48 102,115 79,115 79,48 79,46 79,41 79,37 79,34 76,32 76,30 76,28 76,28 76,26 74,25 74,25 72,23 69,21 69,21 69,19 67,19 65,19 65,18 65,18 62,18 60,16 60,16 55,16 53,16 48,16 46,16 41,18 41,18 39,18 37,19 34,19 32,21 32,21 30,23 30,23 30,25 26,26 26,28 25,28 23,30 23,32 23,32 23,34 19,37 18,41 16,44 16,48 16,51 16,115 0,115 0,4 16,4 16,21 18,18 23,16 23,12 25,11 26,11 30,9 32,7 34,5 37,4 41,4 41,4 46,2 46,2 51,0 55,0 58,0 62,0 69,2 69,2 72,2 74,4 76,4 79,4 79,4 81,5 83,7 86,9 88,11 90,11 90,12 90,12 93,14 93,16 93,18 95,23 97,28 101,32 101,35 102,41"><text:p/></draw:polygon><draw:path draw:style-name="gr5" draw:text-style-name="P17" svg:width="0.0433in" svg:height="0.0622in" svg:x="4.6476in" svg:y="5.5665in" svg:viewBox="0 0 111 159" svg:d="m109 101v5 7 7 3l-1 8-2 1-4 4v2l-1 1-2 4h-4v0 3l-2 2h-5l-2 2-1 2-4 1h-2l-1 2h-6-3l-7 2h-7-6l-5-2h-9-1-6v0h-5l-4-2-3-3v-18l3 4 4 2h5l6 1 1 2h2l4 2h1 2 4 1 2 5 6l3-2 4-2h2l1-1h4v0h2l1-4v0-2l2-1 4-2v0-2l1-4v0l2-1v-6-3l4-5v-2-11l-4 2v4h-2l-1 3-4 2h-2-1l-2 3-4 2h-1l-6 2v0h-3l-4 2h-3-4-3l-4-2h-3-4-2l-1-2h-4l-2-2-2-1-3-2h-2-2v-4l-3-1h-2v-4l-2-2-3-2-2-3-2-4v-5-5l-3-7-2-4v-7-7l2-5 3-5v-7-4l2-2v-3l2-2 3-4 2-1v-2l2-2 3-2v-1h2l2-2 3-4h2l2-1h4 1l2-2h4 3l4-2h3 4 3l4 2h3v2h6 1l4 1 2 2 1 2 2 2h4l1 1 2 4v2l4 1v-15h17zm-17 54v-7l-4-3v-4-3-6l-2-3-1-2-4-4-2-3v0l-1-2h-2v-2h-4l-1-1v0l-2-2h-4v0h-1-2-6-5v0h-2-1v0l-4 2h-2l-1 1h-4v2h-2v2h-1l-4 3-2 4v2l-5 3v6l-2 3v4 3 7 6 3 4l2 5v3l5 4v3h2v2l4 2 1 2v1l2 2v0h4 1l2 2h4v2h1 2v2h5 6l2-2h1v0l4-2h2v-2h1 4v0l2-2 1-1v-2l2-2v-2h4l1-3 2-4v-3-5-4l4-3z"><text:p/></draw:path><draw:path draw:style-name="gr5" draw:text-style-name="P17" svg:width="0.0079in" svg:height="0.0614in" svg:x="4.5236in" svg:y="5.6445in" svg:viewBox="0 0 21 157" svg:d="m0 0h19v23h-19zm0 19h19v113h-19z"><text:p/></draw:path><draw:polygon draw:style-name="gr5" draw:text-style-name="P17" svg:width="0.0295in" svg:height="0.0567in" svg:x="4.5421in" svg:y="5.6492in" svg:viewBox="0 0 76 145" draw:points="32,0 32,30 74,30 74,46 32,46 32,106 32,113 32,115 32,118 32,118 35,118 35,120 37,120 37,120 37,122 37,122 39,122 39,123 39,123 39,123 39,125 41,125 44,127 44,127 44,127 44,127 48,127 51,127 55,127 74,127 74,143 55,143 48,143 44,141 39,139 32,139 30,138 30,138 28,138 25,138 25,138 25,136 21,134 21,134 18,132 18,132 18,129 16,127 14,127 14,123 14,118 14,115 14,111 14,106 14,46 0,46 0,30 14,30 14,0"><text:p/></draw:polygon><draw:polygon draw:style-name="gr5" draw:text-style-name="P17" svg:width="0.0071in" svg:height="0.0217in" svg:x="4.5831in" svg:y="5.6465in" svg:viewBox="0 0 19 56" draw:points="18,0 18,55 0,55 0,0"><text:p/></draw:polygon><draw:polygon draw:style-name="gr5" draw:text-style-name="P17" svg:width="0.0386in" svg:height="0.0461in" svg:x="4.6035in" svg:y="5.6602in" svg:viewBox="0 0 99 118" draw:points="88,7 88,23 88,21 81,19 76,19 71,18 69,16 62,16 56,16 53,16 49,16 46,16 41,16 41,16 35,16 34,18 32,19 28,19 26,19 26,19 26,19 26,21 26,23 26,23 26,25 25,25 25,26 21,26 21,28 21,28 21,30 21,30 21,32 21,32 21,34 21,35 21,35 21,35 21,35 21,37 25,37 25,37 26,39 26,39 26,39 26,41 26,41 26,41 26,42 26,42 28,42 32,44 32,44 34,44 35,46 39,48 41,48 49,51 56,51 62,53 67,53 71,55 74,55 78,56 83,58 85,60 88,62 88,62 88,62 88,65 90,65 92,67 92,69 92,69 92,71 92,72 93,74 93,76 97,79 97,83 97,86 97,86 93,90 93,90 93,92 93,93 92,95 92,99 92,99 90,101 88,102 88,104 88,104 88,106 85,106 83,109 81,109 78,109 76,109 74,111 74,111 71,113 67,115 62,116 56,116 49,116 46,116 41,116 35,116 26,116 12,113 7,111 4,109 0,109 0,90 7,93 11,95 14,97 18,99 21,99 25,99 26,99 28,101 32,101 35,101 39,102 41,102 46,102 49,102 53,102 55,101 56,101 60,101 64,99 64,99 67,99 69,99 69,97 71,95 71,95 71,95 71,93 71,93 74,92 74,92 74,90 74,90 74,90 74,90 74,88 74,86 74,86 74,85 74,83 74,81 74,79 74,79 74,79 74,78 74,78 74,76 74,76 71,76 71,74 71,74 71,74 71,74 71,72 69,72 69,72 67,72 64,72 60,69 56,69 55,69 49,67 46,67 39,65 34,64 28,62 26,62 21,60 19,58 14,55 12,55 11,53 11,53 11,51 7,51 7,51 5,49 5,48 5,46 4,44 4,42 4,39 4,35 4,34 4,32 4,30 4,26 4,26 4,25 4,23 4,19 5,19 5,18 7,16 7,14 11,14 11,14 11,12 14,9 18,7 18,7 19,7 21,5 26,4 32,2 34,2 41,2 46,0 49,0 56,0 60,2 71,2 74,2 76,2 81,4"><text:p/></draw:polygon><draw:polygon draw:style-name="gr5" draw:text-style-name="P17" svg:width="0.0307in" svg:height="0.0567in" svg:x="4.4646in" svg:y="5.7421in" svg:viewBox="0 0 79 145" draw:points="35,0 35,32 78,32 78,48 35,48 35,108 35,113 37,116 37,120 37,120 37,122 37,122 41,123 41,123 41,123 41,123 41,123 42,125 42,125 42,125 42,125 42,125 44,127 44,127 48,127 49,127 51,129 55,129 58,129 78,129 78,143 58,143 51,143 44,143 42,143 37,143 34,141 30,141 30,139 28,139 26,138 26,138 26,136 23,136 23,134 21,132 21,132 19,129 19,127 18,125 18,122 18,116 18,113 18,108 18,48 0,48 0,32 18,32 18,0"><text:p/></draw:polygon><draw:path draw:style-name="gr5" draw:text-style-name="P17" svg:width="0.0449in" svg:height="0.0461in" svg:x="4.5035in" svg:y="5.7539in" svg:viewBox="0 0 115 118" svg:d="m93 48v-4-3l-1-2-4-4v-3-2l-3-4v-3h-4v-2l-7-2v-1h-2-1v0h-4-2v0l-1-2h-6-5l-2 2h-5-2l-5 1h-2l-2 2-3 2-2 2-2 1v2 2l-2 2-5 3v4 2 3 4zm92 7v7h-92v5 5 4 2l2 3 3 2v0l2 3v2 2h2l2 2 3 1h2v2 0h2l3 2h2l2 2h5l2 2 5 1h7 6l3-1 7-2h5l2-2h5l2-2h4l2-2h1l7-1v16l-7 3-3 2h-6-7l-5 2h-7l-7 1h-3-8l-7-1-7-2h-5-5l-2-2-2-2-2-1h-5v-2l-2-2-3-2-4-5-3-2-2-2-2-1v-4-2-3l-3-5-2-6v-7-7-3-9l2-5 3-6v-1-4-2l2-5v0l2-4 3-1h2l5-4v-2l2-1v-2l5-2 2-2h4l3-1 2-2h2l7-2h5 7 7 6 3l4 2h3v2l4 1h1l2 2v0l5 4h2l4 1v2 4h2l1 1 4 4v0l2 3 1 6 4 5v5 6z"><text:p/></draw:path><draw:polygon draw:style-name="gr5" draw:text-style-name="P17" svg:width="0.0724in" svg:height="0.0449in" svg:x="4.5602in" svg:y="5.7539in" svg:viewBox="0 0 185 115" draw:points="101,23 102,21 106,18 106,18 106,14 109,11 113,11 115,7 116,5 120,5 122,4 127,2 131,0 134,0 136,0 141,0 143,0 148,0 150,0 152,0 155,0 155,0 159,2 159,2 162,5 164,5 166,5 166,7 169,7 169,11 171,11 173,12 176,16 178,19 180,23 180,26 183,32 183,35 183,41 183,48 183,113 164,113 164,48 164,44 164,41 162,37 162,35 159,32 159,30 159,28 159,26 159,26 157,23 155,23 155,23 155,23 155,21 152,19 150,19 150,19 150,19 150,18 148,18 145,18 145,18 143,18 141,18 141,18 136,18 134,18 131,18 129,18 127,18 123,18 122,18 120,19 120,19 120,19 116,21 116,21 115,23 113,23 113,25 109,28 106,30 106,34 106,37 106,39 106,42 102,48 102,51 102,113 83,113 83,48 83,44 83,41 83,37 79,35 79,32 78,28 78,26 78,26 78,23 76,23 76,23 76,21 72,19 72,19 71,19 69,19 69,18 65,18 64,18 64,18 64,18 62,18 58,18 56,18 51,18 49,18 48,18 44,18 44,18 42,18 41,19 41,19 37,19 37,21 35,21 35,23 34,23 30,25 30,26 28,28 28,30 28,30 28,32 26,34 26,37 23,39 23,42 21,48 21,51 21,113 0,113 0,2 21,2 21,19 23,18 26,16 28,12 30,11 30,11 35,7 37,5 41,5 42,4 44,2 48,2 49,0 55,0 56,0 58,0 64,0 65,0 69,0 72,0 76,0 78,2 79,4 83,5 86,5 90,7 90,11 92,11 93,14 95,18 99,18 99,21"><text:p/></draw:polygon><draw:path draw:style-name="gr5" draw:text-style-name="P17" svg:width="0.0441in" svg:height="0.0614in" svg:x="4.6484in" svg:y="5.7539in" svg:viewBox="0 0 113 157" svg:d="m90 58v-3l-4-6v-5-3-4l-1-3-2-4-4-4-1-3-2-2h-2v-2h-3l-2-1v0h-2-3v0h-2l-2-2h-4-1-2-4v2h-1-2v0h-4-1l-2 1h-4v2h-1v2 0l-2 2v1l-6 4v4l-1 3-4 4-2 3v5 6 3 6 3 5l2 4 4 3 1 4v5l6 2v2l2 1v0 2h1v2h4l2 2h1l4 2v1h2 1v0h4 2 5 2 2v0l3-1 2-2v0l2-2h3v-2h2l2-2v0-1l1-2 4-2 2-5 1-4v-3-4-5l4-3zm-71 33v58h-19v-153h19v17-1l2-2 5-4v-1h2l4-4 2-2h1l4-1 2-2h5l2-2h1 4 3 4 4 5 2 3l2 2h2l1 2 4 1h2l1 2v2l6 2 1 1v2l4 4v0l2 1 5 4 2 7 2 5v6l3 5v7 5 7 7l-3 4v7l-2 5-2 5-5 2-2 4v3h-4v2l-1 4h-6v1l-1 2-2 2h-4-1-2l-2 2h-3-2l-5 1h-4-4-3l-4-1h-1-2l-5-2h-2-4l-1-2-2-2-4-1-2-2v-2l-5-2-2-3z"><text:p/></draw:path><draw:polygon draw:style-name="gr5" draw:text-style-name="P17" svg:width="0.0307in" svg:height="0.0567in" svg:x="4.4693in" svg:y="5.8366in" svg:viewBox="0 0 79 145" draw:points="32,0 32,32 78,32 78,46 32,46 32,106 32,111 32,115 32,116 32,118 35,120 35,120 35,122 35,122 37,122 37,122 37,122 37,123 37,123 37,125 39,125 42,125 42,125 42,125 44,125 46,125 46,127 51,127 53,127 78,127 78,143 53,143 46,143 42,141 37,141 32,139 30,139 28,139 28,138 25,138 23,136 23,134 21,134 18,132 18,132 18,131 16,129 16,127 16,125 14,123 14,120 14,115 14,109 14,106 14,46 0,46 0,32 14,32 14,0"><text:p/></draw:polygon><draw:path draw:style-name="gr5" draw:text-style-name="P17" svg:width="0.0421in" svg:height="0.0461in" svg:x="4.5063in" svg:y="5.848in" svg:viewBox="0 0 108 118" svg:d="m106 51v64h-20v-18l-1 2-4 2-2 3-1 2-4 2v1l-3 2h-4v2h-2l-1 2h-4l-2 1h-5-4-5v0h-5-4-5l-5-1h-2l-2-2v0l-2-2h-5v-2 0-1l-2-4h-3l-2-2v-1-2l-2-2v0l-3-4v0l-2-3v-5-6-1-2-4l2-1v-2-2l3-2 2-3v0-2h2l3-4v0l2-1v-2-2h5l2-2h2l5-1 4-2 7-2h5 5 9 28v-2-3 0-2-3l-1-2v0h-4v-4 0-2h-2v-1l-1-2v0h-4v-2 0 0h-2l-5-3h-2l-5-2h-2l-5-2h-4-3-2v2h-5l-4 2h-5l-5 3h-4l-7 2h-2v-16l2-2 7-1h4 3 2v0l7-2h7l2-2h7 5l7 2h7l2 2h4 3v1l5 2h2l4 2v2 1l1 2 2 2 4 2v3h2l1 2v3 0l4 6v7 5zm-41 14h-12l-4 2h-5-5-2-2l-3 2v0h-2v2 0l-2 1v0l-3 2v2 0h-2v2 1l-2 2v2 0 2 1 2 4 1 0l2 2v2 0l2 2v1 0 0h3v2l2 2v0h2l3 2h2l2 2h5v0h2 5 5 2l2-2v0h4v-2h3v0h4l1-4h2v0-1l4-2v-4h1v-1l2-2v-4 0l4-3 1-5v-6-3-4z"><text:p/></draw:path><draw:path draw:style-name="gr5" draw:text-style-name="P17" svg:width="0.0425in" svg:height="0.0622in" svg:x="4.5654in" svg:y="5.8319in" svg:viewBox="0 0 109 159" svg:d="m18 62v-4l3-3 2-2 2-2 3-2 2-1 2-2v-2h5 2 3l4-2v0l5-1h2 5 6l1 1h6v0l3 2h4v0h1l2 2 5 2v0l4 1v4l3 2v1l2 2 2 4 4 2 3 5 4 5v7 5 6 7 5 7 5 6l-4 5-3 7-4 4-2 1-2 2v2l-3 2v1l-4 2v2l-5 2h-2l-1 1v2h-4l-3 2v0h-6-1-6-5-2-5v0h-4l-3-2-2-2h-5v-1l-2-2-2-2-3-2-2-1-2-4-3-2v-1 17h-18v-155h18zm70 99v-6l-2-3v-5-4l-3-3-2-6-2-3-1-2v-3l-4-2h-2-1v-2l-4-2h-2l-1-2v0 0h-6l-2-1v0h-5v0h-2l-3 1v0h-2-2l-3 2h-2v2l-2 2h-3v0 2h-2l-2 1v2l-3 2-2 3v6l-2 3-3 4v5 3 6 3 7 4l3 3 2 4v3l2 4 3 4v1l2 2h2v2 2h3 2v1h2 3l2 2h2v0h3 2v0h5 2 6v0-2h1 2l4-1v0h1l2-2 4-2v0-2-1l1-4 2-4 2-3 3-4v-3-4l2-7z"><text:p/></draw:path><draw:polygon draw:style-name="gr5" draw:text-style-name="P17" svg:width="0.0087in" svg:height="0.0614in" svg:x="4.6213in" svg:y="5.8319in" svg:viewBox="0 0 23 157" draw:points="0,0 21,0 21,155 0,155"><text:p/></draw:polygon><draw:path draw:style-name="gr5" draw:text-style-name="P17" svg:width="0.0449in" svg:height="0.0461in" svg:x="4.6429in" svg:y="5.848in" svg:viewBox="0 0 115 118" svg:d="m92 48v-4-2-3-5-2l-2-4-2-2-3-3h-2l-2-2-3-2-2-1h-2v0l-3-2h-2-2-3v-2h-4-4l-3 2h-5l-2 2-5 1-2 2h-5l-2 2v2 1 0l-4 2-2 4-1 2v5l-4 3v2l-2 4zm94 7v7h-94v5l2 4v5l4 3h1v2 4l2 1h4v2 2l2 2v1h1v2l6 2v0h1 4l2 2h1 6l5 2h4 7l7-2h5 5l4-2v0h5 2l2-4h5l2-1v16l-2 3h-7l-7 2-4 2-5 1h-7-7-5-8-7l-7-1-7-2-1-2h-2l-4-2-2-1-1-2-6-2h-1v-3l-6-4v-2l-1-2-6-1v-6 0l-1-5-4-3v-6-7-5-7-7-5l4-7v-2l1-4v-2l2-3h4l1-2v-3l6-2v-2l1-2 2-3 4-2h1l6-2v-1h2 5 2l7-2 7-2h5 7l7 2h2l2 2h3 2 2l3 1 2 2h2v2l1 2 4 1 2 2 2 2v2l5 3 2 2v0 3l3 6v5l2 5v6z"><text:p/></draw:path></draw:g><draw:g draw:style-name="gr3"><draw:polygon draw:style-name="gr8" draw:text-style-name="P18" svg:width="0.6051in" svg:height="0.9024in" svg:x="3.4008in" svg:y="6.0417in" svg:viewBox="0 0 1538 2293" draw:points="766,2291 728,2288 690,2284 651,2277 612,2267 536,2240 467,2201 399,2152 339,2096 277,2028 224,1956 175,1873 131,1787 93,1690 60,1593 34,1485 12,1376 4,1261 0,1147 4,1028 12,915 34,806 60,700 93,600 131,506 175,418 224,337 277,263 339,198 399,139 467,90 536,51 612,23 651,14 690,7 728,2 766,0 806,2 845,7 885,14 923,23 995,51 1067,90 1134,139 1196,198 1256,263 1311,337 1360,418 1404,506 1445,600 1475,700 1503,806 1522,915 1531,1028 1536,1147 1531,1261 1522,1376 1503,1485 1475,1593 1445,1690 1404,1787 1360,1873 1311,1956 1256,2028 1196,2096 1134,2152 1067,2201 995,2240 923,2267 885,2277 845,2284 806,2288"><text:p/></draw:polygon><draw:path draw:style-name="gr5" draw:text-style-name="P17" svg:width="0.024in" svg:height="0.098in" svg:x="3.5819in" svg:y="6.45in" svg:viewBox="0 0 62 250" svg:d="m30 0h30v32h-30zm0 23h30v144 6l-2 7-2 5-3 5v4 2l-2 3h-2v4 1h-3v2l-2 2-2 2h-3v0l-4 1v0l-5 4v0l-2 2h-7-5-5-11v-18h7 4l3-2h2l2-1h3v0l2-2h2v0-2 0h3l2-2v0 0-2-1-4-3-6-1-6z"><text:p/></draw:path><draw:path draw:style-name="gr5" draw:text-style-name="P17" svg:width="0.0567in" svg:height="0.0579in" svg:x="3.6213in" svg:y="6.4717in" svg:viewBox="0 0 145 148" svg:d="m71 0h8 7 4 5 2l4 4 3 1 4 2h3v2l4 3 3 2 4 2 1 3h2l4 4 2 2 1 3 4 4v3l3 6v8l4 7v8 8 7 9l-4 7v7l-3 7v2l-4 4-1 1-2 4-4 3-2 2-1 4-4 2-3 1h-4v2l-3 2-4 3h-3l-4 2h-2l-5 2-4 2-7 1h-8-6l-12-1-2-2-2-2h-5l-5-2h-2l-2-3-3-2-2-2h-5l-2-1-2-2v-4l-5-2-2-3-3-4v-1l-4-4v-2l-3-7-2-7v-7l-2-9v-7-8l2-8v-7l2-8 3-6v-3l4-4v-3l3-2 2-4h5v-3l2-2 2-2 5-3 2-2h3l2-2 2-1 5-4h5 2 2 12zm6 19h-4v0h-2-1-6v0h-5l-2 2v0 2l-5 2h-2v1l-2 2-3 4-2 2v3l-2 4-3 3-2 5-2 6v5l-3 5v7 6l3 7v5l2 3 2 4 3 7v2l2 2v1l2 2v0l3 4h2v1l2 2 5 2v2 0h2l3 1h2l6 2h1 2v0h4 1 4 3 2v-2h2l3-1h4 3v-2l2-2 2-2v-1h4l1-4 2-2 4-1v-2l1-2 2-7v-4l4-3v-5-7-6-7-5-4l-4-7v-5l-2-3-1-4v0l-4-2-2-3-1-4-4-2v-1h-2l-2-2v-2h-3l-4-2h-3-2v0h-2-3-4z"><text:p/></draw:path><draw:path draw:style-name="gr5" draw:text-style-name="P17" svg:width="0.0559in" svg:height="0.0795in" svg:x="3.6937in" svg:y="6.45in" svg:viewBox="0 0 143 203" svg:d="m26 76 2-2 4-2 2-3 1-2v-3l6-2 1-2 6-2 1-2 4-1h3 6 5v0l4-2h5 5 2l5 2h2 2 5 2l2 1 3 2 4 2 3 2 2 2 5 5 4 5 5 4 2 5 3 9 4 5 3 7v7l2 7v9 7l-2 7v7l-3 7-4 7-3 6-2 7-5 5-4 3-5 4-2 2-3 2-4 3h-3-2l-2 2-5 2-2 1h-2l-5 2h-2-5-5l-4-2v0h-5l-6-3h-3l-4-2h-1l-6-3-1-2-6-2v-2l-1-2-2-1-4-4-2-3v21h-26v-196h26zm87 127v-7-5-6l-2-5v-7l-3-4-2-1h-2v-4l-3-2h-2l-2-3v-2-2h-2l-3-1-2-2v-2h-5-2v0h-2-3l-2-2h-5v0h-4v0l-5 2v0h-6v0h-3v0l-4 2-1 2v1h-6v2l-1 2-6 3v2 4l-1 1-2 4-4 7v5 6l-2 5v7 4l2 7v5 5l4 4 2 7 1 3v2 2l6 3h1v2l6 2v2l1 1h4v0l3 2v0l6 2v0h5v0h4v0h5 2 3l2-2v0l2-2h5v0l2-1 3-2 2-2v-2 0l2-3h2l3-2v-2l2-1 2-2 3-7v-4l2-5v-5-7z"><text:p/></draw:path><draw:polygon draw:style-name="gr5" draw:text-style-name="P17" svg:width="0.0543in" svg:height="0.0768in" svg:x="3.763in" svg:y="6.4528in" svg:viewBox="0 0 139 196" draw:points="95,88 101,90 102,90 108,92 115,95 116,97 120,99 123,102 127,104 129,108 131,111 132,115 132,120 136,122 136,127 138,131 138,134 138,141 136,148 136,152 132,153 132,157 132,159 131,162 129,164 129,166 127,169 123,171 120,175 120,176 116,178 115,180 109,180 108,182 102,183 101,187 88,189 85,191 74,192 65,194 58,194 51,194 42,192 37,192 28,191 28,189 23,189 14,187 0,182 0,159 9,162 14,164 19,166 28,168 32,169 37,169 42,171 44,171 46,171 51,171 58,171 60,171 67,171 72,169 78,169 85,168 88,166 92,164 95,162 99,161 101,159 101,159 102,157 102,157 102,155 102,152 106,152 108,150 108,146 108,145 109,143 109,141 109,139 109,134 109,132 109,132 109,129 109,127 108,125 108,122 108,122 106,122 106,120 102,118 102,116 102,115 101,113 101,111 101,111 95,109 95,108 93,108 88,106 88,104 86,104 81,104 74,102 72,102 65,101 60,101 37,101 37,79 60,79 65,79 72,79 74,79 79,79 85,76 88,76 88,74 88,72 92,72 93,72 95,71 95,69 99,69 101,67 101,67 101,67 101,65 102,64 102,62 102,60 102,58 102,56 102,55 102,55 102,49 102,48 102,46 102,44 102,42 102,42 102,41 102,37 101,35 101,35 101,34 101,32 99,30 95,30 95,30 93,30 88,28 88,25 85,25 79,23 74,23 72,21 65,21 60,21 56,21 49,21 42,23 37,23 28,25 23,26 14,28 9,30 9,9 14,7 23,5 28,4 37,0 51,0 58,0 64,0 72,0 78,0 86,2 92,4 101,5 102,7 106,9 109,11 113,11 115,12 116,14 120,16 120,18 122,19 123,21 123,25 127,26 129,28 129,30 131,32 131,35 132,37 132,41 132,42 132,48 132,51 132,55 131,60 131,62 129,67 127,67 123,71 123,74 120,76 120,79 115,81 109,85 108,85 102,85 101,86"><text:p/></draw:polygon></draw:g><draw:g draw:style-name="gr3"><draw:polygon draw:style-name="gr6" draw:text-style-name="P18" svg:width="0.6051in" svg:height="0.9016in" svg:x="4.4094in" svg:y="1.7157in" svg:viewBox="0 0 1538 2291" draw:points="0,2290 0,0 1536,0 1536,2290"><text:p/></draw:polygon><draw:path draw:style-name="gr5" draw:text-style-name="P17" svg:width="0.0559in" svg:height="0.078in" svg:x="4.5657in" svg:y="1.7681in" svg:viewBox="0 0 143 199" svg:d="m26 74 4-3v-2l4-2 1-3 6-2 1-2 2-2 4-2 1-1 6-2h1l6-2h2 5 7v0h3 6 3 4v0l3 2 4 2h3l4 1v2l3 2 4 2 3 5 6 2 5 5 4 7 3 7 2 5 2 8 3 7v8 7 8 10l-3 5-2 7-2 8-3 5-4 5-5 7-6 4-3 3-4 2-3 2v2l-4 1-3 2-4 2h-3v0l-4 2h-3-6-3v0h-7-5l-2-2h-6l-1-2-6-2-1-1-4-2h-2l-1-4-6-3-1-2-4-2v-2l-4-3v21h-26v-194h26zm89 123v-5l-2-7v-5l-4-4-1-5-2-5v-2-2l-4-2v-1l-1-2-2-2v-2l-4-1-3-2v-2 0h-4l-2-2-1-1h-4l-2-2h-1-2v0h-5-2-4-1-2l-4 2h-2l-1 1-4 2h-2v0l-5 2v2 1l-2 2-5 4-2 1v2l-1 4-4 5v5l-2 4v5l-2 7v5 6l2 5v7l2 5v6l4 3 1 6v1h2l5 4 2 2v3 0h5v2l2 2 4 1h1l2 2h4 2 1 4 2 5v0h2 1 2l4-2h1l2-1 4-2v-2 0h3l4-3v-2l2-2 1-2v0l4-1v-2-4l2-3 1-6 4-5v-7l2-5z"><text:p/></draw:path><draw:path draw:style-name="gr5" draw:text-style-name="P17" svg:width="0.0516in" svg:height="0.0579in" svg:x="4.6339in" svg:y="1.7882in" svg:viewBox="0 0 132 148" svg:d="m131 64v79h-25v-21l-2 3-3 2v2l-4 2-4 3-3 4h-4l-1 3-2 2h-5l-6 2h-1l-6 1h-3-6-1-7-7l-6-1h-7v-2l-5-2v0l-2-3v0h-5l-2-2v-4l-2-1h-1v-2-2h-4v-2l-2-3v-2l-1-2v-3l-4-4v-3-6-7-3-2l4-4v-3l1-2 2-3v0l4-2v-2-2l3-1v-2l2-2 5-2 2-1 3-2 9-4 6-2 7-1h7 7 9 35v-2-4-5-2-1h-2v-4h-3v-2 0-1l-2-2v-2h-2l-4-2h-1v-3h-2l-4-2v0h-1l-2-2-5-2h-7l-2-1h-5-9v0l-6 1h-5-2l-1 2-6 2h-7l-5 2-7 3-5 2v-21l8-2 4-2 18-3 3-2h7 5 8 8 11l3 2 7 2 6 1h2l3 2 2 2 2 2 3 1 2 2 2 2v2l5 1v4h2l1 3v4l6 5 2 6v7 7zm-48 17h-11l-7 2h-7-3l-6 2h-5l-3 2v0 0l-6 1v0 4h-1-4l-2 2v1 2 2h-2v2 1 2l-3 2v4 3l3 4v0 1 2h2v2 0 2l6 3 1 2v0l2 2h4v1 2l3 2h5 2 4 1 8 7v0l1-2h4 2l5-3v0l2-2h1v-2l4-2 3-3 4-2 4-3v-6l3-5 2-4v-3-7-5-6z"><text:p/></draw:path><draw:polygon draw:style-name="gr5" draw:text-style-name="P17" svg:width="0.0394in" svg:height="0.0713in" svg:x="4.6984in" svg:y="1.7736in" svg:viewBox="0 0 101 182" draw:points="44,0 44,41 99,41 99,58 44,58 44,132 44,138 44,141 48,145 48,148 48,150 48,150 48,152 49,153 49,153 49,155 51,157 51,157 51,157 51,157 55,157 56,157 56,159 58,159 60,159 64,161 67,161 72,161 99,161 99,180 72,180 64,180 58,180 51,178 48,176 42,175 41,175 37,175 37,173 34,171 34,169 30,168 28,168 28,166 28,166 28,164 26,162 23,161 23,157 23,157 21,150 21,146 19,139 19,132 19,58 0,58 0,41 19,41 19,0"><text:p/></draw:polygon><draw:polygon draw:style-name="gr5" draw:text-style-name="P17" svg:width="0.048in" svg:height="0.0579in" svg:x="4.7457in" svg:y="1.7882in" svg:viewBox="0 0 123 148" draw:points="122,9 122,30 118,28 116,26 115,25 109,23 108,23 104,23 102,23 97,21 95,19 93,19 90,19 88,18 86,18 79,18 74,18 67,19 65,19 60,21 60,23 58,23 55,23 51,25 51,25 48,28 46,30 46,30 44,32 42,35 39,35 37,37 37,39 35,41 32,46 30,51 30,55 28,60 28,67 28,72 28,78 28,85 30,90 30,95 32,101 35,104 37,108 37,109 39,111 42,111 44,113 46,115 46,116 48,120 51,120 51,120 55,122 58,123 60,125 60,125 65,127 67,127 74,127 79,127 86,127 88,127 90,127 93,127 95,127 97,125 102,125 104,123 108,122 109,122 115,120 116,120 118,120 122,115 122,138 118,139 115,141 108,143 102,145 93,145 90,146 83,146 76,146 67,146 60,145 51,145 48,143 46,141 42,139 39,138 35,138 32,136 30,132 28,131 23,129 21,127 16,122 14,115 9,109 4,102 2,95 2,90 0,81 0,72 0,65 2,56 2,49 4,41 9,35 9,34 14,30 14,28 16,23 18,21 21,18 23,18 28,16 30,12 32,11 35,9 39,7 44,5 46,5 51,4 53,2 60,0 69,0 79,0 83,0 90,0 95,0 102,2 108,4 115,5 118,5"><text:p/></draw:polygon><draw:polygon draw:style-name="gr5" draw:text-style-name="P17" svg:width="0.0516in" svg:height="0.0768in" svg:x="4.8118in" svg:y="1.7681in" svg:viewBox="0 0 132 196" draw:points="131,109 131,194 106,194 106,109 106,106 102,101 102,97 102,92 101,88 99,86 99,85 95,85 95,81 93,81 93,79 92,79 92,76 92,76 88,74 88,74 86,74 85,74 85,72 83,71 79,71 78,71 76,71 76,69 71,69 64,69 62,71 56,71 55,72 49,74 49,74 48,74 44,74 44,76 42,78 42,79 41,81 37,81 35,85 34,86 34,86 30,88 30,90 30,92 28,97 28,101 28,106 26,109 26,115 26,194 0,194 0,0 26,0 26,74 28,72 30,69 30,67 35,65 37,62 42,60 44,58 44,56 49,55 55,53 56,53 62,51 64,51 65,51 71,51 76,51 83,51 88,51 92,51 92,51 95,53 99,53 102,55 106,56 106,56 108,58 109,60 113,62 115,64 116,65 116,69 120,69 122,71 122,74 123,79 127,85 129,90 129,95 131,102"><text:p/></draw:polygon><draw:polygon draw:style-name="gr5" draw:text-style-name="P17" svg:width="0.0378in" svg:height="0.0713in" svg:x="4.5713in" svg:y="1.8902in" svg:viewBox="0 0 97 182" draw:points="44,0 44,41 95,41 95,58 44,58 44,132 44,138 44,141 48,145 48,148 48,150 48,150 48,152 48,153 48,153 48,155 49,157 49,157 49,157 51,157 51,157 55,157 55,159 58,159 62,159 62,161 65,161 71,161 95,161 95,180 71,180 62,180 56,180 49,178 48,176 41,175 37,175 35,175 35,173 34,171 30,169 30,168 28,168 28,168 26,166 26,164 23,162 21,161 21,157 21,157 19,150 19,146 16,139 16,132 16,58 0,58 0,41 16,41 16,0"><text:p/></draw:polygon><draw:path draw:style-name="gr5" draw:text-style-name="P17" svg:width="0.0567in" svg:height="0.0579in" svg:x="4.6185in" svg:y="1.9047in" svg:viewBox="0 0 145 148" svg:d="m118 60-2-4v-3-5l-1-4-4-3v-2l-2-2v-2 0l-1-1v-4l-4-2h-2v-2l-1-1-6-2v0h-2v0l-3-2-2-2h-2-3-4-5-5-4-5l-5 4h-2l-4 2-3 3-4 2-3 2-2 2-2 1v0 2l-3 2v2 1l-2 6v3l-2 5-3 4zm118 7v11h-118v5l3 7 2 3 2 6v5l3 4 2 3 5 2 4 3 3 4v0 0l4 2 7 3h2 5l7 2h7 7l7-2h2 5 6 1l2-2 5-1 7-2 8-4 7-3v23l-7 2-8 3h-1l-6 2h-5l-2 2h-1-6l-5 1h-4-5-9-7l-10-1h-9l-7-4-2-2-5-1h-4l-3-2-2-4-5-1-2-2-2-2-3-2-2-3-2-2-3-5-2-2-2-2v-3l-3-4-2-7v-7l-2-7v-9-9l2-7v-7l2-7 3-7v-2l4-5v-2l5-3 2-2v-4l3-1 4-2 3-4 4-1 3-2 2-2 2-2 5-1h5v-2l11-2h5 9 7 9l5 2 6 2h1l6 1 1 2 2 2 5 2h2l4 3 1 2 2 2v1l4 4 2 2 1 3 4 2 2 5 1 4v7l4 7v5z"><text:p/></draw:path><draw:polygon draw:style-name="gr5" draw:text-style-name="P17" svg:width="0.0906in" svg:height="0.0567in" svg:x="4.6909in" svg:y="1.9047in" svg:viewBox="0 0 231 145" draw:points="125,30 125,26 127,23 129,19 134,18 136,14 139,11 141,9 146,7 148,5 153,4 155,2 161,0 164,0 169,0 171,0 176,0 183,0 185,0 187,0 191,0 194,2 198,2 199,4 199,4 205,5 205,7 208,9 208,11 213,11 215,12 215,16 219,19 220,23 222,28 226,35 228,39 228,46 229,53 229,58 229,143 201,143 201,58 201,55 199,49 199,46 199,41 199,37 199,35 198,35 194,34 194,30 194,28 192,28 192,28 191,25 191,25 187,23 187,23 185,23 185,23 183,21 182,21 182,19 178,19 175,19 169,19 168,19 162,19 157,19 155,21 155,23 153,23 150,23 148,23 148,25 143,26 141,28 141,28 139,30 139,32 136,35 134,37 132,41 129,46 127,49 127,55 127,58 127,64 127,143 101,143 101,58 101,55 99,49 99,46 99,41 99,37 97,35 93,35 93,34 93,30 93,28 93,28 92,28 92,25 90,25 86,23 86,23 85,23 83,23 79,21 79,21 78,19 78,19 74,19 69,19 64,19 62,19 56,19 56,21 53,23 53,23 49,23 48,23 48,25 46,26 42,28 41,28 39,30 39,32 34,35 32,37 32,41 28,46 28,49 28,55 26,58 26,64 26,143 0,143 0,4 26,4 26,25 28,23 32,19 32,18 35,14 39,11 42,9 46,7 48,5 49,4 53,4 56,2 62,0 64,0 69,0 71,0 76,0 79,0 85,0 90,0 93,2 93,2 99,4 101,5 106,7 108,11 111,12 113,14 115,18 118,19 120,23 122,26"><text:p/></draw:polygon><draw:path draw:style-name="gr5" draw:text-style-name="P17" svg:width="0.0551in" svg:height="0.0776in" svg:x="4.8in" svg:y="1.9047in" svg:viewBox="0 0 141 198" svg:d="m115 74v-7-5l-2-6-4-5-1-5v-5l-2-2v-2-2h-4l-1-1v-4l-2-2h-4l-2-2-1-1v-2 0h-6l-1-2-4-2h-2-1-4-2v0h-5-2-1-4-2v2l-5 2h-2v0l-5 2v1l-2 2v0l-2 2-5 5v0l-2 2-3 4v5l-2 5-2 5v6 5 7 4 7 5l2 5 2 6v5l3 3 2 2v2l5 3 2 2v2h2v2l5 1v2h2 5v0l2 2h4 1 2 5v0h2 4 1l2-2h4 1 6v-2-1l1-2h2l4-2 2-2v-3h1l4-2v-2-1l2-2v-5l1-6 4-5 2-5v-7zm-87 44v74h-28v-192h28v19l2-2v-2l2-1 3-4 4-3 3-2 2-2 2-2 5-1h2l5-2 2-2h5 6 1 2 5 6 3 4l1 2h2l6 2h1l4 1 2 2 1 4h6l3 5 4 3 3 6 6 5 1 7 4 7 2 7 1 5v9 9 7 9l-1 5-2 7-4 7-1 6-6 7-3 5-4 4-3 5-6 2h-1l-2 3-4 2h-1l-6 2h-2l-1 1h-4l-3 2h-6-5-2l-1-2h-6-5l-2-1h-5l-2-2-5-2-2-3h-2l-3-2-4-4-3-1-2-2v-4z"><text:p/></draw:path><draw:polygon draw:style-name="gr5" draw:text-style-name="P17" svg:width="0.0394in" svg:height="0.0705in" svg:x="4.5748in" svg:y="2.0075in" svg:viewBox="0 0 101 180" draw:points="46,0 46,39 99,39 99,56 46,56 46,131 46,136 46,139 46,143 48,146 48,148 49,148 49,150 49,152 53,152 53,153 53,153 53,153 53,153 53,155 53,155 55,155 55,157 58,157 62,157 65,159 69,159 71,159 99,159 99,178 71,178 65,178 56,178 53,176 46,175 41,173 41,173 39,173 39,171 35,169 34,168 32,168 28,168 28,166 26,164 26,162 25,161 25,159 21,155 21,153 21,148 21,145 21,138 21,131 21,56 0,56 0,39 21,39 21,0"><text:p/></draw:polygon><draw:path draw:style-name="gr5" draw:text-style-name="P17" svg:width="0.0524in" svg:height="0.0579in" svg:x="4.6228in" svg:y="2.0217in" svg:viewBox="0 0 134 148" svg:d="m132 64v79h-26v-21l-2 3-3 2-2 4-2 1-4 2-1 4h-7l-2 3v2h-5-6l-3 2-4 1h-3-6-5-3-7l-6-1-3-2h-4l-3-2v0l-4-3v0h-2l-5-2v-4h-2-1v-3l-4-2v-2h-2v-3-2l-1-2v-3l-4-2v-5-6-7-3-2l4-4v-3l1-2v-3l2-2v0l4-2v-2l3-1v-2l5-2 2-2v-1l5-2 9-4 4-2h9 3l11-1h7 37v-2-4-5-2-1h-2v-2l-3-2v-2 0l-2-1v-2-2l-2-2h-4-1v-3h-2l-4-2h-1v-2h-2l-5-2h-7-2-5-9-4-2-5-2l-3 2v0l-11 2-3 2-6 3-8 2v-21l8-2 6-2 14-3h5 7l5-2h8 7l12 2h3l7 2h6v1l5 2 2 2 2 2 3 1 2 2 2 2v2l5 1v2l2 2 3 3v2l4 7v6 7l3 8zm-49 16h-11l-3 2h-11-3l-6 2h-5-3l-2 2v0 1l-4 2v2h-1-2v2l-4 1v2 2h-2v3 2 0l-1 2v4 3l1 4v0 1 2l2 2v0 0l4 2 2 3 1 2v0l4 2v0 1l3 2h2 5 2l4 2h1 8l5-2h2 1 4 2l5-3v0l2-2v-2h1l6-2 1-3 4-2 2-3 2-6 3-5 2-2v-5-7-7-4z"><text:p/></draw:path><draw:path draw:style-name="gr5" draw:text-style-name="P17" svg:width="0.0551in" svg:height="0.078in" svg:x="4.6949in" svg:y="2.0012in" svg:viewBox="0 0 141 199" svg:d="m25 74 3-3 2-2 2-2 3-3 2-2 2-2 3-2 4-2 3-1 4-2h3 4l5-2h2l2-2h5 5 4v2l5 2h2 5l2 2h4l1 1 6 2 1 2 6 2 1 5 6 4 3 3 4 7 2 7 1 5 6 8v7l1 8v7 9l-1 9v5l-6 7-1 8-2 5-4 5-3 5-6 7-1 2-6 2-1 2-6 2-1 1-4 2h-2-5l-2 2-5 2v0h-4-5-5-2-2l-5-2-4-2h-3l-4-2-3-1-4-2h-3l-2-4-2-2-3-1-2-4-2-2-3-3v21h-25v-194h25zm90 123v-5-7l-4-3-2-6v-5l-1-5-4-2-2-2v-2l-1-1-4-2v-4 0l-2-1-2-2-3-2-2-2v0h-5v-1h-2-2-3-2-5v0h-2-2-5v0h-4v0l-3 1h-2-2l-3 2v2l-4 2v1h-3l-2 6v1l-2 2-3 4-2 5-2 5v6 3l-3 7v5 6l3 5v7 5l2 6 2 3 3 6 2 1v2l2 2 3 2v1h4v2l3 2 2 2 2 1h3v0h4v0l5 2h2 2v0h5l2-2h3 2 2v0l5-1v-2l2-2 3-2h2l2-1v-2-2h4l1-2v-1l2-2 4-4 1-3v-6l2-5 4-7v-5z"><text:p/></draw:path><draw:polygon draw:style-name="gr5" draw:text-style-name="P17" svg:width="0.0114in" svg:height="0.0768in" svg:x="4.7657in" svg:y="2.0012in" svg:viewBox="0 0 30 196" draw:points="0,0 28,0 28,194 0,194"><text:p/></draw:polygon><draw:path draw:style-name="gr5" draw:text-style-name="P17" svg:width="0.0559in" svg:height="0.0579in" svg:x="4.7937in" svg:y="2.0217in" svg:viewBox="0 0 143 148" svg:d="m118 60-2-4v-3-7-2l-5-3v-2l-2-2v-2h-1v-1-4l-4-2h-2v-2l-1-1-4-2h-2l-2-2h-3v0l-2-2v0h-5-4-3-7-4-5l-2 2-5 2-5 2-4 3-3 2-2 2v2l-2 1h-3v4h-2l-2 2v1 4 5l-4 5v4zm115 7v11h-116l1 5v7l4 5v4l2 5 2 4 5 3 2 2 5 3v2h2l3 2 2 2 5 3h4 7l7 2h5 7l7-2h6 3 4 1l2-2 5-1 7-4 8-2 7-3v23l-7 2-8 3h-1l-6 2h-5-2-1l-6 2-5 1h-4-5-9-7l-10-1-9-2-7-2-2-2-5-1h-5l-2-2-2-4h-5l-2-3-2-2-3-2-2-3-2-4-3-3-2-2-2-2v-3l-3-4-4-7v-7-7-9-9-7-7l4-7 3-7 2-2 2-5 3-2 2-3v-4l5-2v-1l4-2 1-4 4-1 4-2 3-2 2-2 5-1h2l5-2h7l9-2h9 7l7 2h5l6 2h3l4 1 1 2 2 2 5 2h2l4 3v2l1 2 6 1 2 2 1 4 2 3v2l4 5v4l1 7 2 7v5z"><text:p/></draw:path></draw:g><draw:line draw:style-name="gr7" draw:text-style-name="P17" svg:x1="4.2075in" svg:y1="2.798in" svg:x2="4.2075in" svg:y2="1.5362in"><text:p/></draw:line><draw:g draw:style-name="gr3"><draw:polygon draw:style-name="gr6" draw:text-style-name="P18" svg:width="0.6051in" svg:height="0.9016in" svg:x="3.4008in" svg:y="1.7157in" svg:viewBox="0 0 1538 2291" draw:points="0,2290 0,0 1536,0 1536,2290"><text:p/></draw:polygon><draw:path draw:style-name="gr5" draw:text-style-name="P17" svg:width="0.0543in" svg:height="0.078in" svg:x="3.5575in" svg:y="1.7681in" svg:viewBox="0 0 139 199" svg:d="m26 74 4-3v-2l4-2 1-3 6-2 1-2 2-2 4-2 1-1 6-2h1l6-2h2 5 3 6 1 4 3 6v0l5 2 2 2h5l2 1 2 2 3 2 2 2 5 5 4 2 5 5 4 7 3 7 2 5 2 8v7 8 7 8 10 5l-2 7-2 8-3 5-4 5-5 7-4 4-5 3-2 2-3 2-2 2-2 1-5 2-2 2h-5v0l-6 2h-3-4-1-6-3-5l-2-2h-6l-1-2-6-2-1-1-4-2h-2l-1-4-6-3-1-2-4-2v-2l-4-3v21h-26v-194h26zm89 123v-5l-2-7-2-5v-4l-3-5v-5-2l-2-2-2-2-3-1v-2l-2-2-2-2v-1l-5-2v-2 0h-2l-4-2-1-1h-2l-4-2h-1-2-4-1-2-4-1-2l-4 2h-2l-1 1-4 2h-2v0l-1 2-4 2v1l-2 2-5 4-2 1v2l-1 4-4 5v5l-2 4v5l-2 7v5 6l2 5v7l2 5v6l4 3 1 6v1h2l5 4 2 2v3h4 1v2l2 2 4 1h1l2 2h4 2 1 4 2 1 4 2 1 4l2-2h1l4-1 2-2v-2 0h5v-3l2-2 2-2v-2h3l2-1 2-2v-4-3l3-6v-5l2-7 2-5z"><text:p/></draw:path><draw:path draw:style-name="gr5" draw:text-style-name="P17" svg:width="0.0524in" svg:height="0.0579in" svg:x="3.6256in" svg:y="1.7882in" svg:viewBox="0 0 134 148" svg:d="m132 64v79h-26v-21l-2 3-3 2v2l-4 2-4 3-3 4h-4l-1 3-2 2h-7l-4 2h-1l-6 1h-3-6-1-7-7l-6-1h-7v-2l-2-2h-1l-4-3h-2-1l-4-2v-4l-2-1h-1v-2-2h-4l-2-2v-3-2l-1-2v-3l-4-4v-3-6-7-3-2l4-4v-3l1-2v-3 0l6-2v-2-2l3-1v-2l4-2 1-2 6-1 1-2 8-4 7-2 7-1h7 7 9 35v-2-4l-2-5v-2-1 0-4h-3v-2 0-1l-2-2v-2h-2l-4-2h-1l-2-3v0l-4-2v0h-1l-2-2-7-2h-5l-2-1h-7-6-1l-6 1h-3-4l-1 2-6 2h-7l-3 2-7 3-7 2v-21l8-2 7-2 15-3 5-2h7 3 8 7 12l3 2 7 2 6 1h2l3 2v2l4 2 3 1 2 2 2 2 3 2 2 1v4h2l3 3v4l4 5v6l3 7v7zm-49 17h-11l-7 2h-5-4l-7 2h-3l-5 2v0 0l-6 1h-1v4 0h-2l-4 2v1 2 2h-2v2 1 2 2 4 3 4 0 1 2h2v2 0 2l6 3v2h1l4 2h2v1 2l5 2h2 5 3v0h8 7v0l1-2h4 2l5-3v0l2-2h1v-2l4-2 3-3 4-2 4-3v-6l3-5v-4-3l2-7v-5-6z"><text:p/></draw:path><draw:polygon draw:style-name="gr5" draw:text-style-name="P17" svg:width="0.0394in" svg:height="0.0713in" svg:x="3.6902in" svg:y="1.7736in" svg:viewBox="0 0 101 182" draw:points="44,0 44,41 99,41 99,58 44,58 44,132 44,138 44,141 44,145 44,148 44,150 48,150 48,152 49,153 49,153 49,155 51,157 51,157 51,157 51,157 55,157 56,157 56,159 58,159 62,159 64,161 69,161 71,161 99,161 99,180 71,180 64,180 58,180 51,178 44,176 42,175 41,175 37,175 37,173 34,171 30,169 30,168 28,168 28,166 28,166 28,164 26,162 23,161 21,157 21,157 21,150 21,146 19,139 19,132 19,58 0,58 0,41 19,41 19,0"><text:p/></draw:polygon><draw:polygon draw:style-name="gr5" draw:text-style-name="P17" svg:width="0.048in" svg:height="0.0579in" svg:x="3.7382in" svg:y="1.7882in" svg:viewBox="0 0 123 148" draw:points="122,9 122,30 115,28 115,26 109,25 108,23 106,23 102,23 101,23 95,21 93,19 92,19 92,19 86,18 85,18 78,18 72,18 65,19 62,19 62,21 58,23 56,23 55,23 49,25 48,25 48,28 44,30 44,30 42,32 41,35 37,35 35,37 34,39 34,41 30,46 30,51 28,55 26,60 26,67 26,72 26,78 26,85 28,90 30,95 30,101 34,104 34,108 35,109 37,111 41,111 42,113 44,115 44,116 48,120 48,120 49,120 55,122 56,123 58,125 62,125 62,127 65,127 72,127 78,127 85,127 86,127 92,127 92,127 93,127 95,125 101,125 102,123 106,122 108,122 109,120 115,120 115,120 122,115 122,138 115,139 109,141 106,143 101,145 92,145 86,146 83,146 76,146 65,146 58,145 49,145 48,143 44,141 41,139 37,138 34,138 30,136 28,132 26,131 21,129 19,127 14,122 12,115 5,109 2,102 0,95 0,90 0,81 0,72 0,65 0,56 0,49 2,41 5,35 7,34 12,30 12,28 14,23 16,21 19,18 21,18 26,16 28,12 30,11 34,9 37,7 42,5 44,5 48,4 51,2 62,0 69,0 78,0 83,0 90,0 93,0 101,2 106,4 109,5 115,5"><text:p/></draw:polygon><draw:polygon draw:style-name="gr5" draw:text-style-name="P17" svg:width="0.0524in" svg:height="0.0768in" svg:x="3.8035in" svg:y="1.7681in" svg:viewBox="0 0 134 196" draw:points="132,109 132,194 106,194 106,109 106,106 104,101 104,97 104,92 101,88 99,86 99,85 97,85 97,81 93,81 93,79 92,79 92,76 92,76 90,74 90,74 86,74 85,74 83,72 83,71 79,71 78,71 78,71 76,69 69,69 64,69 58,71 56,71 55,72 49,74 49,74 48,74 44,74 44,76 42,78 41,79 41,81 37,81 35,85 34,86 34,86 30,88 30,90 30,92 28,97 26,101 26,106 26,109 26,115 26,194 0,194 0,0 26,0 26,74 28,72 30,69 30,67 35,65 37,62 41,60 44,58 48,56 49,55 55,53 56,53 58,51 64,51 65,51 71,51 76,51 83,51 90,51 92,51 92,51 97,53 99,53 104,55 106,56 108,56 108,58 111,60 111,62 115,64 118,65 118,69 120,69 122,71 122,74 125,79 125,85 129,90 129,95 132,102"><text:p/></draw:polygon><draw:polygon draw:style-name="gr5" draw:text-style-name="P17" svg:width="0.0386in" svg:height="0.0713in" svg:x="3.563in" svg:y="1.8902in" svg:viewBox="0 0 99 182" draw:points="44,0 44,41 97,41 97,58 44,58 44,132 44,138 44,141 44,145 48,148 48,150 48,150 48,152 48,153 48,153 48,155 49,157 49,157 49,157 51,157 51,157 55,157 55,159 58,159 58,159 64,161 65,161 71,161 97,161 97,180 71,180 64,180 56,180 49,178 44,176 41,175 37,175 35,175 35,173 34,171 30,169 30,168 28,168 28,168 26,166 26,164 23,162 21,161 21,157 19,157 19,150 19,146 16,139 16,132 16,58 0,58 0,41 16,41 16,0"><text:p/></draw:polygon><draw:path draw:style-name="gr5" draw:text-style-name="P17" svg:width="0.0567in" svg:height="0.0579in" svg:x="3.6102in" svg:y="1.9047in" svg:viewBox="0 0 145 148" svg:d="m118 60-2-4v-3l-1-5v-4l-4-3v-2l-2-2v-2 0l-1-1v-4l-4-2h-2l-1-2v-1l-6-2v0 0h-2l-1-2-4-2h-2-1-6-5-3-6-5l-4 4h-3l-4 2-5 3-2 2-3 2-2 2-2 1v0 2 2l-3 2-2 1v6 3l-2 5-3 4zm118 7v11h-118v5l3 7 2 3v6l2 5 3 4 2 3 5 2 2 3 5 4v0 0l4 2 5 3h7 2l7 2h7 7l7-2h4 3 6 1l2-2 4-1 8-2 8-4 7-3v23l-7 2-8 3h-1l-7 2h-4l-2 2h-1-7l-2 1h-4-9-7-7l-8-1h-11l-7-4-2-2-5-1h-4l-3-2-2-4-5-1-2-2-5-2v-2l-2-3-2-2-3-5-2-2-2-2-3-3v-4l-2-7v-7l-2-7v-9-9l2-7v-7l2-7v-7l3-2 4-5v-2l5-3 2-2v-4l3-1 4-2 3-4 2-1 5-2 2-2 2-2 5-1h5v-2l9-2h7 9 7 11l3 2 6 2h1l6 1 1 2 2 2 4 2h3l4 3 1 2 2 2v1l4 4 2 2 1 3 4 2 2 5 1 4v7l4 7v5z"><text:p/></draw:path><draw:polygon draw:style-name="gr5" draw:text-style-name="P17" svg:width="0.0894in" svg:height="0.0567in" svg:x="3.6831in" svg:y="1.9047in" svg:viewBox="0 0 228 145" draw:points="122,30 123,26 125,23 127,19 132,18 134,14 139,11 139,9 145,7 146,5 152,4 153,2 159,0 162,0 168,0 169,0 175,0 182,0 183,0 187,0 189,0 194,2 196,2 198,4 201,4 201,5 203,7 208,9 208,11 212,11 212,12 215,16 217,19 219,23 222,28 224,35 226,39 226,46 226,53 226,58 226,143 201,143 201,58 201,55 201,49 201,46 201,41 198,37 198,35 196,35 194,34 194,30 194,28 191,28 191,28 189,25 187,25 187,23 187,23 183,23 183,23 182,21 180,21 180,19 176,19 173,19 169,19 166,19 159,19 155,19 153,21 153,23 152,23 148,23 146,23 145,25 141,26 139,28 139,28 139,30 138,32 134,35 132,37 131,41 127,46 125,49 125,55 125,58 125,64 125,143 101,143 101,58 101,55 97,49 97,46 97,41 97,37 95,35 93,35 93,34 93,30 93,28 93,28 90,28 88,25 88,25 86,23 86,23 83,23 81,23 79,21 79,21 79,19 76,19 72,19 67,19 62,19 60,19 55,19 55,21 51,23 48,23 48,23 46,23 46,25 44,26 39,28 39,28 37,30 34,32 32,35 32,37 32,41 26,46 25,49 25,55 25,58 25,64 25,143 0,143 0,4 25,4 25,25 26,23 32,19 32,18 34,14 37,11 39,9 44,7 46,5 48,4 51,4 55,2 60,0 62,0 67,0 69,0 74,0 79,0 83,0 88,0 93,2 93,2 97,4 101,5 104,7 108,11 109,12 111,14 115,18 116,19 118,23 122,26"><text:p/></draw:polygon><draw:path draw:style-name="gr5" draw:text-style-name="P17" svg:width="0.0559in" svg:height="0.0776in" svg:x="3.7917in" svg:y="1.9047in" svg:viewBox="0 0 143 198" svg:d="m113 74v-7-5-6l-4-5-1-5v-5-2l-2-2v-2h-4l-1-1-2-4v-2h-4l-2-2-1-1v-2h-4-2l-1-2-4-2h-2-1-4-2-1-4-2-1-4-2l-2 2-1 2h-4v0l-3 2v1 2h-4l-2 2-5 5v0l-2 2-1 4-4 5v5l-2 5v6 5 7 4 7 5l2 5v6l4 5 1 3 2 2v2l5 3 2 2 4 2v0 2l3 1v2h4 1 2l2 2h4 1 2 4 1 2 4 1l2-2h4 1 2l4-2v-1l1-2h2l4-2v-2l2-3h1l4-2v-2l2-1v-2-5l1-6 4-5v-5-7zm-85 44v74h-28v-192h28v19l2-2v-2l4-1 1-4 6-3 1-2 2-2 4-2 3-1h4l1-2 4-2h5 6 1 6 1 6 3 4l1 2h2l4 2h3l4 1 2 2 1 4h4l7 5 2 3 5 6 4 5 3 7 4 7v7l3 5v9 9 7 9l-3 5v7l-4 7-3 6-4 7-5 5-2 4-7 5-4 2h-1l-2 3-4 2h-3l-4 2h-2l-1 1h-4l-3 2h-6-1-6l-1-2h-6-5l-4-1h-1l-4-2-3-2-4-3h-2l-1-2-6-4-1-1-4-2v-4z"><text:p/></draw:path><draw:polygon draw:style-name="gr5" draw:text-style-name="P17" svg:width="0.0386in" svg:height="0.0705in" svg:x="3.5673in" svg:y="2.0075in" svg:viewBox="0 0 99 180" draw:points="44,0 44,39 97,39 97,56 44,56 44,131 44,136 44,139 44,143 46,146 46,148 48,148 48,150 48,152 48,152 48,153 48,153 51,153 51,153 53,155 53,155 53,155 53,157 58,157 60,157 62,159 67,159 69,159 97,159 97,178 69,178 62,178 55,178 51,176 44,175 39,173 39,173 37,173 34,171 34,169 32,168 30,168 26,168 26,166 25,164 25,162 23,161 23,159 23,155 19,153 19,148 19,145 19,138 19,131 19,56 0,56 0,39 19,39 19,0"><text:p/></draw:polygon><draw:path draw:style-name="gr5" draw:text-style-name="P17" svg:width="0.0524in" svg:height="0.0579in" svg:x="3.6146in" svg:y="2.0217in" svg:viewBox="0 0 134 148" svg:d="m132 64v79h-26v-21l-2 3-3 2-2 4-2 1-4 2-3 4h-5v3l-2 2h-5-4l-5 2-2 1h-5-6-3-5-7l-6-1-3-2h-4l-3-2v0l-4-3h-2v0l-5-2v-4h-2-1l-4-3v-2-2h-2v-3-2l-1-2v-3l-4-2v-5-6-7-3-2l4-4v-3l1-2v-3l2-2v0-2l4-2 3-1v-2l5-2v-2l6-1 1-2 8-4 5-2h9 7l7-1h7 37v-2-4l-2-5v-2-1 0-2l-3-2v-2h-2v-1-2-2l-2-2h-4-1l-2-3v0l-2-2h-3v-2h-2l-7-2h-5-2-7-7-2-4-3-4l-3 2v0l-11 2-3 2-6 3-8 2v-21l8-2 6-2 14-3h7 7l3-2h8 7l12 2h5l5 2h6v1l5 2v2l4 2 3 1 2 2 2 2v2l3 1 2 2 2 2 3 3v2l4 7v6 7l3 8zm-49 16h-9l-5 2h-9-5l-6 2h-3-5l-2 2v0 1l-5 2v2 0h-2v2l-4 1v2 2h-2v3 2 0l-1 2v4 3l1 4v0 1 2l2 2v0 0l4 2 2 3v2h1l4 2v0 1l3 2h4 2 5l2 2h1 8l5-2h2 3 2 2l5-3v0l2-2v-2h3l2-2 3-3 4-2 2-3v-6l5-5v-2-5l2-7v-7-4z"><text:p/></draw:path><draw:path draw:style-name="gr5" draw:text-style-name="P17" svg:width="0.0551in" svg:height="0.078in" svg:x="3.6866in" svg:y="2.0012in" svg:viewBox="0 0 141 199" svg:d="m25 74 3-3 2-2v-2l5-3 2-2 2-2 3-2 4-2 3-1 4-2v0h7l5-2h2l4-2h3 5 6v2l3 2h4 3l4 2h2l1 1 6 2 1 2 4 2 3 5 6 4 3 3 6 7v7l1 5 4 8 2 7 1 8v7 9l-1 9-2 5-4 7-1 8v5l-6 5-3 5-6 7-3 2-4 2-1 2-6 2-1 1-2 2h-4-3l-4 2-3 2v0h-6-5-3-4-2l-5-2-7-2v0l-4-2-3-1-4-2h-3l-2-4-2-2-5-1v-4l-2-2-3-3v21h-25v-194h25zm88 123v-5-7-3l-4-6-1-5v-5l-2-2-4-2v-2l-1-1v-2l-2-4v0l-4-1-2-2-1-2-4-2v0h-3v-1h-4-2-1-4-3v0h-4-2-5v0h-4-3v1h-2-2l-3 2v2l-4 2-3 1v0l-2 6v1l-2 2-5 4v5l-2 5-3 6v3 7 5 6 5 7l3 5 2 6v3l5 6 2 1v2l2 2v2l3 1h4v2l3 2 2 2 2 1v0h3 4v0l5 2h2 4v0h3l4-2h1 2 4v0l3-1v-2l4-2 1-2h2l4-1v-2l2-2v0l1-2v-1l4-2 2-4v-3l1-6 4-5v-7-5z"><text:p/></draw:path><draw:polygon draw:style-name="gr5" draw:text-style-name="P17" svg:width="0.0114in" svg:height="0.0768in" svg:x="3.7575in" svg:y="2.0012in" svg:viewBox="0 0 30 196" draw:points="0,0 28,0 28,194 0,194"><text:p/></draw:polygon><draw:path draw:style-name="gr5" draw:text-style-name="P17" svg:width="0.0567in" svg:height="0.0579in" svg:x="3.7854in" svg:y="2.0217in" svg:viewBox="0 0 145 148" svg:d="m118 60-2-4v-3l-1-7v-2l-4-3v-2l-2-2v-2h-1v-1l-4-4v-2h-2v-2l-1-1-4-2h-2l-2-2v0h-3l-2-2h-2-3-4-3-5-6-1l-6 2-5 2-7 2-2 3-2 2-3 2v2l-2 1h-2l-3 4v0 2 1l-2 4v5l-2 5v4zm115 7v11h-118l3 5v7l2 5 2 4v5l3 4 4 3 3 2 4 3v2h3l2 2 2 2 5 3h6 7l5 2h5 7l7-2h6 3 4 1l2-2 5-1 7-4 8-2 7-3v23l-7 2-8 3h-1l-6 2h-5-2-5l-2 2-5 1h-4-7-7-7l-8-1-11-2-7-2-2-2-5-1h-4l-3-2-2-4h-5l-2-3-5-2v-2l-2-3-2-4-5-3v-2l-2-2-3-3v-4l-2-7v-7l-2-7v-9-9l2-7v-7l2-7 3-7 2-2v-5l5-2 2-3v-4l2-2 3-1 4-2 3-4 4-1v-2l5-2 2-2 5-1h2l5-2h7l9-2h9 7l7 2h5l6 2h3l4 1 1 2 2 2 4 2h3l4 3 1 2v2l6 1v2l3 4 4 3v2l2 5v4l1 7 4 7v5z"><text:p/></draw:path></draw:g><draw:line draw:style-name="gr7" draw:text-style-name="P17" svg:x1="3.1992in" svg:y1="2.798in" svg:x2="3.1992in" svg:y2="1.5362in"><text:p/></draw:line><draw:g draw:style-name="gr3"><draw:polygon draw:style-name="gr6" draw:text-style-name="P18" svg:width="0.6051in" svg:height="0.9016in" svg:x="2.3921in" svg:y="1.7157in" svg:viewBox="0 0 1538 2291" draw:points="0,2290 0,0 1536,0 1536,2290"><text:p/></draw:polygon><draw:path draw:style-name="gr5" draw:text-style-name="P17" svg:width="0.0539in" svg:height="0.078in" svg:x="2.5508in" svg:y="1.7681in" svg:viewBox="0 0 138 199" svg:d="m23 74 5-3v-2l2-2 2-3 3-2 4-2 3-2 2-2 2-1 3-2h4l5-2h2 5 6 3 2 3 4 5 2l3 2 2 2h6l1 1 2 2 4 2 1 2 6 5 7 2 1 5 2 7 6 7 1 5 4 8v7 8 7 8 10 5l-4 7-1 8-6 5-2 5-1 7-7 4-6 3-1 2-4 2-2 2-1 1-6 2-2 2h-3-2l-5 2h-4-3-2-3-6-5l-2-2h-5l-4-2-3-2-2-1-2-2h-3l-4-4-3-3-2-2-2-2v-2l-5-3v21h-23v-194h23zm88 123v-5l-2-7-1-5v-4l-4-5v-5l-2-2v-2l-1-2-4-1v-2l-2-2-2-2v-1l-3-2-2-2v0h-2l-3-2-2-1h-2l-3-2h-2-2-1-4-3v0h-4-2l-2 2h-3l-2 1-2 2h-3-2v2l-2 2v1l-3 2-4 4-3 1v2l-2 4v5l-2 5-3 4v5l-2 7v5 6l2 5v7l3 5 2 6v3l2 6v1h3l4 4 3 2v3h2v0l2 2 3 2 2 1h2l3 2h2 2 4v0h3 4 1 2 2 3l2-2h2l3-1 2-2v-2h2 3v-3l2-2 2-2v-2h4l1-1v-2l2-4v-3l4-6v-5l1-7 2-5z"><text:p/></draw:path><draw:path draw:style-name="gr5" draw:text-style-name="P17" svg:width="0.0531in" svg:height="0.0579in" svg:x="2.6165in" svg:y="1.7882in" svg:viewBox="0 0 136 148" svg:d="m134 64v79h-26v-21l-2 3-2 2v2l-7 2v3l-5 4h-2l-4 3-3 2h-5l-2 2h-4l-3 1h-5-6-3-6-5l-7-1h-7l-2-2v-2h-2l-3-3h-2-2l-3-2-2-4v-1 0l-2-2v-2h-3l-2-2v-3-2l-2-2v-3l-1-4-4-3v-6-7l4-3v-2l1-4v-3l2-2v-3 0l5-2v-2l2-2v-1l2-2 3-2 2-2 5-1 2-2 7-4 7-2 7-1h7 8 8 36v-2-4l-2-5v-2-1 0-4 0l-2-2v0-1l-3-2v-2h-4v-2h-4l-1-3v0l-2-2v0h-4l-3-2-5-2h-2l-7-1h-5-6-3l-4 1h-3-4l-2 2-5 2h-7l-4 2-7 3-5 2v-21l7-2 7-2 13-3 7-2h7 3 7 11 7l7 2 7 2 4 1h3l2 2v2l5 2 2 1 2 2 1 2 4 2v1l2 4h1v3l4 4 4 5v6l3 7v7zm-51 17h-7l-7 2h-7-4l-7 2h-3l-4 2h-2-1l-4 1h-2v4 0h-1l-4 2v1l-2 2v2 0 2 1 2 2 4 3 4 0 1 2 0 2 0l2 2 5 3v2h2l4 2v0l1 1 2 2 4 2h1 6 3v0h7 7 4v-2h2 1l4-3h2l1-2h4v-2l2-2 5-3 2-2 5-3v-6l2-5v-4-3l2-7v-5-6z"><text:p/></draw:path><draw:polygon draw:style-name="gr5" draw:text-style-name="P17" svg:width="0.0394in" svg:height="0.0713in" svg:x="2.6819in" svg:y="1.7736in" svg:viewBox="0 0 101 182" draw:points="48,0 48,41 99,41 99,58 48,58 48,132 48,138 48,141 48,145 48,148 48,150 48,150 48,152 49,153 49,153 49,155 49,157 49,157 53,157 53,157 55,157 55,157 56,159 58,159 62,159 64,161 69,161 71,161 99,161 99,180 71,180 64,180 58,180 53,178 48,176 42,175 41,175 39,175 35,173 34,171 32,169 32,168 32,168 28,166 26,166 26,164 26,162 25,161 21,157 21,157 21,150 21,146 19,139 19,132 19,58 0,58 0,41 19,41 19,0"><text:p/></draw:polygon><draw:polygon draw:style-name="gr5" draw:text-style-name="P17" svg:width="0.048in" svg:height="0.0579in" svg:x="2.7299in" svg:y="1.7882in" svg:viewBox="0 0 123 148" draw:points="122,9 122,30 115,28 115,26 111,25 108,23 106,23 104,23 101,23 97,21 93,19 92,19 92,19 86,18 85,18 78,18 72,18 65,19 62,19 62,21 58,23 56,23 51,23 49,25 48,25 48,28 44,30 44,30 42,32 37,35 37,35 35,37 34,39 34,41 32,46 32,51 28,55 26,60 26,67 26,72 26,78 26,85 28,90 32,95 32,101 34,104 34,108 35,109 37,111 37,111 42,113 44,115 44,116 48,120 48,120 49,120 51,122 56,123 58,125 62,125 62,127 65,127 72,127 78,127 85,127 86,127 92,127 92,127 93,127 97,125 101,125 104,123 106,122 108,122 111,120 115,120 115,120 122,115 122,138 115,139 111,141 106,143 101,145 92,145 86,146 79,146 76,146 65,146 58,145 49,145 48,143 44,141 41,139 37,138 34,138 32,136 28,132 25,131 21,129 19,127 14,122 11,115 5,109 4,102 0,95 0,90 0,81 0,72 0,65 0,56 0,49 4,41 5,35 7,34 11,30 12,28 14,23 18,21 19,18 21,18 25,16 28,12 32,11 34,9 37,7 42,5 44,5 48,4 51,2 62,0 69,0 78,0 83,0 90,0 93,0 101,2 106,4 111,5 115,5"><text:p/></draw:polygon><draw:polygon draw:style-name="gr5" draw:text-style-name="P17" svg:width="0.0512in" svg:height="0.0768in" svg:x="2.7949in" svg:y="1.7681in" svg:viewBox="0 0 131 196" draw:points="129,109 129,194 106,194 106,109 106,106 104,101 101,97 101,92 101,88 99,86 99,85 97,85 97,81 93,81 93,79 93,79 92,76 92,76 90,74 86,74 86,74 85,74 83,72 83,71 79,71 78,71 78,71 74,69 69,69 64,69 60,71 56,71 55,72 49,74 48,74 48,74 46,74 46,76 42,78 41,79 41,81 39,81 34,85 34,86 34,86 34,88 32,90 32,92 28,97 26,101 26,106 26,109 26,115 26,194 0,194 0,0 26,0 26,74 28,72 32,69 34,67 34,65 39,62 41,60 46,58 48,56 49,55 55,53 56,53 60,51 64,51 67,51 71,51 76,51 83,51 86,51 92,51 93,51 97,53 99,53 101,55 106,56 108,56 108,58 111,60 111,62 115,64 115,65 118,69 120,69 122,71 122,74 125,79 125,85 129,90 129,95 129,102"><text:p/></draw:polygon><draw:polygon draw:style-name="gr5" draw:text-style-name="P17" svg:width="0.0386in" svg:height="0.0713in" svg:x="2.5547in" svg:y="1.8902in" svg:viewBox="0 0 99 182" draw:points="46,0 46,41 97,41 97,58 46,58 46,132 46,138 46,141 46,145 48,148 48,150 48,150 48,152 49,153 49,153 49,155 49,157 49,157 49,157 53,157 53,157 53,157 55,159 60,159 60,159 64,161 65,161 71,161 97,161 97,180 71,180 64,180 56,180 49,178 46,176 41,175 39,175 35,175 34,173 34,171 32,169 32,168 28,168 28,168 25,166 25,164 25,162 21,161 21,157 19,157 19,150 19,146 19,139 19,132 19,58 0,58 0,41 19,41 19,0"><text:p/></draw:polygon><draw:path draw:style-name="gr5" draw:text-style-name="P17" svg:width="0.0567in" svg:height="0.0579in" svg:x="2.602in" svg:y="1.9047in" svg:viewBox="0 0 145 148" svg:d="m120 60-4-4v-3l-1-5v-4l-2-3v-2-2-2h-4l-1-1-2-4v-2h-4l-1-2v-1l-6-2v0 0h-2l-1-2-4-2h-2-1-4-7-3-6-5l-4 4h-5l-2 2-5 3-2 2-1 2-4 2-2 1v0 2 2l-1 2-4 1v6 3l-2 5-2 4zm117 7v11h-117v5l2 7 2 3v6l4 5 1 4 2 3 5 2 2 3 5 4v0h2v2l7 3h7 2l7 2h7 7l7-2h4 3 6 5v-2l2-1 8-2 8-4 7-3v23l-7 2-8 3h-3l-5 2h-2l-4 2h-3-5l-2 1h-4-9-5-9l-8-1h-11l-7-4-2-2-7-1h-2l-1-2-4-4-4-1-3-2-2-2-2-2-3-3-2-2-5-5v-2l-2-2-2-3v-4l-3-7-2-7v-7-9-9-7l2-7 3-7v-7l2-2 2-5 3-2 2-3 5-2 2-4v-1l2-2 5-4 2-1 5-2 2-2 4-2 3-1h5l2-2 7-2h7 9 7 11l3 2 6 2h1l6 1 5 2v2l2 2h5v3l3 2 4 2v1l2 4 2 2 3 3v2l4 5 3 4v7l2 7v5z"><text:p/></draw:path><draw:polygon draw:style-name="gr5" draw:text-style-name="P17" svg:width="0.0894in" svg:height="0.0567in" svg:x="2.6748in" svg:y="1.9047in" svg:viewBox="0 0 228 145" draw:points="122,30 125,26 125,23 129,19 132,18 136,14 139,11 139,9 145,7 146,5 152,4 153,2 159,0 164,0 168,0 171,0 175,0 182,0 183,0 187,0 189,0 191,2 196,2 198,4 201,4 201,5 203,7 205,9 208,11 212,11 212,12 215,16 217,19 219,23 219,28 224,35 226,39 226,46 226,53 226,58 226,143 201,143 201,58 201,55 201,49 201,46 201,41 198,37 198,35 196,35 194,34 194,30 191,28 191,28 191,28 189,25 187,25 187,23 187,23 183,23 183,23 182,21 180,21 176,19 176,19 173,19 171,19 164,19 159,19 157,19 153,21 153,23 152,23 150,23 146,23 145,25 143,26 139,28 139,28 139,30 138,32 136,35 132,37 131,41 129,46 125,49 125,55 125,58 125,64 125,143 101,143 101,58 101,55 97,49 97,46 97,41 95,37 95,35 95,35 93,34 93,30 93,28 93,28 90,28 88,25 88,25 86,23 86,23 83,23 81,23 79,21 79,21 79,19 76,19 72,19 67,19 65,19 58,19 56,19 53,21 51,23 49,23 49,23 46,23 44,25 44,26 39,28 39,28 37,30 35,32 32,35 32,37 30,41 28,46 25,49 25,55 25,58 25,64 25,143 0,143 0,4 25,4 25,25 28,23 30,19 32,18 35,14 37,11 39,9 44,7 46,5 49,4 51,4 56,2 60,0 65,0 67,0 71,0 74,0 79,0 81,0 88,0 93,2 95,2 95,4 101,5 104,7 108,11 109,12 109,14 115,18 116,19 118,23 122,26"><text:p/></draw:polygon><draw:path draw:style-name="gr5" draw:text-style-name="P17" svg:width="0.0543in" svg:height="0.0776in" svg:x="2.7846in" svg:y="1.9047in" svg:viewBox="0 0 139 198" svg:d="m109 74v-7-5-6l-3-5-2-5v-5-2l-2-2-1-2v0l-4-1-2-4v-2h-2l-3-2v-1l-2-2h-2-3l-2-2-2-2h-3-2-2-3-2-2-5v0h-2-3l-2 2-2 2h-3-2l-2 2v1 2h-3l-4 2-3 5h-2v2l-2 4v5l-4 5-1 5v6l-2 5v7 4l2 7v5l1 5 4 6v5l2 3v2l2 2 3 3 4 2 3 2v0 2l2 1 2 2h3 2 2l3 2h2v0h5 2 2 3 2 2l3-2h2 2 3l2-2 2-1v-2h3l2-2v-2l2-3h4v-2l1-2 2-1v-2-5l2-6 3-5v-5-7zm-86 44v74h-23v-192h23v19l3-2 4-2v-1l2-4 5-3v-2l4-2 3-2 2-1h5l2-2 5-2h2 7 2 5 2 5 5 2l2 2h3l2 2h6l1 1 2 2 2 4h3l4 5 7 3 3 6 4 5 4 7 3 7v7l4 5v9 9 7 9l-4 5v7l-3 7-4 6-4 7-3 5-7 4-4 5-3 2h-2l-2 3-1 2h-6l-2 2h-3l-2 1h-2l-5 2h-5-2-5l-2-2h-7-2l-5-1h-2l-5-2-2-2-3-3h-4v-2l-5-4-2-1v-2l-4-4z"><text:p/></draw:path><draw:polygon draw:style-name="gr5" draw:text-style-name="P17" svg:width="0.0386in" svg:height="0.0705in" svg:x="2.5591in" svg:y="2.0075in" svg:viewBox="0 0 99 180" draw:points="44,0 44,39 97,39 97,56 44,56 44,131 44,136 44,139 44,143 46,146 46,148 49,148 49,150 49,152 49,152 49,153 49,153 51,153 51,153 53,155 53,155 53,155 53,157 58,157 60,157 62,159 67,159 69,159 97,159 97,178 69,178 62,178 55,178 51,176 44,175 39,173 39,173 37,173 35,171 35,169 32,168 30,168 28,168 28,166 25,164 23,162 23,161 23,159 23,155 21,153 21,148 21,145 21,138 21,131 21,56 0,56 0,39 21,39 21,0"><text:p/></draw:polygon><draw:path draw:style-name="gr5" draw:text-style-name="P17" svg:width="0.0531in" svg:height="0.0579in" svg:x="2.6055in" svg:y="2.0217in" svg:viewBox="0 0 136 148" svg:d="m134 64v79h-26v-21l-2 3-2 2v4l-5 1-2 2-5 4h-6v3l-3 2h-4-3l-4 2-3 1h-5-8-1-6-7l-5-1-3-2h-6l-2-2v0l-1-3h-4v0l-3-2-4-4v0h-2v-3-2l-1-2h-4v-3l-2-2v-2-3l-1-2-4-5v-6-7l4-3v-2l1-4v-3-2l2-3 4-2h1v-2-2l2-1 4-2 3-2v-2l5-1 2-2 7-4 7-2h7 7l8-1h8 36v-2-4l-2-5v-2-1 0-2l-2-2v-2 0-1l-3-2v-2l-2-2h-2-4l-1-3v0l-2-2h-4v-2h-3l-5-2h-6-3-5-8-1-4-3-6v2h-1l-9 2-6 2-5 3-9 2v-21l9-2 5-2 15-3h7 7l3-2h7 7l11 2h7l7 2h4l3 1 2 2v2l5 2 2 1 2 2 3 2v2l2 1 2 2 3 2v3l2 2 5 7v6l2 7v8zm-51 16h-7l-7 2h-7-6l-5 2h-3-6v2h-1v1l-6 2v2 0h-1v2l-2 1v2l-4 2v0 3 2 0l-2 2v4 3l2 4v0 1 2 2h4v0l2 2 1 3v2h2l4 2v0l1 1v2h6 1 6l1 2h2 7l7-2v0h4 2 1l4-3h2l1-2v-2h4l2-2 5-3 2-2 5-3v-6l2-5v-2-5l2-7v-7-4z"><text:p/></draw:path><draw:path draw:style-name="gr5" draw:text-style-name="P17" svg:width="0.0559in" svg:height="0.078in" svg:x="2.6783in" svg:y="2.0012in" svg:viewBox="0 0 143 199" svg:d="m26 74 2-3 2-2v-2l5-3 2-2 4-2 1-2 2-2 5-1 6-2h1 2l6-2h3l4-2h3 5 6l1 2 2 2h4 3l4 2h2l1 1 6 2 1 2 4 2 3 5 6 4 5 3 4 7v7l3 5 2 8 2 7 3 8v7 9l-3 9-2 5-2 7-3 8v5l-4 5-5 5-6 7-3 2-4 2-1 2-6 2-1 1-2 2h-4-3l-4 2-2 2h-1-6-5-3-4-3l-6-2-2-2h-1l-6-2-5-1-2-2h-1l-4-4-2-2-5-1v-4l-2-2-2-3v21h-26v-194h26zm87 123v-5-7-3l-4-6-1-5v-5l-2-2-4-2-1-2v-1-2l-2-4v0l-4-1-2-2-1-2-4-2h-2v0l-1-1h-4-2-1-6-1v0h-4-3-2-4-2v0l-1 1h-4-2l-1 2-4 2-2 2-1 1v0l-4 6-2 1v2l-5 4v5l-2 5-2 6v3 7 5 6 5 7l2 5 2 6v3l5 6v1l2 2 4 2v2l1 1h2l4 2 1 2 2 2 4 1h1v0h2 4l2 2h3 4v0h1l6-2h1 2 4 1v-1l2-2 4-2 1-2h2l4-1v-2l2-2v0-2l1-1 4-2 2-4v-3l1-6 4-5v-7-5z"><text:p/></draw:path><draw:polygon draw:style-name="gr5" draw:text-style-name="P17" svg:width="0.0114in" svg:height="0.0768in" svg:x="2.7492in" svg:y="2.0012in" svg:viewBox="0 0 30 196" draw:points="0,0 28,0 28,194 0,194"><text:p/></draw:polygon><draw:path draw:style-name="gr5" draw:text-style-name="P17" svg:width="0.0567in" svg:height="0.0579in" svg:x="2.7772in" svg:y="2.0217in" svg:viewBox="0 0 145 148" svg:d="m120 60-4-4v-3l-1-7v-2l-2-3v-2l-4-2v-2 0-1l-3-4v-2h-4v-2l-1-1-2-2h-4l-2-2v0h-1l-4-2h-2-1-6-1-7-6-1l-8 2-5 2-2 2-5 3-2 2-3 2-2 2v1h-2l-3 4v0 2 1l-2 4-2 5v5 4zm115 7v11h-118l3 5v7l2 5 2 4v5l3 4 2 3 5 2 4 3 3 2v0l2 2 2 2 5 3h6 7l7 2h1 9l7-2h6 5 2 1l4-2 3-1 7-4 8-2 7-3v23l-7 2-8 3h-3l-4 2h-3-4-3l-4 2-3 1h-6-7-7-7l-8-1-11-2-7-2-4-2-5-1h-2l-3-2-2-4h-5l-2-3-4-2v-2l-3-3-2-4-5-3v-2l-2-2-2-3v-4l-3-7-2-7v-7-9-9-7l2-7 3-7 2-7 2-2v-5l5-2v-3l5-4v-2l2-1 4-2 3-4 4-1v-2l5-2 2-2 5-1h5l2-2h7l7-2h13 7l7 2h3l6 2h5l2 1 1 2 4 2 2 2h5l2 3 1 2v2l6 1v2l3 4v3l4 2 2 5 1 4v7l4 7v5z"><text:p/></draw:path></draw:g><draw:line draw:style-name="gr7" draw:text-style-name="P17" svg:x1="5.2157in" svg:y1="2.798in" svg:x2="5.2157in" svg:y2="1.5362in"><text:p/></draw:line><draw:line draw:style-name="gr7" draw:text-style-name="P17" svg:x1="2.1902in" svg:y1="2.798in" svg:x2="5.2157in" svg:y2="2.798in"><text:p/></draw:line><draw:line draw:style-name="gr7" draw:text-style-name="P17" svg:x1="2.1902in" svg:y1="2.798in" svg:x2="2.1902in" svg:y2="1.5362in"><text:p/></draw:line><draw:g draw:style-name="gr3"><draw:path draw:style-name="gr5" draw:text-style-name="P17" svg:width="0.0079in" svg:height="0.0614in" svg:x="3.3118in" svg:y="5.5508in" svg:viewBox="0 0 21 157" svg:d="m0 0h19v23h-19zm0 21h19v111h-19z"><text:p/></draw:path><draw:polygon draw:style-name="gr5" draw:text-style-name="P17" svg:width="0.0425in" svg:height="0.0453in" svg:x="3.3358in" svg:y="5.5665in" svg:viewBox="0 0 109 116" draw:points="108,48 108,115 83,115 83,48 83,46 83,41 81,37 81,34 81,32 81,30 81,28 79,28 76,26 76,25 76,25 76,23 74,21 74,21 74,19 72,19 69,19 67,18 67,18 65,18 64,16 64,16 60,16 58,16 53,16 49,16 46,18 46,18 42,18 39,19 39,19 37,21 35,21 35,23 32,23 32,25 30,26 30,28 30,28 28,30 28,32 25,32 25,34 23,37 23,41 21,44 21,48 21,51 21,115 0,115 0,4 21,4 21,21 23,18 25,16 28,12 30,11 30,11 35,9 35,7 39,5 42,4 46,4 46,4 49,2 51,2 53,0 60,0 60,0 67,0 72,2 74,2 76,2 76,4 79,4 81,4 83,4 86,5 88,7 90,9 90,11 90,11 93,12 95,12 95,14 97,16 97,18 101,23 102,28 102,32 104,35 108,41"><text:p/></draw:polygon><draw:polygon draw:style-name="gr5" draw:text-style-name="P17" svg:width="0.037in" svg:height="0.0469in" svg:x="3.3902in" svg:y="5.5665in" svg:viewBox="0 0 95 120" draw:points="88,5 88,23 85,23 78,21 74,19 71,18 64,16 60,16 53,16 49,16 44,16 44,16 39,16 35,16 35,16 30,18 30,19 28,19 26,21 26,21 26,21 23,23 23,23 23,23 21,25 21,25 21,26 21,28 21,28 21,28 19,30 19,30 19,32 19,32 19,34 19,34 19,34 21,35 21,35 21,37 21,37 21,39 21,41 21,41 23,41 23,41 23,41 26,41 26,42 26,42 28,42 28,44 30,46 30,46 32,48 35,48 39,48 46,49 53,51 60,51 64,51 67,53 72,56 74,58 78,58 85,60 85,62 85,64 86,64 88,65 88,65 88,67 92,69 92,69 92,71 92,71 92,74 92,76 93,81 93,83 93,86 93,86 92,88 92,90 92,93 92,95 92,95 92,97 88,101 88,101 88,102 86,102 85,106 85,106 81,106 79,106 78,109 78,109 74,111 74,113 71,113 71,113 64,115 60,116 53,116 46,118 42,118 37,118 32,116 21,116 12,113 5,113 2,111 0,109 0,90 5,95 12,95 14,97 16,97 19,99 21,101 23,101 28,101 30,101 32,101 35,102 37,102 44,102 44,102 49,102 53,101 56,101 60,101 60,101 64,99 64,99 64,97 65,97 65,95 67,95 71,95 71,95 71,95 71,93 72,93 72,90 72,90 72,88 72,88 74,88 74,86 74,86 74,85 74,83 74,81 72,81 72,79 72,79 72,78 72,78 71,76 71,76 71,76 71,76 71,74 67,74 67,74 65,72 65,72 64,72 64,71 60,71 60,69 53,69 51,69 46,67 44,67 35,65 30,65 28,64 23,62 19,60 16,58 14,56 12,55 9,53 7,51 7,51 5,51 5,49 2,49 2,48 2,48 2,46 0,42 0,41 0,35 0,32 0,32 0,30 0,28 0,26 0,25 0,23 2,21 2,19 2,18 5,16 7,14 7,14 9,12 9,11 12,11 14,9 16,7 16,5 19,5 23,4 28,4 30,2 37,2 42,0 46,0 53,0 60,2 71,2 72,2 74,4 78,4"><text:p/></draw:polygon><draw:path draw:style-name="gr5" draw:text-style-name="P17" svg:width="0.0441in" svg:height="0.0469in" svg:x="3.4374in" svg:y="5.5665in" svg:viewBox="0 0 113 120" svg:d="m93 49v-3-5-2l-3-5v-2l-2-2-2-2-3-3-2-2-5-2v-2l-2-1v0h-2l-3-2h-2-2-3v0h-2-7-5-2l-2 2-5 1-2 2-3 2-2 2v1h-2v2l-4 2-1 2-2 2v3l-4 4v5 3zm92 4v11h-93l1 5v2 5l4 3 2 2v2 2 1l5 2v0l2 2v2l2 1v2 0h5v2h2l3 2 2 2h2 5 7 2 7 5 5 7l4-2 3-2h2v-2h7v0l6-5v18l-6 3-7 2h-2l-7 2-7 1h-5l-7 2h-5-7l-7-2-7-1-7-2h-2v-2l-6-2-1-1-2-2h-4-3v-4l-5-5v-2l-4-2v-3l-3-2v-2l-2-3v-5l-2-6v-5-9-7-3l2-7v-7-2l2-2 3-2v-3l2-2 2-2v-3l5-2v-2l2-2 1-1h4l2-2 5-4h2l2-1h3 2l7-2 7-2h7 5l7 2h2l2 2v0h5 2l3 1 2 4h2l3 2v0l2 1 2 2 4 2 1 2v3l2 2 4 2v3l1 4v5l2 5v7z"><text:p/></draw:path><draw:polygon draw:style-name="gr5" draw:text-style-name="P17" svg:width="0.0287in" svg:height="0.0453in" svg:x="3.4949in" svg:y="5.5665in" svg:viewBox="0 0 74 116" draw:points="72,19 65,18 65,18 64,16 64,16 62,16 58,16 56,16 55,16 49,18 48,18 44,18 42,18 41,19 37,19 37,21 37,21 35,23 34,23 34,25 30,26 30,28 28,28 26,30 26,32 26,32 26,34 23,35 23,41 23,42 23,48 21,51 21,56 21,115 0,115 0,4 21,4 21,21 23,18 23,16 26,12 26,11 30,11 34,9 35,7 37,5 37,4 41,4 42,4 48,4 49,2 51,2 55,0 58,0 64,0 69,0 69,0 69,0 69,2 69,2 69,2 69,2 71,2 72,2"><text:p/></draw:polygon><draw:polygon draw:style-name="gr5" draw:text-style-name="P17" svg:width="0.0307in" svg:height="0.0567in" svg:x="3.5264in" svg:y="5.5555in" svg:viewBox="0 0 79 145" draw:points="35,0 35,32 78,32 78,46 35,46 35,106 35,113 35,115 35,116 35,116 37,118 37,120 37,122 37,122 37,123 37,123 37,123 41,123 41,123 41,123 42,125 42,125 42,125 44,125 48,127 49,127 49,129 51,129 56,129 78,129 78,143 56,143 49,143 44,141 41,141 35,141 34,139 30,139 28,138 28,138 26,134 23,134 23,134 21,134 21,134 19,131 19,129 19,129 19,127 16,123 16,118 14,115 14,111 14,106 14,46 0,46 0,32 14,32 14,0"><text:p/></draw:polygon><draw:path draw:style-name="gr5" draw:text-style-name="P17" svg:width="0.0071in" svg:height="0.0614in" svg:x="3.5681in" svg:y="5.5508in" svg:viewBox="0 0 19 157" svg:d="m0 0h18v23h-18zm0 21h18v111h-18z"><text:p/></draw:path><draw:polygon draw:style-name="gr5" draw:text-style-name="P17" svg:width="0.0421in" svg:height="0.0453in" svg:x="3.5917in" svg:y="5.5665in" svg:viewBox="0 0 108 116" draw:points="106,48 106,115 83,115 83,48 83,46 83,41 83,37 83,34 83,32 83,30 83,28 79,28 79,26 78,25 78,25 78,23 72,21 72,21 72,19 71,19 71,19 65,18 65,18 65,18 65,16 64,16 58,16 56,16 51,16 49,16 44,18 44,18 42,18 41,19 39,19 35,21 35,21 35,23 35,23 34,25 32,26 28,28 28,28 28,30 26,32 25,32 25,34 25,37 21,41 21,44 21,48 21,51 21,115 0,115 0,4 21,4 21,21 21,18 25,16 26,12 28,11 32,11 35,9 35,7 39,5 41,4 44,4 48,4 49,2 51,2 55,0 58,0 62,0 65,0 72,2 72,2 78,2 78,4 79,4 83,4 83,4 85,5 86,7 90,9 92,11 92,11 93,12 97,12 97,14 97,16 97,18 101,23 101,28 104,32 104,35 106,41"><text:p/></draw:polygon><draw:path draw:style-name="gr5" draw:text-style-name="P17" svg:width="0.0433in" svg:height="0.0622in" svg:x="3.6465in" svg:y="5.5665in" svg:viewBox="0 0 111 159" svg:d="m109 101v5 7l-1 7-4 3v8l-2 1-1 4v2l-4 1-2 4v0 0l-5 3v2h-4l-3 2-2 2-2 1h-3l-2 2h-2-7l-7 2h-7-5l-5-2h-9-2-4-3v0l-5-2-6-3v-18l6 4 1 2h7l4 1 4 2v0l3 2h2 2 3 2 2 3 7l4-2 3-2h2l2-1h3v0h4v-4 0l3-2v-1l2-2v0-2l2-4v0l3-1v-6l2-3v-5-2-11l-2 2v4h-3l-2 3-2 2h-3v0l-4 3-3 2h-2l-2 2h-3-4l-3 2h-4-3-4l-3-2h-4-3v0l-4-2v0l-5-2-2-1-4-2h-1v0l-2-4-4-1h-1l-2-4v-2l-2-2-3-3v-4l-2-5v-5l-2-7v-4-7-7-5l2-5v-7l2-4v-2-3l3-2 2-4v-1l2-2 1-2 4-2 2-1v0l1-2 4-4h2l5-1v0h4v-2h3 4l3-2h4 3 4l3 2h4l3 2h2 2l3 1 4 2v2l3 2h2l2 1 3 4v2l2 1v-15h21zm-21 54v-7-3l-2-4v-3-6l-3-3-2-2-2-4-3-3v0-2h-4v-2h-3l-2-1v0l-2-2v0h-3-2-2-5-5v0h-2-2v0l-3 2h-2l-2 1h-3v2 0l-2 2h-2v3l-4 4-3 2v3l-4 6v3l-1 4v3 7 6 3l1 4v5l4 3v4l3 3v0l4 2v2l2 2 2 1v2 0h3 2l2 2h3v2h2 2v2h5 5l2-2h2 3v-2h2v-2h2 3v0l4-2v-1-2l3-2v-2h2l2-3 3-4v-3-5l2-4v-3z"><text:p/></draw:path><draw:path draw:style-name="gr5" draw:text-style-name="P17" svg:width="0.0071in" svg:height="0.0614in" svg:x="3.4248in" svg:y="5.6445in" svg:viewBox="0 0 19 157" svg:d="m0 0h18v23h-18zm0 19h18v113h-18z"><text:p/></draw:path><draw:polygon draw:style-name="gr5" draw:text-style-name="P17" svg:width="0.0406in" svg:height="0.0453in" svg:x="3.4492in" svg:y="5.6602in" svg:viewBox="0 0 104 116" draw:points="102,48 102,115 81,115 81,48 81,44 81,41 81,37 79,35 79,32 79,30 78,28 78,26 78,26 78,25 78,25 74,23 72,19 72,19 72,19 67,19 67,19 65,18 65,18 64,18 64,16 64,16 58,16 53,16 49,16 46,16 44,18 42,18 39,18 37,19 37,19 35,19 32,19 32,21 32,23 30,25 30,26 30,26 25,28 25,30 23,32 23,32 23,34 21,37 18,39 18,44 18,48 18,51 18,115 0,115 0,2 18,2 18,19 18,18 23,16 23,14 28,12 30,9 32,7 32,7 37,5 39,4 42,2 44,2 46,2 49,2 51,0 56,0 60,0 65,0 71,2 72,2 74,2 78,2 78,2 79,4 81,4 85,5 86,7 88,7 88,9 92,11 92,12 93,14 93,14 95,16 95,18 97,23 101,26 101,32 102,35 102,41"><text:p/></draw:polygon><draw:polygon draw:style-name="gr5" draw:text-style-name="P17" svg:width="0.0303in" svg:height="0.0567in" svg:x="3.5in" svg:y="5.6492in" svg:viewBox="0 0 78 145" draw:points="35,0 35,30 76,30 76,46 35,46 35,106 35,113 37,115 37,118 37,118 39,118 39,120 39,120 39,120 39,122 39,122 39,122 42,123 42,123 42,123 42,125 42,125 42,127 44,127 46,127 49,127 51,127 53,127 56,127 76,127 76,143 56,143 51,143 44,141 42,139 37,139 32,138 30,138 28,138 28,138 25,138 25,136 25,134 23,134 23,132 21,132 18,129 18,127 18,127 16,123 16,118 14,115 14,111 14,106 14,46 0,46 0,30 14,30 14,0"><text:p/></draw:polygon><draw:path draw:style-name="gr5" draw:text-style-name="P17" svg:width="0.0453in" svg:height="0.0461in" svg:x="3.5374in" svg:y="5.6602in" svg:viewBox="0 0 116 118" svg:d="m56 0h8l7 2h7v0l3 2v1l4 2h3l4 2 1 2 2 1 4 2v2l2 2 1 1 4 2v4l2 1 1 4v5l4 4v7l2 7v5 7l-2 7v6l-4 5v5l-1 2-2 2v1l-4 4-1 2-2 2v3h-4l-2 4-1 1h-4-3l-4 2v2l-3 2v0l-7 1v0h-7-8-5-7-2l-5-1v0l-2-2-5-2-2-2h-5v0l-2-1v-4h-5l-2-3v-2l-2-2-3-4v-1l-2-2v-2l-2-5v-5l-5-6v-7-7-5-7l5-7v-4l2-5 2-5 3-6 2-1v-2l2-2 5-2v-1l2-2v-2h5l2-2 5-1 2-2v0h5 2l7-2zm5 16h-1-4v0h-2v0h-1l-4 2h-2l-1 1h-4v0 2l-2 2v2l-5 1-2 4v4l-5 3v4 3l-2 7v2 5 6 5l2 3v4 3l5 6v3l2 2 5 2v0 1l2 2v0 2l4 2h1 2 4l1 2v0h2v0h5 6 2 1 4v-2h2v0h5v-2l2-2v0l1-2 2-1v0-2l4-2 1-3 2-6 4-3v-4-3l1-5v-6-5l-1-2v-7-3l-4-4-2-3-1-2v0l-4-2v-2-2-1l-2-2h-1v-4h-2v0l-5-1v0l-2-2v0h-4-1-2-4z"><text:p/></draw:path><draw:polygon draw:style-name="gr5" draw:text-style-name="P17" svg:width="0.0315in" svg:height="0.0606in" svg:x="3.3075in" svg:y="5.7382in" svg:viewBox="0 0 81 155" draw:points="79,0 79,16 58,16 58,16 55,16 53,16 51,16 48,16 48,16 46,18 46,18 44,19 44,19 44,19 44,21 44,21 44,21 41,23 41,23 41,23 41,23 41,25 41,26 41,28 41,32 41,34 41,42 72,42 72,58 41,58 41,153 21,153 21,58 0,58 0,42 21,42 21,35 21,32 21,26 21,23 23,21 23,19 25,16 25,16 28,14 28,12 28,11 28,9 30,9 30,9 32,5 34,5 37,4 37,4 39,4 41,4 41,4 44,4 51,2 55,0 58,0"><text:p/></draw:polygon><draw:path draw:style-name="gr5" draw:text-style-name="P17" svg:width="0.0087in" svg:height="0.0606in" svg:x="3.3457in" svg:y="5.7382in" svg:viewBox="0 0 23 155" svg:d="m0 0h21v23h-21zm0 19h21v111h-21z"><text:p/></draw:path><draw:polygon draw:style-name="gr5" draw:text-style-name="P17" svg:width="0.0079in" svg:height="0.0606in" svg:x="3.3709in" svg:y="5.7382in" svg:viewBox="0 0 21 155" draw:points="0,0 19,0 19,153 0,153"><text:p/></draw:polygon><draw:path draw:style-name="gr5" draw:text-style-name="P17" svg:width="0.0469in" svg:height="0.0461in" svg:x="3.3909in" svg:y="5.7539in" svg:viewBox="0 0 120 118" svg:d="m97 48v-4-3l-4-2v-4l-1-3-2-2v-4l-4-3v0l-3-2-4-2-3-1v0h-4v0 0h-1-2l-4-2h-3-4l-3 2h-6-1l-6 1h-1l-4 2-3 2v2 1l-4 2v2l-2 2v3l-2 4-1 2v3 4zm93 7v7h-93v5 5l1 4 2 2v3 2 0 3l2 2 4 2v0l1 2 2 1v0l4 2h1v0l2 2h4l1 2h2l7 2 4 1h7 3l6-1 7-2h5l2-2h5l2-2h2l3-2h2l7-1v16l-7 3-5 2h-4-7l-5 2h-9l-4 1h-7-7l-7-1-7-2h-7v0l-3-2-4-2-2-1h-2l-1-2-4-2-2-2-5-5-2-2v-2l-1-1v-4l-4-2-2-3v-5l-1-6-4-7v-7-3l4-9 1-5v-6l2-1 4-4v-2-5h1l2-4v-1h4l1-4 2-2 4-1 3-2v-2l2-2h4l3-1 4-2h1l7-2h7 6 7 3 4l3 2h4l3 2v1h4l2 2h1l4 4h2l2 1v2l3 4v0l2 1 2 4h3v3l2 6 2 5v5l3 6z"><text:p/></draw:path><draw:polygon draw:style-name="gr5" draw:text-style-name="P17" svg:width="0.0421in" svg:height="0.0449in" svg:x="3.45in" svg:y="5.7539in" svg:viewBox="0 0 108 115" draw:points="106,48 106,113 85,113 85,48 85,44 85,41 83,37 83,35 79,32 79,30 79,28 79,26 78,26 78,23 76,23 76,23 76,21 72,19 72,19 71,19 71,19 69,18 65,18 64,18 64,18 62,18 62,18 56,18 51,18 48,18 44,18 42,18 42,18 41,19 37,19 35,19 35,21 34,21 30,23 30,23 30,25 30,26 28,28 28,30 28,30 26,32 23,34 21,37 21,39 21,42 21,48 21,51 21,113 0,113 0,2 21,2 21,19 21,18 23,16 28,12 28,11 30,11 34,7 35,5 37,5 42,4 42,2 44,2 48,0 49,0 55,0 58,0 62,0 65,0 71,0 72,0 76,0 78,2 79,2 83,4 85,5 85,5 86,5 90,7 90,9 92,11 93,11 93,12 93,14 95,18 99,18 99,23 101,26 102,32 102,35 106,41"><text:p/></draw:polygon><draw:path draw:style-name="gr5" draw:text-style-name="P17" svg:width="0.0421in" svg:height="0.0461in" svg:x="3.5039in" svg:y="5.7539in" svg:viewBox="0 0 108 118" svg:d="m106 51v62h-21v-16l-2 2-4 3-1 2-2 2v2l-5 1v2l-6 2v0h-1-2-4l-2 2h-3l-5 1h-2-4-3l-7-1h-4l-3-2v0h-4-3v0l-4-2v-2 0l-2-1-5-4v0l-2-2v0l-1-3v-2-2-2h-4v-3-5-4-3-2-4 0-1l4-4v-2-1l1-2v-2l2-2v-2h4l1-1h2v-2l4-2v-2h3l7-1 4-2h7l3-2h6 8 29v-3-2 0-4 0l-2-1v0-2l-4-2v0-2l-1-2v-1l-2-2v0 0-2h-4l-1-2v0l-6-1h-1-2-6l-3-2h-5-2-4v2h-3-5-6l-3 1-7 2-4 2h-7v-16l7-2h5l6-1 1-2h2 4l3-2h7 4 7 5 6 7l5 2v3h3 4l2 2v0l5 4v0l2 1 1 2v4h4v1l2 2v2l2 3v2l3 6 2 5v5zm-42 14h-11-7-4l-1 2h-6-1l-2 2v0 2l-4 1v0 0h-2l-1 2v0 4 0l-4 1v0 2 2h-2v2 3 2l2 2v1 2 2 0h4v2 1 0 0h1l2 2v0 2h4l2 2 1 2 4 1h3v0h4 7 2 1l2-1 4-2v0l2-2h1v-2h4l2-2v0h1l4-1v-2-2l2-2v-1l1-2v-2l4-3v-2l2-4v-7-3-4z"><text:p/></draw:path><draw:polygon draw:style-name="gr5" draw:text-style-name="P17" svg:width="0.0713in" svg:height="0.0449in" svg:x="3.5622in" svg:y="5.7539in" svg:viewBox="0 0 182 115" draw:points="95,23 99,21 99,18 102,18 102,14 108,11 109,11 109,7 113,5 116,5 118,4 123,2 125,0 129,0 132,0 136,0 139,0 143,0 146,0 146,0 152,0 152,0 157,2 157,2 157,5 161,5 161,5 164,7 166,7 166,11 168,11 171,12 171,16 173,19 175,23 178,26 178,32 180,35 180,41 180,48 180,113 159,113 159,48 159,44 159,41 157,37 157,35 157,32 157,30 157,28 157,26 153,26 153,23 152,23 152,23 152,23 152,21 150,19 146,19 146,19 146,19 145,18 143,18 139,18 139,18 139,18 138,18 138,18 132,18 129,18 125,18 123,18 123,18 122,18 118,18 118,19 116,19 115,19 113,21 113,21 109,23 109,23 109,25 108,28 102,30 102,34 102,37 101,39 99,42 99,48 99,51 99,113 79,113 79,48 79,44 79,41 79,37 78,35 74,32 74,28 74,26 74,26 74,23 72,23 71,23 71,21 67,19 67,19 65,19 65,19 65,18 64,18 60,18 60,18 60,18 56,18 56,18 51,18 49,18 46,18 44,18 42,18 39,18 37,18 37,19 35,19 35,19 32,21 32,21 32,23 30,23 28,25 28,26 25,28 25,30 23,30 23,32 21,34 21,37 18,39 18,42 18,48 18,51 18,113 0,113 0,2 18,2 18,19 18,18 21,16 23,12 28,11 28,11 32,7 32,5 35,5 37,4 39,2 44,2 46,0 49,0 51,0 56,0 60,0 64,0 65,0 67,0 71,0 74,2 78,4 79,5 79,5 85,7 86,11 88,11 92,14 93,18 95,18 95,21"><text:p/></draw:polygon><draw:path draw:style-name="gr5" draw:text-style-name="P17" svg:width="0.0449in" svg:height="0.0461in" svg:x="3.6465in" svg:y="5.7539in" svg:viewBox="0 0 115 118" svg:d="m95 48v-4l-2-3-3-2v-4-3l-2-2-2-4-3-3h-2l-2-2-3-2v-1h-4v0h-3-2v0h-2v-2h-5-5l-4 2h-3-4l-3 1h-4l-3 2-2 2v2l-2 1v2 2l-5 2-2 3v4l-4 2v3 4zm94 7v7h-95l1 5v5l4 4v2 3l2 2h1v3l4 2v2h2l2 2v1 0l3 2h2 2l3 2v0l4 2h3l2 2 7 1h5 4l7-1 5-2h5l4-2h3l2-2h2l4-2h3l5-1v16l-5 3-7 2h-4-7l-5 2h-5l-7 1h-4-10l-7-1-4-2h-10v0l-4-2v-2l-5-1h-2l-4-2-1-2-2-2-5-5-2-2v-2l-2-1-3-4v-2-3l-2-5v-6l-2-7v-7-3l2-9v-5l2-6v-1-4-2l3-5h2l2-4 1-1h4l2-4v-2l1-1 4-2 3-2 4-2h2l2-1 3-2h2l9-2h3 9 5 7 2l2 2h3l2 2 2 1h3l4 2v0l5 4v0 1l6 2v4h1l2 1v4h4l1 3v6 5l2 5 2 6z"><text:p/></draw:path></draw:g><draw:g draw:style-name="gr3"><draw:polygon draw:style-name="gr10" draw:text-style-name="P17" svg:width="0.0315in" svg:height="0.0614in" svg:x="1.4185in" svg:y="5.1118in" svg:viewBox="0 0 81 157" draw:points="79,0 79,16 58,16 56,16 55,16 55,16 51,18 49,18 49,18 48,18 48,18 44,18 44,18 44,18 42,19 42,21 42,21 42,21 42,23 42,23 41,25 41,25 41,28 41,30 41,32 41,34 41,44 72,44 72,58 41,58 41,155 19,155 19,58 0,58 0,44 19,44 19,35 19,32 21,28 21,25 23,19 23,18 23,18 23,16 23,16 26,12 26,12 28,12 28,11 30,9 30,7 35,5 35,5 37,5 41,5 41,4 41,2 44,2 51,0 55,0 58,0"><text:p/></draw:polygon><draw:path draw:style-name="gr10" draw:text-style-name="P17" svg:width="0.0071in" svg:height="0.0614in" svg:x="1.4567in" svg:y="5.1118in" svg:viewBox="0 0 19 157" svg:d="m0 0h18v25h-18zm0 19h18v111h-18z"><text:p/></draw:path><draw:polygon draw:style-name="gr10" draw:text-style-name="P17" svg:width="0.0079in" svg:height="0.0614in" svg:x="1.4811in" svg:y="5.1118in" svg:viewBox="0 0 21 157" draw:points="0,0 19,0 19,155 0,155"><text:p/></draw:polygon><draw:path draw:style-name="gr10" draw:text-style-name="P17" svg:width="0.0461in" svg:height="0.0461in" svg:x="1.5028in" svg:y="5.1276in" svg:viewBox="0 0 118 118" svg:d="m93 49v-3-4-3-4l-1-3-4-2-2-4v0l-1-3-4-2-3-2h-4-2v-1h-1v-2 0h-4l-2-2h-5-4l-3 2-4 2h-5l-2 1h-3l-4 2-3 4v1h-2v2l-2 2-3 2v3 2l-2 5v4l-2 3zm95 6v9h-95v3l2 5v4l2 5v0 4 1h3 2v2l2 2 3 2v1h2l2 2v2h3l2 2v0h2l5 2h5l4 1h5 6l7-1h7l1-2h6 1l6-2h2v-2l5-2 7-1v17h-7l-5 2-8 2-7 3h-1-11-3-6-9-7-5l-7-3-2-2h-5l-2-2h-3v-3l-4-2v0l-5-2-4-3v-4l-3-2v-1l-2-4v-2l-2-1-3-6v-7l-2-5v-7-7l2-5v-7l3-6v-3l2-2v-2l2-2v-3l3-4h2l2-3 2-4h3l2-1 2-2v0l5-2 2-2 3-1h4v-2h7l10-2h4 7l5 2h2 5l2 2h4l1 1v2l6 2h1v2l2 1h4l2 2v4l1 1h4l2 4v3h1l4 6v5l2 7 1 5z"><text:p/></draw:path><draw:polygon draw:style-name="gr10" draw:text-style-name="P17" svg:width="0.0421in" svg:height="0.0453in" svg:x="1.5602in" svg:y="5.1276in" svg:viewBox="0 0 108 116" draw:points="106,48 106,115 85,115 85,49 85,44 85,41 85,37 85,34 83,32 83,30 79,30 79,26 79,26 79,26 78,25 76,23 76,21 76,19 76,19 74,19 71,19 71,19 69,18 67,18 64,18 64,18 62,16 56,16 55,16 49,18 46,18 46,18 42,19 42,19 41,19 39,19 35,21 35,21 34,25 32,25 32,26 32,26 32,30 28,30 28,30 28,32 26,34 25,37 25,41 21,44 21,49 21,51 21,115 0,115 0,4 21,4 21,19 25,18 26,14 28,12 32,12 32,11 35,9 35,9 41,5 42,4 46,4 46,2 49,2 53,2 56,0 62,0 62,0 69,0 74,2 76,2 76,2 79,2 79,4 85,4 85,5 86,5 90,9 92,9 92,9 92,11 93,12 97,12 97,14 99,18 99,19 101,23 104,26 104,32 106,37 106,42"><text:p/></draw:polygon><draw:path draw:style-name="gr10" draw:text-style-name="P17" svg:width="0.0413in" svg:height="0.0461in" svg:x="1.6154in" svg:y="5.1276in" svg:viewBox="0 0 106 118" svg:d="m104 49v66h-21v-16 2l-4 1v2l-3 2-2 2-2 1h-3l-2 2-2 2v0l-5 2-2 1h-3-2-5-4-2-5-5-4-3l-2-1-2-2h-3l-2-2h-2v-2 0-1l-5-4h-2v0-2l-3-1v-2l-2-2v-2-2l-2-3v-4-3-5-4 0l2-3v-2-2 0l2-3 3-2v0-2l2-4h2 3v-3-2h2l2-2h5 5l2-1 7-2h7l4-2h7 28v-2-3-2 0-2-1-2 0l-2-2h-2v-2-2 0h-3l-2-1v-2-2 0l-2-2h-3-2l-2-1h-7v-2l-5-2h-5-2-2l-2 2h-3l-4 2-7 1h-5l-5 2-4 2-5 3v-17l5-2 7-2 2-1h5v-2h2 7 5l2-2h7 7l7 2h4l5 2 2 1h3l4 2v2h3l2 2v1h2 3l2 4 2 2v1 2l4 4 1 1v4l2 4v5 5zm-39 14h-12l-7 2-2 2h-2-5-2-5v2 0l-2 1v2 0 0h-3v0l-2 2v0 3 0l-2 2v0 4 1 2 4 1 0 0l2 2v2 0 2 0l2 1v0l3 2v0 2 2h2l5 2h2l2 1h3 2 2 5 4v0l3-1v0l2-2h5v0l2-2h2v-2l3-2 2-1v0-2l2-2 3-2v0-1-2l4-4v-5-3-4-5-4z"><text:p/></draw:path><draw:polygon draw:style-name="gr10" draw:text-style-name="P17" svg:width="0.0713in" svg:height="0.0453in" svg:x="1.6728in" svg:y="5.1276in" svg:viewBox="0 0 182 116" draw:points="99,25 99,21 101,19 104,16 106,12 109,12 109,11 113,9 115,7 120,5 122,4 123,2 127,2 131,2 134,2 138,0 141,0 145,0 148,2 150,2 152,2 155,2 157,2 157,4 159,5 162,5 164,7 166,9 166,9 169,11 171,12 171,12 173,14 176,19 178,23 180,26 180,32 180,37 180,42 180,48 180,115 162,115 162,49 162,44 162,41 159,37 159,34 157,32 157,30 157,30 157,26 157,26 157,26 155,25 155,25 152,23 152,21 152,19 150,19 148,19 148,19 148,19 145,18 143,18 141,18 141,18 141,16 138,16 136,16 131,16 127,18 127,18 123,18 123,18 122,19 120,19 120,19 116,19 113,21 113,21 113,25 109,25 109,26 109,30 106,30 104,34 104,37 104,41 101,44 101,49 101,51 101,115 79,115 79,49 79,44 79,41 79,37 79,34 78,32 78,30 78,26 76,26 76,26 76,25 72,23 71,21 71,19 71,19 69,19 65,19 65,19 65,18 64,18 62,18 62,18 58,16 56,16 55,16 49,16 48,18 48,18 44,18 42,18 41,19 37,19 37,19 35,19 34,21 34,21 34,25 30,25 30,26 28,26 28,30 28,30 26,30 23,32 23,34 21,37 21,41 21,44 19,49 19,51 19,115 0,115 0,4 19,4 19,19 21,18 23,14 26,12 28,12 30,11 34,9 34,9 37,5 41,4 42,4 48,2 48,2 51,2 55,0 56,0 62,0 65,0 65,2 71,2 72,2 76,4 79,4 79,5 83,9 85,9 90,11 90,12 93,12 97,16 97,19 97,21"><text:p/></draw:polygon><draw:path draw:style-name="gr10" draw:text-style-name="P17" svg:width="0.0449in" svg:height="0.0461in" svg:x="1.7575in" svg:y="5.1276in" svg:viewBox="0 0 115 118" svg:d="m93 49v-3-4l-1-3v-4l-2-3v-2l-5-4v0l-2-3-4-2-1-2h-2-4l-1-1v0l-2-2h-4v0l-1-2h-2-6l-7 2-1 2h-4l-2 1h-7l-1 2v4 1h-4l-2 2v2l-2 2-3 3-2 2v5 4l-2 3zm94 6v9h-94v3l2 5v4l2 5v0l3 4v1h2v0l2 2 4 2v2 1h1v2l2 2h5v2h2 4l1 2h6l7 1h2 7l5-1h3l7-2h4 3v-2h6l2-2 1-2 6-1v17h-6l-3 2-6 2-7 3h-7-3-7-5-8-8-6l-7-3-1-2h-4l-2-2h-2l-5-3-2-2h-3v-2l-4-3-3-4-2-2v-1l-2-4-3-2v-1-6l-2-7v-5-7-7-5l2-7v-6-3l3-2v-2l2-2 2-3 3-4h2v-3l2-4v0l5-1 2-2h3l2-2 6-2v-1h1l6-2h7l3-2h11 3l6 2h5 2l1 2h4l2 1 1 2 4 2h2l1 2v1h4l2 2 2 4 1 1v0l4 4 2 3v0 6l1 5 4 7v5z"><text:p/></draw:path><draw:polygon draw:style-name="gr10" draw:text-style-name="P17" svg:width="0.0087in" svg:height="0.0614in" svg:x="1.8445in" svg:y="5.1118in" svg:viewBox="0 0 23 157" draw:points="0,0 21,0 21,155 0,155"><text:p/></draw:polygon><draw:path draw:style-name="gr10" draw:text-style-name="P17" svg:width="0.0441in" svg:height="0.0461in" svg:x="1.8665in" svg:y="5.1276in" svg:viewBox="0 0 113 118" svg:d="m55 0h5l7 2h7l2 2h3v1l4 2 3 2h4v2 1h3l2 2 2 4 4 1 1 2 2 4v1l4 4v4 7l1 5 2 5v7 9l-2 5-1 6v7 3l-4 2v2l-2 3-1 2-4 2-2 3-2 2h-3v2 3h-4l-3 2h-4v2l-3 2-2 1h-5-2-7-5-9-5-2-2l-5-1-2-2-2-2h-3l-2-2h-2l-3-3-2-2h-2v-2l-3-3-2-2v-2l-2-3-3-2-2-2v-3l-2-7v-6-5-9-7-5-5l2-7v-4l5-5 2-6 2-1 3-4v-2h2l2-1 3-2h2l2-2 3-2 2-1h2l5-2h2 2l5-2zm9 14h-2-2l-3 2h-2l-2 2v0h-3v1h-4v0l-3 2v0l-2 4h-2v1l-2 4-3 4-2 3-2 4v5l-3 3v4 5 6 3l3 5v6l2 3 2 4 3 1 2 4v2 1h2l2 2v2h3v2h4v0l3 2v0h2 2l3 1h4 5v-1 0h5v0l2-2h2 3v-2h2l2-2v-2 0l3-1v-2l4-4v-1l3-4 2-3 2-6v-5-3-6-5-4-3l-2-4-2-5-3-3v-2-2h-4v-2-2h-3v-1-2l-2-2-2-2v0h-3l-2-1h-2v0l-5-2v0-2h-5z"><text:p/></draw:path><draw:polygon draw:style-name="gr10" draw:text-style-name="P17" svg:width="0.0394in" svg:height="0.0461in" svg:x="1.9209in" svg:y="5.1276in" svg:viewBox="0 0 101 118" draw:points="99,9 99,25 93,21 92,19 86,19 79,18 78,18 74,18 74,16 72,16 71,14 67,14 65,14 60,14 58,14 53,16 51,18 49,18 46,18 44,19 44,19 42,19 39,21 37,21 37,25 35,25 32,26 32,26 30,30 28,34 25,37 23,41 23,46 21,49 21,53 21,58 21,64 21,67 23,72 23,78 25,81 28,85 30,86 32,90 32,92 35,93 37,93 37,95 39,97 42,97 44,99 44,99 46,99 49,101 53,101 58,102 60,102 67,102 72,102 74,102 74,101 78,101 79,101 86,99 92,97 93,95 99,93 99,109 92,113 86,115 79,116 72,116 65,116 60,116 53,116 46,116 42,116 37,115 35,113 32,111 30,111 28,109 25,109 23,106 18,104 18,104 14,102 14,99 14,97 9,95 9,92 7,90 7,86 4,86 4,83 2,78 0,72 0,67 0,58 0,51 0,46 2,41 4,34 4,32 7,30 7,26 9,26 9,23 14,19 14,19 14,16 18,12 18,12 23,11 25,9 28,9 30,7 32,5 37,4 37,4 42,2 46,2 56,0 60,0 65,0 72,2 74,2 79,2 86,4 92,4 92,5 93,5 95,9"><text:p/></draw:polygon><draw:polygon draw:style-name="gr10" draw:text-style-name="P17" svg:width="0.0441in" svg:height="0.0614in" svg:x="1.9728in" svg:y="5.1118in" svg:viewBox="0 0 113 157" draw:points="0,0 19,0 19,92 79,44 108,44 42,97 111,155 83,155 19,102 19,155 0,155"><text:p/></draw:polygon><draw:path draw:style-name="gr10" draw:text-style-name="P17" svg:width="0.0453in" svg:height="0.0461in" svg:x="2.0181in" svg:y="5.1276in" svg:viewBox="0 0 116 118" svg:d="m97 49v-3l-4-4v-3l-1-4v-3l-2-2-4-4v0l-1-3-2-2-5-2h-2v0l-4-1h-1v-2h-2v0l-4-2h-3-6l-1 2-6 2h-3l-4 1h-1l-2 2-5 4v1h-2v2l-4 2-2 2v3 2l-1 5v4 3zm90 6v9h-94l4 3v5 4l1 5v0 4l2 1v0h4v2l2 2 1 2 4 1v0 2l2 2h1v2h4 2l7 2h1l6 1h7 2l7-1h7l5-2h2 1l6-2h2l3-2v-2l7-1v17h-7l-3 2-8 2-3 3h-5-9-5-6-9-3-11l-3-3-4-2h-1l-6-2h-2v-3l-1-2h-6v-2l-5-3-2-4-1-2v-1l-4-4v-2l-2-1-1-6-4-7v-5-7-7-5l4-7 1-6v-3l2-2 4-2v-2-3l1-4h2l4-3 1-4h2l4-1 1-2h2l4-2 2-2 5-1h2l1-2h6l8-2h6 7l3 2h4 3l4 2h2l1 1 4 2v2h2l5 2v1h4v2 4l3 1v0l4 4v3h3l2 6 2 5v7 5z"><text:p/></draw:path><draw:path draw:style-name="gr10" draw:text-style-name="P17" svg:width="0.0449in" svg:height="0.0622in" svg:x="2.0736in" svg:y="5.1118in" svg:viewBox="0 0 115 159" svg:d="m21 99v5 4 5l2 5v4l3 3 2 2 2 4v1l2 2 3 2h2v2 1h2v0l3 2h2l2 2h3 2 2v0h5v0h2 5v0l2-2v0l4-2h1 2v-1l4-2h1v-2-2l2-1 4-4v-2l1-3 2-4v-5-5l4-4v-5-6l-4-3v-4-5l-2-3-1-4v-3l-4-4h-2v-2 0l-1-3h-4v-2h-2-1l-4-2v0h-2v-2h-5l-2-1v0h-5v0 0l-2 1h-2l-3 2h-2-2l-3 2v0h-2v2 0l-5 3-2 2-2 4-2 3-3 4v3l-2 5v4 3zm71-33v-60h21v155h-21v-16l-4 2v2l-3 2v1 4h-6l-1 2-4 1h-2l-5 4v0h-2-5-2-5-2-7-2-3-2v0l-5-2-2-2-2-1h-2l-3-2h-2v-4l-2-1h-3l-2-2-2-4v-1l-3-2-2-4v-5l-2-4-3-5v-7l-2-3v-9-7l2-4v-7l3-5 2-5v-4l2-3 3-4v0l2-4 2-3h3l2-2v-2h2l3-1 2-2 2-2h2l5-2v0h2 3l2-1h7 2 5l2 1h5 2v2h5l2 2 4 3h1l6 2v2 0l3 2v3z"><text:p/></draw:path><draw:polygon draw:style-name="gr10" draw:text-style-name="P17" svg:width="0.0087in" svg:height="0.0106in" svg:x="2.1354in" svg:y="5.1626in" svg:viewBox="0 0 23 28" draw:points="0,0 21,0 21,26 0,26"><text:p/></draw:polygon><draw:polygon draw:style-name="gr10" draw:text-style-name="P17" svg:width="0.0657in" svg:height="0.0433in" svg:x="1.5709in" svg:y="5.2228in" svg:viewBox="0 0 168 111" draw:points="0,0 19,0 44,86 71,0 95,0 120,86 143,0 166,0 134,109 109,109 81,19 53,109 30,109"><text:p/></draw:polygon><draw:path draw:style-name="gr10" draw:text-style-name="P17" svg:width="0.0413in" svg:height="0.0461in" svg:x="1.6449in" svg:y="5.2217in" svg:viewBox="0 0 106 118" svg:d="m104 51v62h-19v-16 4l-6 1-1 2-2 4h-4v0l-1 1-2 2-2 2h-3-2l-2 2h-4l-3 1h-4-3-4-3-5l-6-1h-2l-5-2v0h-2l-1-2h-4v-2l-2-1v0l-1-2-4-2v-2 0l-2-1-1-4v-2 0-2l-4-3v-5-2-5-2-4l4-1v0-4-2l1-1 2-2v-2 0l4-4h1v-1-2h2 4l1-2 2-2 7-1h4l7-2h3l7-2h7 29v-3-2-2-2 0-1 0l-2-2v-2h-4v-2h-1v-3 0l-2-2h-4v0-2-2h-1l-2-1-5-2h-4v0h-5-6-3-4v0h-1-7l-6 2-3 1-6 2-7 2-1 2v-16l3-4h7l4-1h3v-2h4 3l7-2h4 7 7 4l7 2 1 2 6 1h1 4l2 2 1 2 4 2v1h2v2l1 2h6v3 4h2v3l3 4v4 5 5zm-40 14h-9l-7 2h-6-1l-6 2h-1-2v2 0l-4 1v0 0 2h-2v2l-1 2h-4v0 0 1 4 2 0 3 4 0 3 0 2 0 0l4 2v0l1 1v0l2 2v0 0 2l4 2 2 2h1l6 1h1v0h4 3 7v0l4-1v0l2-2h2l3-2h2l2-2v0l1-2v-1-2h4v0l2-2v-3h1v-2l4-5 2-4v-3-4-5-4z"><text:p/></draw:path><draw:path draw:style-name="gr10" draw:text-style-name="P17" svg:width="0.0087in" svg:height="0.0606in" svg:x="1.7035in" svg:y="5.2055in" svg:viewBox="0 0 23 155" svg:d="m0 0h21v23h-21zm0 21h21v109h-21z"><text:p/></draw:path><draw:polygon draw:style-name="gr10" draw:text-style-name="P17" svg:width="0.0295in" svg:height="0.0559in" svg:x="1.7228in" svg:y="5.2102in" svg:viewBox="0 0 76 143" draw:points="35,0 35,32 74,32 74,44 35,44 35,106 35,113 35,116 35,118 35,118 35,118 35,120 35,120 35,122 37,122 37,122 39,123 39,123 39,123 39,123 39,125 42,125 42,125 44,125 44,127 44,127 49,127 51,127 53,127 74,127 74,141 53,141 49,141 44,141 39,141 35,139 30,139 30,138 28,138 25,136 25,136 23,136 21,136 21,134 21,132 18,131 16,131 16,129 14,127 14,123 14,118 14,116 14,111 14,106 14,44 0,44 0,32 14,32 14,0"><text:p/></draw:polygon><draw:path draw:style-name="gr10" draw:text-style-name="P17" svg:width="0.0087in" svg:height="0.0606in" svg:x="1.763in" svg:y="5.2055in" svg:viewBox="0 0 23 155" svg:d="m0 0h21v23h-21zm0 21h21v109h-21z"><text:p/></draw:path><draw:polygon draw:style-name="gr10" draw:text-style-name="P17" svg:width="0.0406in" svg:height="0.0449in" svg:x="1.7882in" svg:y="5.2217in" svg:viewBox="0 0 104 115" draw:points="102,48 102,113 85,113 85,48 85,44 85,41 81,35 79,34 79,32 79,30 78,30 78,28 78,26 78,25 78,23 74,23 74,21 72,19 72,19 71,18 71,18 67,18 65,16 64,16 64,16 60,16 60,16 53,16 49,16 46,16 44,16 42,16 39,18 39,18 37,19 35,19 35,21 32,23 30,23 30,23 30,25 30,28 25,30 25,30 25,30 25,34 23,34 21,35 21,41 21,44 19,48 19,53 19,113 0,113 0,4 19,4 19,19 21,16 23,16 25,14 28,12 30,11 30,9 35,7 37,5 39,4 42,4 46,2 46,2 49,0 53,0 56,0 60,0 65,0 71,0 72,0 74,2 78,2 78,4 79,4 85,5 85,5 86,7 88,7 88,9 92,12 92,12 92,14 93,16 95,16 99,18 99,23 101,28 102,32 102,35 102,41"><text:p/></draw:polygon><draw:path draw:style-name="gr10" draw:text-style-name="P17" svg:width="0.0433in" svg:height="0.0622in" svg:x="1.8417in" svg:y="5.2217in" svg:viewBox="0 0 111 159" svg:d="m109 101v7 5l-1 7v7l-4 4v1 4l-3 2v1l-4 2-2 4v0l-2 1-1 2h-4l-2 2-1 2h-6v1h-1l-6 2-7 2h-5-9-5-2l-12-2h-2v0l-5-2h-2l-5-1-2-2v-18l2 4 5 2h7l2 1v2h3 2 5l2 2h2v0h3 4l7-2h4l3-2 4-1h1 2 4v-2-2l1-2v0-1l2-2 4-2v0h1v-2l2-5v-4l4-3v-5-4-9l-4 2-2 2v3l-5 2-2 2v2h-1-4l-2 1-1 2h-6l-1 2h-4-2-5-2-5-2-5-2l-5-2v0l-2-2-2-1h-3-2l-2-2-3-2-2-2v0-3l-5-2-2-2v-3l-2-2-3-5-2-4v-5-5l-2-7v-8-5l2-5v-7-5l2-4v-2l3-5h2v-4l2-1 5-2v-2-2h2l3-3 2-2 2-2h3l2-1h2v-2h5l2-2h5 2 5 2 5 2l4 2h1l6 2h1l2 1 4 2 1 2v2l2 1 5 2v2h2l4 3v-15h17zm-17 52v-3-5l-4-4v-3l-2-6v-1l-5-4-2-4v-3h-1v-2-2h-4l-2-1h-1l-4-2h-2v0h-1v0h-4-4-5-2-3v0h-2v0l-2 2h-3l-2 1h-2l-3 2v2 0l-2 3v4l-5 4-2 1v6 3l-2 4v5 3 6 5l2 4v5 2l2 5 5 2v3 2h2v2 1h3l2 2h2 3l2 2v0l2 2v0h3 2 5 4 4v0h1v-2h2l4-2h1 2l4-2v0-1l1-2v0l2-2v-3l5-2v-5l2-2v-5l4-4v-5z"><text:p/></draw:path><draw:polygon draw:style-name="gr10" draw:text-style-name="P17" svg:width="0.0094in" svg:height="0.0094in" svg:x="1.9319in" svg:y="5.2571in" svg:viewBox="0 0 25 25" draw:points="0,0 23,0 23,23 0,23"><text:p/></draw:polygon><draw:polygon draw:style-name="gr10" draw:text-style-name="P17" svg:width="0.0087in" svg:height="0.0094in" svg:x="1.9602in" svg:y="5.2571in" svg:viewBox="0 0 23 25" draw:points="0,0 21,0 21,23 0,23"><text:p/></draw:polygon><draw:polygon draw:style-name="gr10" draw:text-style-name="P17" svg:width="0.0098in" svg:height="0.0094in" svg:x="1.9882in" svg:y="5.2571in" svg:viewBox="0 0 26 25" draw:points="0,0 25,0 25,23 0,23"><text:p/></draw:polygon></draw:g><draw:g draw:style-name="gr3"><draw:polygon draw:style-name="gr8" draw:text-style-name="P18" svg:width="0.6051in" svg:height="0.9024in" svg:x="2.3921in" svg:y="6.0417in" svg:viewBox="0 0 1538 2293" draw:points="767,2291 728,2288 690,2284 653,2277 614,2267 538,2240 467,2201 402,2152 339,2096 280,2028 224,1956 175,1873 131,1787 93,1690 60,1593 35,1485 14,1376 4,1261 0,1147 4,1028 14,915 35,806 60,700 93,600 131,506 175,418 224,337 280,263 339,198 402,139 467,90 538,51 614,23 653,14 690,7 728,2 767,0 806,2 847,7 885,14 923,23 997,51 1069,90 1134,139 1198,198 1256,263 1312,337 1360,418 1408,506 1445,600 1475,700 1501,806 1520,915 1531,1028 1536,1147 1531,1261 1520,1376 1501,1485 1475,1593 1445,1690 1408,1787 1360,1873 1312,1956 1256,2028 1198,2096 1134,2152 1069,2201 997,2240 923,2267 885,2277 847,2284 806,2288"><text:p/></draw:polygon><draw:path draw:style-name="gr5" draw:text-style-name="P17" svg:width="0.0224in" svg:height="0.098in" svg:x="2.574in" svg:y="6.45in" svg:viewBox="0 0 58 250" svg:d="m30 0h26v32h-26zm0 23h26v144 6 7l-1 5-4 5v4 2l-2 3h-1v4 1h-4l-2 2v2l-1 2h-4v0l-3 1v0l-4 4h-2l-2 2h-7-5-3-11v-18h5 6l1-2h2l2-1h3v0l2-2h2v0-2 0h3l2-2v0 0-2-1l2-4v-3-6-1-6z"><text:p/></draw:path><draw:path draw:style-name="gr5" draw:text-style-name="P17" svg:width="0.0571in" svg:height="0.0579in" svg:x="2.613in" svg:y="6.4717in" svg:viewBox="0 0 146 148" svg:d="m71 0h8 7 6 3 4l2 4 5 1 2 2h5l2 2v3l5 2 2 2 1 3h2l4 4v2l3 3v4l4 3 3 6v8l4 7 2 8v8 7l-2 9-4 7v7l-3 7-4 2v4l-3 1v4l-4 3-2 2-1 4-2 2-5 1v0l-2 2-5 2-2 3h-5l-2 2h-4l-3 2-6 2-7 1h-8-7l-11-1v-2l-4-2h-5l-5-2h-2l-2-3-3-2-2-2h-5l-2-1-2-2v-4l-5-2-2-3-2-4-3-1-2-4v-2l-2-7-3-7v-7l-2-9v-7-8l2-8v-7l3-8 2-6v-3l2-4 3-3 2-2 2-4h5v-3l2-2 2-2 5-3 2-2h3l2-2 2-1 5-4h5 4v0h11zm7 19h-4v0h-3v0h-6v0h-5v2h-2l-2 2-3 2h-2v1l-2 2-5 4v2 3l-2 4-3 3-2 5-2 6v5l-3 5v7 6l3 7v5l2 3 2 4 3 7v2l2 2v1 2h2l3 4h2v1l2 2 3 2 2 2h2v0l3 1h2l6 2v0h3v0h4 1 6 1 2l4-2v0l1-1h6v0l1-2 2-2 4-2v-1h2l1-4 4-2v-1l2-2 1-2 4-7v-4l2-3v-5-7-6-7-5-4l-2-7v-5l-4-3-1-4h-2v-2l-4-3-1-4-2-2v-1h-4l-2-2-1-2v0l-6-2h-1v0h-4-2-1-6z"><text:p/></draw:path><draw:path draw:style-name="gr5" draw:text-style-name="P17" svg:width="0.0551in" svg:height="0.0795in" svg:x="2.6858in" svg:y="6.45in" svg:viewBox="0 0 141 203" svg:d="m25 76 3-2 2-2 2-3 3-2 2-3 2-2 3-2 2-2 4-2 3-1h2 7 5 2l2-2h5 5 2l5 2h2 2 5 2l4 1 1 2 6 2 1 2 2 2 5 5 6 5 3 4 4 5 2 9 5 5v7l2 7 1 7v9 7l-1 7-2 7v7l-5 7-2 6-4 7-3 5-6 3-5 4-2 2-1 2-6 3h-1-4l-2 2-5 2-2 1h-2l-5 2h-2-5-5l-2-2h-2-5l-7-3h-2l-3-2h-4l-2-3-3-2-2-2-2-2-3-2-2-1-2-4-3-3v21h-25v-196h25zm86 127v-7-5-6l-2-5-1-7v-4l-4-1h-2v-4l-1-2h-4v-3-2l-2-2h-2l-3-1-2-2v-2h-5-2v0h-2-3l-2-2h-5-2v0h-2l-5 2v0h-5-2-2v0l-3 2-2 2-2 1h-2l-3 2v2l-2 3v2l-2 4-3 1-2 4-2 7-3 5v6 5 7 4 7 5l3 5 2 4 2 7 3 3 2 2v2l2 3v0l3 2 2 2 2 2 2 1h3v0l2 2h2l5 2v0h5 2v0h2 5 2 3l2-2v0l2-2h5v0l2-1 3-2 2-2 2-2v0-3h4l1-2v-2l2-1 4-2v-7l1-4 2-5v-5-7z"><text:p/></draw:path><draw:path draw:style-name="gr5" draw:text-style-name="P17" svg:width="0.0598in" svg:height="0.0732in" svg:x="2.752in" svg:y="6.4539in" svg:viewBox="0 0 153 187" svg:d="m86 0h36v120h30v21h-30v44h-29v-44h-93v-23zm93-97-70 99h70z"><text:p/></draw:path></draw:g><draw:g draw:style-name="gr3"><draw:path draw:style-name="gr5" draw:text-style-name="P17" svg:width="0.0079in" svg:height="0.0614in" svg:x="2.3035in" svg:y="5.5508in" svg:viewBox="0 0 21 157" svg:d="m0 0h19v23h-19zm0 21h19v111h-19z"><text:p/></draw:path><draw:polygon draw:style-name="gr5" draw:text-style-name="P17" svg:width="0.0421in" svg:height="0.0453in" svg:x="2.3283in" svg:y="5.5665in" svg:viewBox="0 0 108 116" draw:points="106,48 106,115 83,115 83,48 83,46 83,41 79,37 79,34 79,32 79,30 79,28 78,28 76,26 76,25 76,25 76,23 72,21 72,21 71,19 71,19 69,19 65,18 65,18 64,18 62,16 62,16 58,16 56,16 51,16 44,16 44,18 42,18 41,18 37,19 37,19 35,21 34,21 30,23 30,23 30,25 28,26 28,28 28,28 26,30 26,32 23,32 23,34 21,37 21,41 19,44 19,48 19,51 19,115 0,115 0,4 19,4 19,21 21,18 23,16 26,12 28,11 30,11 30,9 34,7 37,5 41,4 42,4 44,4 44,2 49,2 51,0 56,0 62,0 65,0 71,2 72,2 76,2 76,4 78,4 79,4 83,4 85,5 85,7 90,9 90,11 92,11 92,12 93,12 93,14 97,16 97,18 99,23 99,28 101,32 104,35 106,41"><text:p/></draw:polygon><draw:polygon draw:style-name="gr5" draw:text-style-name="P17" svg:width="0.037in" svg:height="0.0469in" svg:x="2.3819in" svg:y="5.5665in" svg:viewBox="0 0 95 120" draw:points="86,5 86,23 83,23 78,21 72,19 71,18 64,16 62,16 55,16 49,16 48,16 44,16 41,16 35,16 35,16 30,18 30,19 28,19 26,21 26,21 26,21 23,23 23,23 23,23 21,25 21,25 21,26 21,28 21,28 21,28 19,30 19,30 19,32 19,32 19,34 19,34 19,34 21,35 21,35 21,37 21,37 21,39 21,41 21,41 23,41 23,41 23,41 26,41 26,42 26,42 28,42 28,44 30,46 30,46 34,48 35,48 41,48 48,49 55,51 58,51 64,51 69,53 72,56 78,58 78,58 83,60 83,62 85,64 86,64 86,65 88,65 88,67 92,69 92,69 92,71 92,71 92,74 92,76 93,81 93,83 93,86 93,86 92,88 92,90 92,93 92,95 92,95 92,97 88,101 88,101 86,102 86,102 85,106 83,106 83,106 79,106 78,109 78,109 76,111 72,113 71,113 69,113 64,115 58,116 55,116 48,118 42,118 37,118 34,116 21,116 12,113 5,113 0,111 0,109 0,90 5,95 12,95 14,97 16,97 19,99 21,101 23,101 28,101 30,101 34,101 35,102 37,102 44,102 48,102 49,102 55,101 56,101 58,101 62,101 64,99 64,99 64,97 65,97 65,95 69,95 69,95 69,95 71,95 71,93 72,93 72,90 72,90 72,88 72,88 72,88 72,86 72,86 72,85 72,83 72,81 72,81 72,79 72,79 72,78 72,78 71,76 71,76 71,76 71,76 69,74 69,74 69,74 65,72 65,72 64,72 64,71 62,71 58,69 55,69 51,69 48,67 44,67 35,65 30,65 28,64 23,62 19,60 16,58 14,56 12,55 9,53 7,51 5,51 5,51 5,49 2,49 2,48 2,48 0,46 0,42 0,41 0,35 0,32 0,32 0,30 0,28 0,26 0,25 0,23 0,21 2,19 2,18 5,16 5,14 5,14 9,12 9,11 12,11 14,9 16,7 16,5 19,5 23,4 28,4 30,2 37,2 42,0 48,0 55,0 58,2 69,2 72,2 72,4 78,4"><text:p/></draw:polygon><draw:path draw:style-name="gr5" draw:text-style-name="P17" svg:width="0.0441in" svg:height="0.0469in" svg:x="2.4291in" svg:y="5.5665in" svg:viewBox="0 0 113 120" svg:d="m93 49v-3-5-2l-3-5v-2l-2-2-2-2-3-3-2-2-2-2-3-2-2-1h-2v0l-3-2h-2-2-1v0h-6-5-4v0l-5 2-5 1-2 2-5 2v2l-2 1v0 2l-2 2-3 2-2 2v3l-2 4v5l-3 3zm93 4v11h-93v5l3 2v5l2 3 2 2v2 2 1l5 2v0 2l2 2v1l3 2v0h4v2h3l2 2 2 2h3 4 5 6 5 5 5 7l4-2 3-2h2v-2h6 1l7-5v18l-7 3-7 2h-2l-7 2-7 1h-5l-7 2h-3-8l-7-2-7-1-7-2h-3l-2-2-2-2-3-1-2-2h-5v0l-2-4-5-5v-2l-4-2-3-3v-2-2l-2-3v-5l-2-6v-5-9-7-3l2-7v-7-2l2-2v-2l3-3 2-2 2-2v-3l5-2 2-2v-2l3-1h2l2-2 5-4h2v-1h5 2l7-2 7-2h5 7l7 2v0l7 2v0h2 2l3 1 2 4h2l3 2v0l2 1 2 2 4 2v2l1 3 2 2 4 2v3l1 4v5l2 5v7z"><text:p/></draw:path><draw:polygon draw:style-name="gr5" draw:text-style-name="P17" svg:width="0.0287in" svg:height="0.0453in" svg:x="2.4866in" svg:y="5.5665in" svg:viewBox="0 0 74 116" draw:points="72,19 65,18 64,18 64,16 64,16 62,16 58,16 56,16 55,16 49,18 44,18 44,18 42,18 41,19 41,19 41,21 35,21 35,23 34,23 34,25 30,26 30,28 28,28 26,30 26,32 26,32 26,34 25,35 25,41 21,42 21,48 21,51 21,56 21,115 0,115 0,4 21,4 21,21 21,18 25,16 26,12 26,11 30,11 34,9 35,7 37,5 41,4 41,4 42,4 44,4 49,2 51,2 55,0 58,0 64,0 69,0 69,0 71,0 71,2 71,2 71,2 71,2 71,2 72,2"><text:p/></draw:polygon><draw:polygon draw:style-name="gr5" draw:text-style-name="P17" svg:width="0.0307in" svg:height="0.0567in" svg:x="2.5181in" svg:y="5.5555in" svg:viewBox="0 0 79 145" draw:points="35,0 35,32 78,32 78,46 35,46 35,106 35,113 35,115 35,116 35,116 35,118 35,120 35,122 35,122 39,123 39,123 39,123 41,123 41,123 41,123 42,125 42,125 42,125 46,125 48,127 48,127 51,129 51,129 56,129 78,129 78,143 56,143 51,143 46,141 41,141 35,141 34,139 32,139 28,138 28,138 26,134 25,134 21,134 21,134 21,134 21,131 19,129 19,129 19,127 18,123 18,118 14,115 14,111 14,106 14,46 0,46 0,32 14,32 14,0"><text:p/></draw:polygon><draw:path draw:style-name="gr5" draw:text-style-name="P17" svg:width="0.0087in" svg:height="0.0614in" svg:x="2.5591in" svg:y="5.5508in" svg:viewBox="0 0 23 157" svg:d="m0 0h21v23h-21zm0 21h21v111h-21z"><text:p/></draw:path><draw:polygon draw:style-name="gr5" draw:text-style-name="P17" svg:width="0.0421in" svg:height="0.0453in" svg:x="2.5831in" svg:y="5.5665in" svg:viewBox="0 0 108 116" draw:points="106,48 106,115 83,115 83,48 83,46 83,41 83,37 83,34 83,32 83,30 83,28 81,28 81,26 78,25 78,25 78,23 74,21 74,21 71,19 71,19 71,19 69,18 69,18 69,18 67,16 64,16 60,16 56,16 53,16 49,16 46,18 42,18 42,18 41,19 39,19 39,21 39,21 35,23 34,23 34,25 32,26 28,28 28,28 28,30 26,32 25,32 25,34 25,37 21,41 21,44 21,48 21,51 21,115 0,115 0,4 21,4 21,21 21,18 25,16 26,12 28,11 32,11 34,9 39,7 39,5 41,4 42,4 48,4 49,2 53,2 55,0 56,0 62,0 69,0 71,2 74,2 78,2 78,4 81,4 83,4 83,4 85,5 88,7 90,9 92,11 92,11 93,12 97,12 97,14 99,16 99,18 99,23 101,28 104,32 104,35 106,41"><text:p/></draw:polygon><draw:path draw:style-name="gr5" draw:text-style-name="P17" svg:width="0.0433in" svg:height="0.0622in" svg:x="2.6382in" svg:y="5.5665in" svg:viewBox="0 0 111 159" svg:d="m109 101v5 7l-1 7-4 3v8l-2 1-1 4v2l-4 1-2 4v0 0l-5 3v2h-4l-3 2-2 2v1h-5l-2 2h-5-4l-7 2h-7-5l-4-2h-10-4v0h-5v0l-5-2-4-3v-18l4 4 3 2h7l2 1 5 2v0l2 2h2 3 2 2 3 2 7l4-2 3-2v0l4-1v0h3 4v-4 0l3-2 2-1v-2 0-2l2-4v0-1l3-6 2-3v-5-2-11l-2 2-3 4v0l-2 3v2h-5v0l-4 3-3 2h-4v2h-3-4l-2 2h-5-2-7v-2h-5-2v0l-5-2h-2l-3-2-2-1-2-2v0h-3l-2-4-2-1h-3l-2-4v-2l-2-2-3-3v-4l-2-5-2-5v-7-4-7-7-5-5l2-7 2-4v-2-3l3-2 2-4v-1l2-2 3-2 2-2 2-1h3v-2l2-4h2l3-1h2 5v-2h2 5v-2h7 2 5l2 2h4l3 2v0h4l3 1 4 2v2l5 2v0l2 1v4l3 2 2 1v-15h21zm-21 54v-7-3l-2-4-3-3v-6-3l-2-2v-4l-5-3v0-2h-4l-3-2v0l-2-1h-2v-2 0h-3-2-2-5-2-2-3-2-2v2h-3l-2 1h-2v2 0l-3 2h-2l-2 3v4l-5 2v3l-2 6v3 4 3 7 6 3 4 5l2 3v4l5 3v0 2l2 2 2 2 3 1v2 0h2 2l3 2v0l2 2h2 3l2 2h2 5l2-2h2 3v-2 0l2-2h2v0h3l4-2v-1-2l5-2v-2 0l2-3v-4-3l3-5 2-4v-3z"><text:p/></draw:path><draw:path draw:style-name="gr5" draw:text-style-name="P17" svg:width="0.0087in" svg:height="0.0614in" svg:x="2.4157in" svg:y="5.6445in" svg:viewBox="0 0 23 157" svg:d="m0 0h21v23h-21zm0 19h21v113h-21z"><text:p/></draw:path><draw:polygon draw:style-name="gr5" draw:text-style-name="P17" svg:width="0.0406in" svg:height="0.0453in" svg:x="2.4409in" svg:y="5.6602in" svg:viewBox="0 0 104 116" draw:points="102,48 102,115 81,115 81,48 81,44 81,41 79,37 79,35 79,32 79,30 79,28 79,26 78,26 78,25 78,25 74,23 72,19 71,19 71,19 67,19 67,19 65,18 65,18 64,18 64,16 64,16 58,16 53,16 49,16 49,16 42,18 42,18 39,18 37,19 37,19 35,19 34,19 34,21 34,23 30,25 28,26 28,26 26,28 26,30 23,32 23,32 23,34 21,37 19,39 19,44 19,48 19,51 19,115 0,115 0,2 19,2 19,19 19,18 23,16 23,14 28,12 30,9 34,7 34,7 37,5 39,4 42,2 44,2 49,2 49,2 51,0 56,0 60,0 65,0 71,2 71,2 74,2 78,2 79,2 79,4 81,4 85,5 85,7 88,7 88,9 92,11 92,12 93,14 93,14 93,16 95,18 99,23 99,26 101,32 102,35 102,41"><text:p/></draw:polygon><draw:polygon draw:style-name="gr5" draw:text-style-name="P17" svg:width="0.0307in" svg:height="0.0567in" svg:x="2.4917in" svg:y="5.6492in" svg:viewBox="0 0 79 145" draw:points="35,0 35,30 78,30 78,46 35,46 35,106 35,113 37,115 37,118 37,118 37,118 37,120 37,120 37,120 39,122 39,122 39,122 42,123 42,123 42,123 42,125 42,125 42,127 44,127 46,127 46,127 51,127 53,127 58,127 78,127 78,143 58,143 51,143 44,141 42,139 37,139 32,138 30,138 28,138 28,138 28,138 25,136 23,134 23,134 23,132 21,132 18,129 18,127 18,127 16,123 16,118 14,115 14,111 14,106 14,46 0,46 0,30 14,30 14,0"><text:p/></draw:polygon><draw:path draw:style-name="gr5" draw:text-style-name="P17" svg:width="0.0453in" svg:height="0.0461in" svg:x="2.5291in" svg:y="5.6602in" svg:viewBox="0 0 116 118" svg:d="m56 0h8l7 2h5 2l5 2 2 1v2h5v2l3 2 4 1 2 2v2 2l5 1v2l2 4 2 1 3 4v5l2 4 2 7v7 5 7 7l-2 6-2 5v5l-3 2-2 2-2 1v4l-5 2v2 3h-2l-4 4-3 1v0h-5v2l-2 2-5 2h-2l-5 1v0h-7-8-5-7-2l-5-1v0l-3-2-4-2-2-2h-5v0-1l-4-4h-1l-4-3v-2l-2-2-1-4-4-1v-2-2l-2-5v-5l-5-6v-7-7-5-7l5-7v-4l2-5v-5l5-6 2-1v-2l4-2 1-2 4-1v-2-2h5l2-2 4-1 3-2v0h5 2l7-2zm5 16h-1v0 0h-6-1v0l-4 2h-2l-1 1h-4v0 2l-2 2-1 2-4 1-2 4v4l-5 3v4 3 7 2 5 6 5 3 4 3l5 6v3l2 2 4 2v0l1 1 2 2v0 2l4 2h1 2 4v2h1 6v0h1 6 2 1 4v-2h2v0h5v-2-2h2l1-2 4-1v0l2-2v-2l1-3 4-6v-3-4l2-3 1-5v-6-5l-1-2-2-7v-3-4l-4-3-1-2v0-2-2l-2-2v-1l-4-2h-1l-2-4v0 0l-5-1v0l-2-2v0h-4-1-2-4z"><text:p/></draw:path><draw:polygon draw:style-name="gr5" draw:text-style-name="P17" svg:width="0.0315in" svg:height="0.0606in" svg:x="2.2992in" svg:y="5.7382in" svg:viewBox="0 0 81 155" draw:points="79,0 79,16 58,16 58,16 53,16 53,16 51,16 49,16 49,16 46,18 46,18 44,19 44,19 44,19 44,21 44,21 44,21 44,23 44,23 44,23 42,23 42,25 42,26 39,28 39,32 39,34 39,42 74,42 74,58 39,58 39,153 21,153 21,58 0,58 0,42 21,42 21,35 21,32 21,26 21,23 23,21 23,19 25,16 25,16 25,14 28,12 28,11 28,9 30,9 30,9 32,5 35,5 35,4 37,4 39,4 39,4 42,4 44,4 51,2 56,0 58,0"><text:p/></draw:polygon><draw:path draw:style-name="gr5" draw:text-style-name="P17" svg:width="0.0079in" svg:height="0.0606in" svg:x="2.3374in" svg:y="5.7382in" svg:viewBox="0 0 21 155" svg:d="m0 0h19v23h-19zm0 19h19v111h-19z"><text:p/></draw:path><draw:polygon draw:style-name="gr5" draw:text-style-name="P17" svg:width="0.0087in" svg:height="0.0606in" svg:x="2.3618in" svg:y="5.7382in" svg:viewBox="0 0 23 155" draw:points="0,0 21,0 21,153 0,153"><text:p/></draw:polygon><draw:path draw:style-name="gr5" draw:text-style-name="P17" svg:width="0.0469in" svg:height="0.0461in" svg:x="2.3827in" svg:y="5.7539in" svg:viewBox="0 0 120 118" svg:d="m93 48v-4-3-2-4l-1-3-2-2v-4l-4-3h-1l-2-2-2-2-5-1v0 0h-2-3v0h-2l-2-2h-5-2l-5 2h-6-1l-2 1h-5l-2 2-5 2v2 1l-2 2v2l-4 2v3l-2 4-1 2v3 4zm93 7v7h-93v5 5l1 4 2 2v3 2 0 3l4 2 2 2v0l1 2 4 1v0l2 2h1 4v2h2l1 2h4l3 2 6 1h5 7l4-1 7-2h5l2-2h1l6-2h2l5-2v0l7-1v16l-7 3-5 2h-8-3l-5 2h-9l-5 1h-4-7l-7-1-7-2h-7v0l-5-2-2-2-4-1h-2l-1-2-4-2-2-2-5-5v-2l-2-2-1-1v-4l-4-2-2-3-1-5v-6l-4-7v-7-3l4-9v-5l1-6 2-1 4-4v-2-5h1l2-4v-1h4l1-4 2-2 4-1 3-2v-2l4-2h2l5-1 2-2h1l7-2h7 6 7 7v0l5 2h2l2 2 1 1h4l2 2h1v4h6l2 1v2l5 4v0 1l2 4v0l3 3 2 6 2 5v5l3 6z"><text:p/></draw:path><draw:polygon draw:style-name="gr5" draw:text-style-name="P17" svg:width="0.0421in" svg:height="0.0449in" svg:x="2.4417in" svg:y="5.7539in" svg:viewBox="0 0 108 115" draw:points="106,48 106,113 83,113 83,48 83,44 83,41 83,37 83,35 79,32 79,30 79,28 78,26 78,26 78,23 78,23 76,23 76,21 72,19 72,19 71,19 69,19 69,18 65,18 64,18 64,18 62,18 62,18 56,18 51,18 48,18 48,18 42,18 41,18 41,19 37,19 35,19 35,21 34,21 32,23 32,23 32,25 32,26 28,28 26,30 26,30 26,32 25,34 21,37 21,39 21,42 21,48 21,51 21,113 0,113 0,2 21,2 21,19 21,18 25,16 26,12 28,11 32,11 34,7 35,5 37,5 41,4 42,2 48,2 48,0 49,0 55,0 58,0 62,0 65,0 71,0 72,0 76,0 78,2 78,2 83,4 83,5 85,5 86,5 90,7 90,9 92,11 92,11 93,12 93,14 97,18 97,18 99,23 101,26 104,32 104,35 106,41"><text:p/></draw:polygon><draw:path draw:style-name="gr5" draw:text-style-name="P17" svg:width="0.0413in" svg:height="0.0461in" svg:x="2.4965in" svg:y="5.7539in" svg:viewBox="0 0 106 118" svg:d="m104 51v62h-21v-16l-2 2-2 3-3 2v2l-2 2-5 1v2l-4 2h-3v0h-2-2l-3 2h-4l-5 1v0h-7-5l-4-1h-4l-3-2h-4v0h-3v0-2l-4-2h-1v-1l-6-4v0l-1-2v0l-2-3v-2-2-2h-2v-3-5-4-3-2-4 0-1l2-4v-2-1l2-2v-2l1-2v-2h4l2-1v0l5-2v-2-2h3l6-1 5-2h4l7-2h5 9 28v-3-2 0-4 0l-2-1v0-2l-2-2v0l-3-2v-2-1-2h-2v0-2h-2l-3-2v0l-4-1h-3-2-5l-4-2h-5v0h-5l-2 2h-2-5-6l-7 1-3 2-5 2h-6v-16l7-2h6l1-1 6-2h1 4l4-2h5 7 2 10 4 7l5 2 2 3v0h5l2 2v0l5 4v0l2 1v2l3 4h2v1l2 2v2l4 3v2l1 6v5l2 5zm-42 14h-11-5-5l-2 2h-5-2l-2 2v0 2l-4 1h-1v0 0l-2 2v0l-4 4v0 1 0 2 2h-1v2 3 2l1 2v1 2 2 0 0 2 1h4v0h2v2 0l1 2h4l2 2 2 2 3 1h2 2 5 2 5 2l3-1 2-2v0l2-2v0l3-2h2l2-2v0h3l2-1v-2l2-2v-2-1-2l3-2 2-3v-2l2-4v-7-3-4z"><text:p/></draw:path><draw:polygon draw:style-name="gr5" draw:text-style-name="P17" svg:width="0.0717in" svg:height="0.0449in" svg:x="2.5535in" svg:y="5.7539in" svg:viewBox="0 0 183 115" draw:points="97,23 101,21 101,18 104,18 104,14 109,11 111,11 115,7 115,5 118,5 122,4 123,2 129,0 131,0 132,0 138,0 143,0 145,0 146,0 150,0 153,0 153,0 159,2 159,2 159,5 161,5 164,5 166,7 168,7 168,11 169,11 173,12 175,16 175,19 176,23 180,26 180,32 182,35 182,41 182,48 182,113 161,113 161,48 161,44 161,41 159,37 159,35 159,32 159,30 159,28 159,26 157,26 157,23 153,23 153,23 153,23 153,21 152,19 150,19 146,19 146,19 146,18 145,18 145,18 145,18 143,18 139,18 138,18 136,18 131,18 129,18 125,18 123,18 123,18 122,18 118,19 118,19 116,19 115,21 115,21 115,23 111,23 109,25 109,28 104,30 104,34 104,37 102,39 101,42 101,48 101,51 101,113 81,113 81,48 81,44 81,41 81,37 79,35 76,32 76,28 76,26 76,26 76,23 74,23 72,23 72,21 69,19 69,19 67,19 67,19 67,18 65,18 64,18 64,18 64,18 58,18 56,18 53,18 51,18 49,18 46,18 44,18 42,18 39,18 37,19 37,19 37,19 35,21 35,21 35,23 32,23 30,25 28,26 28,28 28,30 25,30 25,32 23,34 23,37 23,39 23,42 21,48 21,51 21,113 0,113 0,2 21,2 21,19 23,18 23,16 25,12 28,11 30,11 35,7 35,5 37,5 39,4 42,2 46,2 49,0 53,0 53,0 56,0 64,0 65,0 67,0 69,0 72,0 76,2 79,4 81,5 83,5 86,7 88,11 90,11 93,14 95,18 95,18 95,21"><text:p/></draw:polygon><draw:path draw:style-name="gr5" draw:text-style-name="P17" svg:width="0.0453in" svg:height="0.0461in" svg:x="2.6382in" svg:y="5.7539in" svg:viewBox="0 0 116 118" svg:d="m95 48v-4l-2-3-3-2v-4-3l-2-2-5-4v-3h-2v-2l-5-2v-1h-4-3v0h-2-2v0-2h-5-4l-5 2h-2-5l-2 1h-5l-2 2-3 2v2l-2 1-2 2v2l-3 2-2 3v4l-2 2v3 4zm94 7v7h-94v5 5l2 4v2 3l2 2h3v3 2l2 2h2l3 2v1 0l2 2h2 3v2h2l5 2h2l2 2 7 1h5 4l7-1 5-2h5l4-2h3l2-2h2l4-2h3l5-1v16l-5 3-7 2h-4-7l-5 2h-5l-7 1h-4-9l-7-1-7-2h-7v0l-5-2-2-2-3-1h-2l-2-2v-2l-5-2-5-5-2-2v-2l-2-1-3-4v-2-3l-2-5-2-6v-7-7-3-9l2-5 2-6v-1-4-2l3-5h2l2-4 3-1h2l2-4 3-2v-1l2-2 5-2v-2h4l3-1 2-2h2l10-2h2 9 5 4 5l2 2h5v2l2 1h3l4 2v0l5 4v0 1l6 2v4h1l2 1v4h4l1 3v6l2 5v5l4 6z"><text:p/></draw:path></draw:g><draw:g draw:style-name="gr3"><draw:polygon draw:style-name="gr5" draw:text-style-name="P17" svg:width="0.0315in" svg:height="0.0606in" svg:x="2.1421in" svg:y="3.8508in" svg:viewBox="0 0 81 155" draw:points="79,0 79,14 62,14 56,14 55,14 53,14 53,16 48,16 48,16 46,16 46,16 46,18 46,18 46,18 46,19 42,21 42,21 42,21 42,21 42,21 42,21 42,23 42,26 41,26 41,30 41,34 41,42 76,42 76,58 41,58 41,153 19,153 19,58 0,58 0,42 19,42 19,35 19,30 21,26 21,21 25,19 25,18 25,16 25,14 26,14 28,11 28,9 28,9 32,9 32,7 32,5 34,4 35,4 39,2 39,2 41,2 42,2 46,2 53,0 56,0 62,0"><text:p/></draw:polygon><draw:path draw:style-name="gr5" draw:text-style-name="P17" svg:width="0.0087in" svg:height="0.0606in" svg:x="2.1803in" svg:y="3.8508in" svg:viewBox="0 0 23 155" svg:d="m0 0h21v21h-21zm0 21h21v111h-21z"><text:p/></draw:path><draw:polygon draw:style-name="gr5" draw:text-style-name="P17" svg:width="0.0079in" svg:height="0.0606in" svg:x="2.2055in" svg:y="3.8508in" svg:viewBox="0 0 21 155" draw:points="0,0 19,0 19,153 0,153"><text:p/></draw:polygon><draw:path draw:style-name="gr5" draw:text-style-name="P17" svg:width="0.0453in" svg:height="0.0461in" svg:x="2.2264in" svg:y="3.8657in" svg:viewBox="0 0 116 118" svg:d="m93 48v-2-4l-1-3v-2-5-2l-6-4v-1l-5-2v-2l-7-2v0 0h-2v0l-1-1h-4v0l-3-2h-4-2l-3 2-7 1h-4v0h-3l-6 2-1 2v2l-4 1v2 2l-2 2-2 5v2l-3 3v4l-2 2zm94 7v9h-94v3l2 5 3 4v3 2l2 4v0l2 1v2 2l4 2v0l1 1h2l4 2v0h3v2 2h4l3 2h5l4 1h5 7l2-1h7l7-2h4l1-2 2-2h6 1l4-2 3-1v17l-3 2-5 2h-8l-5 2h-7l-7 1h-3-7-6-9l-5-1-7-2h-3-4v-2l-2-2-2-1-5-2-2-2-3-2-2-5-2-2v-2l-3-1-2-2-2-4v-1l-3-7-2-6v-5-7-5-7l2-7 3-4v-3l2-4v-2l2-3 3-2 2-4v0-1l5-4v-2l4-1 3-2 2-2 2-2h4l1-1h6l1-2h6l7-2h5 7l5 2h2 4l3 2v0l5 1h2l4 2v2l1 2 2 1 4 2 2 2v3h5v0 4 2l3 1v6l4 5 2 5v6z"><text:p/></draw:path><draw:polygon draw:style-name="gr5" draw:text-style-name="P17" svg:width="0.0421in" svg:height="0.0453in" svg:x="2.2854in" svg:y="3.8657in" svg:viewBox="0 0 108 116" draw:points="106,48 106,115 81,115 81,48 81,44 81,41 79,37 79,35 79,32 79,30 79,30 79,26 78,26 78,25 74,23 74,23 72,21 71,19 71,19 71,19 67,19 65,19 65,19 64,19 64,19 60,19 58,18 53,18 51,18 46,19 44,19 42,19 39,19 37,19 37,19 35,19 32,21 32,21 32,23 30,23 28,25 28,26 28,30 25,30 25,30 23,32 23,35 21,37 21,41 18,44 18,48 18,53 18,115 0,115 0,4 18,4 18,19 21,19 23,16 25,14 28,12 30,11 32,9 32,7 37,5 39,4 42,4 44,2 46,2 49,2 51,0 56,0 60,0 65,0 71,2 71,2 74,2 78,2 79,4 79,4 81,5 85,5 85,7 88,7 88,9 88,11 93,12 93,14 93,16 93,19 95,19 99,23 99,26 101,32 102,37 106,42"><text:p/></draw:polygon><draw:path draw:style-name="gr5" draw:text-style-name="P17" svg:width="0.0406in" svg:height="0.0461in" svg:x="2.3394in" svg:y="3.8657in" svg:viewBox="0 0 104 118" svg:d="m102 51v64h-19v-18l-4 4-1 1v2 4l-6 1h-1l-2 2-4 2h-1v0l-2 2h-6-1l-4 1h-3-4-3-6-1l-6-1h-5-2l-5-2v0 0h-2v-2l-2-2h-3l-2-3-2-2-3-2v0-1-4-2h-2v-2-1-7-2-5-2-2-2-1-4h2v-3-2-2h3l2-4h2v0l3-1 2-2h2v-2l3-2 4-1h7l5-2h7l6-2h7 28v-2-3 0-2 0l-4-2v-1-2-2h-1v-2-2-1 0l-2-2h-4v-2h-1v-2h-2-4-1-6l-2-1-5-2h-3v0h-6l-1 2h-4l-3 1h-6-7l-5 2-4 2-5 2v-16l7-4h2l5-1h2l5-2v0h6 7l3-2h5 7l8 2h5l3 2 6 1v0h1l4 2 2 2 1 2 2 1h4l1 2v4 1 0l2 2 4 2v3 4l2 5 1 4v5zm-38 14h-13l-3 2h-6-5l-3 2v0h-4v2h-2v1l-2 2h-3v0 0 2l-2 2v0l-2 1v0l-3 2v2 2 0 3 4 0 3 0l3 2v2h2v0 1h2v0 2 0h3l2 2 2 2 4 2v0l3 1h4 1 6v0h3 4l1-1h2l4-2h2v-2l1-2v0h4l2-2v0l1-1h4l2-2v-2-3 0-2l1-5v-2l4-4v-5-5-4z"><text:p/></draw:path><draw:polygon draw:style-name="gr5" draw:text-style-name="P17" svg:width="0.0713in" svg:height="0.0453in" svg:x="2.3965in" svg:y="3.8657in" svg:viewBox="0 0 182 116" draw:points="99,23 101,21 101,19 104,18 106,14 108,12 113,11 113,7 115,5 118,5 122,4 125,2 129,2 132,2 134,2 136,0 141,0 146,0 148,2 150,2 152,2 155,2 157,2 159,4 162,5 162,5 164,5 164,7 166,9 169,11 169,12 171,12 176,16 176,19 178,23 178,26 178,32 180,37 180,42 180,48 180,115 162,115 162,48 162,44 162,41 162,37 162,35 159,32 159,30 157,30 157,26 155,26 155,25 155,23 155,23 152,23 152,21 150,19 150,19 148,19 148,19 146,19 146,19 146,19 143,19 141,19 141,18 139,18 136,18 132,18 129,19 127,19 125,19 122,19 122,19 120,19 118,19 115,19 115,21 115,21 113,23 113,23 111,25 108,30 106,30 104,35 104,37 101,41 101,44 101,48 101,53 101,115 79,115 79,48 79,44 79,41 79,37 79,35 78,32 78,30 78,26 76,26 76,25 72,23 72,23 71,21 71,19 71,19 71,19 69,19 65,19 65,19 64,19 62,19 58,19 58,18 56,18 55,18 49,18 48,19 46,19 46,19 41,19 41,19 41,19 39,19 35,19 35,21 34,21 34,23 32,23 32,25 28,26 26,30 26,30 26,30 26,32 25,35 25,37 21,41 21,44 21,48 21,53 21,115 0,115 0,4 21,4 21,19 21,19 25,16 26,14 28,12 32,11 34,9 35,7 39,5 41,4 41,4 46,2 48,2 51,2 55,0 56,0 58,0 65,0 69,2 71,2 72,2 76,4 79,4 83,5 85,7 85,9 86,11 90,12 93,14 93,18 97,19 97,21"><text:p/></draw:polygon><draw:path draw:style-name="gr5" draw:text-style-name="P17" svg:width="0.0461in" svg:height="0.0461in" svg:x="2.4803in" svg:y="3.8657in" svg:viewBox="0 0 118 118" svg:d="m95 48v-2-4l-2-3v-2l-1-5-4-2-2-4v-1-2l-5-2-2-2h-5v0h-2-1v-1 0h-4l-2-2h-5-4l-3 2-4 1h-3-4-1l-4 2-3 2v2 1l-4 2v2l-2 2-2 5-3 2v3 4 2zm93 7v9h-93v3 5 4l3 3v2l2 4v0 1l2 2 4 2v2h1l2 1v0l4 2h1v0l2 2 2 2h3l2 2h5l4 1h5 6l7-1h7l3-2h4l3-2 4-2h2 1l4-2 7-1v17l-7 2-5 2h-6l-7 2h-3l-11 1h-3-6-9-5l-7-1-7-2v0h-3l-4-2-2-2-5-1v-2l-2-2-2-2-5-5-2-2-3-2v-1-2l-2-4-2-1v-7l-3-6-2-5v-7-5l2-7 3-7v-4l2-3 2-4v-2-3l3-2 2-4v0l5-1v-4l2-2 2-1 3-2 2-2 2-2h4l3-1h4l1-2h7l7-2h4 7l5 2h2 5l2 2h5v1h2l4 2 1 2 2 2 4 1 2 2v2l1 3v0h4l2 4 1 2v1l4 6 2 5v5l1 6z"><text:p/></draw:path><draw:polygon draw:style-name="gr5" draw:text-style-name="P17" svg:width="0.0079in" svg:height="0.0606in" svg:x="2.5681in" svg:y="3.8508in" svg:viewBox="0 0 21 155" draw:points="0,0 19,0 19,153 0,153"><text:p/></draw:polygon><draw:path draw:style-name="gr5" draw:text-style-name="P17" svg:width="0.0453in" svg:height="0.0461in" svg:x="2.589in" svg:y="3.8657in" svg:viewBox="0 0 116 118" svg:d="m56 0h8l7 2h7v2h5l2 1v0l5 2 2 2 1 2 4 1 2 2v2 3h5l2 2v2l2 3 3 4v5l2 6 2 5v7 5 9 5l-2 6-2 7v5l-3 2-2 1v2h-2l-5 4v3 2l-2 2-4 2-1 1-2 2-5 2v0h-2l-5 2v0h-4l-3 1h-7-8-3-7l-4-1h-3v0l-5-2h-2-4l-2-2-1-2v-1l-6-2-1-2-4-2v-3l-2-4h-1v-2l-4-1v-2l-2-5v-7l-1-6-4-5v-9-5l4-7 1-5v-6l2-5 4-7 1-4h2v-3l4-2 1-2 6-1v-2l1-2 2-2h4l2-1h5v-2h3 4l7-2zm3 16v0h-1v2h-2l-5 1v0h-2-4-1-2v2 0l-4 2h-1v3l-6 4v5l-2 2-1 4v5 3 6 3 6 5 3 6l1 1 2 6v3l6 4v0 1h1l4 2v0 0l2 2 1 2h4l2 2v0h5 2v1h1 8v-1h3 2v0l2-2h3l2-2v-2h2v0l5-2v0-1h2v-4l1-3 4-6 2-1v-6-3l1-5v-6-3l-1-6v-3-4l-2-5-4-2-1-3v-2 0-2l-2-2v-1-2h-5v-2l-2-2v0h-2-3-2v0l-2-1h-3v-2h-4z"><text:p/></draw:path><draw:polygon draw:style-name="gr5" draw:text-style-name="P17" svg:width="0.0394in" svg:height="0.0461in" svg:x="2.6445in" svg:y="3.8657in" svg:viewBox="0 0 101 118" draw:points="99,7 99,23 93,21 88,19 85,19 79,19 79,19 78,19 74,18 72,18 67,16 67,16 65,16 64,16 58,16 53,18 49,19 49,19 49,19 46,19 44,19 42,19 41,21 37,21 35,23 35,23 35,25 34,26 30,30 26,35 26,37 23,41 21,46 21,49 21,55 21,58 21,64 21,69 21,72 23,78 26,79 26,85 30,88 34,92 35,92 35,93 35,93 37,95 41,95 42,95 44,97 46,99 49,99 49,101 53,101 58,102 64,102 67,102 72,102 74,102 78,101 79,101 79,101 85,99 88,95 93,95 99,93 99,111 88,113 85,115 79,115 71,116 65,116 60,116 53,116 49,116 41,115 37,115 35,113 34,113 30,113 26,111 26,109 21,108 19,106 19,104 16,102 14,99 12,95 12,95 7,93 7,92 7,88 5,85 5,83 5,78 2,72 0,67 0,58 0,53 2,46 5,41 5,35 5,32 7,30 7,26 7,25 12,23 12,19 14,19 16,18 19,14 19,12 21,11 26,9 28,7 34,5 34,5 35,4 37,4 42,2 49,2 53,0 64,0 65,0 72,2 78,2 79,2 85,4 88,4 93,5 93,5 95,7"><text:p/></draw:polygon><draw:polygon draw:style-name="gr5" draw:text-style-name="P17" svg:width="0.0433in" svg:height="0.0606in" svg:x="2.6972in" svg:y="3.8508in" svg:viewBox="0 0 111 155" draw:points="0,0 19,0 19,92 81,42 108,42 39,95 109,153 83,153 19,99 19,153 0,153"><text:p/></draw:polygon><draw:path draw:style-name="gr5" draw:text-style-name="P17" svg:width="0.0449in" svg:height="0.0461in" svg:x="2.7421in" svg:y="3.8657in" svg:viewBox="0 0 115 118" svg:d="m93 48v-2-4-3l-3-2v-5-2l-2-4-2-1-3-2-4-2-3-2v0h-2v0h-2l-3-1h-2-2l-3-2h-2-5l-2 2-5 1h-2-5-2l-5 2-2 2-2 2v1 2 2l-4 2-1 5v2l-2 3v4l-4 2zm94 7v9h-94v3l4 5v4l2 3 1 2v4 0l4 1v2 2 2h4v1h3v2h4v0l3 2 2 2v0l5 2h4l5 1h5 7l4-1h7l5-2h2l3-2 4-2v0h5l2-2 5-1v17l-5 2-7 2h-4l-5 2h-5l-7 1h-7-7-4-10l-4-1-7-2h-3-4v-2l-4-2-1-1-6-2-1-2-2-2-4-5v-2l-1-2-6-1v-2-4l-1-1-2-7-2-6v-5-7-5-7l2-7 2-4v-3l1-4v-2l4-3 2-2 1-4v0l4-1 2-4 1-2 4-1 2-2 1-2 4-2h2l2-1h5l2-2h5l9-2h5 7l7 2v0h5v2h4l3 1h2l2 2v2l3 2 2 1 2 2 4 2 1 3v0h2l4 4v2 1l3 6v5l2 5v6z"><text:p/></draw:path><draw:path draw:style-name="gr5" draw:text-style-name="P17" svg:width="0.0433in" svg:height="0.0614in" svg:x="2.7972in" svg:y="3.8508in" svg:viewBox="0 0 111 157" svg:d="m21 97v5l2 6v3l3 5v2l2 5v4 4h6v1l1 2v0h2l4 2v2h1v1h2l4 2h1 2 4 3v0 0h4 2 1l4-2h2l1-1v0-2l2-2h4v0-2l3-1v0l4-4 1-4v-5l2-2v-5-3l4-6v-5-4l-4-5v-3-6l-2-3v-2l-1-5-4-4v-1l-3-2v0-2h-4l-2-2v0 0h-1-2-4l-1-2h-2l-4-1v0 0h-3v0l-4 1h-2l-1 2h-4-2v0h-1v0l-4 2h-2l-1 2-6 3v4 5l-2 2v3l-3 6v3l-2 5zm71-35v-58h17v153h-17v-17l-4 3v2l-2 2-1 3-4 2-2 2-1 2h-4-2l-1 1h-2l-5 2h-2-4-3-4-7-2-1l-4-2h-2-1l-6-1v0 0l-2-2-3-2-2-2-2-1-5-2v-2l-2-3v-4 0l-3-2-4-5v-5l-3-6-2-5v-5-9-5-6l2-7 3-3v-7l4-5 3-2v-4 0l2-2v-3l5-2 2-2 2-1 3-2 2-2v0-2h6l1-1h2 4 1l2-2h7 4 3l4 2h2 5l2 1h1l2 2 4 2 1 2 2 1 4 2 1 2 2 2v3z"><text:p/></draw:path><draw:path draw:style-name="gr5" draw:text-style-name="P17" svg:width="0.0449in" svg:height="0.0614in" svg:x="2.8854in" svg:y="3.8508in" svg:viewBox="0 0 115 157" svg:d="m21 58h4v-3l1-2 6-2v-2l2-1v-2l5-2 2-2h1l6-1v0h5l2-2h5 4 1l4 2h3 4 2l1 1h4v2h3l4 2 2 2 1 1v2l4 2 2 3 2 2v0l5 6 2 5 3 7v3 7l2 6v5 9l-2 5v5 6l-3 5-2 5-5 2v4l-2 3-2 2-4 2v1l-1 2-2 2-4 2h-3v0l-4 1h-1-2l-4 2h-3-4-1-4-5-2-5v-2h-6l-1-1h-2-5v-2l-2-2v-2l-6-3-1-2v-2l-4-3v17h-21v-153h21zm71 97v-4-5l-2-3v-6l-4-3v-2l-3-5v-4l-4-3-1-2v0l-2-2h-4-1-2v0h-4l-1-2v0l-2-1h-2-4-1-2l-4 1h-1v2h-2v0h-4-1v0l-2 2h-4l-1 2v0 2 1l-2 4-4 5-2 2-1 3v6l-4 3v5 4 5 6l4 3v5l1 2 2 5 4 4 2 4v0 1 2h1 4l2 2v2h1l4 1v0l2 2v0h1 4 2 1 6 2v0h1l4-2v0l2-1h1l4-2 2-2v0 0l1-2v-1h4v-4l3-4v-5l4-2v-5l2-3v-6z"><text:p/></draw:path><draw:polygon draw:style-name="gr5" draw:text-style-name="P17" svg:width="0.048in" svg:height="0.0606in" svg:x="2.9374in" svg:y="3.8673in" svg:viewBox="0 0 123 155" draw:points="67,123 65,127 62,129 60,136 58,139 55,141 53,145 53,146 51,146 51,146 46,148 46,150 41,152 39,152 37,153 34,153 32,153 28,153 11,153 11,139 23,139 25,139 25,139 28,138 32,138 32,136 32,136 34,136 34,136 37,136 37,136 37,136 37,134 37,134 37,134 37,132 39,131 39,129 41,127 44,123 46,122 46,116 51,109 0,0 23,0 60,88 97,0 122,0"><text:p/></draw:polygon><draw:polygon draw:style-name="gr5" draw:text-style-name="P17" svg:width="0.0713in" svg:height="0.0453in" svg:x="3.0248in" svg:y="3.8657in" svg:viewBox="0 0 182 116" draw:points="95,23 97,21 101,19 102,18 104,14 108,12 109,11 111,7 115,5 118,5 118,4 123,2 125,2 131,2 134,2 134,0 138,0 145,0 148,2 148,2 152,2 152,2 155,2 155,4 159,5 162,5 162,5 166,7 166,9 166,11 168,12 169,12 173,16 175,19 176,23 180,26 180,32 180,37 180,42 180,48 180,115 161,115 161,48 161,44 161,41 159,37 155,35 155,32 155,30 155,30 155,26 153,26 153,25 152,23 152,23 152,23 148,21 148,19 148,19 148,19 148,19 145,19 145,19 141,19 141,19 139,19 138,18 138,18 134,18 131,18 125,19 123,19 123,19 122,19 118,19 118,19 118,19 115,19 115,21 115,21 111,23 109,23 109,25 108,30 104,30 104,35 102,37 102,41 101,44 101,48 101,53 101,115 79,115 79,48 79,44 79,41 76,37 76,35 74,32 74,30 74,26 74,26 74,25 74,23 72,23 72,21 69,19 69,19 67,19 67,19 65,19 62,19 60,19 60,19 58,19 58,18 58,18 53,18 48,18 46,19 44,19 44,19 41,19 39,19 39,19 37,19 34,19 32,21 32,21 30,23 26,23 26,25 26,26 26,30 25,30 25,30 25,32 25,35 23,37 19,41 18,44 18,48 18,53 18,115 0,115 0,4 18,4 18,19 19,19 25,16 25,14 26,12 26,11 30,9 32,7 37,5 39,4 41,4 44,2 46,2 48,2 53,0 58,0 58,0 62,0 67,2 69,2 72,2 74,4 76,4 79,5 81,7 86,9 88,11 88,12 90,14 93,18 95,19 95,21"><text:p/></draw:polygon><draw:path draw:style-name="gr5" draw:text-style-name="P17" svg:width="0.0453in" svg:height="0.0461in" svg:x="3.1083in" svg:y="3.8657in" svg:viewBox="0 0 116 118" svg:d="m93 48v-2-4l-1-3v-2-5-2l-2-4-4-1-1-2-2-2-5-2h-2v0 0h-4l-1-1v0h-6l-1-2h-2-4l-3 2-6 1h-5-2-1l-6 2-1 2v2l-4 1v2 2l-2 2-2 5v2l-3 3v4l-2 2zm94 7v9h-94v3l2 5v4l3 3v2l2 4v0l2 1v2 2l4 2h1v1h2l4 2h1v0l2 2v2h4l3 2h5l6 1h3 7l6-1h7l5-2h2l1-2 6-2h2 3l2-2 7-1v17l-7 2-5 2h-8l-3 2h-5l-9 1h-5-7-6-9l-5-1-7-2h-2-5v-2l-2-2-2-1-5-2v-2l-5-2-2-5-2-2v-2l-1-1-4-2v-4l-2-1-1-7v-6l-4-5v-7-5l4-7v-7l1-4v-3l2-4v-2l4-3 1-2v-4h2l2-1 3-4 2-2 2-1 3-2 2-2 2-2h4l1-1h6l1-2h6l8-2h6 7l7 2v0h2l5 2h2l1 1h4l2 2v2l1 2 4 1 2 2 2 2 3 3h2v0 4 2l5 1 2 6v5l2 5v6z"><text:p/></draw:path><draw:polygon draw:style-name="gr5" draw:text-style-name="P17" svg:width="0.0098in" svg:height="0.0098in" svg:x="3.1681in" svg:y="3.9012in" svg:viewBox="0 0 26 26" draw:points="0,0 25,0 25,25 0,25"><text:p/></draw:polygon><draw:polygon draw:style-name="gr5" draw:text-style-name="P17" svg:width="0.0087in" svg:height="0.0098in" svg:x="3.1976in" svg:y="3.9012in" svg:viewBox="0 0 23 26" draw:points="0,0 21,0 21,25 0,25"><text:p/></draw:polygon><draw:polygon draw:style-name="gr5" draw:text-style-name="P17" svg:width="0.0087in" svg:height="0.0098in" svg:x="3.2264in" svg:y="3.9012in" svg:viewBox="0 0 23 26" draw:points="0,0 21,0 21,25 0,25"><text:p/></draw:polygon><draw:path draw:style-name="gr5" draw:text-style-name="P17" svg:width="0.0079in" svg:height="0.0606in" svg:x="2.1949in" svg:y="3.9445in" svg:viewBox="0 0 21 155" svg:d="m0 0h19v23h-19zm0 19h19v111h-19z"><text:p/></draw:path><draw:polygon draw:style-name="gr5" draw:text-style-name="P17" svg:width="0.0421in" svg:height="0.0449in" svg:x="2.2185in" svg:y="3.9602in" svg:viewBox="0 0 108 115" draw:points="106,44 106,113 83,113 83,46 83,42 83,39 83,35 79,32 79,30 79,28 79,26 79,25 79,25 78,23 78,21 78,21 76,21 74,19 74,19 71,18 71,18 69,18 67,16 67,16 64,16 64,16 60,14 56,14 53,14 49,16 46,16 46,16 42,18 41,18 39,19 39,19 35,21 34,21 34,21 34,21 32,23 32,25 28,26 28,26 26,28 26,32 25,32 25,35 21,39 21,42 19,46 19,49 19,113 0,113 0,2 19,2 19,19 21,16 25,14 26,12 32,9 34,7 34,7 35,5 39,4 41,2 46,2 48,2 49,2 53,0 55,0 60,0 64,0 67,0 74,0 74,0 78,2 78,2 79,2 79,2 83,4 86,4 86,5 90,5 92,7 92,9 93,11 93,12 93,14 97,16 99,18 101,21 101,25 104,30 106,35 106,41"><text:p/></draw:polygon><draw:polygon draw:style-name="gr5" draw:text-style-name="P17" svg:width="0.0386in" svg:height="0.0453in" svg:x="2.272in" svg:y="3.9602in" svg:viewBox="0 0 99 116" draw:points="90,4 90,21 85,21 79,19 76,18 71,16 65,16 62,14 56,14 51,14 49,14 46,14 41,14 39,16 35,16 35,16 34,18 28,19 28,19 26,21 26,21 26,21 25,21 25,21 25,21 21,23 21,23 21,25 21,25 21,26 21,26 21,28 21,30 21,32 21,32 21,32 21,34 21,34 21,35 21,35 21,37 21,39 25,39 25,39 25,39 25,39 26,41 26,41 26,41 28,41 28,41 32,42 32,42 34,42 35,42 35,44 41,46 49,48 56,49 62,49 65,51 71,53 76,55 79,56 83,56 85,58 85,60 86,60 86,62 90,62 90,64 92,65 92,65 93,67 93,69 93,71 93,72 97,76 97,79 97,81 97,83 97,86 97,86 97,90 93,92 93,92 93,93 93,95 92,97 90,97 90,101 86,101 86,102 85,104 85,104 83,106 79,108 79,109 78,111 76,111 72,111 71,113 65,115 62,115 56,115 51,115 46,115 39,115 35,115 25,115 12,113 5,111 5,109 0,109 0,90 5,92 12,95 14,95 19,95 19,97 21,97 26,97 28,97 34,99 35,99 35,101 39,101 46,101 49,101 51,101 55,99 58,99 62,97 64,97 65,97 65,97 65,95 65,95 69,95 71,95 71,93 71,93 71,92 72,92 72,92 72,90 76,88 76,88 76,86 76,86 76,86 76,83 76,83 76,79 76,79 76,79 76,78 76,78 72,78 72,76 72,76 72,74 71,74 71,74 71,74 71,74 69,72 69,72 65,72 65,71 65,71 64,69 62,67 56,67 51,65 49,65 46,64 35,62 34,62 28,60 25,60 21,58 19,56 14,56 12,55 11,53 11,51 7,49 7,49 5,48 5,48 5,44 5,42 5,42 5,41 4,39 4,34 4,32 4,28 4,26 4,25 4,23 5,21 5,21 5,19 5,18 5,16 7,14 7,14 7,12 11,11 12,9 14,7 18,7 19,5 19,4 19,4 25,2 32,2 35,2 39,0 46,0 51,0 56,0 62,0 71,2 72,2 76,2 79,2"><text:p/></draw:polygon><draw:path draw:style-name="gr5" draw:text-style-name="P17" svg:width="0.0453in" svg:height="0.0453in" svg:x="2.3193in" svg:y="3.9602in" svg:viewBox="0 0 116 116" svg:d="m95 48v-6l-2-1v-2-5l-1-2-4-4-2-3-1-2v-2h-4l-2-3h-5v0l-2-2h-1l-4-2v0 0h-2-5-4-3l-4 2h-3l-4 2-5 1v2h-5v2 2h-2v1l-4 6v2l-3 3v4 1 6zm92 5v9h-92v3 6 3l3 4v1 2 2l2 2 2 1h2v2l3 4h2v0 1l2 2h3 2l2 2h3 2 2l7 2h5 6l7-2h7 3 4l1-2h6v0l3-2 4-1 7-2v18l-7 1-7 2-6 2-5 2h-3-11-7-2-9-5-7l-7-2v-2h-5l-2-2-4-1-3-4v0l-2-2-2-1-7-6v-2l-3-1-2-2v-4-1l-2-4-3-3v-7l-2-7v-6-7l2-7v-5l3-5 2-2v-4-3-2l5-2v-2l2-1 5-4v-2l2-1 2-2 3-2v-2l4-1h2l5-2v0h2l10-2h4 7 7 5l2 2h5 2 4v2h3l4 1 1 2h2l4 2v3 2l3 2v2l4 1 2 2v2l1 2 4 7 2 3v6 7z"><text:p/></draw:path><draw:polygon draw:style-name="gr5" draw:text-style-name="P17" svg:width="0.0303in" svg:height="0.0449in" svg:x="2.3772in" svg:y="3.9602in" svg:viewBox="0 0 78 115" draw:points="76,19 67,16 67,16 67,16 64,16 64,16 62,16 60,16 55,16 53,16 48,16 48,18 46,18 42,18 42,19 41,19 39,21 39,21 35,21 34,23 34,23 32,25 32,26 28,28 28,28 28,32 28,32 26,34 25,39 25,41 25,44 25,49 25,55 25,113 0,113 0,2 25,2 25,19 25,16 26,14 28,12 28,9 32,7 34,7 39,5 41,4 42,4 42,2 46,2 48,2 53,2 55,0 56,0 62,0 64,0 71,0 71,0 71,0 71,0 71,0 71,0 74,0 74,0 76,0"><text:p/></draw:polygon><draw:polygon draw:style-name="gr5" draw:text-style-name="P17" svg:width="0.0303in" svg:height="0.0567in" svg:x="2.4091in" svg:y="3.9484in" svg:viewBox="0 0 78 145" draw:points="37,0 37,32 76,32 76,46 37,46 37,106 37,111 39,116 39,116 39,118 39,120 39,122 39,122 39,122 39,122 39,122 39,123 39,123 39,123 41,125 41,125 41,125 44,125 44,125 46,127 48,127 53,127 53,127 55,127 76,127 76,143 55,143 53,143 46,143 39,141 39,141 34,141 32,139 26,139 26,138 25,136 25,134 23,134 23,134 23,132 19,131 19,129 18,127 18,127 18,123 16,120 16,116 14,109 14,106 14,46 0,46 0,32 14,32 14,0"><text:p/></draw:polygon><draw:path draw:style-name="gr5" draw:text-style-name="P17" svg:width="0.0087in" svg:height="0.0606in" svg:x="2.45in" svg:y="3.9445in" svg:viewBox="0 0 23 155" svg:d="m0 0h21v23h-21zm0 19h21v111h-21z"><text:p/></draw:path><draw:polygon draw:style-name="gr5" draw:text-style-name="P17" svg:width="0.0413in" svg:height="0.0449in" svg:x="2.474in" svg:y="3.9602in" svg:viewBox="0 0 106 115" draw:points="104,44 104,113 86,113 86,46 86,42 86,39 83,35 83,32 81,30 81,28 81,26 81,25 79,25 79,23 76,21 76,21 74,21 72,19 72,19 72,18 72,18 69,18 67,16 67,16 65,16 62,16 60,14 58,14 53,14 49,16 46,16 44,16 42,18 39,18 39,19 39,19 37,21 35,21 35,21 35,21 30,23 30,25 30,26 28,26 28,28 25,32 25,32 25,35 25,39 23,42 23,46 23,49 23,113 0,113 0,2 23,2 23,19 25,16 25,14 28,12 30,9 32,7 35,7 37,5 39,4 42,2 44,2 46,2 49,2 53,0 56,0 58,0 62,0 67,0 72,0 72,0 76,2 79,2 81,2 83,2 86,4 86,4 86,5 90,5 90,7 90,9 95,11 95,12 95,14 97,16 101,18 102,21 102,25 102,30 104,35 104,41"><text:p/></draw:polygon><draw:path draw:style-name="gr5" draw:text-style-name="P17" svg:width="0.0449in" svg:height="0.0614in" svg:x="2.5283in" svg:y="3.9602in" svg:viewBox="0 0 115 157" svg:d="m113 97v7l-4 9v5l-1 5-2 6-4 3v2h-1v4l-2 1v2l-4 2-3 3v0h-4l-2 2-1 4h-4-2-1-6l-5 1-7 2h-4-7l-7-2-10-1h-2-2-3v0h-4l-7-2v-18l7 2h4l3 2 4 2 3 1h2 2v0h5 2 3v0h7 2 6l7-1v-2h1v-2h2 4v-2h1l2-1v-2h4v-2l1-2v-2-1-4l2-3v-4l4-3v-6-9l-4 2-2 2v2l-1 3-4 2h-2l-1 2-6 2v1l-1 2h-4-3l-4 2h-4v0h-5-7-2-3l-2-2h-2-3l-2-2-5-1v0-4h-4v-2l-5-1v-2l-2-2-2-2-3-2v-1l-2-4v-5l-5-4v-5-7l-2-5v-6-7l2-7v-3-7l5-6v-1-4h2v-2l3-1 2-4 2-2v-1l5-2v-2l4-2v-1 0l5-2h2 3 2l2-2h3 2 7 5v0h4l4 2h3 4 1v2l6 1 1 2h2l4 2 1 3v2l2 2 4 3v-17h21zm-21 54v-7l-4-3v-4l-2-3v-4-3l-1-6-4-1-2-4h-1v0l-4-2h-2v-1h-1v-2h-4l-2-2h-1-4-2-2-5-2v0h-3l-2 2h-2l-3 2v0 1h-2l-2 2v0h-3l-2 4-2 1-3 6v3 4l-2 3v4l-2 3v7 4l2 5v4l2 5v4 1l3 4 2 3v0l2 4 3 2v0h2l2 1v0 2h3 2l2 2h3v0h2 5 2 2 4 1l2-2h4v0l1-2v0l2-1h4v0l1-2 2-4h4v-3l1-4v-1-4l2-5v-4l4-5z"><text:p/></draw:path><draw:path draw:style-name="gr5" draw:text-style-name="P17" svg:width="0.0087in" svg:height="0.0606in" svg:x="2.6165in" svg:y="3.9445in" svg:viewBox="0 0 23 155" svg:d="m0 0h21v23h-21zm0 19h21v111h-21z"><text:p/></draw:path><draw:polygon draw:style-name="gr5" draw:text-style-name="P17" svg:width="0.0421in" svg:height="0.0449in" svg:x="2.6417in" svg:y="3.9602in" svg:viewBox="0 0 108 115" draw:points="106,44 106,113 85,113 85,46 85,42 85,39 81,35 81,32 81,30 81,28 81,26 79,25 79,25 78,23 74,21 74,21 72,21 72,19 72,19 72,18 71,18 67,18 67,16 67,16 64,16 60,16 58,14 56,14 53,14 49,16 44,16 42,16 42,18 41,18 41,19 37,19 37,21 34,21 34,21 34,21 30,23 28,25 28,26 26,26 26,28 26,32 26,32 23,35 23,39 21,42 21,46 21,49 21,113 0,113 0,2 21,2 21,19 23,16 26,14 26,12 28,9 30,7 34,7 37,5 41,4 42,2 42,2 44,2 49,2 51,0 56,0 56,0 60,0 67,0 72,0 72,0 74,2 78,2 79,2 81,2 85,4 86,4 86,5 88,5 92,7 92,9 93,11 95,12 95,14 99,16 99,18 101,21 101,25 102,30 102,35 106,41"><text:p/></draw:polygon><draw:polygon draw:style-name="gr5" draw:text-style-name="P17" svg:width="0.0307in" svg:height="0.0567in" svg:x="2.6929in" svg:y="3.9484in" svg:viewBox="0 0 79 145" draw:points="35,0 35,32 78,32 78,46 35,46 35,106 35,111 35,116 35,116 35,118 35,120 35,122 37,122 37,122 37,122 37,122 41,123 41,123 41,123 42,125 42,125 42,125 42,125 44,125 48,127 48,127 49,127 51,127 56,127 78,127 78,143 56,143 49,143 48,143 41,141 35,141 34,141 30,139 28,139 26,138 26,136 25,134 21,134 21,134 21,132 19,131 19,129 19,127 19,127 19,123 18,120 18,116 14,109 14,106 14,46 0,46 0,32 14,32 14,0"><text:p/></draw:polygon><draw:path draw:style-name="gr5" draw:text-style-name="P17" svg:width="0.0453in" svg:height="0.0453in" svg:x="2.7299in" svg:y="3.9602in" svg:viewBox="0 0 116 116" svg:d="m58 0h7 7l6 2h1 4l3 2v0l6 1v2l1 2 4 2 2 1 2 2 3 2 2 3v2h2v4l3 1v6l4 7v3 7 7 8 7 5l-4 5v5l-3 2v4l-2 1v2l-2 2-3 2-2 3-2 2h-4l-1 4v1l-6 2v0l-3 2h-4l-1 2h-2-4-7-7-7-3-4-3l-4-2h-2l-3-2v0l-4-2-2-1-1-4h-6v-2l-1-3-4-2v-2l-2-2-1-1v-4l-4-2-2-5v-5l-1-5-4-7v-8-7l4-7 1-3v-7l2-6 4-5 3-2v-3l4-2 1-2v-1l6-2 1-2 2-2 4-1v0l3-2h2 4 3l4-2h3zm7 14v0h-3-4v0l-3 2v0 0l-4 2v0l-2 1-5 2v0 0h-2l-1 4-2 3v4l-4 3-2 4-1 3v6 5 3 6 5 4l1 5 2 3 4 2v5l2 2v4h1 2v1 2h5 2v2h4v0 0h3v0l4 2h3 4l3-2v0h4 2 1 4l2-2v0 0l1-2v-1 0h6v-4l1-2 4-5 2-2v-3-5-4l1-5v-6-3l-1-5v-6-1-6l-2-3h-4v-4-2l-1-1v0l-6-2v-2 0h-1v-2 0l-2-1-4-2h-1-2l-4-2v0h-3v0z"><text:p/></draw:path><draw:polygon draw:style-name="gr5" draw:text-style-name="P17" svg:width="0.0323in" svg:height="0.0606in" svg:x="2.811in" svg:y="3.9445in" svg:viewBox="0 0 83 155" draw:points="81,0 81,14 60,14 56,14 53,14 53,14 51,16 49,16 49,16 46,16 46,16 46,18 46,18 46,18 44,18 42,19 42,19 42,19 42,21 42,21 42,23 42,25 42,25 39,28 39,30 39,32 39,42 74,42 74,56 39,56 39,153 21,153 21,56 0,56 0,42 21,42 21,35 21,30 23,25 23,23 23,18 23,18 23,16 23,14 26,12 26,11 28,9 28,9 30,7 34,5 34,5 35,5 37,5 37,4 37,4 39,2 42,2 46,0 51,0 56,0 60,0"><text:p/></draw:polygon><draw:path draw:style-name="gr5" draw:text-style-name="P17" svg:width="0.0071in" svg:height="0.0606in" svg:x="2.85in" svg:y="3.9445in" svg:viewBox="0 0 19 155" svg:d="m0 0h18v23h-18zm0 19h18v111h-18z"><text:p/></draw:path><draw:polygon draw:style-name="gr5" draw:text-style-name="P17" svg:width="0.0087in" svg:height="0.0606in" svg:x="2.8736in" svg:y="3.9445in" svg:viewBox="0 0 23 155" draw:points="0,0 21,0 21,153 0,153"><text:p/></draw:polygon><draw:path draw:style-name="gr5" draw:text-style-name="P17" svg:width="0.0453in" svg:height="0.0453in" svg:x="2.8949in" svg:y="3.9602in" svg:viewBox="0 0 116 116" svg:d="m95 48v-6-1l-2-2v-5l-3-2v-4l-4-3v-2l-3-2h-2l-5-3v0h-2l-2-2v0l-3-2v0h-2-2-3-4-5l-5 2h-2l-5 2-2 1-2 2h-2v2l-3 2h-2v1l-2 6-3 2-2 3v4 1 6zm92 5v9h-92v3 6 3l2 4v1l3 2v2l2 2v1h2l3 2v4h2 2v1 2h2 3l2 2h2 5 2l7 2h5 5l4-2h7 5 2l5-2h2 4l1-2 2-1 7-2v18l-7 1-3 2-6 2-7 2h-5-7-7-4-7-7-7l-5-2-4-2h-3l-2-2-2-1-5-4v0l-2-2-3-1-4-6-3-2-2-1v-2-4l-2-1v-4l-3-3-2-7-2-7v-6-7l2-7 2-5 3-5v-2l2-4v-3-2-2l5-2 2-1v-4l5-2v-1l2-2 2-2 3-2 2-1h5l2-2h2 2l7-2h5 9 5 5l4 2h3 2 2l3 2h2l2 1 3 2h2l2 2 4 3v2 2l3 2v1l4 2v2l3 2v7l4 3v6 7z"><text:p/></draw:path><draw:polygon draw:style-name="gr5" draw:text-style-name="P17" svg:width="0.0421in" svg:height="0.0449in" svg:x="2.9528in" svg:y="3.9602in" svg:viewBox="0 0 108 115" draw:points="106,44 106,113 86,113 86,46 86,42 86,39 85,35 85,32 83,30 83,28 83,26 83,25 79,25 79,23 78,21 78,21 76,21 76,19 76,19 76,18 72,18 71,18 69,16 69,16 65,16 64,16 62,14 58,14 55,14 49,16 48,16 44,16 44,18 42,18 41,19 41,19 37,21 35,21 35,21 34,21 30,23 30,25 30,26 28,26 28,28 28,32 26,32 26,35 26,39 23,42 23,46 23,49 23,113 0,113 0,2 23,2 23,19 26,16 26,14 28,12 30,9 34,7 35,7 37,5 41,4 44,2 44,2 48,2 49,2 55,0 56,0 58,0 64,0 69,0 76,0 76,0 78,2 79,2 83,2 85,2 86,4 90,4 90,5 92,5 92,7 92,9 97,11 97,12 97,14 99,16 101,18 102,21 102,25 106,30 106,35 106,41"><text:p/></draw:polygon><draw:path draw:style-name="gr5" draw:text-style-name="P17" svg:width="0.0406in" svg:height="0.0453in" svg:x="3.0083in" svg:y="3.9602in" svg:viewBox="0 0 104 116" svg:d="m102 49v64h-19v-18l-2 2-2 4-3 1-2 2-2 2-3 2-2 1v2h-2l-3 2h-2l-4 2v0h-3-7-4-3-2-5-4-5v-2h-5v-2h-2-2v-2l-3-1-2-2v-2l-2-2-3-1v-2-2-2h-2l-2-2v-1-4-5-4-3-2-2-3-2-2l2-1 2-2v-2-2h3l2-2v0-1l2-2 3-4h2 2l3-1 4-2 5-2 7-2h5 4 10 27v-1-2-2-2-1l-2-2v0-2-2l-2-2v-1h-3v-2h-2v-2h-2v0h-3v-2 0l-2-1-5-2h-4l-2-2h-3-7v0h-4-3-2l-5 2-4 2-5 1-5 2h-7l-2 2v-16l5-3h4l5-2h2 3v0h7l4-2h5 7 5 6l7 2h3l2 2h5 2l2 1 3 2v0l2 2v2l2 1 5 2v2 3l2 2h4v4 1 6l1 7v3zm-40 14h-9l-7 2h-4-5l-2 2h-3-2v2h-2v0l-3 2v0 1h-2v2 0 2l-2 2v0l-3 1v2 2 2 1 2 2 3 0h3v2h2v4 0 0 0l2 1v0 2h3l2 2h2 3l2 2h2l3 2h4 3l4-2h3v-2h2 2v0l5-2h2v0l2-2v-1 0l3-2 2-2v-2h2v-3l3-2v-2l2-1v-4l2-5v-4-5-4z"><text:p/></draw:path><draw:polygon draw:style-name="gr5" draw:text-style-name="P17" svg:width="0.0713in" svg:height="0.0449in" svg:x="3.0657in" svg:y="3.9602in" svg:viewBox="0 0 182 115" draw:points="97,21 99,21 101,18 101,14 106,12 108,11 111,7 111,5 115,4 118,4 120,2 122,2 123,2 129,0 134,0 136,0 138,0 143,0 148,0 150,0 152,2 152,2 155,2 157,2 157,4 162,4 164,4 164,5 166,7 169,7 169,9 169,11 171,14 173,18 178,21 178,25 178,30 180,35 180,41 180,44 180,113 159,113 159,46 159,42 159,39 157,35 157,32 157,30 157,28 155,26 155,25 152,25 152,23 152,21 152,21 152,21 150,21 150,19 150,19 148,18 148,18 145,18 143,16 143,16 141,16 138,16 138,14 138,14 134,14 129,14 123,16 123,16 122,16 122,16 120,18 120,18 118,19 115,19 113,21 113,21 111,21 111,21 108,23 108,26 106,28 104,32 101,35 101,39 101,42 101,46 101,49 101,113 78,113 78,46 78,42 78,39 76,35 76,32 76,30 76,26 76,25 76,25 76,23 72,21 72,21 71,21 69,19 69,19 69,18 65,18 64,18 62,16 62,16 62,16 58,16 58,14 56,14 51,14 48,14 44,16 44,16 44,16 41,16 37,18 37,18 35,19 34,19 34,21 30,21 30,21 30,21 30,23 28,25 26,26 26,26 23,28 23,32 23,32 21,35 19,39 19,42 19,46 19,49 19,113 0,113 0,2 19,2 19,19 19,16 23,14 23,12 28,9 30,7 30,7 34,5 35,4 37,2 41,2 44,2 44,2 49,0 51,0 56,0 58,0 62,0 65,0 69,0 72,2 76,2 76,2 79,4 83,5 85,7 86,7 90,11 92,12 92,14 93,18 93,21"><text:p/></draw:polygon><draw:path draw:style-name="gr5" draw:text-style-name="P17" svg:width="0.0453in" svg:height="0.0453in" svg:x="3.15in" svg:y="3.9602in" svg:viewBox="0 0 116 116" svg:d="m92 48v-6-1-2-5-2l-4-4-2-3-1-2-4-2h-2l-1-3h-4v0l-2-2h-1l-4-2v0h-2-1-4-4-5l-5 2v0l-4 2-5 1-2 2h-5v2 2 0 1l-5 6v2l-2 3-2 4v1 6zm94 5v9h-94v3 6l2 3 2 4v1 2 2l3 2 2 1v0 2l2 4h3v0l2 1 2 2h3 2l2 2v0h3 4l7 2h4 7l7-2h3 7 4v-2h3 4l3-2 4-1 3-2v18l-3 1-7 2-7 2-4 2h-7-7-7-3-8-7-5l-9-2v-2h-5v-2l-5-1-2-4h-2l-3-2-2-1-4-6v-2l-3-1-2-2v-4l-2-1-3-4-2-3v-7-7-6-7-7-5l2-5 3-2 2-4v-3-2l2-2 3-2 2-1 2-4v-2l2-1 3-2 4-2v-2l5-1v0l5-2h2 2l7-2h7 7 5 7l2 2h4 1 2l4 2h3l4 1v2 0l3 2 4 3v2l3 2v2l4 1 2 2v2 2l1 7 4 3v6l2 7z"><text:p/></draw:path></draw:g><draw:g draw:style-name="gr3"><draw:polygon draw:style-name="gr8" draw:text-style-name="P18" svg:width="0.6067in" svg:height="0.9024in" svg:x="4.4083in" svg:y="0.0937in" svg:viewBox="0 0 1542 2293" draw:points="771,2291 730,2288 690,2284 653,2277 614,2267 542,2238 469,2201 402,2152 340,2094 279,2028 226,1954 176,1873 132,1785 93,1690 62,1591 34,1485 18,1376 4,1261 0,1143 4,1028 18,915 34,806 62,699 93,600 132,504 176,418 226,335 279,263 340,196 402,139 469,90 542,51 614,23 653,12 690,7 730,2 771,0 810,2 847,7 887,12 924,23 997,51 1069,90 1134,139 1198,196 1256,263 1316,335 1360,418 1406,504 1446,600 1476,699 1505,806 1524,915 1533,1028 1540,1143 1533,1261 1524,1376 1505,1485 1476,1591 1446,1690 1406,1785 1360,1873 1316,1954 1256,2028 1198,2094 1134,2152 1069,2201 997,2238 924,2267 887,2277 847,2284 810,2288"><text:p/></draw:polygon><draw:path draw:style-name="gr5" draw:text-style-name="P17" svg:width="0.024in" svg:height="0.098in" svg:x="4.5902in" svg:y="0.502in" svg:viewBox="0 0 62 250" svg:d="m30 0h30v30h-30zm0 25h30v144 4l-2 7-3 7v3l-2 6v2l-2 1v2l-3 4v0l-2 1h-2v2l-3 2v0l-2 2-2 1h-3l-4 4v0h-4-3l-7 2h-5-11v-20h7 4l3-1h2 2 1 4v-2h2v0l1-2v0-2h4v0-2-1-2-2-5-4-3-4z"><text:p/></draw:path><draw:path draw:style-name="gr5" draw:text-style-name="P17" svg:width="0.0559in" svg:height="0.0579in" svg:x="4.6299in" svg:y="0.5228in" svg:viewBox="0 0 143 148" svg:d="m69 0h10 9 2l5 2h2l4 3h3l4 2 3 2v2l5 1 2 4h4l1 2 2 3 2 4 4 1 1 4 2 4v1l5 7 2 7v6 10 7 9 9 7l-2 5-5 7v4l-2 2-1 3-4 4-2 3-2 2h-1l-4 4-2 1-5 2v2l-3 2-4 1-3 2-4 2h-2l-5 2-2 1h-9-10-4-12l-2-1-3-2h-2l-7-2-2-2-3-1-2-2-2-2-5-2-2-1-2-4v0l-3-2-4-3-3-4v-3l-4-2v-4l-3-7v-5l-2-7-2-9v-9-7l2-10 2-6v-7l3-7v-1l4-4v-4l3-1 4-4 3-3v-2h2l2-4 5-1 2-2 2-2 3-2h2l7-3h2l3-2h2 12zm4 18h-2-2v1h-3-2l-2 2h-5l-2 2v0 2l-5 1v0l-2 2-3 2-2 4-2 1h-3v7l-2 4v3l-6 4v7l-1 7v5 6l1 7v5l6 5v4l2 5v4 1h3l2 2v2l2 2 3 1 2 2v2l5 2v0 1h2l2 2h5l2 2h3v0h2 2 5 2 3 2l2-2v0l5-2h2l3-1v0l2-2 2-2v-2l4-1 1-4 2-2h4v-1l1-4 2-5v-4l4-5v-5l1-7v-6-5l-1-7v-5l-4-4v-5l-2-4-1-3v-4h-4l-2-1-1-4-4-2v-2h-2l-2-1v-2h-3l-2-2h-5v-2h-2-2l-3-1h-2z"><text:p/></draw:path><draw:path draw:style-name="gr5" draw:text-style-name="P17" svg:width="0.0559in" svg:height="0.0787in" svg:x="4.702in" svg:y="0.502in" svg:viewBox="0 0 143 201" svg:d="m26 76 2-4 4-1 2-2 1-4 4-1 2-4 1-2h6l1-2 2-1 5-2h6 3v0l6-2h7 1 4l3 2h6v0h5l2 2 2 1 5 2h2l3 4 2 2 5 5 4 2 5 7 2 5 5 5 2 7 3 7v6l2 10v7 7l-2 9v7l-3 7-2 7-5 6-2 7-5 5-4 2-5 5-2 2-3 2-2 1-5 2h-2l-2 2-5 2v1h-6-3-4-1-7-6v0h-3l-6-3h-5l-2-2-1-2-6-1-1-2-2-2-4-2-1-3-2-2-4-2-2-3v21h-26v-196h26zm87 125v-5-7l-2-7v-4-5l-3-4-2-3v-2h-2l-3-2-2-1-2-2v-2-2l-4-1h-1v-2l-2-2h-5l-2-2h-4v-1h-1-2-5v0h-6v0h-1-2l-6 1v0l-5 2v0l-2 2-1 2v0l-6 1v2l-1 2-2 3-4 2v0l-1 5-2 4-4 5v4 7l-2 7v5 6l2 7v5 3l4 6 2 5 1 5v0l4 2 2 4 1 1v2l6 2v2h1l2 1v0l5 2v0l6 2h2 1v0h6v0h5 2 1v-2h4l2-2h5l2-1v0l1-2 4-2v-2-1l2-2 2-2 3-2h2v-1l2-4 3-5v-6-3l2-5v-7z"><text:p/></draw:path><draw:polygon draw:style-name="gr5" draw:text-style-name="P17" svg:width="0.0539in" svg:height="0.0748in" svg:x="4.7713in" svg:y="0.5063in" svg:viewBox="0 0 138 191" draw:points="11,0 118,0 118,19 35,19 35,65 39,65 39,65 42,64 44,64 49,62 49,62 51,62 53,62 56,62 58,62 71,62 78,62 83,64 90,67 97,69 104,72 108,72 109,76 115,78 116,78 118,83 122,85 123,88 125,92 129,93 131,95 131,97 132,102 132,104 132,111 136,116 136,125 136,132 132,139 132,145 132,150 131,152 131,153 129,157 125,161 123,162 122,166 118,168 116,169 115,171 111,173 109,175 104,176 102,178 101,180 95,182 88,183 81,187 72,189 65,189 56,189 49,189 42,189 35,189 28,187 14,183 9,182 4,182 0,180 0,155 9,157 14,161 21,164 25,164 32,166 42,168 49,168 53,168 56,168 60,168 67,168 72,166 78,164 81,162 86,161 88,157 93,155 95,152 101,150 101,148 102,145 102,145 104,141 104,139 104,139 104,132 108,131 108,125 108,120 104,115 104,115 104,111 104,109 104,108 102,106 102,102 101,102 101,101 101,97 95,95 95,95 93,95 90,93 88,92 86,92 86,90 83,88 81,86 78,85 72,85 67,85 60,83 56,83 49,83 42,85 39,85 32,85 25,86 21,88 18,88 14,92 11,92"><text:p/></draw:polygon></draw:g><draw:g draw:style-name="gr3"><draw:path draw:style-name="gr5" draw:text-style-name="P17" svg:width="0.0087in" svg:height="0.0622in" svg:x="4.3201in" svg:y="1.2244in" svg:viewBox="0 0 23 159" svg:d="m0 0h21v25h-21zm0 19h21v113h-21z"><text:p/></draw:path><draw:polygon draw:style-name="gr5" draw:text-style-name="P17" svg:width="0.0413in" svg:height="0.0453in" svg:x="4.3445in" svg:y="1.2409in" svg:viewBox="0 0 106 116" draw:points="104,48 104,115 83,115 83,48 83,44 83,41 83,35 83,34 81,30 81,30 81,28 79,26 79,25 79,25 76,25 74,23 74,19 74,19 74,18 72,18 69,18 69,18 69,18 65,18 62,16 62,16 60,14 58,14 53,14 48,16 44,18 44,18 41,18 41,18 39,18 37,19 34,19 34,21 32,23 32,25 30,25 30,26 30,28 26,30 26,30 26,32 25,32 23,35 23,39 19,42 19,48 19,51 19,115 0,115 0,2 19,2 19,19 23,18 25,14 26,12 30,11 30,9 34,7 34,5 39,5 41,4 44,2 44,2 48,0 51,0 55,0 60,0 60,0 67,0 72,0 74,0 74,0 79,2 79,2 83,4 83,4 86,5 88,5 90,7 90,9 93,11 93,12 95,12 95,14 97,16 97,18 101,23 102,26 102,30 104,35 104,41"><text:p/></draw:polygon><draw:polygon draw:style-name="gr5" draw:text-style-name="P17" svg:width="0.0386in" svg:height="0.0461in" svg:x="4.3972in" svg:y="1.2409in" svg:viewBox="0 0 99 118" draw:points="92,5 92,23 88,21 83,19 78,18 74,18 69,16 62,14 60,14 55,14 48,14 48,14 46,14 41,16 39,16 34,18 32,18 32,18 32,19 28,19 28,19 26,21 26,23 26,23 26,25 26,25 26,25 25,26 25,28 25,28 21,30 21,30 21,30 21,32 21,32 21,34 21,34 25,35 25,35 25,35 26,35 26,37 26,39 26,39 26,39 26,41 26,41 28,41 28,42 32,42 32,42 32,42 32,44 34,44 35,46 41,48 42,48 49,49 56,51 62,51 69,51 71,53 76,55 78,56 83,58 88,60 88,60 88,62 90,62 92,64 92,65 92,67 92,67 92,69 92,69 93,71 93,72 97,76 97,79 97,83 97,85 97,86 97,88 97,90 93,92 93,93 93,95 92,97 92,99 92,101 92,102 90,102 88,104 88,106 85,106 83,106 83,108 81,108 78,109 78,111 74,111 74,113 69,115 62,115 56,115 49,116 46,116 41,116 35,115 26,115 14,113 7,111 5,109 0,108 0,90 7,93 14,95 18,97 19,97 21,97 26,99 26,99 32,101 32,101 35,101 39,102 41,102 48,102 48,102 53,102 56,101 60,101 62,101 62,99 67,97 69,97 69,97 69,97 69,95 71,95 74,95 74,93 74,93 74,92 76,92 76,90 76,90 76,88 76,88 78,88 78,86 78,85 78,85 78,83 78,79 76,79 76,78 76,78 76,78 76,78 74,76 74,74 74,74 74,74 74,72 71,72 71,72 69,72 69,72 69,72 69,71 64,71 62,69 60,69 55,67 49,67 48,67 41,64 34,64 32,62 26,60 21,60 19,58 18,55 14,53 12,53 11,51 11,51 7,51 7,49 5,49 5,48 5,46 5,44 4,42 4,39 0,35 0,32 0,30 0,30 4,26 4,25 4,25 4,23 5,19 5,18 5,18 7,14 11,14 11,14 12,12 12,11 18,9 18,7 19,5 19,5 21,5 26,4 32,2 34,0 41,0 46,0 49,0 56,0 62,0 74,0 76,0 78,2 83,4"><text:p/></draw:polygon><draw:path draw:style-name="gr5" draw:text-style-name="P17" svg:width="0.0449in" svg:height="0.0461in" svg:x="4.4449in" svg:y="1.2409in" svg:viewBox="0 0 115 118" svg:d="m93 49v-5l-1-3v-4-3-2l-2-2-4-4-1-1-2-2-4-4-1-1h-2v0h-4l-1-2-2-2h-2v0h-3-2-6-7l-1 2-2 2h-4l-3 1-4 2-3 4v0 0 3l-4 2-2 2-1 2v1l-4 6v3 5zm92 4v9h-94l2 5v4 3l4 4 1 1v4l2 2v0l4 3v0 2 0l3 2v1 2h6l1 2v0h4l2 2h1l7 2h6 5 4 5l3-2h7l6-2v0h5l2-2 5-2v0l4-3v18l-4 1-5 2-7 2-6 2h-7-3l-5 1h-7-8l-7-1h-7l-7-2-1-2-2-2-4-1h-2l-1-2h-4l-3-2v-2l-4-5-2-2-5-3v-2l-2-2v-3l-1-2-4-5v-6-5-9-7-5-5l4-7v-2l1-2 2-2v-3l4-2 1-4 2-1 4-4v0l1-2 2-1 4-2 3-2 4-2v0l3-1 4-2h3l6-2h7 7 5 5 4l2 2h1l4 2h2l1 1 4 2h2l1 2v2l6 1v2l2 2 3 2v1l2 4 2 2v1l3 6v3l2 7v7z"><text:p/></draw:path><draw:polygon draw:style-name="gr5" draw:text-style-name="P17" svg:width="0.0287in" svg:height="0.0453in" svg:x="4.5035in" svg:y="1.2409in" svg:viewBox="0 0 74 116" draw:points="72,18 65,18 65,18 64,16 64,16 60,16 58,16 56,16 51,16 49,18 46,18 44,18 42,18 42,18 37,18 37,19 37,19 35,23 32,23 32,25 30,25 30,26 28,28 28,30 28,30 26,32 26,34 23,35 21,39 21,42 21,46 21,51 21,55 21,115 0,115 0,2 21,2 21,19 21,18 21,14 26,12 28,11 30,9 32,7 35,5 37,5 37,4 39,4 42,2 46,2 49,0 51,0 53,0 58,0 64,0 67,0 67,0 67,0 67,0 67,0 71,0 71,0 71,0 72,0"><text:p/></draw:polygon><draw:polygon draw:style-name="gr5" draw:text-style-name="P17" svg:width="0.0303in" svg:height="0.0571in" svg:x="4.5354in" svg:y="1.2291in" svg:viewBox="0 0 78 146" draw:points="32,0 32,32 76,32 76,48 32,48 32,108 32,115 34,116 34,118 34,118 35,120 35,120 35,122 35,122 35,123 35,123 35,123 39,125 39,125 39,125 41,127 42,127 42,127 42,127 46,127 48,127 48,129 49,129 55,129 76,129 76,145 55,145 48,145 42,143 39,141 34,141 32,139 28,139 28,138 26,138 25,136 21,136 21,136 19,136 19,134 18,132 18,131 18,129 18,127 14,125 14,120 14,116 14,113 14,108 14,48 0,48 0,32 14,32 14,0"><text:p/></draw:polygon><draw:path draw:style-name="gr5" draw:text-style-name="P17" svg:width="0.0071in" svg:height="0.0622in" svg:x="4.5764in" svg:y="1.2244in" svg:viewBox="0 0 19 159" svg:d="m0 0h18v25h-18zm0 19h18v113h-18z"><text:p/></draw:path><draw:polygon draw:style-name="gr5" draw:text-style-name="P17" svg:width="0.0413in" svg:height="0.0453in" svg:x="4.6008in" svg:y="1.2409in" svg:viewBox="0 0 106 116" draw:points="104,48 104,115 81,115 81,48 81,44 81,41 81,35 81,34 81,30 81,30 78,28 78,26 78,25 78,25 78,25 76,23 71,19 71,19 71,18 69,18 69,18 67,18 67,18 64,18 64,16 62,16 56,14 55,14 49,14 48,16 42,18 42,18 41,18 39,18 39,18 34,19 34,19 34,21 34,23 32,25 28,25 28,26 26,28 26,30 25,30 25,32 25,32 21,35 19,39 19,42 18,48 18,51 18,115 0,115 0,2 18,2 18,19 19,18 25,14 25,12 28,11 28,9 34,7 34,5 39,5 39,4 42,2 46,2 48,0 49,0 53,0 56,0 60,0 64,0 71,0 71,0 76,0 78,2 78,2 81,4 81,4 83,5 85,5 88,7 90,9 92,11 92,12 95,12 95,14 95,16 95,18 99,23 99,26 101,30 101,35 104,41"><text:p/></draw:polygon><draw:path draw:style-name="gr5" draw:text-style-name="P17" svg:width="0.0441in" svg:height="0.0622in" svg:x="4.6539in" svg:y="1.2409in" svg:viewBox="0 0 113 159" svg:d="m111 101v5 7l-3 7v5l-2 4-2 3v2l-3 4-2 1-2 2v2l-4 2v0l-1 1-6 2-1 2h-2l-4 2v0l-3 1h-4l-7 2-5 2h-7-5l-6-2h-8-2l-4-2h-2-1l-6-1-5-2v-18l5 2 2 2 7 2 4 1h2 1l4 2h2 1 4 2 1 6 5l4-2h1 4l2-1h1v-2h6v-4h1v0-1l4-4v0-2h2v-2l1-1v-7l4-4v-3-4-11l-4 4v2l-1 2-2 1-4 2v2h-1l-6 2-1 1h-2l-5 2v0l-4 2-4 2h-1-6-3l-4-2h-3l-4-2h-1l-2-2v0l-6-1h-1l-4-2h-2v-2l-1-2-4-1-2-2v-2l-1-4-4-1-2-2-1-5v-6-5l-4-5v-5-8-5-7l4-5v-5-4l1-4v-1l2-4 4-3h1v-4h2l4-2 1-1v-2l2-2 4-2h1l6-1v-2h2l1-2h4 3 4 3 6 1 4 4v2h5l2 2 1 1h6l1 2v2l4 2 2 1 1 2v4h4v-16h21zm-21 54v-5-3l-4-6v-3-4l-1-3-2-2-4-5v-2h-1v-4h-6v-1h-1-2v0l-4-2-1-2v0h-2-2-5-6v0h-1-2v2l-4 2h-1-2-4v1h-1v4h-2v2l-4 5-2 2-1 3-4 4v3 6l-2 3v5 6l2 5v4 3l4 4 1 5 2 2v1l4 2v2h2v2l1 1v0l4 2h2l1 2h4v0h2 1v2h6 5l2-2h2v0h1 4v-2h2l1-2v0l6-1v-2h1v-2-2l4-1 2-2 1-5v-4-3l4-4v-5z"><text:p/></draw:path><draw:path draw:style-name="gr5" draw:text-style-name="P17" svg:width="0.0087in" svg:height="0.0606in" svg:x="4.3165in" svg:y="1.3189in" svg:viewBox="0 0 23 155" svg:d="m0 0h21v21h-21zm0 21h21v111h-21z"><text:p/></draw:path><draw:polygon draw:style-name="gr5" draw:text-style-name="P17" svg:width="0.0406in" svg:height="0.0453in" svg:x="4.3417in" svg:y="1.3339in" svg:viewBox="0 0 104 116" draw:points="102,48 102,115 81,115 81,48 81,46 81,41 81,37 81,35 79,32 79,30 79,30 76,28 76,26 76,25 76,25 72,23 69,21 69,21 69,19 67,19 67,19 67,19 67,19 65,19 62,18 60,18 55,18 53,18 51,18 48,18 41,19 41,19 39,19 37,19 37,19 34,21 34,21 32,23 30,23 30,25 26,26 26,28 25,30 23,30 23,32 23,34 23,35 21,37 21,41 21,44 21,48 21,53 21,115 0,115 0,4 21,4 21,21 21,19 23,18 23,14 26,12 26,11 32,9 34,7 37,5 37,5 41,4 41,4 48,2 48,2 51,0 55,0 58,0 65,0 69,2 69,2 72,2 76,4 76,4 81,5 81,5 81,5 83,7 86,9 88,11 90,11 90,12 93,14 95,16 95,18 95,19 97,23 101,28 101,32 101,37 102,41"><text:p/></draw:polygon><draw:polygon draw:style-name="gr5" draw:text-style-name="P17" svg:width="0.0303in" svg:height="0.0567in" svg:x="4.3917in" svg:y="1.3228in" svg:viewBox="0 0 78 145" draw:points="35,0 35,32 76,32 76,48 35,48 35,106 35,113 35,116 35,118 35,118 39,120 39,122 41,122 41,122 41,123 41,123 41,123 41,123 41,123 42,123 42,125 46,125 46,127 46,127 46,127 48,127 53,129 55,129 60,129 76,129 76,143 60,143 53,143 46,141 41,141 35,141 34,139 32,139 32,139 28,139 26,138 26,136 25,136 25,136 21,134 19,132 19,131 19,129 18,127 18,123 14,120 14,116 14,111 14,106 14,48 0,48 0,32 14,32 14,0"><text:p/></draw:polygon><draw:path draw:style-name="gr5" draw:text-style-name="P17" svg:width="0.0453in" svg:height="0.0469in" svg:x="4.4299in" svg:y="1.3339in" svg:viewBox="0 0 116 120" svg:d="m56 0h8l7 2 3 2h4l3 1h4l1 2v2l2 2h5l2 1v2l6 4v1 0l5 4v2 3l2 2 1 5 2 6 4 7v7 3 7 7l-4 6-2 5-1 7-2 2v1 2l-5 2v4 1l-6 2v2l-2 2-5 1-2 2v0l-1 2h-4l-3 2h-4l-3 1v0l-7 2h-8-5l-9-2h-3v-1h-4l-3-2h-4v-2h-3v-2l-4-1-3-2-2-2-2-2-3-1-2-4v-2-2-1l-4-2v-7l-3-5-2-6v-7-7-3-7l2-7 3-6v-5l4-5v-6h2l3-1 2-4 2-2 3-1h4v-2l3-2v-2h4l3-1h4v-2h3l9-2zm5 18v0h-3-2-2-3-2l-2 1v0h-3v2h-2v2h-2l-3 2-2 3-2 2-3 5v2 4l-2 5v5l-2 4v3 7l2 4v5l2 4v3 4l3 5 2 2 2 1v0l3 2h2v0l2 2v2h3v2h2l2 1h3 2 2 3 4 4 1 2v-1h4v-2h1l2-2v-2h4 1l2-2v0-1l5-2v-5-4l2-3v-4-5l4-4v-7-3l-4-4v-5-5l-2-4v-2-1-2l-1-2h-4v-4-1l-2-2h-1l-4-2v0l-2-2h-1v0l-4-1v0h-2-1-4-2z"><text:p/></draw:path><draw:path draw:style-name="gr5" draw:text-style-name="P17" svg:width="0.0441in" svg:height="0.0622in" svg:x="4.5157in" svg:y="1.3339in" svg:viewBox="0 0 113 159" svg:d="m92 58v-3-4l-2-5-2-5v-4l-3-2-2-5-2-2v-3l-3-2-2-2h-2l-3-2v0h-2l-2-1v0h-3v0h-2-6v0h-1-2-4v0h-1-2l-4 1v0h-3v2 0l-4 2h-1v2 1l-2 2-4 2-2 5-1 2v4l-4 5v5l-2 4v3 7l2 4v5l4 4v3l1 4 2 5 4 2 2 1v0 2h1l4 2v2 0l3 2v0l4 1h2 1v0h4 2 1 6 2v0h3v0l2-1h2v-2h3l2-2 2-2v0l3-2v0-1l2-2 2-5 3-4v-3l2-4 2-5v-4zm-73 34v58h-19v-153h19v15h2l4-1 1-4 2-2 4-1 2-2 1-2 4-2v0l3-1h4l3-2v0l6-2h1 6 5l2 2h2 5l2 2h3v1h2l2 2 3 2 4 2v0l3 3 2 2v2l2 1v2l7 4v5l5 5v6 7 7 3 7 7 6 5l-5 7v3l-7 4v4l-2 1v2l-2 2-3 2v1l-4 2h-3l-2 2h-2v2h-3l-2 1h-5-2l-2 2h-5-6-1l-6-2v0h-3l-4-1-3-2v0l-4-2h-1l-2-2-4-1-2-2-1-4-4-1z"><text:p/></draw:path><draw:path draw:style-name="gr5" draw:text-style-name="P17" svg:width="0.0413in" svg:height="0.0469in" svg:x="4.5709in" svg:y="1.3339in" svg:viewBox="0 0 106 120" svg:d="m104 53v62h-21v-16l-2 2-2 1v4l-3 2-2 1-2 2h-5l-2 2h-1v0 2h-6l-2 1h-5l-2 2h-5-2-5l-5-2h-4l-5-1h-2l-3-2v0h-2l-2-2v0 0l-3-2-2-3h-2l-3-2v-2-1l-2-2v-4 0-2l-2-3v-4-3-5-2-2l2-2v-1-2-2l2-2v-1-2l3-2 2-2v-2h2l3-1v0l4-2v-2h3l4-3h7 5l5-2h7 7 27v-4-1-2-2-2h-2v0l-2-3v-2 0 0-2-2l-3-1v-2h-2v0l-2-2v0l-3-2h-4-1l-4-1h-4-5-2-3-4-3-2l-5 1h-4-5l-5 2-4 2-5 2v-16l5-2 4-2h5l2-1h3 2l5-2h4l7-2h5 5l8 2h5l5 2 2 1h3v2l4 2h3l2 2 2 1v2l3 2v2l2 1v0l2 4 4 2v1 4l1 5 2 4v7zm-40 12h-13l-2 2h-7l-5 2h-2-3v2 0l-2 1h-2v0l-3 2v0l-2 2v0 2l-2 1v0 2h-3v2 2 0 5 0 3 2 2h3v0 2l2 1v0 0 2h2v0h3v4h4v2l3 1h2 2 3 4 3 4 3 2l2-1h4v-2 0l1-2 2-2h2 3v-2l2-1 2-2v0l3-2v-2-1-2-4l2-5 2-2v-5-3-6z"><text:p/></draw:path><draw:polygon draw:style-name="gr5" draw:text-style-name="P17" svg:width="0.0307in" svg:height="0.0567in" svg:x="4.6228in" svg:y="1.3228in" svg:viewBox="0 0 79 145" draw:points="35,0 35,32 78,32 78,48 35,48 35,106 35,113 35,116 35,118 35,118 39,120 39,122 39,122 39,122 39,123 39,123 39,123 39,123 39,123 39,123 41,125 42,125 42,127 42,127 44,127 48,127 49,129 51,129 55,129 78,129 78,143 55,143 49,143 42,141 39,141 35,141 32,139 28,139 28,139 26,139 25,138 25,136 21,136 21,136 21,134 21,132 19,131 19,129 18,127 14,123 14,120 14,116 14,111 14,106 14,48 0,48 0,32 14,32 14,0"><text:p/></draw:polygon><draw:polygon draw:style-name="gr5" draw:text-style-name="P17" svg:width="0.0406in" svg:height="0.0606in" svg:x="4.6638in" svg:y="1.3189in" svg:viewBox="0 0 104 155" draw:points="102,86 102,153 83,153 83,86 83,85 83,79 83,76 81,74 79,71 79,69 79,69 79,67 79,65 76,64 76,64 72,62 72,60 72,60 69,58 69,58 69,58 67,58 67,58 65,58 62,56 60,56 58,56 55,56 51,56 48,56 44,58 41,58 39,58 39,58 37,58 35,60 35,60 32,62 30,62 30,64 30,65 28,67 25,69 25,69 25,71 25,72 25,74 23,76 21,79 21,83 21,86 21,92 21,153 0,153 0,0 21,0 21,60 21,58 25,56 25,53 28,51 30,49 32,48 35,46 37,44 39,44 41,42 44,42 48,41 48,41 55,39 55,39 58,39 65,39 69,41 72,41 72,41 76,42 79,42 81,44 83,44 83,44 86,46 86,48 88,49 90,49 93,51 93,53 95,55 97,56 97,58 97,62 101,67 101,71 101,76 102,79"><text:p/></draw:polygon></draw:g><draw:g draw:style-name="gr3"><draw:path draw:style-name="gr5" draw:text-style-name="P17" svg:width="0.0449in" svg:height="0.0614in" svg:x="2.4445in" svg:y="3.4039in" svg:viewBox="0 0 115 157" svg:d="m90 58v-5-4l-4-7v-1l-1-4v-5l-2-4v-3l-4-2-3-2v-2h-4-1v-1h-2v-2h-4l-1-2h-2-4-2-1v0h-4-2-1l-4 2h-2v2h-1v1 0h-4l-2 2h-1v2l-4 2v0l-2 3-2 4-1 5v4 1l-4 7v4 5 4 5l4 5v4 3l1 4 2 3 2 4v2h4v1l1 2h2 4v2 0h1v2h2 4 1l2 2h4v0h3l4-2h2 1 4v-2h2v0l1-2h4v0-2l3-1v0l4-2v-4l2-3v-4l1-3v-4l4-5v-5zm-69 33v60h-21v-153h21v17l4-1v-4-2l3-3v-2h6v-2l3-1h4v-2h3 4 3l4-2h1 2 7l4 2h2 1 4 3l4 2v0h2l1 3h4l2 2 1 3 4 2h2l2 4v1l3 4 2 5 5 6v7 3l2 7v7 6l-2 7v5 5l-5 5-2 6-3 3v2l-2 2-2 3-4 2-1 2-2 2-4 1-1 2h-2v2l-4 2h-3-4-1-2-4-7-2-1-4-3-4-3v-2l-4-2h-3v-2l-6-1v-4h-3v-3-4z"><text:p/></draw:path><draw:path draw:style-name="gr5" draw:text-style-name="P17" svg:width="0.0421in" svg:height="0.0453in" svg:x="2.4984in" svg:y="3.4039in" svg:viewBox="0 0 108 116" svg:d="m106 49v66h-21v-20l-2 2v4l-5 3v0l-4 2-3 3v2h-2-2l-3 2-2 2h-6-1v0h-6-3-5-2-5-6-3v0l-4-2-2-2h-1-4v-2h-2l-1-3v-2h-4l-2-3v-2-2-2h-1v-2l-4-1v-4-3-6-1-4-2-1-4h4v-2l1-3v0-2l6-2v-2 0-1l3-2v-2l4-2h1 2l5-3 6-2h7l3-2h7 6 30v-1-2-2-2-1l-2-2v0-2-2 0l-2-2-3-1v0-2l-2-2v0h-2l-3-2v0 0l-2-1h-5l-4-2-4-2h-1-6-1-6-1v0l-7 4h-6l-3 1h-6l-5 2-3 2v-16l3-3h5 6v-2h3v0h7 6l5-2h7 3l8 2h7 5l2 2h3 2l2 3v0h3l2 2 2 3 3 2h2v4l2 1 2 2v2 2 1 6l3 7 2 3zm-42 16h-9-7-6l-1 2h-6-1v2h-2-4v0l-2 2v1h-1v2 0 0 2l-4 2v1 2 0l-2 2v2 1 2l2 4v1 0 2 0l4 2v2 0 0 1 0l1 2v0h2l4 2h2l1 2h6v0l1 2h6 5l2-2h1v0l4-2h4v0l3-2h2v0l2-2v0-1l3-2 2-2 2-2v0-1l3-2 2-4v-1-4l2-3v-6-3-4z"><text:p/></draw:path><draw:polygon draw:style-name="gr5" draw:text-style-name="P17" svg:width="0.0303in" svg:height="0.0571in" svg:x="2.5508in" svg:y="3.3921in" svg:viewBox="0 0 78 146" draw:points="35,0 35,32 76,32 76,48 35,48 35,108 35,113 35,116 35,118 35,118 37,120 37,122 39,122 39,122 39,123 39,123 42,123 42,125 42,125 42,125 42,125 44,125 44,125 44,125 44,127 46,127 51,127 53,127 58,127 76,127 76,145 58,145 51,145 44,143 42,141 35,141 32,141 30,141 30,139 28,139 28,136 25,136 23,134 23,134 21,134 21,131 21,129 18,127 16,127 16,125 16,120 16,116 14,111 14,108 14,48 0,48 0,32 14,32 14,0"><text:p/></draw:polygon><draw:polygon draw:style-name="gr5" draw:text-style-name="P17" svg:width="0.0413in" svg:height="0.0614in" svg:x="2.5917in" svg:y="3.3882in" svg:viewBox="0 0 106 157" draw:points="104,86 104,155 83,155 83,86 83,83 83,81 83,78 79,74 79,71 79,69 78,67 78,65 78,65 78,64 78,64 76,62 76,60 72,60 71,60 71,60 71,60 69,58 67,58 64,58 64,56 62,56 60,55 56,55 49,55 48,56 46,58 42,58 41,58 41,60 39,60 35,60 35,60 34,62 32,62 32,64 32,65 28,65 26,67 26,69 26,71 26,72 25,72 21,78 21,79 21,83 19,86 19,90 19,155 0,155 0,0 19,0 19,60 21,58 25,55 26,53 28,49 32,48 32,48 35,46 39,44 41,44 42,42 48,42 48,42 49,42 55,41 56,41 62,41 67,41 71,42 72,42 76,42 78,42 78,42 79,44 83,44 85,44 86,46 90,48 90,48 92,49 92,51 92,53 93,55 97,56 99,58 99,62 101,65 104,71 104,76 104,81"><text:p/></draw:polygon><draw:polygon draw:style-name="gr5" draw:text-style-name="P17" svg:width="0.0071in" svg:height="0.0614in" svg:x="2.6776in" svg:y="3.3882in" svg:viewBox="0 0 19 157" draw:points="0,0 18,0 18,155 0,155"><text:p/></draw:polygon><draw:path draw:style-name="gr5" draw:text-style-name="P17" svg:width="0.0449in" svg:height="0.0453in" svg:x="2.6984in" svg:y="3.4039in" svg:viewBox="0 0 115 116" svg:d="m56 0h8l7 2h5 3v2h4 2l5 3h2l1 2v2l4 1 2 2v4l5 1v2l2 2 2 2 3 3v6 5l2 5v7 7 6 7l-2 7v3 5l-3 4-2 2-2 1v2l-5 2v2l-2 3-4 2v2l-1 2-2 1-5 2h-2l-4 2v2h-3-4-1-7-8-7-5-2-5-2l-1-2-4-2h-2l-2-2-3-1-2-2-2-2-3-2-2-3-2-2v-2l-1-2-4-1v-2l-2-4v-5-3l-1-7-4-7v-6-7l4-7 1-5v-5-6l2-5 5-4v-1l2-4 2-2 3-1 2-2 2-2h3l2-3h2 4l1-2h2 5 2l5-2zm7 14v0h-5-2v0l-1 2v0l-4 2h-2l-1 1h-4-2v2 0l-1 2v2l-6 3v4l-2 5-3 4-2 1v7 4 5 4 5 5l2 4 3 3 2 4v3l6 4v2 0l1 1v2 0h2 4l1 2h2 4v2h1v0h2 5 6 2 1v0l4-2h2 1l4-2v0 0h3v-2-1 0l4-2 2-4 1-3 4-4v-3l2-4v-5l1-5v-4-5l-1-4v-7l-2-1v-4l-4-5h-1v-2l-2-2v-2l-4-1v-2-2 0l-3-2v0 0l-4-1h-1l-2-2h-4v-2h-1-2-4z"><text:p/></draw:path><draw:polygon draw:style-name="gr5" draw:text-style-name="P17" svg:width="0.0378in" svg:height="0.0453in" svg:x="2.7539in" svg:y="3.4039in" svg:viewBox="0 0 97 116" draw:points="95,7 95,23 90,21 88,19 83,19 79,18 78,16 78,16 72,14 72,14 67,14 67,14 64,14 60,14 58,14 53,14 49,16 49,16 46,18 44,18 44,19 42,19 39,19 37,21 35,21 32,23 32,25 30,25 30,28 25,32 25,37 23,41 21,42 18,49 18,53 18,58 18,62 18,67 21,72 23,76 25,79 25,83 30,86 30,90 32,92 32,92 35,93 37,95 39,95 42,95 44,95 44,97 46,97 49,97 53,99 58,99 60,99 67,99 72,99 72,99 78,99 78,99 79,97 83,97 88,95 90,95 95,92 95,109 88,111 83,115 79,115 71,115 65,115 60,115 53,115 46,115 39,115 37,115 32,113 30,111 30,111 25,109 25,108 21,106 18,104 16,102 16,99 14,97 11,95 11,93 7,92 4,90 4,86 4,85 2,81 0,78 0,71 0,64 0,58 0,51 0,44 0,39 2,34 4,32 4,28 4,25 7,23 11,21 11,19 14,18 16,14 16,14 18,12 21,9 25,7 28,7 30,4 30,4 35,4 37,2 42,2 46,2 53,0 60,0 65,0 72,2 78,2 79,2 83,2 88,4 90,4 90,4 95,5"><text:p/></draw:polygon><draw:polygon draw:style-name="gr5" draw:text-style-name="P17" svg:width="0.0441in" svg:height="0.0614in" svg:x="2.8063in" svg:y="3.3882in" svg:viewBox="0 0 113 157" draw:points="0,0 19,0 19,90 79,42 108,42 41,95 111,155 83,155 19,99 19,155 0,155"><text:p/></draw:polygon><draw:path draw:style-name="gr5" draw:text-style-name="P17" svg:width="0.0453in" svg:height="0.0453in" svg:x="2.8512in" svg:y="3.4039in" svg:viewBox="0 0 116 116" svg:d="m93 48v-6-1l-1-2v-5-2l-2-4-4-3v-2l-3-2-4-2h-1l-2-1h-4v0-2l-1-2h-2-4-1-6-2-1l-6 2-5 2-2 1h-1l-6 2-1 2-2 2h-4v1 2l-2 4v2 3l-1 4v1l-4 6zm94 5v9h-94v5l4 4v3l1 4v1 2 2l2 2v1 2l4 2 3 2v0l4 1v2h2 1v0l2 2h4 3l5 2h2 7 7 6l5-2h3 6l1-2h4 4l3-2v0l7-3v18l-7 3h-3l-8 2-7 2h-3-7-5-7-8-7-7l-3-2-4-2h-3l-4-2-2-1v-2l-5-2h-2l-1-3-6-6v0-3l-5-2v-4-1l-2-4-5-3v-6-7-7-7-7-3l5-7v-2l2-4v-2l4-3 1-2v-2-1l2-4h5l2-2 4-3 1-2v0l2-3h6 1l6-2h1 6l7-2h3 11l3 2h4 2 1l4 2h3v0l4 3h2 1l4 2 2 3 2 2 3 2v2 1l2 2v2l2 2 3 7 2 5 2 4v7z"><text:p/></draw:path><draw:path draw:style-name="gr5" draw:text-style-name="P17" svg:width="0.0433in" svg:height="0.0614in" svg:x="2.9067in" svg:y="3.3882in" svg:viewBox="0 0 111 157" svg:d="m21 99v3l2 6v5 3 4l2 3 3 4v4l4 1v0 2l3 2h2v0l2 2v0h3l2 1h2v0h5v2h5v0h2l2-2h4 1 2l4-1v0 0l1-2h2v0l4-2v-2h3v-1l4-4v-4-3l1-4 2-3v-5-6-3-6-3-7l-2-2-1-3v-6-3l-4-4v0l-3-1v-2h-4v-2h-2-1v-2 0l-4-2h-2l-1-1h-4-2-2v0h-3-2v0h-5v1h-2l-2 2h-3v2h-2v0l-2 2-3 2-4 1v4l-3 3-2 6v3 2 7l-2 3zm67-33v-60h21v155h-21v-19 2l-2 3-1 4v0l-4 3-2 2-5 2v0l-3 1v2h-4-3-4-4-3-2-7-2-3-2-2-3l-4-2v-1h-3l-2-2v-2l-5-2v-1l-4-2v-4l-3-1-2-2v-2-2l-4-5v-5l-3-6-2-5v-7-5-7-7l2-4 3-7v-5l4-5v-2-2l2-2 3-3v0l4-2v-4l5-1v0l2-4h3v0l4-2h3 2 2 3l2-1h7 2 3l4 1h4 3 4v2h3v2l5 2h2l4 1v4l1 2 2 3z"><text:p/></draw:path><draw:path draw:style-name="gr5" draw:text-style-name="P17" svg:width="0.0449in" svg:height="0.0614in" svg:x="2.9949in" svg:y="3.3882in" svg:viewBox="0 0 115 157" svg:d="m21 60 2-2v-3l3-2 2-4v-1h6v-2l3-2h4l1-2h2 4 3l4-1h1 6 3l4 1h2 1 4 3v2h4 3l4 4v0l2 1 1 4v2h6l2 3v2l1 4 4 5 2 5v7l1 4 4 7v7 5l-4 7-1 5v6l-2 5-4 5-1 4v2l-2 1-6 4v2l-1 1-2 2v2l-4 2h-3l-4 1v2h-3-4-1-2-4-3-6-1-4-3-4-2l-1-2-4-1h-3v-2l-6-2v-3h-2l-3-4v-3l-2-2v19h-21v-155h21zm69 99v-6-3-7-2l-4-3v-6l-3-3-4-4v-1l-3-2v-2h-4-1v-2h-2l-4-2v0l-1-1h-2-4v0h-2-1-4-2-1l-4 1h-2v2 0l-1 2h-4v0l-2 2h-1v2l-4 1v0l-2 4v3l-2 6-3 3v2l-2 7v3 6 3 6l2 5v3l3 4 2 3v4l2 4v1h4v2l1 2h2v0l4 2h1v0 1h2 4 1l2 2h4 1 2l4-2h2 1v0l4-1h2v0l1-2h4v0-2l3-2v0-1l4-4 3-4v-3l4-4v-3-5-6z"><text:p/></draw:path><draw:polygon draw:style-name="gr5" draw:text-style-name="P17" svg:width="0.048in" svg:height="0.0606in" svg:x="3.0465in" svg:y="3.4047in" svg:viewBox="0 0 123 155" draw:points="67,122 64,127 64,131 60,134 60,138 56,141 55,145 53,146 49,148 49,148 48,150 46,150 42,150 41,152 39,152 34,152 32,153 28,153 12,153 12,138 21,138 26,138 26,138 28,138 32,138 34,138 34,136 34,136 34,136 35,136 35,136 35,134 35,134 39,134 39,132 39,132 41,131 41,131 42,127 46,125 46,120 48,118 49,109 0,0 19,0 60,88 99,0 122,0"><text:p/></draw:polygon><draw:polygon draw:style-name="gr5" draw:text-style-name="P17" svg:width="0.0717in" svg:height="0.0453in" svg:x="3.1331in" svg:y="3.4039in" svg:viewBox="0 0 183 116" draw:points="99,23 102,19 102,18 102,14 106,14 109,11 109,7 115,7 116,4 120,4 122,4 123,2 129,2 134,2 134,2 138,0 141,0 148,0 150,2 150,2 155,2 155,2 159,2 159,2 162,4 164,4 164,4 166,7 168,7 168,7 171,9 173,12 175,14 178,19 180,21 180,25 180,30 182,35 182,41 182,46 182,115 164,115 164,46 164,42 164,41 162,37 159,34 159,30 159,28 159,26 159,25 157,25 157,23 155,23 155,21 155,21 152,19 152,19 150,19 150,19 150,19 148,18 148,18 145,18 145,16 143,16 141,14 141,14 134,14 134,14 129,16 127,16 123,18 123,18 122,18 120,19 120,19 116,19 116,19 116,21 115,21 113,23 109,25 109,26 106,30 106,32 102,37 102,39 102,42 102,46 102,49 102,115 81,115 81,46 81,42 81,41 79,37 79,34 78,30 78,26 78,25 78,25 78,23 74,23 72,21 72,19 72,19 72,19 67,19 67,19 67,18 65,18 64,18 64,16 60,16 58,14 58,14 56,14 51,14 49,16 48,16 42,18 42,18 42,18 41,19 41,19 37,19 35,19 35,21 34,21 30,23 30,25 28,25 28,26 28,28 28,30 26,32 26,32 26,37 23,39 23,42 21,46 21,49 21,115 0,115 0,2 21,2 21,19 23,18 26,14 28,12 28,9 30,7 34,7 35,5 41,4 42,4 42,2 48,2 49,2 51,2 56,0 58,0 60,0 65,0 67,2 72,2 72,2 78,2 79,4 81,4 85,5 88,7 88,7 92,11 92,14 95,14 95,18 95,19"><text:p/></draw:polygon><draw:path draw:style-name="gr5" draw:text-style-name="P17" svg:width="0.0461in" svg:height="0.0453in" svg:x="3.2181in" svg:y="3.4039in" svg:viewBox="0 0 118 116" svg:d="m93 48v-6-1l-1-2v-5-2l-4-4-2-3v-2l-5-2v-2h-3l-4-1h-2-1v-2-2h-4v0h-3-4-4-3l-4 2-5 2-3 1v0l-6 2-1 2v2h-4l-2 1v2l-2 4v2 3l-3 4v1l-2 6zm95 5v9h-95v5l2 4v3l3 4v1 2 2l2 2v1l2 2 4 2 1 2v0l2 1 4 2v0 0h1l2 2h4 3l5 2h4 5 6 7l3-2h5 6l1-2h2 6v-2h5l3-3v18l-3 3h-5l-8 2-7 2h-5-7-3-7-8-7-7l-5-2-2-2h-5l-2-2-2-1v-2l-5-2v0l-5-3-4-6h-3v-3-2l-2-4v-1l-2-4-3-3-2-6v-7-7-7-7l2-3 3-7v-2l2-4v-2l2-3v-2l3-2 2-1v-4h5l2-2 2-3 3-2v0l2-3h6 1l6-2v0h7l5-2h7 7l4 2h3 4 3v2h5v0l6 3v0h1l2 2 4 3 2 2v2l1 2 4 1v2 2l3 2v7l4 5 2 4 1 7z"><text:p/></draw:path><draw:polygon draw:style-name="gr5" draw:text-style-name="P17" svg:width="0.0094in" svg:height="0.0106in" svg:x="3.2776in" svg:y="3.439in" svg:viewBox="0 0 25 28" draw:points="0,0 23,0 23,26 0,26"><text:p/></draw:polygon><draw:polygon draw:style-name="gr5" draw:text-style-name="P17" svg:width="0.0098in" svg:height="0.0106in" svg:x="3.3063in" svg:y="3.439in" svg:viewBox="0 0 26 28" draw:points="0,0 25,0 25,26 0,26"><text:p/></draw:polygon><draw:polygon draw:style-name="gr5" draw:text-style-name="P17" svg:width="0.0098in" svg:height="0.0106in" svg:x="3.3346in" svg:y="3.439in" svg:viewBox="0 0 26 28" draw:points="0,0 25,0 25,26 0,26"><text:p/></draw:polygon><draw:path draw:style-name="gr5" draw:text-style-name="P17" svg:width="0.0079in" svg:height="0.0614in" svg:x="2.4909in" svg:y="3.4811in" svg:viewBox="0 0 21 157" svg:d="m0 0h19v23h-19zm0 21h19v111h-19z"><text:p/></draw:path><draw:polygon draw:style-name="gr5" draw:text-style-name="P17" svg:width="0.0421in" svg:height="0.0453in" svg:x="2.5146in" svg:y="3.4972in" svg:viewBox="0 0 108 116" draw:points="106,48 106,115 85,115 85,48 85,46 85,42 85,37 85,35 81,30 81,30 81,28 79,26 79,26 79,25 78,25 74,25 74,21 74,21 74,19 72,19 71,19 71,19 67,19 65,19 65,18 64,18 60,18 58,18 55,18 49,18 44,19 44,19 42,19 42,19 41,19 37,21 37,21 35,23 34,25 34,25 30,26 30,26 30,28 28,30 28,30 28,32 26,34 23,37 23,41 23,44 23,48 23,51 23,115 0,115 0,4 23,4 23,21 23,19 26,16 28,12 30,12 30,9 35,9 37,7 41,7 42,5 44,4 44,4 49,2 51,2 56,0 60,0 60,0 67,0 72,2 74,2 74,2 79,4 79,4 85,5 85,5 86,7 88,7 92,9 92,9 92,11 93,12 95,12 95,14 99,18 99,19 101,25 102,26 106,30 106,37 106,42"><text:p/></draw:polygon><draw:polygon draw:style-name="gr5" draw:text-style-name="P17" svg:width="0.0378in" svg:height="0.0469in" svg:x="2.5681in" svg:y="3.4972in" svg:viewBox="0 0 97 120" draw:points="92,7 92,25 86,23 81,21 78,19 72,19 67,18 64,18 58,16 53,16 49,16 46,16 44,18 39,18 37,18 35,19 30,19 30,19 30,21 28,21 28,21 26,23 26,25 26,25 26,25 26,25 26,26 23,26 23,28 23,28 21,30 21,30 21,30 21,32 21,34 21,35 21,35 23,37 23,37 23,37 26,39 26,39 26,41 26,41 26,41 26,42 26,42 28,42 28,44 30,44 30,44 30,44 30,46 32,46 35,46 39,48 42,48 49,49 56,51 60,53 67,53 71,55 74,56 78,58 81,60 86,62 86,62 86,64 88,64 88,65 92,65 92,65 92,67 92,69 92,71 93,72 93,74 95,78 95,81 95,83 95,85 95,86 95,90 95,90 93,93 93,95 93,97 92,99 92,101 92,101 92,102 88,102 86,104 86,106 85,106 81,109 81,109 79,109 78,111 78,113 72,113 72,115 67,115 60,116 56,116 49,118 44,118 39,118 35,116 26,116 14,115 7,113 5,111 0,109 0,90 7,95 14,97 16,97 19,99 21,99 26,101 26,101 30,101 30,101 35,101 37,102 39,102 46,102 49,102 51,102 56,101 58,101 60,101 64,101 65,99 67,99 67,99 67,97 67,97 71,97 72,97 72,95 72,95 72,93 74,93 74,90 74,90 74,90 74,90 78,88 78,86 78,85 78,85 78,83 78,83 74,81 74,79 74,79 74,79 74,79 72,78 72,78 72,78 72,76 72,74 71,74 71,74 67,72 67,72 67,72 67,72 64,72 60,69 58,69 53,67 49,65 46,65 39,65 32,64 30,64 26,62 21,62 19,60 16,56 14,55 12,55 12,53 9,51 7,51 7,49 5,48 5,48 5,46 5,46 2,44 2,41 0,37 0,34 0,30 0,30 2,26 2,26 2,25 2,25 5,21 5,19 5,19 7,18 9,14 9,14 12,12 12,12 16,9 16,9 19,7 19,7 21,7 26,5 30,4 35,2 39,2 44,0 49,0 56,0 60,2 72,2 74,2 78,4 81,5"><text:p/></draw:polygon><draw:path draw:style-name="gr5" draw:text-style-name="P17" svg:width="0.0449in" svg:height="0.0469in" svg:x="2.6157in" svg:y="3.4972in" svg:viewBox="0 0 115 120" svg:d="m93 48v-2l-1-4v-3-4-3l-4-2-2-4-1-1h-4l-2-4-1-2v0h-4-2l-1-1h-4-2v0l-1-2h-4-4l-5 2h-5l-2 1h-2l-5 2-5 2-2 2v1 0 2l-2 2-3 2-2 3v4l-2 3v4 2zm92 7v9h-95l3 3v5l2 6v1l2 4v0l3 2v1l2 2v2 0 2l2 1 5 2v2h2 3v2h2l2 2h5 5 4 4 7 7 1 7l6-2v0l3-2h4l3-2h4l2-5v19l-2 2-7 2-7 2h-6l-7 1h-1l-7 2h-7-8l-7-2-7-1h-5l-5-2-2-2-2-2h-3l-2-1-2-2-5-2v-2l-2-3-5-2v-4l-2-3-2-2v-2l-3-3-2-4v-7-7-3-9-7-4l2-7v-1l3-4 2-2 2-3v0l2-4 3-2 2-1v-4l2-2 3-1 2-2h5l2-2v0l2-2 5-1h2l7-2 7-2h7 5l7 2h2l4 2h1l2 1h4l1 2 6 2v0h1v3h6v2l2 4 1 1 4 2v4h2v1l1 6v5l4 7v4z"><text:p/></draw:path><draw:polygon draw:style-name="gr5" draw:text-style-name="P17" svg:width="0.0295in" svg:height="0.0453in" svg:x="2.6736in" svg:y="3.4972in" svg:viewBox="0 0 76 116" draw:points="74,19 69,19 67,19 64,18 64,18 62,18 60,18 56,18 53,18 49,19 48,19 46,19 42,19 42,19 39,19 39,21 35,21 35,25 34,25 34,25 32,26 32,26 28,28 28,30 28,30 26,34 25,35 25,37 25,41 21,44 21,46 21,51 21,56 21,115 0,115 0,4 21,4 21,21 21,19 25,16 25,12 28,12 32,9 34,9 35,7 39,7 39,5 41,5 42,4 48,4 49,2 53,2 55,0 60,0 64,0 69,0 69,0 69,0 69,2 69,2 71,2 71,2 71,2 74,2"><text:p/></draw:polygon><draw:polygon draw:style-name="gr5" draw:text-style-name="P17" svg:width="0.0307in" svg:height="0.0567in" svg:x="2.7047in" svg:y="3.4862in" svg:viewBox="0 0 79 145" draw:points="34,0 34,32 78,32 78,48 34,48 34,108 34,113 35,115 35,118 35,118 39,118 39,120 39,122 39,122 41,123 41,123 41,123 41,125 41,125 41,125 42,125 42,125 46,127 46,127 48,127 49,127 49,129 55,129 56,129 78,129 78,143 56,143 49,143 46,143 41,141 35,141 34,139 32,139 32,138 28,138 26,138 26,136 25,134 21,134 21,132 19,131 19,129 19,129 19,127 18,125 18,118 18,115 18,111 18,108 18,48 0,48 0,32 18,32 18,0"><text:p/></draw:polygon><draw:path draw:style-name="gr5" draw:text-style-name="P17" svg:width="0.0079in" svg:height="0.0614in" svg:x="2.7465in" svg:y="3.4811in" svg:viewBox="0 0 21 157" svg:d="m0 0h19v23h-19zm0 21h19v111h-19z"><text:p/></draw:path><draw:polygon draw:style-name="gr5" draw:text-style-name="P17" svg:width="0.0406in" svg:height="0.0453in" svg:x="2.7713in" svg:y="3.4972in" svg:viewBox="0 0 104 116" draw:points="102,48 102,115 79,115 79,48 79,46 79,42 79,37 79,35 78,30 78,30 78,28 78,26 78,26 78,25 78,25 74,25 71,21 71,21 71,19 67,19 67,19 65,19 65,19 64,19 64,18 60,18 56,18 53,18 49,18 46,18 42,19 42,19 39,19 37,19 35,19 34,21 34,21 34,23 30,25 30,25 28,26 28,26 26,28 23,30 23,30 23,32 23,34 21,37 19,41 19,44 19,48 19,51 19,115 0,115 0,4 19,4 19,21 19,19 23,16 23,12 28,12 28,9 34,9 34,7 35,7 37,5 42,4 44,4 46,2 46,2 51,0 56,0 58,0 64,0 71,2 71,2 74,2 78,4 78,4 79,5 79,5 81,7 85,7 86,9 88,9 92,11 92,12 93,12 93,14 93,18 93,19 99,25 101,26 101,30 101,37 102,42"><text:p/></draw:polygon><draw:path draw:style-name="gr5" draw:text-style-name="P17" svg:width="0.0433in" svg:height="0.0622in" svg:x="2.8248in" svg:y="3.4972in" svg:viewBox="0 0 111 159" svg:d="m109 101v7 7l-1 5v5l-2 6-4 3v2l-1 2h-2l-4 3v2l-2 2v1l-1 2-4 2-3 2h-4l-2 1v0l-5 2h-2l-7 2h-5-9-5-4-10-2l-5-2v0h-2l-5-2-4-1v-18l4 2 3 2h4 7v1h3l2 2h2 3 4v0h3 4 7l4-2 1-1h2 4 1 2v0l4-4h1v0-2l2-1v-2-2l4-2v-2l1-3 2-4v-3-4-5-9 2l-2 4h-1l-4 1-2 2v2l-5 3v0l-3 2h-4l-3 2v0l-4 2h-4-3-4-5-2-5l-2-2h-3v-2h-2l-5-2h-2l-2-1-3-2v-2l-2-2-2-1h-3v-4l-2-2-2-2v-3l-5-5v-4-5l-2-7v-5-6-7-5l2-5v-6-5l2-4 3-1v-2l2-4h2v-1l3-4 2-2 2-1v-2h3l2-2h2l5-2 2-1v0l3-2h2 5l2-2h5 4 3l4 2h4v2h3l4 1 3 2v0l5 2v0l2 3h4l1 4 2 3v0-15h21zm-21 54v-5-5-4l-2-3v-4l-1-3-4-4-2-4v-1h-1l-4-4v0l-2-2h-1-4v0l-2-1h-1v0h-4v-2h-7-4v2h-3v0h-2l-2 1h-3-2-2v2h-3v4 0l-2 1-5 4v4l-2 3-2 4v3 4l-3 5v5 6l3 1v7 4l2 3 2 4v2l3 1 2 2 2 2v2 1l3 2v0l2 2h2 3l2 2h2v0h3v2h4 7v-2h4v0h1l2-2v0h4l1-2h2v-2l4-1 1-2v-2-2l2-1 4-2 1-4v-3l2-4v-7-1z"><text:p/></draw:path><draw:path draw:style-name="gr5" draw:text-style-name="P17" svg:width="0.0087in" svg:height="0.0614in" svg:x="2.913in" svg:y="3.4811in" svg:viewBox="0 0 23 157" svg:d="m0 0h21v23h-21zm0 21h21v111h-21z"><text:p/></draw:path><draw:polygon draw:style-name="gr5" draw:text-style-name="P17" svg:width="0.0406in" svg:height="0.0453in" svg:x="2.9382in" svg:y="3.4972in" svg:viewBox="0 0 104 116" draw:points="102,48 102,115 81,115 81,48 81,46 81,42 81,37 81,35 81,30 81,30 79,28 79,26 78,26 78,25 78,25 74,25 72,21 72,21 71,19 67,19 67,19 67,19 65,19 65,19 64,18 64,18 58,18 53,18 51,18 49,18 44,19 42,19 39,19 37,19 37,19 35,21 35,21 35,23 32,25 30,25 30,26 28,26 26,28 26,30 23,30 23,32 23,34 21,37 21,41 21,44 21,48 21,51 21,115 0,115 0,4 21,4 21,21 21,19 23,16 23,12 28,12 30,9 32,9 35,7 37,7 37,5 42,4 44,4 49,2 51,2 51,0 56,0 60,0 65,0 71,2 72,2 74,2 78,4 79,4 81,5 81,5 85,7 86,7 86,9 88,9 92,11 92,12 93,12 95,14 95,18 95,19 99,25 101,26 101,30 102,37 102,42"><text:p/></draw:polygon><draw:polygon draw:style-name="gr5" draw:text-style-name="P17" svg:width="0.0307in" svg:height="0.0567in" svg:x="2.989in" svg:y="3.4862in" svg:viewBox="0 0 79 145" draw:points="35,0 35,32 78,32 78,48 35,48 35,108 35,113 37,115 37,118 37,118 37,118 37,120 39,122 39,122 39,123 39,123 39,123 42,125 42,125 42,125 44,125 44,125 44,127 44,127 46,127 49,127 51,129 53,129 58,129 78,129 78,143 58,143 51,143 44,143 42,141 37,141 32,139 30,139 28,138 28,138 25,138 25,136 25,134 23,134 23,132 21,131 21,129 18,129 18,127 16,125 16,118 14,115 14,111 14,108 14,48 0,48 0,32 14,32 14,0"><text:p/></draw:polygon><draw:path draw:style-name="gr5" draw:text-style-name="P17" svg:width="0.0453in" svg:height="0.0469in" svg:x="3.0264in" svg:y="3.4972in" svg:viewBox="0 0 116 120" svg:d="m56 0h8l7 2 5 2h2l5 1 2 2h1l4 2h2l1 2 4 1h2l2 4v3h3l2 4v2l2 1 3 4v5l2 6 2 5v7 7 5 7l-2 7-2 4v5l-3 2-2 3v2l-2 2-3 4v0l-2 1-2 2-4 4-1 1h-2l-4 2-1 2-2 2h-5-2l-5 1v0l-7 2h-8-5l-9-2v0l-1-1h-4-2l-5-2-2-2-5-2v0l-2-1v-4l-5-2-2-1v0l-2-4-1-2v-2-3l-4-2v-5l-3-4-4-7v-7-5-7-7l4-5 3-6v-5l4-5 1-6h2v-3l2-4h5v-1l2-2v0l5-2h2l5-2 2-1h4l1-2v0l9-2zm5 16h-1v0l-4 2h-2v0h-5l-2 1v0h-1v2 0l-4 2-2 2v0l-5 1-2 4-2 4-3 3v5 4 3l-2 6v5 4l2 3v5 6 3l3 4 2 3 2 2 4 2 1 1v2l2 2h4v0 2h1v2h2 5v0h2 4 1 6 2 1 4v0h2v-2h1l4-2h2v0l1-2 4-2v-1l2-2v-2l1-3 4-4 2-3v-6-5-3-4-5-6-3-4l-2-5-4-3v-2l-1-2v0-2l-2-2v-1h-4-1v-4h-2l-4-2h-1v0l-2-1v0h-4-1l-2-2h-4z"><text:p/></draw:path><draw:path draw:style-name="gr5" draw:text-style-name="P17" svg:width="0.0441in" svg:height="0.0622in" svg:x="3.113in" svg:y="3.4972in" svg:viewBox="0 0 113 159" svg:d="m92 60v-5-6l-4-3v-4l-2-5v-3l-5-4-2-4v-1l-1-2v-2h-4l-2-2h-1-4l-2-1v0h-1v0l-4-2h-2-2-3-2l-2 2v0h-3-2v1h-2-3l-2 2v0l-2 2-3 2v0 1h-2v4l-2 4-3 3-2 5v4l-2 3v6 5 4 3l2 5v6l2 3 3 4 2 3v2l2 2v1 2l3 2h2v2h2l3 2h2v0h2 3v0l2 1h2 3 4l4-1v0h1v0h2 4l1-2h2l4-2v0-2l1-2v-1-2l2-2 5-3v-4l2-3v-6l4-5v-3zm-71 35v58h-21v-153h21v15h2v-3l2-4h5v-3h2v-2h5l2-2 3-1h4l3-2h2l2-2h5 2 5l2 2h5 2l4 2h1v1l2 2h5l2 2h4l1 2v1 2l6 4 2 1v2l5 4 2 5 1 5v7 4l2 7v7 5l-2 7v6 5l-1 5-2 5-5 4v4h-2l-6 1v2 4l-1 1h-4l-2 2-5 2-2 2v0h-1l-4 1h-2-5l-2 2h-5-2-5l-2-2h-2-3l-4-1h-3l-2-2-5-2v-2h-2v-3l-5-2-2-2v-1z"><text:p/></draw:path><draw:path draw:style-name="gr5" draw:text-style-name="P17" svg:width="0.0413in" svg:height="0.0469in" svg:x="3.1681in" svg:y="3.4972in" svg:viewBox="0 0 106 120" svg:d="m104 51v64h-21v-16l-4 2v1l-3 2v2l-2 3h-3l-2 2-2 2h-3l-2 2v0h-6l-1 1h-2l-7 2v0h-5-6l-3-2h-4l-7-1v0h-2l-1-2h-4v-2-2h-2-1l-4-5h-2l-1-2v-1 0-2l-4-2v-2-2-3-5-2-4-3-4 0-3-2-2l4-1v0-2h3v-4-2l4-1h3v-2-2l4-2h1l7-1 6-2h3 7 4 9 28v-2-3-2-2-2l-4-1v0-4 0 0l-1-2-2-2v0-1 0 0l-2-2-3-2v0l-2-2h-2-5l-2-1h-4l-3-2h-7v0h-4l-1 2h-6l-3 1h-4-7l-3 2-4 4h-7v-16l7-2 4-2h3l4-1h3v0l6-2h7l5-2h3 7l6 2h7l7 2v1l2 2h1l4 2h2 1l4 3h2v2l1 4v1 0l6 4v2 1 2l2 6 3 5v7zm-42 14h-9l-7 2h-4-3-5-2v2 0h-4v1h-2v0h-1l-4 2v0 2 2l-2 1v0 2 2l-1 2v1 4 0l1 2v1 2 2 0h2v2 1 0 2h4l1 2v0l2 2h4v2h2 1 6l1 1h4 3l4-1h3v0h4 2v-2h2l3-2v0l2-2h2v-2l3-3h2v-2-2-1h2l1-2v-4-5l4-2v-7-1-4z"><text:p/></draw:path><draw:polygon draw:style-name="gr5" draw:text-style-name="P17" svg:width="0.0303in" svg:height="0.0567in" svg:x="3.2201in" svg:y="3.4862in" svg:viewBox="0 0 78 145" draw:points="35,0 35,32 76,32 76,48 35,48 35,108 35,113 35,115 35,118 35,118 35,118 35,120 35,122 35,122 37,123 37,123 37,123 37,125 37,125 39,125 39,125 42,125 42,127 44,127 44,127 46,127 51,129 51,129 55,129 76,129 76,143 55,143 51,143 44,143 37,141 35,141 32,139 30,139 28,138 25,138 23,138 23,136 21,134 21,134 21,132 21,131 18,129 18,129 16,127 16,125 16,118 16,115 14,111 14,108 14,48 0,48 0,32 14,32 14,0"><text:p/></draw:polygon><draw:polygon draw:style-name="gr5" draw:text-style-name="P17" svg:width="0.0406in" svg:height="0.0614in" svg:x="3.2602in" svg:y="3.4811in" svg:viewBox="0 0 104 157" draw:points="102,88 102,155 85,155 85,88 85,86 85,83 85,78 81,76 81,71 81,71 79,69 79,67 79,67 78,65 78,65 74,65 74,62 72,62 71,60 71,60 71,60 71,60 67,60 65,60 65,58 64,58 58,58 53,58 51,58 49,58 44,60 42,60 41,60 41,60 41,60 37,62 37,62 35,64 34,65 30,65 30,67 28,67 26,69 26,71 26,71 26,72 23,74 23,78 23,81 23,85 21,88 21,92 21,155 0,155 0,0 21,0 21,62 23,60 23,56 26,53 28,53 30,49 34,49 37,48 41,48 41,46 42,44 44,44 49,42 51,42 53,41 56,41 60,41 65,41 71,42 72,42 74,42 78,44 79,44 81,46 85,46 85,48 86,48 88,49 88,49 92,51 93,53 93,53 95,55 99,58 99,60 101,65 101,67 102,71 102,78 102,83"><text:p/></draw:polygon></draw:g><draw:line draw:style-name="gr9" draw:text-style-name="P17" svg:x1="2.3929in" svg:y1="2.1673in" svg:x2="1.1819in" svg:y2="2.1673in"><text:p/></draw:line><draw:polyline draw:style-name="gr9" draw:text-style-name="P17" svg:width="2.8217in" svg:height="0.2433in" svg:x="0.8803in" svg:y="2.6173in" svg:viewBox="0 0 7168 619" draw:points="7167,0 7167,617 0,617 0,0"><text:p/></draw:polyline><draw:g draw:style-name="gr3"><draw:path draw:style-name="gr5" draw:text-style-name="P17" svg:width="0.0079in" svg:height="0.0614in" svg:x="1.3138in" svg:y="2.2157in" svg:viewBox="0 0 21 157" svg:d="m0 0h19v25h-19zm0 19h19v111h-19z"><text:p/></draw:path><draw:polygon draw:style-name="gr5" draw:text-style-name="P17" svg:width="0.0406in" svg:height="0.0449in" svg:x="1.339in" svg:y="2.2327in" svg:viewBox="0 0 104 115" draw:points="102,46 102,113 79,113 79,46 79,42 79,39 79,35 79,32 78,30 78,28 78,26 74,25 74,23 74,23 74,23 74,21 71,19 71,19 71,18 67,18 67,18 65,18 65,16 64,16 60,16 60,16 56,14 53,14 49,14 44,16 42,16 42,16 39,18 37,18 35,18 32,19 32,19 30,21 30,23 30,23 28,23 28,25 25,26 25,26 23,28 23,30 23,32 21,35 18,39 18,42 16,46 16,49 16,113 0,113 0,2 16,2 16,19 18,16 23,14 23,11 28,9 28,7 30,5 32,5 35,4 37,4 42,2 44,0 44,0 49,0 51,0 56,0 58,0 64,0 71,0 71,0 74,0 74,0 74,2 79,4 79,4 81,4 85,5 86,5 88,5 92,9 92,11 92,11 93,12 93,16 93,18 99,21 99,25 101,30 101,35 102,41"><text:p/></draw:polygon><draw:polygon draw:style-name="gr5" draw:text-style-name="P17" svg:width="0.037in" svg:height="0.0461in" svg:x="1.3909in" svg:y="2.2327in" svg:viewBox="0 0 95 118" draw:points="90,4 90,23 85,21 81,19 76,18 71,16 67,16 62,14 56,14 53,14 48,14 46,14 42,14 39,16 35,16 34,16 34,18 28,18 28,19 28,19 26,19 26,21 25,21 25,23 25,23 25,23 25,23 21,25 21,25 21,26 21,26 21,28 21,30 21,30 21,32 21,32 21,34 21,34 21,35 21,35 25,35 25,37 25,37 25,39 25,39 25,39 26,41 26,41 28,42 28,42 28,42 28,42 32,42 34,42 34,42 39,46 41,46 49,48 56,48 62,49 67,51 71,53 76,55 78,55 81,58 85,60 85,60 88,60 88,60 90,62 90,64 92,65 92,65 93,67 93,69 93,71 93,72 93,76 93,79 93,81 93,83 93,85 93,86 93,90 93,90 93,92 93,95 93,97 92,97 90,97 90,101 88,101 88,102 85,102 83,104 81,106 81,108 81,108 76,109 76,111 71,111 71,113 67,115 62,115 56,115 49,116 46,116 39,116 34,115 25,115 14,113 5,111 4,108 0,108 0,90 5,92 12,95 14,97 19,97 19,97 25,97 26,97 28,97 34,99 34,99 39,101 39,101 46,101 48,101 53,101 55,99 56,99 62,97 64,97 64,97 67,97 67,97 67,97 69,95 71,95 71,95 71,93 71,92 71,92 74,90 74,90 76,90 76,88 76,86 76,85 76,85 76,83 76,83 76,79 76,79 76,79 76,79 76,78 74,78 74,76 71,76 71,74 71,74 71,74 71,72 71,72 69,72 69,72 67,72 67,71 67,71 64,69 62,67 56,67 53,65 49,65 46,64 39,62 34,62 28,60 25,60 21,60 19,58 14,55 14,55 11,53 7,51 7,49 7,48 5,48 4,48 4,46 4,42 4,42 4,42 4,37 4,34 4,30 4,28 4,26 4,25 4,23 4,23 4,21 4,19 4,18 4,16 7,14 7,12 7,11 11,11 11,9 14,5 18,5 19,5 19,4 19,4 25,4 28,0 34,0 39,0 46,0 49,0 56,0 62,0 71,0 74,0 76,0 81,4"><text:p/></draw:polygon><draw:path draw:style-name="gr5" draw:text-style-name="P17" svg:width="0.0449in" svg:height="0.0461in" svg:x="1.4382in" svg:y="2.2327in" svg:viewBox="0 0 115 118" svg:d="m95 48v-6-1l-2-4v-3l-1-4-4-2-2-3-1-2-4-2v-2l-3-1h-4v0l-2-2h-1v-2h-2-4v0h-3-6-5l-2 2h-1l-6 2-5 1-2 2-1 2v0h-4v2l-2 1v4l-2 4-3 1-2 6v1 6zm92 5v7h-92v5 6 3l5 5v0l2 2v2 0l2 2v1l4 4h1v2 0l2 3h4l1 2h2 4v0h3 5l6 2h3 6l7-2h3 7 4 3v0l4-2 3-2 4-1 7-2v18h-7l-7 3-4 2-7 2h-7-7l-3 1h-6-9l-5-1h-7l-9-2v-2l-1-2-6-1v0l-5-2-2-4v0l-2-1-5-4-2-2-3-3-2-2-2-4v-3-2-3l-3-7-2-7v-6-7l2-7 3-5v-5-4-2l2-3v-2l2-2 3-2 2-1 2-4 3-3h2v-2l5-4h2l2-1h4 1l2-2 5-2h6 7 7 3 7 2 5l2 2v2h4 3v1h5l2 2v2l4 2v1l2 4 1 2 4 1 2 2v2l1 2 4 5v5 7 6z"><text:p/></draw:path><draw:polygon draw:style-name="gr5" draw:text-style-name="P17" svg:width="0.0287in" svg:height="0.0449in" svg:x="1.4965in" svg:y="2.2327in" svg:viewBox="0 0 74 115" draw:points="72,18 65,16 65,16 62,16 62,16 60,16 60,16 55,16 53,16 48,16 46,16 44,18 41,18 41,18 39,18 39,19 37,19 37,21 34,23 32,23 32,23 30,25 30,26 28,28 28,28 25,30 25,32 25,34 23,37 23,42 23,44 21,48 21,55 21,113 0,113 0,2 21,2 21,19 23,16 25,14 25,11 28,9 30,7 32,5 37,5 37,4 39,4 41,4 41,2 46,0 48,0 53,0 55,0 60,0 62,0 67,0 67,0 69,0 69,0 69,0 72,0 72,0 72,0 72,0"><text:p/></draw:polygon><draw:polygon draw:style-name="gr5" draw:text-style-name="P17" svg:width="0.0295in" svg:height="0.0571in" svg:x="1.5283in" svg:y="2.2201in" svg:viewBox="0 0 76 146" draw:points="35,0 35,34 74,34 74,48 35,48 35,108 35,113 35,116 35,118 35,120 35,122 35,122 35,122 35,123 35,123 35,123 37,125 37,127 37,127 41,127 41,129 42,129 42,129 42,129 44,129 48,129 51,129 51,129 56,129 74,129 74,145 56,145 51,145 44,145 37,143 35,143 30,141 28,139 28,139 26,139 23,138 21,138 21,136 21,134 21,134 19,132 19,131 19,129 16,129 16,127 14,122 14,116 14,111 14,108 14,48 0,48 0,34 14,34 14,0"><text:p/></draw:polygon><draw:path draw:style-name="gr5" draw:text-style-name="P17" svg:width="0.0087in" svg:height="0.0614in" svg:x="1.5685in" svg:y="2.2157in" svg:viewBox="0 0 23 157" svg:d="m0 0h21v25h-21zm0 19h21v111h-21z"><text:p/></draw:path><draw:polygon draw:style-name="gr5" draw:text-style-name="P17" svg:width="0.0406in" svg:height="0.0449in" svg:x="1.5937in" svg:y="2.2327in" svg:viewBox="0 0 104 115" draw:points="102,46 102,113 83,113 83,46 83,42 83,39 83,35 83,32 83,30 83,28 79,26 79,25 78,23 78,23 78,23 76,21 72,19 71,19 71,18 69,18 69,18 69,18 69,16 65,16 64,16 62,16 58,14 55,14 51,14 48,16 42,16 42,16 41,18 37,18 37,18 37,19 35,19 34,21 34,23 30,23 28,23 28,25 26,26 26,26 23,28 23,30 23,32 21,35 21,39 21,42 19,46 19,49 19,113 0,113 0,2 19,2 19,19 21,16 23,14 23,11 28,9 30,7 34,5 35,5 37,4 41,4 42,2 44,0 48,0 51,0 51,0 56,0 62,0 69,0 71,0 71,0 76,0 78,0 79,2 83,4 83,4 85,4 85,5 90,5 90,5 92,9 92,11 97,11 97,12 97,16 99,18 99,21 99,25 101,30 102,35 102,41"><text:p/></draw:polygon><draw:path draw:style-name="gr5" draw:text-style-name="P17" svg:width="0.0449in" svg:height="0.0614in" svg:x="1.6472in" svg:y="2.2327in" svg:viewBox="0 0 115 157" svg:d="m113 97v9l-4 7v5l-1 5-2 6-4 3v2h-1l-2 4v0 3l-4 2-2 2-1 1h-6v4l-1 2h-4-2-5l-2 1h-5l-5 2h-7-7l-6-2h-8-4-2l-2-1h-3-2l-7-2v-18l7 2h2l5 2 6 2h1 2v0h4l3 1v0h4 3 4l3-1h7 2v0l4-2 1-2h2 4v-2h1l2-1v-2l4-2v0-2-2l1-1v-4-3l2-4v-3-6-9l-2 4v0l-1 2v3h-4l-2 2-1 2-6 2h-1l-4 1-2 2v0l-3 2h-6-1-4-7-2-1l-4-2h-2l-1-2-4-1h-4v0l-3-2v-4h-2l-5-1v-2l-2-2h-2l-3-4-2-3v0l-2-7-3-4v-5-7l-2-5v-7-7l2-6v-5-5l3-6 2-1v-2-2l2-3h3l2-4 2-3v0l5-2 2-4v0l3-1v0h4l4-2 1-2h2 4 1 2 7 4 1 6 3v0l2 2 4 2h1l6 1h1l2 2 4 2v2l1 3v2l2 2v-16h25zm-25 53v-6-3l-2-4v-3-4l-1-5v-4l-4-3h-2l-1-2v-2h-4l-2-1h-1-4v-2 0l-2-2v0h-3-4-3-4v0h-3-4v2h-2l-1 2v0h-4v1h-2v2l-1 2h-4l-2 3-2 4-3 5v4 3 4 3 6 5 5 4 5 4l3 1 2 4v2l2 1 4 4h1v2h2v1l4 2v0l1 2h2v0h4 3v0h4 3 4 3v0h2v0-2h4l1-2 2-1h4v-2h1l2-4 4-1v-2-4l1-1v-4-5l2-4v-5z"><text:p/></draw:path><draw:path draw:style-name="gr5" draw:text-style-name="P17" svg:width="0.0071in" svg:height="0.0614in" svg:x="1.7366in" svg:y="2.2157in" svg:viewBox="0 0 19 157" svg:d="m0 0h18v25h-18zm0 19h18v111h-18z"><text:p/></draw:path><draw:polygon draw:style-name="gr5" draw:text-style-name="P17" svg:width="0.0421in" svg:height="0.0449in" svg:x="1.7602in" svg:y="2.2327in" svg:viewBox="0 0 108 115" draw:points="106,46 106,113 85,113 85,46 85,42 85,39 83,35 83,32 83,30 83,28 83,26 79,25 78,23 78,23 78,23 76,21 72,19 72,19 72,18 71,18 71,18 69,18 69,16 65,16 64,16 64,16 58,14 56,14 55,14 49,16 44,16 42,16 41,18 41,18 41,18 37,19 35,19 35,21 34,23 30,23 28,23 28,25 28,26 26,26 26,28 26,30 26,32 23,35 23,39 21,42 21,46 21,49 21,113 0,113 0,2 21,2 21,19 23,16 26,14 26,11 28,9 30,7 35,5 35,5 41,4 41,4 42,2 44,0 49,0 51,0 55,0 58,0 62,0 69,0 71,0 72,0 76,0 78,0 79,2 83,4 85,4 86,4 86,5 90,5 90,5 92,9 93,11 95,11 95,12 95,16 99,18 101,21 101,25 101,30 102,35 106,41"><text:p/></draw:polygon><draw:polygon draw:style-name="gr5" draw:text-style-name="P17" svg:width="0.0307in" svg:height="0.0571in" svg:x="1.8118in" svg:y="2.2201in" svg:viewBox="0 0 79 146" draw:points="35,0 35,34 78,34 78,48 35,48 35,108 35,113 35,116 35,118 35,120 39,122 39,122 39,122 39,123 39,123 39,123 39,125 41,127 41,127 42,127 42,129 42,129 42,129 46,129 48,129 48,129 49,129 53,129 56,129 78,129 78,145 56,145 49,145 46,145 41,143 35,143 32,141 32,139 28,139 28,139 26,138 25,138 25,136 25,134 21,134 19,132 18,131 18,129 18,129 18,127 18,122 14,116 14,111 14,108 14,48 0,48 0,34 14,34 14,0"><text:p/></draw:polygon><draw:path draw:style-name="gr5" draw:text-style-name="P17" svg:width="0.0453in" svg:height="0.0461in" svg:x="1.8484in" svg:y="2.2327in" svg:viewBox="0 0 116 118" svg:d="m60 0h4 10 4l1 2 4 2h3v0l4 1h2l1 4 4 2h2l2 3v2l5 2v3 2l2 2 3 1v6l2 7 2 3v7 9 6 7l-2 5-2 5v5l-3 4h-2v3 4h-5v2l-2 3h-2l-4 4-1 2h-2l-4 1v2l-3 2h-4l-1 2h-2-2l-10 1h-4-7l-7-1v0h-5l-2-2h-5l-2-2-4-2v-1h-2l-1-2-6-4h-1l-4-3v-2 0l-2-4v-3h-1l-4-4-2-5v-5l-1-5-4-7v-6-9l4-7 1-3v-7l2-6 5-3 2-5v-2-2l4-3h1l6-2 1-4h2v-1h4 2l5-2 2-2h5v0h7zm7 14v0h-5v0h-2l-5 2v0h-2v2h-4l-1 1v0 2l-6 2h-1v2l-6 3v4 3l-2 4v3l-1 6v5 5 4 3l1 6v5l2 3v2 4l6 5v0 2h1l6 3v0 2h1 4v0h2v0h5 2v2h5 2l2-2h3 2 2 3 2v0 0l2-2h1l4-3v0-2h2l1-5 4-4v-2l2-3v-5-6l1-3v-4-5l-1-5v-6-1l-2-6v-3l-4-2v-2-2l-1-1-2-2v0 0l-4-2-1-2h-2v-1 0l-2-2h-3-2l-2-2h-3-2v0z"><text:p/></draw:path><draw:polygon draw:style-name="gr5" draw:text-style-name="P17" svg:width="0.0323in" svg:height="0.0614in" svg:x="1.9299in" svg:y="2.2157in" svg:viewBox="0 0 83 157" draw:points="81,0 81,16 62,16 56,16 55,16 51,16 51,18 49,18 49,18 49,18 48,18 48,18 48,19 44,19 44,19 42,21 42,21 42,21 42,23 42,25 42,25 41,25 41,28 41,28 41,30 41,34 41,44 76,44 76,58 41,58 41,155 21,155 21,58 0,58 0,44 21,44 21,35 21,30 21,28 21,25 21,19 23,18 23,18 23,16 26,14 26,12 28,11 28,11 30,9 34,9 34,7 35,5 35,5 37,5 37,5 41,4 42,4 48,2 51,0 56,0 62,0"><text:p/></draw:polygon><draw:path draw:style-name="gr5" draw:text-style-name="P17" svg:width="0.0071in" svg:height="0.0614in" svg:x="1.9685in" svg:y="2.2157in" svg:viewBox="0 0 19 157" svg:d="m0 0h18v25h-18zm0 19h18v111h-18z"><text:p/></draw:path><draw:polygon draw:style-name="gr5" draw:text-style-name="P17" svg:width="0.0087in" svg:height="0.0614in" svg:x="1.9921in" svg:y="2.2157in" svg:viewBox="0 0 23 157" draw:points="0,0 21,0 21,155 0,155"><text:p/></draw:polygon><draw:path draw:style-name="gr5" draw:text-style-name="P17" svg:width="0.0449in" svg:height="0.0461in" svg:x="2.0146in" svg:y="2.2327in" svg:viewBox="0 0 115 118" svg:d="m93 48v-6-1l-1-4v-3-4l-4-2-3-3v-2l-6-2v-2l-1-1h-4-2l-1-2v0l-2-2h-4v0h-1-6-3-4l-3 2h-4l-3 2-4 1-2 2-1 2h-4-2v2 1l-5 4v4 1l-2 6v1l-2 6zm94 5v7h-94v5l2 6v3l2 5v0 2l3 2h2v2 1l2 4h4l1 2v0 3h2l4 2h1 2 4 1 6l3 2h7 6l7-2h1 7 6 1 2l4-2 2-2 1-1 7-2v18h-7l-3 3-6 2-7 2h-7-5l-5 1h-5-8l-7-1h-7l-7-2-1-2-4-2-2-1h-5v-2l-4-4v0l-3-1-4-4-3-2v-3l-4-2v-4-3-2l-5-3v-7-7-6-7-7-5l5-5v-4-2-3l2-2 2-2v-2l3-1 2-4 5-3v0l2-2 2-4h3l2-1h6 1l2-2 4-2h7 3 7 7 6 3 4l1 2v2h6 1l2 1h4l1 2 2 2v2l4 1v4l2 2 1 1 4 2v2l2 2 1 5v5l4 7v6z"><text:p/></draw:path></draw:g><draw:g draw:style-name="gr3"><draw:path draw:style-name="gr5" draw:text-style-name="P17" svg:width="0.0079in" svg:height="0.0614in" svg:x="1.3138in" svg:y="2.9512in" svg:viewBox="0 0 21 157" svg:d="m0 0h19v23h-19zm0 21h19v111h-19z"><text:p/></draw:path><draw:polygon draw:style-name="gr5" draw:text-style-name="P17" svg:width="0.0406in" svg:height="0.0453in" svg:x="1.339in" svg:y="2.9673in" svg:viewBox="0 0 104 116" draw:points="102,48 102,115 79,115 79,48 79,44 79,41 79,37 79,34 78,32 78,30 78,30 74,28 74,26 74,25 74,23 74,23 71,21 71,19 71,19 67,18 67,18 65,18 65,18 64,18 60,18 60,18 56,16 53,16 49,16 44,18 42,18 42,18 39,18 37,18 35,19 32,19 32,21 30,23 30,23 30,23 28,25 28,28 25,30 25,30 23,30 23,34 23,34 21,37 18,41 18,44 16,48 16,53 16,115 0,115 0,4 16,4 16,19 18,18 23,16 23,14 28,12 28,11 30,9 32,7 35,5 37,4 42,4 44,2 44,2 49,0 51,0 56,0 58,0 64,0 71,0 71,0 74,2 74,2 74,4 79,4 79,5 81,5 85,7 86,7 88,9 92,12 92,12 92,14 93,16 93,18 93,18 99,23 99,28 101,32 101,35 102,42"><text:p/></draw:polygon><draw:polygon draw:style-name="gr5" draw:text-style-name="P17" svg:width="0.037in" svg:height="0.0461in" svg:x="1.3909in" svg:y="2.9673in" svg:viewBox="0 0 95 118" draw:points="90,5 90,23 85,23 81,19 76,18 71,18 67,18 62,16 56,16 53,16 48,16 46,16 42,16 39,18 35,18 34,18 34,18 28,19 28,19 28,21 26,21 26,23 25,23 25,23 25,23 25,25 25,25 21,28 21,28 21,30 21,30 21,30 21,32 21,34 21,34 21,34 21,35 21,35 21,35 21,37 25,37 25,39 25,39 25,41 25,41 25,41 26,42 26,42 28,42 28,42 28,42 28,44 32,44 34,46 34,46 39,48 41,48 49,49 56,51 62,53 67,53 71,53 76,55 78,56 81,60 85,60 85,62 88,62 88,64 90,65 90,67 92,67 92,67 93,69 93,71 93,71 93,72 93,78 93,81 93,85 93,85 93,88 93,90 93,90 93,92 93,93 93,95 93,97 92,99 90,101 90,102 88,102 88,104 85,106 83,108 81,109 81,109 81,109 76,111 76,111 71,113 71,115 67,115 62,115 56,116 49,116 46,116 39,116 34,116 25,115 14,115 5,111 4,109 0,109 0,90 5,93 12,95 14,97 19,97 19,99 25,99 26,101 28,101 34,102 34,102 39,102 39,102 46,102 48,102 53,102 55,102 56,102 62,101 64,101 64,99 67,99 67,97 67,97 69,95 71,95 71,95 71,95 71,93 71,93 74,92 74,90 76,90 76,90 76,90 76,88 76,88 76,85 76,85 76,83 76,81 76,81 76,79 76,78 74,78 74,78 71,78 71,76 71,76 71,76 71,74 71,74 69,72 69,72 67,72 67,71 67,71 64,71 62,71 56,69 53,67 49,67 46,67 39,65 34,64 28,62 25,62 21,60 19,60 14,56 14,55 11,53 7,53 7,53 7,51 5,49 4,49 4,48 4,46 4,44 4,42 4,39 4,35 4,34 4,30 4,30 4,28 4,25 4,23 4,23 4,19 4,18 4,18 7,16 7,16 7,14 11,12 11,12 14,9 18,9 19,7 19,5 19,5 25,4 28,2 34,2 39,0 46,0 49,0 56,0 62,0 71,2 74,2 76,2 81,4"><text:p/></draw:polygon><draw:path draw:style-name="gr5" draw:text-style-name="P17" svg:width="0.0449in" svg:height="0.0461in" svg:x="1.4382in" svg:y="2.9673in" svg:viewBox="0 0 115 118" svg:d="m95 49v-3-4l-2-3v-4l-1-1-4-4-2-2-1-3-4-2v-2l-3-3h-4v0h-2-1v-2h-2-4v0h-3-6-5l-2 2h-1-6l-5 1-2 4h-1v2l-4 1v2l-2 2v4l-2 1-3 2-2 5v4 3zm92 4v11h-92v3 4 5l5 3v2l2 4v0 1l2 2v2h4l1 2v1 0l2 2h4l1 2h2l4 2v0l3 2h5l6 1h3 6l7-1h3l7-2h4l3-2v0l4-2h3l4-2 7-3v19h-7l-7 2-4 4h-7-7l-7 1h-3-6-9-5l-7-1h-9v-4h-1l-6-2v0l-5-1-2-2v-2l-2-2-5-5-2-2-3-2-2-3h-2v-4-1-7l-3-7-2-4v-7-7l2-5 3-7v-6-1-4l2-2v-3l2-2 3-4 2-1 2-2 3-2 2-2v0l5-3 2-2 2-2h4l1-1h2l5-2 6-2h7 7 3 7l2 2h5l2 2v0l4 1h3v2l5 2 2 2v1l4 2v2l2 2h1l4 1 2 4v2l1 3 4 6v3 5 7z"><text:p/></draw:path><draw:polygon draw:style-name="gr5" draw:text-style-name="P17" svg:width="0.0287in" svg:height="0.0453in" svg:x="1.4965in" svg:y="2.9673in" svg:viewBox="0 0 74 116" draw:points="72,19 65,18 65,18 62,18 62,18 60,18 60,18 55,18 53,18 48,18 46,18 44,18 41,18 41,18 39,19 39,19 37,21 37,23 34,23 32,25 32,25 30,28 30,30 28,30 28,30 25,34 25,34 25,35 23,39 23,42 23,48 21,51 21,55 21,115 0,115 0,4 21,4 21,19 23,18 25,16 25,14 28,12 30,11 32,9 37,7 37,5 39,5 41,4 41,4 46,2 48,2 53,0 55,0 60,0 62,0 67,0 67,0 69,0 69,0 69,0 72,0 72,0 72,0 72,0"><text:p/></draw:polygon><draw:polygon draw:style-name="gr5" draw:text-style-name="P17" svg:width="0.0295in" svg:height="0.0567in" svg:x="1.5283in" svg:y="2.9563in" svg:viewBox="0 0 76 145" draw:points="35,0 35,32 74,32 74,46 35,46 35,106 35,113 35,116 35,118 35,118 35,118 35,120 35,120 35,122 35,122 35,122 37,123 37,123 37,123 41,123 41,125 42,125 42,125 42,125 44,127 48,127 51,127 51,127 56,127 74,127 74,143 56,143 51,143 44,143 37,141 35,139 30,139 28,138 28,138 26,138 23,138 21,136 21,136 21,134 21,132 19,131 19,131 19,129 16,127 16,123 14,118 14,116 14,111 14,106 14,46 0,46 0,32 14,32 14,0"><text:p/></draw:polygon><draw:path draw:style-name="gr5" draw:text-style-name="P17" svg:width="0.0087in" svg:height="0.0614in" svg:x="1.5685in" svg:y="2.9512in" svg:viewBox="0 0 23 157" svg:d="m0 0h21v23h-21zm0 21h21v111h-21z"><text:p/></draw:path><draw:polygon draw:style-name="gr5" draw:text-style-name="P17" svg:width="0.0406in" svg:height="0.0453in" svg:x="1.5937in" svg:y="2.9673in" svg:viewBox="0 0 104 116" draw:points="102,48 102,115 83,115 83,48 83,44 83,41 83,37 83,34 83,32 83,30 79,30 79,28 78,26 78,25 78,23 76,23 72,21 71,19 71,19 69,18 69,18 69,18 69,18 65,18 64,18 62,18 58,16 55,16 51,16 48,18 42,18 42,18 41,18 37,18 37,19 37,19 35,21 34,23 34,23 30,23 28,25 28,28 26,30 26,30 23,30 23,34 23,34 21,37 21,41 21,44 19,48 19,53 19,115 0,115 0,4 19,4 19,19 21,18 23,16 23,14 28,12 30,11 34,9 35,7 37,5 41,4 42,4 44,2 48,2 51,0 51,0 56,0 62,0 69,0 71,0 71,0 76,2 78,2 79,4 83,4 83,5 85,5 85,7 90,7 90,9 92,12 92,12 97,14 97,16 97,18 99,18 99,23 99,28 101,32 102,35 102,42"><text:p/></draw:polygon><draw:path draw:style-name="gr5" draw:text-style-name="P17" svg:width="0.0449in" svg:height="0.0622in" svg:x="1.6472in" svg:y="2.9673in" svg:viewBox="0 0 115 159" svg:d="m113 101v7l-4 7v5l-1 7-2 4-4 1v4l-1 2-2 1v2 4h-4l-2 1-1 2h-6v2l-1 2h-4l-2 1h-5l-2 2-5 2h-5-7-7-6l-8-2h-4-2l-2-2h-3l-2-1-7-2v-18l7 4 2 2 5 1h6l1 2h2v0h4l3 2v0h4 3 4l3-2h7l2-2v0h4l1-1h2l4-2v-2l1-2h2v-1l4-2v0-2 0l1-2v-5-4l2-3v-4-5-9l-2 2v2l-1 3v2l-4 2-2 2-1 1h-6-1l-4 2h-2v2l-3 2h-6-1-4-7-2-1l-4-2-2-2h-1l-4-2h-4v0l-3-1v-2l-2-2-5-2v0l-2-3-2-2-3-2-2-3v-2l-2-5-3-4v-5-5l-2-7v-8-5l2-5v-7-5l3-4 2-2v-5 0l2-4 3-1 2-2 2-2v-2h5l2-3v-2l3-2v0l4-1h4l1-2h2l4-2h1 2 7 4 1 6l3 2v0l2 2h4l1 1 6 2 1 2 2 2 4 1v2l1 2v2l2 1v-15h25zm-25 52v-3-5l-2-4v-3-6l-1-1v-4l-4-4-2-3h-1v-2l-4-2h-2l-1-1h-4v0 0l-2-2v0h-3-4-3-4v0h-3-4v2h-2-1v0l-4 1v0l-2 2v2h-1l-4 3-2 4-2 4-3 1v6 3 4 5 3 6 5 4 5 2l3 5 2 2v3l2 2h4l1 2v1h2v2h4v0l1 2h2v2h4 3v0h4 3 4 3v0l2-2v0-2h4 1l2-2h4v-1l1-2h2l4-2v-3-2l1-5v-2-5l2-4v-5z"><text:p/></draw:path><draw:path draw:style-name="gr5" draw:text-style-name="P17" svg:width="0.0071in" svg:height="0.0614in" svg:x="1.7366in" svg:y="2.9512in" svg:viewBox="0 0 19 157" svg:d="m0 0h18v23h-18zm0 21h18v111h-18z"><text:p/></draw:path><draw:polygon draw:style-name="gr5" draw:text-style-name="P17" svg:width="0.0421in" svg:height="0.0453in" svg:x="1.7602in" svg:y="2.9673in" svg:viewBox="0 0 108 116" draw:points="106,48 106,115 85,115 85,48 85,44 85,41 83,37 83,34 83,32 83,30 83,30 79,28 78,26 78,25 78,23 76,23 72,21 72,19 72,19 71,18 71,18 69,18 69,18 65,18 64,18 64,18 58,16 56,16 55,16 49,18 44,18 42,18 41,18 41,18 41,19 37,19 35,21 35,23 34,23 30,23 28,25 28,28 28,30 26,30 26,30 26,34 26,34 23,37 23,41 21,44 21,48 21,53 21,115 0,115 0,4 21,4 21,19 23,18 26,16 26,14 28,12 30,11 35,9 35,7 41,5 41,4 42,4 44,2 49,2 51,0 55,0 58,0 62,0 69,0 71,0 72,0 76,2 78,2 79,4 83,4 85,5 86,5 86,7 90,7 90,9 92,12 93,12 95,14 95,16 95,18 99,18 101,23 101,28 101,32 102,35 106,42"><text:p/></draw:polygon><draw:polygon draw:style-name="gr5" draw:text-style-name="P17" svg:width="0.0307in" svg:height="0.0567in" svg:x="1.8118in" svg:y="2.9563in" svg:viewBox="0 0 79 145" draw:points="35,0 35,32 78,32 78,46 35,46 35,106 35,113 35,116 35,118 35,118 39,118 39,120 39,120 39,122 39,122 39,122 39,123 41,123 41,123 42,123 42,125 42,125 42,125 46,125 48,127 48,127 49,127 53,127 56,127 78,127 78,143 56,143 49,143 46,143 41,141 35,139 32,139 32,138 28,138 28,138 26,138 25,136 25,136 25,134 21,132 19,131 18,131 18,129 18,127 18,123 18,118 14,116 14,111 14,106 14,46 0,46 0,32 14,32 14,0"><text:p/></draw:polygon><draw:path draw:style-name="gr5" draw:text-style-name="P17" svg:width="0.0453in" svg:height="0.0461in" svg:x="1.8484in" svg:y="2.9673in" svg:viewBox="0 0 116 118" svg:d="m60 0h4 10l4 2 1 2h4l3 1v0l4 2 2 2 1 3h4l2 2 2 2v2l5 1v4 0l2 5 3 2v4l2 7 2 5v7 7 7 4l-2 7-2 7v5h-3l-2 2v3 2l-5 2v3l-2 2-2 2-4 2-1 1h-2l-4 2v0l-3 4h-4-1-2l-2 1h-10-4-7-7v-1h-5-2-5l-2-4h-4v-2h-2l-1-1-6-2-1-2-4-2v-3-2l-2-2v-3l-1-2h-4l-2-5v-7l-1-7-4-4v-7-7l4-7 1-5v-7l2-4 5-7 2-4v-1-2l4-2 1-2h6l1-3 2-2v-2h4l2-1h5l2-2h5v-2h7zm7 16v0h-5v0h-2l-5 2v0h-2v0h-4l-1 1v2 2h-6-1v5l-6 2v4 3l-2 4v5l-1 3v4 7 4 5l1 2v7l2 3v4 3l6 2v2 1h1l6 2v0 2h1l4 2v0l2 2v0h5 2v1h5 2l2-1h3 2 2l3-2h2v-2 0l2-2h1l4-2v0-1l2-2 1-2 4-3v-4l2-3v-7-2l1-5v-4-7l-1-4v-3-4l-2-5v-3h-4v-4 0l-1-2-2-2v-1-2h-4l-1-2-2-2v0-1h-2-3-2l-2-2h-3-2v0z"><text:p/></draw:path><draw:polygon draw:style-name="gr5" draw:text-style-name="P17" svg:width="0.0323in" svg:height="0.0614in" svg:x="1.9299in" svg:y="2.9512in" svg:viewBox="0 0 83 157" draw:points="81,0 81,16 62,16 56,16 55,16 51,16 51,18 49,18 49,18 49,18 48,18 48,19 48,19 44,19 44,19 42,21 42,21 42,21 42,21 42,21 42,23 41,25 41,28 41,30 41,32 41,35 41,44 76,44 76,58 41,58 41,155 21,155 21,58 0,58 0,44 21,44 21,37 21,32 21,28 21,23 21,19 23,19 23,18 23,16 26,16 26,12 28,11 28,11 30,11 34,9 34,7 35,5 35,5 37,4 37,4 41,4 42,4 48,2 51,0 56,0 62,0"><text:p/></draw:polygon><draw:path draw:style-name="gr5" draw:text-style-name="P17" svg:width="0.0071in" svg:height="0.0614in" svg:x="1.9685in" svg:y="2.9512in" svg:viewBox="0 0 19 157" svg:d="m0 0h18v23h-18zm0 21h18v111h-18z"><text:p/></draw:path><draw:polygon draw:style-name="gr5" draw:text-style-name="P17" svg:width="0.0087in" svg:height="0.0614in" svg:x="1.9921in" svg:y="2.9512in" svg:viewBox="0 0 23 157" draw:points="0,0 21,0 21,155 0,155"><text:p/></draw:polygon><draw:path draw:style-name="gr5" draw:text-style-name="P17" svg:width="0.0449in" svg:height="0.0461in" svg:x="2.0146in" svg:y="2.9673in" svg:viewBox="0 0 115 118" svg:d="m93 49v-3-4l-1-3v-4-1l-4-4-3-2v-3l-6-2v-2l-1-3h-4-2-1v0l-2-2h-4v0h-1-6-3-4l-3 2h-4-3l-4 1-2 4h-1l-4 2-2 1v2 2l-5 4v1 2l-2 5v4l-2 3zm94 4v11h-94v3l2 4v5l2 3v2 4h3l2 1v2 2h2l4 2 1 1v0 2h2l4 2h1l2 2h4l1 2h6l3 1h7 6l7-1h1l7-2h6l1-2h2l4-2h2l1-2 7-3v19h-7l-3 2-6 4h-7-7l-5 1h-5-5-8-7l-7-1h-7l-1-4h-4l-2-2h-5v-1l-4-2v-2l-3-2-4-5-3-2v-2l-4-3v0-4-1l-5-7v-7-4-7-7-5-7l5-6v-1-4-2l2-3 2-2v-4l3-1 2-2 5-2v-2h2l2-3 3-2 2-2h6l1-1h2l4-2 7-2h3 7 7 6l3 2h4l1 2v0l6 1h1l2 2 4 2 1 2 2 1v2l4 2v2h2l1 1 4 4v2l2 3 1 6v3l4 5v7z"><text:p/></draw:path></draw:g><draw:g draw:style-name="gr3"><draw:polygon draw:style-name="gr8" draw:text-style-name="P18" svg:width="0.6051in" svg:height="0.9024in" svg:x="2.3921in" svg:y="0.0937in" svg:viewBox="0 0 1538 2293" draw:points="767,2291 728,2288 690,2284 653,2277 614,2267 538,2238 467,2201 402,2152 339,2094 280,2028 224,1954 175,1873 131,1785 93,1690 60,1591 35,1485 14,1376 4,1261 0,1143 4,1028 14,915 35,806 60,699 93,600 131,504 175,418 224,335 280,263 339,196 402,139 467,90 538,51 614,23 653,12 690,7 728,2 767,0 806,2 847,7 885,12 923,23 997,51 1069,90 1134,139 1198,196 1256,263 1312,335 1360,418 1408,504 1445,600 1475,699 1501,806 1520,915 1531,1028 1536,1143 1531,1261 1520,1376 1501,1485 1475,1591 1445,1690 1408,1785 1360,1873 1312,1954 1256,2028 1198,2094 1134,2152 1069,2201 997,2238 923,2267 885,2277 847,2284 806,2288"><text:p/></draw:polygon><draw:path draw:style-name="gr5" draw:text-style-name="P17" svg:width="0.0224in" svg:height="0.098in" svg:x="2.574in" svg:y="0.502in" svg:viewBox="0 0 58 250" svg:d="m30 0h26v30h-26zm0 25h26v144 4 7l-1 7-4 3v6 2l-2 1-1 2v4 0l-4 1h-2v2l-1 2h-4v2l-3 1v0l-4 4h-2-2-7l-5 2h-3-11v-20h5 6l1-1h2 2 3v0l2-2h2v0-2 0l3-2h2v0-2-1-2l2-2v-5-4-3-4z"><text:p/></draw:path><draw:path draw:style-name="gr5" draw:text-style-name="P17" svg:width="0.0571in" svg:height="0.0579in" svg:x="2.613in" svg:y="0.5228in" svg:viewBox="0 0 146 148" svg:d="m71 0h8 7 6l3 2h4l2 3h5l2 2 5 2 2 2v1l5 4h2l1 2 2 3 4 4v1l3 4v4l4 1 3 7v7l4 6 2 10v7 9l-2 9-4 7v5l-3 7-4 4v2l-3 3v4l-4 3-2 2h-1l-2 4-5 1v2l-2 2-5 2-2 1-5 2-2 2h-4l-3 2-6 1h-7-8-7-11v-1l-4-2h-5l-5-2-2-2-2-1-3-2-2-2-5-2-2-1-2-4v0l-5-2-2-3-2-4-3-3-2-2v-4l-2-7-3-5v-7l-2-9v-9-7l2-10v-6l3-7 2-7v-1l2-4 3-4 2-1 2-4 5-3v-2h2l2-4 5-1 2-2 3-2 2-2h2l5-3h5l4-2v0h11zm7 18h-4v0l-3 1v0h-6v2h-5v2h-2l-2 2-3 1h-2v2l-2 2-5 4v1 0l-2 7-3 4-2 3-2 4v7l-3 7v5 6l3 7v5l2 5 2 4 3 5v4l2 1v0 2l2 2 3 2 2 1v2l2 2 3 2h2l2 1v0l3 2h2l6 2v0h3v0h4 1 6 1 2l4-2v0l1-2h6v-1h1l2-2 4-2v-2l2-1 1-4 4-2v0l2-1 1-4 4-5v-4l2-5v-5-7-6-5-7-5l-2-4v-5l-4-4-1-3-2-4v0l-4-1-1-4-2-2v-2h-4l-2-1-1-2v0l-6-2h-1v-2h-4-2l-1-1h-6z"><text:p/></draw:path><draw:path draw:style-name="gr5" draw:text-style-name="P17" svg:width="0.0551in" svg:height="0.0787in" svg:x="2.6858in" svg:y="0.502in" svg:viewBox="0 0 141 201" svg:d="m25 76 3-4 2-1 2-2 3-4 2-1 2-4 3-2h2l4-2 3-1 2-2h7 5 2l2-2h5 5 2l5 2h2 2 5l2 2 4 1 1 2h6l1 4 2 2 5 5 6 2 3 7 4 5 2 5 5 7v7l2 6 1 10v7 7l-1 9-2 7v7l-5 7-2 6-4 7-3 5-6 2-5 5-2 2-1 2-6 1-1 2h-4l-2 2-5 2-2 1h-2-5-2-5-5-2-2-5l-7-3h-2l-3-2-4-2-2-1-3-2-2-2-2-2-3-3-2-2-2-2-3-3v21h-25v-196h25zm86 125v-5-7-7l-2-4-1-5v-4l-4-3-2-2v0l-1-2-4-1v-2-2l-2-2-2-1h-3l-2-2v-2h-5l-2-2v0l-2-1h-3-2-5-2v0h-2-5v0l-5 1h-2l-2 2v0l-3 2-2 2h-2l-2 1-3 2v2l-2 3v2h-2l-3 5-2 4-2 5-3 4v7 7 5 6 7 5l3 3 2 6 2 5 3 5h2v2l2 4v1l3 2 2 2 2 2h2l3 1v0l2 2h2l5 2v0h5 2v0h2 5 2 3l2-2v0l2-2h5v-1h2l3-2 2-2 2-2v-1-2l4-2 1-2v0l2-1 4-4v-5l1-6 2-3v-5-7z"><text:p/></draw:path><draw:polygon draw:style-name="gr5" draw:text-style-name="P17" svg:width="0.0531in" svg:height="0.0732in" svg:x="2.7555in" svg:y="0.5063in" svg:viewBox="0 0 136 187" draw:points="0,0 134,0 134,9 60,185 28,185 101,21 0,21"><text:p/></draw:polygon></draw:g><draw:line draw:style-name="gr9" draw:text-style-name="P17" svg:x1="2.6945in" svg:y1="0.9957in" svg:x2="2.6945in" svg:y2="1.7157in"><text:p/></draw:line><draw:g draw:style-name="gr3"><draw:path draw:style-name="gr5" draw:text-style-name="P17" svg:width="0.0079in" svg:height="0.0622in" svg:x="2.3035in" svg:y="1.2244in" svg:viewBox="0 0 21 159" svg:d="m0 0h19v25h-19zm0 19h19v113h-19z"><text:p/></draw:path><draw:polygon draw:style-name="gr5" draw:text-style-name="P17" svg:width="0.0421in" svg:height="0.0453in" svg:x="2.3283in" svg:y="1.2409in" svg:viewBox="0 0 108 116" draw:points="106,48 106,115 83,115 83,48 83,44 83,41 79,35 79,34 79,30 79,30 79,28 78,26 76,25 76,25 76,25 76,23 72,19 72,19 71,18 71,18 69,18 65,18 65,18 64,18 62,16 62,16 58,14 56,14 51,14 44,16 44,18 42,18 41,18 37,18 37,18 35,19 34,19 30,21 30,23 30,25 28,25 28,26 28,28 26,30 26,30 23,32 23,32 21,35 21,39 19,42 19,48 19,51 19,115 0,115 0,2 19,2 19,19 21,18 23,14 26,12 28,11 30,9 30,7 34,5 37,5 41,4 42,2 44,2 44,0 49,0 51,0 56,0 62,0 65,0 71,0 72,0 76,0 76,2 78,2 79,4 83,4 85,5 85,5 90,7 90,9 92,11 92,12 93,12 93,14 97,16 97,18 99,23 99,26 101,30 104,35 106,41"><text:p/></draw:polygon><draw:polygon draw:style-name="gr5" draw:text-style-name="P17" svg:width="0.037in" svg:height="0.0461in" svg:x="2.3819in" svg:y="1.2409in" svg:viewBox="0 0 95 118" draw:points="86,5 86,23 83,21 78,19 72,18 71,18 64,16 62,14 55,14 49,14 48,14 44,14 41,14 35,16 35,16 30,18 30,18 28,18 26,19 26,19 26,19 23,21 23,23 23,23 21,25 21,25 21,25 21,26 21,28 21,28 19,30 19,30 19,30 19,32 19,32 19,34 19,34 21,35 21,35 21,35 21,35 21,37 21,39 21,39 23,39 23,41 23,41 26,41 26,42 26,42 28,42 28,42 30,44 30,44 34,46 35,48 41,48 48,49 55,51 58,51 64,51 69,53 72,55 78,56 78,58 83,60 83,60 85,62 86,62 86,64 88,65 88,67 92,67 92,69 92,69 92,71 92,72 92,76 93,79 93,83 93,85 93,86 92,88 92,90 92,92 92,93 92,95 92,97 88,99 88,101 86,102 86,102 85,104 83,106 83,106 79,106 78,108 78,108 76,109 72,111 71,111 69,113 64,115 58,115 55,115 48,116 42,116 37,116 34,115 21,115 12,113 5,111 0,109 0,108 0,90 5,93 12,95 14,97 16,97 19,97 21,99 23,99 28,101 30,101 34,101 35,102 37,102 44,102 48,102 49,102 55,101 56,101 58,101 62,99 64,97 64,97 64,97 65,97 65,95 69,95 69,95 69,93 71,93 71,92 72,92 72,90 72,90 72,88 72,88 72,88 72,86 72,85 72,85 72,83 72,79 72,79 72,78 72,78 72,78 72,78 71,76 71,74 71,74 71,74 69,72 69,72 69,72 65,72 65,72 64,72 64,71 62,71 58,69 55,69 51,67 48,67 44,67 35,64 30,64 28,62 23,60 19,60 16,58 14,55 12,53 9,53 7,51 5,51 5,51 5,49 2,49 2,48 2,46 0,44 0,42 0,39 0,35 0,32 0,30 0,30 0,26 0,25 0,25 0,23 0,19 2,18 2,18 5,14 5,14 5,14 9,12 9,11 12,9 14,7 16,5 16,5 19,5 23,4 28,2 30,0 37,0 42,0 48,0 55,0 58,0 69,0 72,0 72,2 78,4"><text:p/></draw:polygon><draw:path draw:style-name="gr5" draw:text-style-name="P17" svg:width="0.0441in" svg:height="0.0461in" svg:x="2.4291in" svg:y="1.2409in" svg:viewBox="0 0 113 118" svg:d="m93 49v-5-3-4l-3-3v-2l-2-2-2-4-3-1-2-2-2-4-3-1h-2-2v0l-3-2-2-2h-2-1v0h-6-5-4v2l-5 2h-5l-2 1-5 2v4h-2v0 3l-2 2-3 2-2 2v1l-2 6v3l-3 5zm93 4v9h-93v5l3 4v3l2 4 2 1v4 2 0l5 3v0 2h2v2l3 1v2h4v2h3 2l2 2h3l4 2h5 6 5 5l5-2h7l4-2h3 2v-2l6-2h1l7-3v18l-7 1-7 2-2 2-7 2h-7-5l-7 1h-3-8l-7-1h-7l-7-2-3-2-2-2-2-1h-3l-2-2h-5v-2l-2-2-5-5v-2l-4-3-3-2v-2-3l-2-2v-5l-2-6v-5-9-7-5l2-5v-7-2l2-2v-2l3-3 2-2 2-4v-1l5-4h2v-2l3-1 2-2 2-2 5-2h2v-1l5-2h2l7-2h7 5 7 7v0l7 2v0l2 2h2l3 1 2 2h2l3 2v2l2 1 2 2 4 2v2l1 1 2 4 4 2v1l1 6v3l2 7v7z"><text:p/></draw:path><draw:polygon draw:style-name="gr5" draw:text-style-name="P17" svg:width="0.0287in" svg:height="0.0453in" svg:x="2.4866in" svg:y="1.2409in" svg:viewBox="0 0 74 116" draw:points="72,18 65,18 64,18 64,16 64,16 62,16 58,16 56,16 55,16 49,18 44,18 44,18 42,18 41,18 41,18 41,19 35,19 35,23 34,23 34,25 30,25 30,26 28,28 26,30 26,30 26,32 26,34 25,35 25,39 21,42 21,46 21,51 21,55 21,115 0,115 0,2 21,2 21,19 21,18 25,14 26,12 26,11 30,9 34,7 35,5 37,5 41,4 41,4 42,2 44,2 49,0 51,0 55,0 58,0 64,0 69,0 69,0 71,0 71,0 71,0 71,0 71,0 71,0 72,0"><text:p/></draw:polygon><draw:polygon draw:style-name="gr5" draw:text-style-name="P17" svg:width="0.0307in" svg:height="0.0571in" svg:x="2.5181in" svg:y="1.2291in" svg:viewBox="0 0 79 146" draw:points="35,0 35,32 78,32 78,48 35,48 35,108 35,115 35,116 35,118 35,118 35,120 35,120 35,122 35,122 39,123 39,123 39,123 41,125 41,125 41,125 42,127 42,127 42,127 46,127 48,127 48,127 51,129 51,129 56,129 78,129 78,145 56,145 51,145 46,143 41,141 35,141 34,139 32,139 28,138 28,138 26,136 25,136 21,136 21,136 21,134 21,132 19,131 19,129 19,127 18,125 18,120 14,116 14,113 14,108 14,48 0,48 0,32 14,32 14,0"><text:p/></draw:polygon><draw:path draw:style-name="gr5" draw:text-style-name="P17" svg:width="0.0087in" svg:height="0.0622in" svg:x="2.5591in" svg:y="1.2244in" svg:viewBox="0 0 23 159" svg:d="m0 0h21v25h-21zm0 19h21v113h-21z"><text:p/></draw:path><draw:polygon draw:style-name="gr5" draw:text-style-name="P17" svg:width="0.0421in" svg:height="0.0453in" svg:x="2.5831in" svg:y="1.2409in" svg:viewBox="0 0 108 116" draw:points="106,48 106,115 83,115 83,48 83,44 83,41 83,35 83,34 83,30 83,30 83,28 81,26 81,25 78,25 78,25 78,23 74,19 74,19 71,18 71,18 71,18 69,18 69,18 69,18 67,16 64,16 60,14 56,14 53,14 49,16 46,18 42,18 42,18 41,18 39,18 39,19 39,19 35,21 34,23 34,25 32,25 28,26 28,28 28,30 26,30 25,32 25,32 25,35 21,39 21,42 21,48 21,51 21,115 0,115 0,2 21,2 21,19 21,18 25,14 26,12 28,11 32,9 34,7 39,5 39,5 41,4 42,2 48,2 49,0 53,0 55,0 56,0 62,0 69,0 71,0 74,0 78,0 78,2 81,2 83,4 83,4 85,5 88,5 90,7 92,9 92,11 93,12 97,12 97,14 99,16 99,18 99,23 101,26 104,30 104,35 106,41"><text:p/></draw:polygon><draw:path draw:style-name="gr5" draw:text-style-name="P17" svg:width="0.0433in" svg:height="0.0622in" svg:x="2.6382in" svg:y="1.2409in" svg:viewBox="0 0 111 159" svg:d="m109 101v5 7l-1 7-4 5v4l-2 3-1 2v4l-4 1-2 2v2 2h-5v1l-4 2-3 2h-2v2h-5l-2 1h-5l-4 2-7 2h-7-5l-4-2h-10-4v-2h-5v0l-5-1-4-2v-18l4 2 3 2 7 2 2 1h5v0l2 2h2 3 2 2 3 2 7l4-2h3v0l4-1v0l3-2h4v-4 0h3l2-1v-4 0-2h2v-2-1l3-7 2-4v-3-4-11l-2 4-3 2v2l-2 1v2l-5 2v0l-4 2-3 1h-4v2h-3l-4 2-2 2h-5-2-7v-2h-5l-2-2v0l-5-2h-2l-3-1h-2l-2-2v0l-3-2-2-2-2-1-3-2-2-2v-4l-2-1-3-2v-5l-2-6-2-5v-5-5-8-5-7-5l2-5 2-4v-4-1l3-4 2-3v0l2-4h3l2-2 2-1 3-2v-2l2-2h2l3-1 2-2h5v-2h2 5v0h7 2 5 2 4l3 2v0l4 2 3 1h4v2l5 2v2l2 1v2l3 4h2v-16h21zm-21 54v-5-3l-2-6-3-3v-4-3l-2-2v-5l-5-2v0-4h-4l-3-1v0h-2-2v-2-2h-3-2-2-5-2-2-3-2l-2 2v2h-3-2-2v1 0l-3 4h-2l-2 2v5l-5 2v3l-2 4v3 6 3 5 6 5 4 3l2 4v5l5 2v1 2l2 2h2l3 2v1 0l2 2h2l3 2v0h2 2 3l2 2h2 5l2-2h2 3v0 0l2-2h2v-2h3l4-1v-2 0l5-2v-2-1l2-2v-5-4l3-3 2-4v-5z"><text:p/></draw:path><draw:path draw:style-name="gr5" draw:text-style-name="P17" svg:width="0.0087in" svg:height="0.0606in" svg:x="2.3319in" svg:y="1.3189in" svg:viewBox="0 0 23 155" svg:d="m0 0h21v21h-21zm0 21h21v111h-21z"><text:p/></draw:path><draw:polygon draw:style-name="gr5" draw:text-style-name="P17" svg:width="0.0413in" svg:height="0.0453in" svg:x="2.3567in" svg:y="1.3339in" svg:viewBox="0 0 106 116" draw:points="104,48 104,115 83,115 83,48 83,46 83,41 83,37 79,35 79,32 79,30 79,30 79,28 79,26 78,25 78,25 76,23 76,21 72,21 72,19 69,19 69,19 69,19 65,19 64,19 64,18 64,18 58,18 55,18 49,18 49,18 44,19 42,19 41,19 41,19 39,19 35,21 35,21 34,23 34,23 34,25 32,26 28,28 26,30 26,30 26,32 26,34 25,35 21,37 21,41 21,44 19,48 19,53 19,115 0,115 0,4 19,4 19,21 21,19 25,18 26,14 28,12 34,11 34,9 35,7 39,5 41,5 42,4 48,4 49,2 49,2 55,0 56,0 62,0 65,0 71,2 72,2 76,2 78,4 79,4 79,5 83,5 85,5 86,7 90,9 90,11 92,11 93,12 93,14 93,16 97,18 99,19 99,23 101,28 104,32 104,37 104,41"><text:p/></draw:polygon><draw:polygon draw:style-name="gr5" draw:text-style-name="P17" svg:width="0.0315in" svg:height="0.0567in" svg:x="2.4075in" svg:y="1.3228in" svg:viewBox="0 0 81 145" draw:points="37,0 37,32 79,32 79,48 37,48 37,106 37,113 37,116 37,118 37,118 37,120 37,122 41,122 41,122 42,123 42,123 42,123 42,123 42,123 42,123 42,125 42,125 44,127 44,127 48,127 49,127 51,129 56,129 56,129 79,129 79,143 56,143 51,143 44,141 42,141 37,141 34,139 30,139 30,139 28,139 26,138 26,136 26,136 23,136 23,134 21,132 21,131 19,129 19,127 18,123 18,120 18,116 18,111 18,106 18,48 0,48 0,32 18,32 18,0"><text:p/></draw:polygon><draw:path draw:style-name="gr5" draw:text-style-name="P17" svg:width="0.0449in" svg:height="0.0469in" svg:x="2.4465in" svg:y="1.3339in" svg:viewBox="0 0 115 120" svg:d="m53 0h11l3 2 7 2h4l1 1v0l6 2 1 2 2 2h4l1 1 2 2v4l4 1h2l1 4 4 2v3l2 2 1 5v6 7l4 7v3 7l-4 7v6 5l-1 7-2 2v1l-4 2-1 2-2 4-4 1v2l-2 2-1 2-4 1-2 2h-1l-6 2v0l-1 2h-4l-3 1h-4l-3 2h-11-4l-7-2h-3l-4-1v0l-3-2h-4l-3-2h-2l-2-2-2-1v-2l-5-2v-2l-2-1-3-4v-2l-4-2v-1-2-7l-3-5-2-6v-7-7-3-7l2-7 3-6v-5-5l4-6h3l2-1v-4l5-2v-1h2l2-2 2-2 3-2h4l3-1v0l4-2h3l7-2zm4 18h-2v0h-2v0h-3-2l-2 1h-3-2v2h-2v2 0l-3 2-4 3v2l-3 5-2 2-2 4v5l-2 5v4 3 7 4l2 5v4l2 3 2 4 3 5v2l2 1h2l3 2v0 0l2 2v2h2l3 2h2l2 1h3v0h2 2 5 6v0h1v-1h2l4-2v0l1-2 2-2h4v0l1-2v0-1l2-2 4-5 1-4 2-3v-4l4-5v-4-7-3-4l-4-5v-5l-2-4-1-2v-1l-4-2-2-2v0-4-1l-1-2v0l-4-2h-2l-1-2v0h-4l-2-1v0h-1v0h-6-2z"><text:p/></draw:path><draw:polygon draw:style-name="gr5" draw:text-style-name="P17" svg:width="0.0307in" svg:height="0.0606in" svg:x="2.5264in" svg:y="1.3189in" svg:viewBox="0 0 79 155" draw:points="78,0 78,14 62,14 56,14 55,14 51,16 49,16 49,16 48,16 48,18 44,18 44,18 44,19 44,19 44,21 44,21 44,21 42,21 42,21 42,21 42,21 41,25 41,25 41,28 41,32 41,32 41,42 76,42 76,58 41,58 41,153 19,153 19,58 0,58 0,42 19,42 19,35 19,32 21,25 21,21 21,21 25,18 25,16 26,14 26,14 26,12 28,11 30,9 30,7 30,7 30,5 34,5 35,4 35,4 37,2 41,2 42,2 44,2 49,2 55,0 62,0"><text:p/></draw:polygon><draw:path draw:style-name="gr5" draw:text-style-name="P17" svg:width="0.0087in" svg:height="0.0606in" svg:x="2.5646in" svg:y="1.3189in" svg:viewBox="0 0 23 155" svg:d="m0 0h21v21h-21zm0 21h21v111h-21z"><text:p/></draw:path><draw:polygon draw:style-name="gr5" draw:text-style-name="P17" svg:width="0.0087in" svg:height="0.0606in" svg:x="2.589in" svg:y="1.3189in" svg:viewBox="0 0 23 155" draw:points="0,0 21,0 21,153 0,153"><text:p/></draw:polygon><draw:path draw:style-name="gr5" draw:text-style-name="P17" svg:width="0.0453in" svg:height="0.0469in" svg:x="2.6102in" svg:y="1.3339in" svg:viewBox="0 0 116 120" svg:d="m93 49v-3-5-2l-1-4v-1-4l-4-2-2-3-1-2-6-2-1-2h-4v0 0l-3-1v0h-4-2v0h-5-4-5-5l-2 1h-2l-3 2-4 2-3 2-2 1v0 4 0l-2 4-3 1-2 4v2 5 3zm92 7v8h-94l2 5v3 6l2 1 3 4v0 2 3l2 2v0 2l2 1h3l2 2v0h5v2l2 2v0l2 2h5l5 1h4 5 6 3l7-1h7l4-2h1l6-2v-2h3 4l3-3v17l-3 2-7 2h-6l-5 2-7 1h-7l-3 2h-6-7l-7-2-7-1-7-2h-2l-5-2v0l-2-2-5-1v0l-4-2-3-4-2-3-2-4-3-2v-1l-2-2-2-2-3-5v-5l-2-4v-7-7-5-7l2-7v-6h3l2-5h2v-5l3-2 2-2v-2l2-1 3-2 2-2 2-3h2l3-2 2-2 2-2h3l4-1h3l4-2 7-2h7 7l7 2v0l4 2h1l6 1h1l2 2 4 2v0l1 2 2 1 4 2 2 2 1 2 4 1v2 2l2 2v3l5 6v3 5l2 7z"><text:p/></draw:path></draw:g><draw:g draw:style-name="gr3"><draw:polygon draw:style-name="gr8" draw:text-style-name="P18" svg:width="0.6051in" svg:height="0.9024in" svg:x="3.4008in" svg:y="0.0937in" svg:viewBox="0 0 1538 2293" draw:points="766,2291 728,2288 690,2284 651,2277 612,2267 536,2238 467,2201 399,2152 339,2094 277,2028 224,1954 175,1873 131,1785 93,1690 60,1591 34,1485 12,1376 4,1261 0,1143 4,1028 12,915 34,806 60,699 93,600 131,504 175,418 224,335 277,263 339,196 399,139 467,90 536,51 612,23 651,12 690,7 728,2 766,0 806,2 845,7 885,12 923,23 995,51 1067,90 1134,139 1196,196 1256,263 1311,335 1360,418 1404,504 1445,600 1475,699 1503,806 1522,915 1531,1028 1536,1143 1531,1261 1522,1376 1503,1485 1475,1591 1445,1690 1404,1785 1360,1873 1311,1954 1256,2028 1196,2094 1134,2152 1067,2201 995,2238 923,2267 885,2277 845,2284 806,2288"><text:p/></draw:polygon><draw:path draw:style-name="gr5" draw:text-style-name="P17" svg:width="0.024in" svg:height="0.098in" svg:x="3.5819in" svg:y="0.502in" svg:viewBox="0 0 62 250" svg:d="m30 0h30v30h-30zm0 25h30v144 4l-2 7-2 7-3 3v6 2l-2 1-2 2v4 0l-3 1v0l-2 2-2 2h-3v2l-4 1v0l-5 4v0h-2-7l-5 2h-5-11v-20h7 4l3-1h2 2 3v0l2-2h2v0-2 0l3-2h2v0-2-1-2-2-5-4-3-4z"><text:p/></draw:path><draw:path draw:style-name="gr5" draw:text-style-name="P17" svg:width="0.0567in" svg:height="0.0579in" svg:x="3.6213in" svg:y="0.5228in" svg:viewBox="0 0 145 148" svg:d="m71 0h8 7 4l5 2h2l4 3h3l4 2 3 2v2l4 1 3 4h4l1 2 2 3 4 4 2 1 1 4 4 4v1l3 7v7l4 6v10 7 9 9l-4 7v5l-3 7v4l-4 2-1 3-2 4-4 3-2 2h-1l-4 4-3 1-4 2v2l-3 2-4 1-3 2-4 2h-2l-5 2-4 1h-7-8-6-12l-2-1-2-2h-5l-5-2-2-2-2-1-3-2-2-2-5-2-2-1-2-4v0l-5-2-2-3-3-4v-3l-4-2v-4l-3-7-2-5v-7l-2-9v-9-7l2-10v-6l2-7 3-7v-1l4-4v-4l3-1 2-4 5-3v-2h2l2-4 5-1 2-2 3-2 2-2h2l5-3h5l2-2h2 12zm6 18h-4v0l-2 1h-1-6v2h-5l-2 2v0 2l-5 1h-2v2l-2 2-3 4-2 1v0l-2 7-3 4-2 3-2 4v7l-3 7v5 6l3 7v5l2 5 2 4 3 5v4l2 1v0l2 2v2l3 2 2 1v2l2 2 5 2v0 1h2l3 2h2l6 2h1 2v0h4 1 4 3 2v-2h2l3-2h4l3-1v0l2-2 2-2v-2l4-1 1-4 2-2h4v-1l1-4 2-5v-4l4-5v-5-7-6-5-7-5l-4-4v-5l-2-4-1-3v-4h-4l-2-1-1-4-4-2v-2h-2l-2-1v-2h-3l-4-2h-3l-2-2v0h-2l-3-1h-4z"><text:p/></draw:path><draw:path draw:style-name="gr5" draw:text-style-name="P17" svg:width="0.0559in" svg:height="0.0787in" svg:x="3.6937in" svg:y="0.502in" svg:viewBox="0 0 143 201" svg:d="m26 76 2-4 4-1 2-2 1-4v-1l6-4 1-2h6l1-2 4-1 3-2h6 5v0l4-2h5 5 2l5 2h2 2 5l2 2 2 1 3 2h4l3 4 2 2 5 5 4 2 5 7 2 5 3 5 4 7 3 7v6l2 10v7 7l-2 9v7l-3 7-4 7-3 6-2 7-5 5-4 2-5 5-2 2-3 2-4 1-3 2h-2l-2 2-5 2-2 1h-2-5-2-5-5-4v0h-5l-6-3h-3l-4-2-1-2-6-1-1-2-6-2v-2l-1-3-2-2-4-2-2-3v21h-26v-196h26zm87 125v-5-7-7l-2-4v-5l-3-4-2-3-2-2v0l-3-2-2-1-2-2v-2-2l-2-1h-3l-2-2v-2h-5l-2-2v0l-2-1h-3-2-5v0h-4v0h-5v0l-6 1v0l-3 2v0l-4 2-1 2v0l-6 1v2l-1 2-6 3v2 0l-1 5-2 4-4 5v4 7l-2 7v5 6l2 7v5 3l4 6 2 5 1 5v0 2l6 4 1 1v2l6 2v2h1l4 1v0l3 2v0l6 2v0h5v0h4v0h5 2 3l2-2v0l2-2h5v-1h2l3-2 2-2v-2-1l2-2 2-2 3-2v0l2-1 2-4 3-5v-6l2-3v-5-7z"><text:p/></draw:path><draw:path draw:style-name="gr5" draw:text-style-name="P17" svg:width="0.0571in" svg:height="0.0768in" svg:x="3.7622in" svg:y="0.5039in" svg:viewBox="0 0 146 196" svg:d="m131 7v23l-6-2-3-2h-6l-5-1h-2-5l-7-2h-7-2-7-7v2h-7v1h-5-2v2h-5l-2 2-2 2-3 3h-2l-2 4v3l-5 6-2 5-3 7-4 5v7 9 9-5l4-2v0l5-4 2-1 3-2 2-2 2-2 5-1h2l5-2 2-2h3 4l5-2h2 7l7 2 7 2 5 2h2l4 1h3l4 2 1 4h6v1l1 4h2l4 2 2 3 1 2 2 3v4l4 2v2l1 1 2 7 4 7v6 9 7 7l-4 5-2 7-1 2-4 3v2 4l-2 1-1 4-2 2h-4l-3 3v2l-4 2-2 1-5 2-2 2h-5l-2 2-5 3-7 2h-9-7-7-5-2l-7-2-5-1-2-2-2-2-5-2-2-2-3-1-4-2v-4l-5-1-2-2-2-4-5-7-5-5-2-11-2-8-3-9-4-9v-12-11-12l2-9 2-11 3-7 4-10 3-6 2-5 2-3 3-4 4-4 5-1v-4l4-3 3-2 4-4 3-1 4-2 5-2 2-2h5 2l5-3h7 2l12-2h2l7 2h11l7 3h7zm-48 81h-2-5-5v2l-2 2v0h-5-2v2l-2 1h-3v4l-4 2v2 0l-3 1-2 2v4l-2 5-3 3v4 5 6 5 2 7l3 3 2 4v5h2l3 2v2 1l4 2v2l3 2 2 1v0h2l5 2v0l2 2v0h5l5 2h2 5l4-2h3 2l2-2v0l3-2h2 2l4-1 1-2v-2l2-2v0-1l4-2 1-2v0l2-5 4-4v-3l1-7v-2-5-6-5l-1-4v-3l-4-5-2-4v-2l-1-1h-4v-2-2h-2v-4h-1l-4-1-2-2h-2-3v0l-2-2-2-2h-3-4z"><text:p/></draw:path></draw:g><draw:line draw:style-name="gr9" draw:text-style-name="P17" svg:x1="3.702in" svg:y1="0.9957in" svg:x2="3.702in" svg:y2="1.7157in"><text:p/></draw:line><draw:g draw:style-name="gr3"><draw:path draw:style-name="gr5" draw:text-style-name="P17" svg:width="0.0079in" svg:height="0.0622in" svg:x="3.3118in" svg:y="1.2244in" svg:viewBox="0 0 21 159" svg:d="m0 0h19v25h-19zm0 19h19v113h-19z"><text:p/></draw:path><draw:polygon draw:style-name="gr5" draw:text-style-name="P17" svg:width="0.0425in" svg:height="0.0453in" svg:x="3.3358in" svg:y="1.2409in" svg:viewBox="0 0 109 116" draw:points="108,48 108,115 83,115 83,48 83,44 83,41 81,35 81,34 81,30 81,30 81,28 79,26 76,25 76,25 76,25 76,23 74,19 74,19 74,18 72,18 69,18 67,18 67,18 65,18 64,16 64,16 60,14 58,14 53,14 49,16 46,18 46,18 42,18 39,18 39,18 37,19 35,19 35,21 32,23 32,25 30,25 30,26 30,28 28,30 28,30 25,32 25,32 23,35 23,39 21,42 21,48 21,51 21,115 0,115 0,2 21,2 21,19 23,18 25,14 28,12 30,11 30,9 35,7 35,5 39,5 42,4 46,2 46,2 49,0 51,0 53,0 60,0 60,0 67,0 72,0 74,0 76,0 76,2 79,2 81,4 83,4 86,5 88,5 90,7 90,9 90,11 93,12 95,12 95,14 97,16 97,18 101,23 102,26 102,30 104,35 108,41"><text:p/></draw:polygon><draw:polygon draw:style-name="gr5" draw:text-style-name="P17" svg:width="0.037in" svg:height="0.0461in" svg:x="3.3902in" svg:y="1.2409in" svg:viewBox="0 0 95 118" draw:points="88,5 88,23 85,21 78,19 74,18 71,18 64,16 60,14 53,14 49,14 44,14 44,14 39,14 35,16 35,16 30,18 30,18 28,18 26,19 26,19 26,19 23,21 23,23 23,23 21,25 21,25 21,25 21,26 21,28 21,28 19,30 19,30 19,30 19,32 19,32 19,34 19,34 21,35 21,35 21,35 21,35 21,37 21,39 21,39 23,39 23,41 23,41 26,41 26,42 26,42 28,42 28,42 30,44 30,44 32,46 35,48 39,48 46,49 53,51 60,51 64,51 67,53 72,55 74,56 78,58 85,60 85,60 85,62 86,62 88,64 88,65 88,67 92,67 92,69 92,69 92,71 92,72 92,76 93,79 93,83 93,85 93,86 92,88 92,90 92,92 92,93 92,95 92,97 88,99 88,101 88,102 86,102 85,104 85,106 81,106 79,106 78,108 78,108 74,109 74,111 71,111 71,113 64,115 60,115 53,115 46,116 42,116 37,116 32,115 21,115 12,113 5,111 2,109 0,108 0,90 5,93 12,95 14,97 16,97 19,97 21,99 23,99 28,101 30,101 32,101 35,102 37,102 44,102 44,102 49,102 53,101 56,101 60,101 60,99 64,97 64,97 64,97 65,97 65,95 67,95 71,95 71,93 71,93 71,92 72,92 72,90 72,90 72,88 72,88 74,88 74,86 74,85 74,85 74,83 74,79 72,79 72,78 72,78 72,78 72,78 71,76 71,74 71,74 71,74 71,72 67,72 67,72 65,72 65,72 64,72 64,71 60,71 60,69 53,69 51,67 46,67 44,67 35,64 30,64 28,62 23,60 19,60 16,58 14,55 12,53 9,53 7,51 7,51 5,51 5,49 2,49 2,48 2,46 2,44 0,42 0,39 0,35 0,32 0,30 0,30 0,26 0,25 0,25 0,23 2,19 2,18 2,18 5,14 7,14 7,14 9,12 9,11 12,9 14,7 16,5 16,5 19,5 23,4 28,2 30,0 37,0 42,0 46,0 53,0 60,0 71,0 72,0 74,2 78,4"><text:p/></draw:polygon><draw:path draw:style-name="gr5" draw:text-style-name="P17" svg:width="0.0441in" svg:height="0.0461in" svg:x="3.4374in" svg:y="1.2409in" svg:viewBox="0 0 113 118" svg:d="m93 49v-5-3-4l-3-3v-2l-2-2-2-4-3-1-2-2-5-4v-1h-2v0h-2l-3-2-2-2h-2-3v0h-2-7-5l-2 2-2 2h-5l-2 1-3 2-2 4v0h-2v3l-4 2-1 2-2 2v1l-4 6v3 5zm92 4v9h-93l1 5v4 3l4 4 2 1v4 2 0l5 3v0l2 2v0l2 2v1 2h5v2h2 3l2 2h2l5 2h7 2 7 5l5-2h7l4-2h3 2v-2l7-2v0l6-3v18l-6 1-7 2-2 2-7 2h-7-5l-7 1h-5-7l-7-1h-7l-7-2-2-2v-2l-6-1h-1l-2-2h-4l-3-2v-2l-5-5v-2l-4-3v-2l-3-2v-3l-2-2v-5l-2-6v-5-9-7-5l2-5v-7-2l2-2 3-2v-3l2-2 2-4v-1l5-4v0l2-2 1-1 4-2 2-2 5-2h2l2-1 3-2h2l7-2h7 7 5 7 2l2 2v0l5 2h2l3 1 2 2h2l3 2v2l2 1 2 2 4 2 1 2v1l2 4 4 2v1l1 6v3l2 7v7z"><text:p/></draw:path><draw:polygon draw:style-name="gr5" draw:text-style-name="P17" svg:width="0.0287in" svg:height="0.0453in" svg:x="3.4949in" svg:y="1.2409in" svg:viewBox="0 0 74 116" draw:points="72,18 65,18 65,18 64,16 64,16 62,16 58,16 56,16 55,16 49,18 48,18 44,18 42,18 41,18 37,18 37,19 37,19 35,23 34,23 34,25 30,25 30,26 28,28 26,30 26,30 26,32 26,34 23,35 23,39 23,42 23,46 21,51 21,55 21,115 0,115 0,2 21,2 21,19 23,18 23,14 26,12 26,11 30,9 34,7 35,5 37,5 37,4 41,4 42,2 48,2 49,0 51,0 55,0 58,0 64,0 69,0 69,0 69,0 69,0 69,0 69,0 69,0 71,0 72,0"><text:p/></draw:polygon><draw:polygon draw:style-name="gr5" draw:text-style-name="P17" svg:width="0.0307in" svg:height="0.0571in" svg:x="3.5264in" svg:y="1.2291in" svg:viewBox="0 0 79 146" draw:points="35,0 35,32 78,32 78,48 35,48 35,108 35,115 35,116 35,118 35,118 37,120 37,120 37,122 37,122 37,123 37,123 37,123 41,125 41,125 41,125 42,127 42,127 42,127 44,127 48,127 49,127 49,129 51,129 56,129 78,129 78,145 56,145 49,145 44,143 41,141 35,141 34,139 30,139 28,138 28,138 26,136 23,136 23,136 21,136 21,134 19,132 19,131 19,129 19,127 16,125 16,120 14,116 14,113 14,108 14,48 0,48 0,32 14,32 14,0"><text:p/></draw:polygon><draw:path draw:style-name="gr5" draw:text-style-name="P17" svg:width="0.0071in" svg:height="0.0622in" svg:x="3.5681in" svg:y="1.2244in" svg:viewBox="0 0 19 159" svg:d="m0 0h18v25h-18zm0 19h18v113h-18z"><text:p/></draw:path><draw:polygon draw:style-name="gr5" draw:text-style-name="P17" svg:width="0.0421in" svg:height="0.0453in" svg:x="3.5917in" svg:y="1.2409in" svg:viewBox="0 0 108 116" draw:points="106,48 106,115 83,115 83,48 83,44 83,41 83,35 83,34 83,30 83,30 83,28 79,26 79,25 78,25 78,25 78,23 72,19 72,19 72,18 71,18 71,18 65,18 65,18 65,18 65,16 64,16 58,14 56,14 51,14 49,16 44,18 44,18 42,18 41,18 39,18 35,19 35,19 35,21 35,23 34,25 32,25 28,26 28,28 28,30 26,30 25,32 25,32 25,35 21,39 21,42 21,48 21,51 21,115 0,115 0,2 21,2 21,19 21,18 25,14 26,12 28,11 32,9 35,7 35,5 39,5 41,4 44,2 48,2 49,0 51,0 55,0 58,0 62,0 65,0 72,0 72,0 78,0 78,2 79,2 83,4 83,4 85,5 86,5 90,7 92,9 92,11 93,12 97,12 97,14 97,16 97,18 101,23 101,26 104,30 104,35 106,41"><text:p/></draw:polygon><draw:path draw:style-name="gr5" draw:text-style-name="P17" svg:width="0.0433in" svg:height="0.0622in" svg:x="3.6465in" svg:y="1.2409in" svg:viewBox="0 0 111 159" svg:d="m109 101v5 7l-1 7-4 5v4l-2 3-1 2v4l-4 1-2 2v2 2h-5v1l-4 2-3 2h-2l-2 2h-3l-2 1h-2l-7 2-7 2h-7-5l-5-2h-9-2l-4-2h-3v0l-5-1-6-2v-18l6 2 1 2 7 2 4 1h4v0l3 2h2 2 3 2 2 3 7l4-2h3 2l2-1h3v-2h4v-4 0h3v-1l2-4v0-2h2v-2l3-1v-7l2-4v-3-4-11l-2 4v2l-3 2-2 1-2 2-3 2v0l-4 2-3 1h-2l-2 2h-3l-4 2-3 2h-4-3-4l-3-2h-4l-3-2v0l-4-2v0l-5-1h-2l-4-2h-1v-2l-2-2-4-1-1-2-2-2v-4l-2-1-3-2v-5l-2-6v-5l-2-5v-5-8-5-7l2-5v-5l2-4v-4-1l3-4 2-3v0l2-4h1l4-2 2-1v-2l1-2 4-2h2l5-1v-2h4v-2h3 4 3 4 3 4 3 4l3 2h2l2 2 3 1h4v2l3 2 2 2 2 1 3 2v4h2v-16h21zm-21 54v-5-3l-2-6v-3-4l-3-3-2-2-2-5-3-2v0-4h-4v-1h-3-2v0l-2-2v-2h-3-2-2-5-5v0h-2-2v2l-3 2h-2-2-3v1 0l-2 4h-2v2l-4 5-3 2v3l-4 4v3l-1 6v3 5 6 5l1 4v3l4 4v5l3 2v1l4 2v2h2l2 2v1 0l3 2h2l2 2h3v0h2 2v2h5 5l2-2h2 3v0h2v-2h2l3-2v0l4-1v-2 0l3-2v-2l2-1 2-2 3-5v-4-3l2-4v-5z"><text:p/></draw:path><draw:path draw:style-name="gr5" draw:text-style-name="P17" svg:width="0.0087in" svg:height="0.0606in" svg:x="3.3402in" svg:y="1.3189in" svg:viewBox="0 0 23 155" svg:d="m0 0h21v21h-21zm0 21h21v111h-21z"><text:p/></draw:path><draw:polygon draw:style-name="gr5" draw:text-style-name="P17" svg:width="0.0406in" svg:height="0.0453in" svg:x="3.3654in" svg:y="1.3339in" svg:viewBox="0 0 104 116" draw:points="102,48 102,115 83,115 83,48 83,46 83,41 83,37 79,35 79,32 79,30 79,30 79,28 78,26 78,25 78,25 76,23 76,21 72,21 72,19 71,19 71,19 69,19 65,19 65,19 64,18 64,18 58,18 56,18 51,18 48,18 44,19 42,19 42,19 41,19 37,19 35,21 35,21 34,23 34,23 34,25 30,26 28,28 28,30 28,30 26,32 26,34 23,35 21,37 21,41 21,44 19,48 19,53 19,115 0,115 0,4 19,4 19,21 21,19 23,18 26,14 28,12 34,11 34,9 35,7 37,5 41,5 42,4 48,4 48,2 51,2 55,0 56,0 62,0 65,0 71,2 72,2 76,2 78,4 79,4 79,5 83,5 85,5 86,7 90,9 90,11 92,11 93,12 93,14 93,16 95,18 99,19 99,23 101,28 102,32 102,37 102,41"><text:p/></draw:polygon><draw:polygon draw:style-name="gr5" draw:text-style-name="P17" svg:width="0.0315in" svg:height="0.0567in" svg:x="3.4157in" svg:y="1.3228in" svg:viewBox="0 0 81 145" draw:points="37,0 37,32 79,32 79,48 37,48 37,106 37,113 37,116 37,118 37,118 37,120 37,122 41,122 41,122 41,123 41,123 41,123 41,123 41,123 41,123 42,125 42,125 44,127 48,127 48,127 49,127 51,129 56,129 56,129 79,129 79,143 56,143 51,143 48,141 41,141 37,141 34,139 34,139 30,139 28,139 26,138 26,136 26,136 23,136 23,134 23,132 21,131 19,129 19,127 19,123 19,120 16,116 16,111 16,106 16,48 0,48 0,32 16,32 16,0"><text:p/></draw:polygon><draw:path draw:style-name="gr5" draw:text-style-name="P17" svg:width="0.0441in" svg:height="0.0469in" svg:x="3.4547in" svg:y="1.3339in" svg:viewBox="0 0 113 120" svg:d="m53 0h11l3 2 7 2h4l1 1h2l2 2 3 2 2 2h2l3 1 2 2v4l2 1h4l1 4 2 2v3l4 2 1 5v6 7l2 7v3 7l-2 7v6 5l-1 7-4 2v1l-2 2-1 2-4 4-2 1v2l-2 2-3 2-2 1-2 2h-3l-2 2h-2l-1 2h-4l-3 1h-4l-3 2h-11-4l-7-2h-3l-4-1h-3v-2h-2l-5-2h-2l-2-2-3-1v-2l-2-2-2-2-3-1-2-4v-2l-5-2v-1-2l-2-7v-5l-2-6v-7-7-3-7l2-7v-6l2-5v-5l5-6h2l3-1 2-4 2-2v-1h3l2-2 2-2 5-2h2v-1h3l4-2h3l7-2zm4 18h-2v0h-2v0h-3-2l-2 1h-3-2v2h-2l-3 2v0 2l-2 3-2 2-3 5-2 2-2 4v5l-3 5v4 3 7 4l3 5v4l2 3 2 4 3 5 2 2v1h2v2 0h3l2 2v2h2l3 2h2l2 1h3v0h2 2 5 6v0 0l1-1h2l4-2h1v-2l2-2h4v0l1-2v0l2-1v-2l2-5 3-4 2-3v-4l2-5v-4-7-3-4l-2-5v-5l-2-4-3-2v-1l-2-2v-2 0l-2-4v-1l-1-2v0l-4-2h-2v-2h-1-4l-2-1h-1v0 0h-6v0z"><text:p/></draw:path><draw:polygon draw:style-name="gr5" draw:text-style-name="P17" svg:width="0.0315in" svg:height="0.0606in" svg:x="3.5339in" svg:y="1.3189in" svg:viewBox="0 0 81 155" draw:points="79,0 79,14 60,14 58,14 58,14 53,16 51,16 51,16 49,16 49,18 46,18 46,18 46,19 46,19 46,21 46,21 46,21 44,21 44,21 44,21 44,21 44,25 44,25 44,28 44,32 44,32 44,42 78,42 78,58 44,58 44,153 21,153 21,58 0,58 0,42 21,42 21,35 21,32 23,25 23,21 23,21 25,18 25,16 28,14 28,14 30,12 30,11 30,9 30,7 32,7 32,5 35,5 37,4 37,4 39,2 44,2 44,2 46,2 51,2 58,0 60,0"><text:p/></draw:polygon><draw:path draw:style-name="gr5" draw:text-style-name="P17" svg:width="0.0087in" svg:height="0.0606in" svg:x="3.572in" svg:y="1.3189in" svg:viewBox="0 0 23 155" svg:d="m0 0h21v21h-21zm0 21h21v111h-21z"><text:p/></draw:path><draw:polygon draw:style-name="gr5" draw:text-style-name="P17" svg:width="0.0087in" svg:height="0.0606in" svg:x="3.5972in" svg:y="1.3189in" svg:viewBox="0 0 23 155" draw:points="0,0 21,0 21,153 0,153"><text:p/></draw:polygon><draw:path draw:style-name="gr5" draw:text-style-name="P17" svg:width="0.0469in" svg:height="0.0469in" svg:x="3.6173in" svg:y="1.3339in" svg:viewBox="0 0 120 120" svg:d="m97 49v-3-5-2l-4-4v-1l-1-4v-2l-2-3-4-2-3-2-2-2h-3v0 0l-2-1h-2-3-2v0h-5-2-7-6l-1 1h-2l-4 2-3 2-4 2v1h-1l-2 4v0 4l-4 1-2 4v2 5 3zm92 7v8h-93l1 5v3 6l2 1 4 4v0 2 3 2h2l1 2v1h4l2 2v0h5v2l2 2v0l1 2h6l7 1h2 5 7 2l7-1h7l1-2h4l4-2 3-2h2 2l5-3v17l-5 2-4 2h-7l-5 2-7 1h-7l-2 2h-7-7l-7-2-7-1-7-2h-2l-4-2h-3v-2l-6-1v0l-5-2-2-4-1-3-4-4-2-2v-1l-1-2-4-2v-5l-2-5-1-4-4-7v-7-5l4-7 1-7 2-6v0l4-5h1v-5l2-2 4-2v-2l1-1 2-2 4-2 1-3h2l4-2v-2l3-2h4l3-1h4l3-2 7-2h8 7l7 2v0l3 2h2l3 1h4l2 2v2h1l4 2 2 1 5 2v2l2 2 2 1v2 2l3 2v3l4 6v3l3 5v7z"><text:p/></draw:path></draw:g><draw:polyline draw:style-name="gr11" draw:text-style-name="P17" svg:width="1.5161in" svg:height="0.9697in" svg:x="1.1819in" svg:y="5.0728in" svg:viewBox="0 0 3852 2464" draw:points="3851,2462 3851,631 3842,550 3821,474 3782,407 3734,344 3672,288 3598,240 3512,196 3415,157 3198,93 2947,48 2672,19 2374,2 1746,0 1108,21 0,60"><text:p/></draw:polyline><draw:polyline draw:style-name="gr9" draw:text-style-name="P17" svg:width="2.5398in" svg:height="1.9815in" svg:x="1.1819in" svg:y="4.061in" svg:viewBox="0 0 6452 5034" draw:points="6451,5032 6451,605 6449,575 6442,547 6429,519 6414,490 6364,439 6299,388 6218,342 6121,296 5888,217 5602,150 5274,93 4528,19 3708,0 2877,32 2096,125 1746,192 1432,279 1238,381 1074,482 940,575 829,667 737,757 660,845 598,933 545,1020 347,1392 282,1492 206,1598 113,1709 0,1829"><text:p/></draw:polyline><draw:polyline draw:style-name="gr9" draw:text-style-name="P17" svg:width="3.5406in" svg:height="2.6315in" svg:x="1.1819in" svg:y="0.9957in" svg:viewBox="0 0 8994 6685" draw:points="8992,0 8992,4849 8982,5001 8952,5135 8899,5258 8832,5366 8745,5463 8640,5546 8521,5618 8387,5683 8241,5734 8080,5779 7728,5842 7338,5874 6918,5884 5091,5814 4205,5789 3796,5798 3422,5828 2981,5895 2545,5976 2120,6073 1693,6182 0,6683"><text:p/></draw:polylin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his schema shows 7 jobs despooling at the same time.</text:p>
      <text:p text:style-name="P19">Job 1 and 2 are despooling into their temp table</text:p>
      <text:p text:style-name="P19">Job 3 is putting missing records into filename table, and holding a table lock on filename</text:p>
      <text:p text:style-name="P19">Job 4 is ready to put missing records into filename table. It's waiting for filename lock</text:p>
      <text:p text:style-name="P19">Job 5 is putting missing records into path table, and holding a table lock on path</text:p>
      <text:p text:style-name="P19">Job 6 and 7 are putting their records into file table.</text:p>
      <text:p text:style-name="P19"/>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1" svg:font-family="Courie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fr" fo:country="FR" style:letter-kerning="true" style:font-name-asian="Bitstream Vera Sans2" style:font-size-asian="10.5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22T14:29:58</meta:creation-date>
    <dc:date>2007-04-01T13:05:23</dc:date>
    <meta:print-date>2007-04-01T13:02:42</meta:print-date>
    <dc:language>fr-FR</dc:language>
    <meta:editing-cycles>87</meta:editing-cycles>
    <meta:editing-duration>PT1H56M34S</meta:editing-duration>
    <meta:user-defined meta:name="Info 1"/>
    <meta:user-defined meta:name="Info 2"/>
    <meta:user-defined meta:name="Info 3"/>
    <meta:user-defined meta:name="Info 4"/>
    <meta:document-statistic meta:table-count="1" meta:image-count="0" meta:object-count="0" meta:page-count="5" meta:paragraph-count="138" meta:word-count="1057" meta:character-count="6795"/>
  </office:meta>
</office:document-meta>
</file>